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Voltage vs. Pressure*Length" draw:style-name="gr1" draw:text-style-name="P1" svg:width="791.74pt" svg:height="565.54pt" svg:x="663.76pt" svg:y="8.14pt">
            <draw:object draw:notify-on-update-of-ranges="Sheet1.J2:Sheet1.J1687 Sheet1.I2:Sheet1.I1687 Sheet1.D2:Sheet1.D39 Sheet1.C2:Sheet1.C39 Sheet1.G2:Sheet1.G23 Sheet1.F2:Sheet1.F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*P (N/m)</text:p>
          </table:table-cell>
          <table:table-cell office:value-type="string" calcext:value-type="string">
            <text:p>Vav (Volts)</text:p>
          </table:table-cell>
          <table:table-cell office:value-type="string" calcext:value-type="string">
            <text:p>L*P (N/m)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Theory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710" calcext:value-type="float">
            <text:p>710</text:p>
          </table:table-cell>
          <table:table-cell table:formula="of:=([.A2]*[.B2])/100" office:value-type="float" office:value="33" calcext:value-type="float">
            <text:p>33</text:p>
          </table:table-cell>
          <table:table-cell table:formula="of:=[.A2]*[.B2]" office:value-type="float" office:value="3300" calcext:value-type="float">
            <text:p>3300</text:p>
          </table:table-cell>
          <table:table-cell table:formula="of:=AVERAGE([.C2:.C3])" office:value-type="float" office:value="715.5" calcext:value-type="float">
            <text:p>715.5</text:p>
          </table:table-cell>
          <table:table-cell table:formula="of:=[.E2]/100" office:value-type="float" office:value="33" calcext:value-type="float">
            <text:p>33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721" calcext:value-type="float">
            <text:p>721</text:p>
          </table:table-cell>
          <table:table-cell table:formula="of:=([.A3]*[.B3])/100" office:value-type="float" office:value="33" calcext:value-type="float">
            <text:p>33</text:p>
          </table:table-cell>
          <table:table-cell table:formula="of:=[.A4]*[.B4]" office:value-type="float" office:value="4950" calcext:value-type="float">
            <text:p>4950</text:p>
          </table:table-cell>
          <table:table-cell table:formula="of:=AVERAGE([.C4:.C5])" office:value-type="float" office:value="923.5" calcext:value-type="float">
            <text:p>923.5</text:p>
          </table:table-cell>
          <table:table-cell table:formula="of:=[.E3]/100" office:value-type="float" office:value="49.5" calcext:value-type="float">
            <text:p>49.5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903" calcext:value-type="float">
            <text:p>903</text:p>
          </table:table-cell>
          <table:table-cell table:formula="of:=([.A4]*[.B4])/100" office:value-type="float" office:value="49.5" calcext:value-type="float">
            <text:p>49.5</text:p>
          </table:table-cell>
          <table:table-cell table:formula="of:=[.A6]*[.B6]" office:value-type="float" office:value="6600" calcext:value-type="float">
            <text:p>6600</text:p>
          </table:table-cell>
          <table:table-cell table:formula="of:=AVERAGE([.C6:.C7])" office:value-type="float" office:value="1015.5" calcext:value-type="float">
            <text:p>1015.5</text:p>
          </table:table-cell>
          <table:table-cell table:formula="of:=[.E4]/100" office:value-type="float" office:value="66" calcext:value-type="float">
            <text:p>66</text:p>
          </table:table-cell>
          <table:table-cell table:number-columns-repeated="16"/>
          <table:table-cell table:formula="of:=LOG(1+(1/0.02))/1.5" office:value-type="float" office:value="1.13838011739862" calcext:value-type="float">
            <text:p>1.1383801173986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944" calcext:value-type="float">
            <text:p>944</text:p>
          </table:table-cell>
          <table:table-cell table:formula="of:=([.A5]*[.B5])/100" office:value-type="float" office:value="49.5" calcext:value-type="float">
            <text:p>49.5</text:p>
          </table:table-cell>
          <table:table-cell table:formula="of:=[.A8]*[.B8]" office:value-type="float" office:value="9900" calcext:value-type="float">
            <text:p>9900</text:p>
          </table:table-cell>
          <table:table-cell table:formula="of:=AVERAGE([.C8:.C9])" office:value-type="float" office:value="1055" calcext:value-type="float">
            <text:p>1055</text:p>
          </table:table-cell>
          <table:table-cell table:formula="of:=[.E5]/100" office:value-type="float" office:value="99" calcext:value-type="float">
            <text:p>99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1075" calcext:value-type="float">
            <text:p>1075</text:p>
          </table:table-cell>
          <table:table-cell table:formula="of:=([.A6]*[.B6])/100" office:value-type="float" office:value="66" calcext:value-type="float">
            <text:p>66</text:p>
          </table:table-cell>
          <table:table-cell table:formula="of:=[.A10]*[.B10]" office:value-type="float" office:value="2100" calcext:value-type="float">
            <text:p>2100</text:p>
          </table:table-cell>
          <table:table-cell table:formula="of:=AVERAGE([.C10:.C11])" office:value-type="float" office:value="615" calcext:value-type="float">
            <text:p>615</text:p>
          </table:table-cell>
          <table:table-cell table:formula="of:=[.E6]/100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float" office:value="956" calcext:value-type="float">
            <text:p>956</text:p>
          </table:table-cell>
          <table:table-cell table:formula="of:=([.A7]*[.B7])/100" office:value-type="float" office:value="66" calcext:value-type="float">
            <text:p>66</text:p>
          </table:table-cell>
          <table:table-cell table:formula="of:=[.A12]*[.B12]" office:value-type="float" office:value="3150" calcext:value-type="float">
            <text:p>3150</text:p>
          </table:table-cell>
          <table:table-cell table:formula="of:=AVERAGE([.C12:.C13])" office:value-type="float" office:value="626.5" calcext:value-type="float">
            <text:p>626.5</text:p>
          </table:table-cell>
          <table:table-cell table:formula="of:=[.E7]/100" office:value-type="float" office:value="31.5" calcext:value-type="float">
            <text:p>31.5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970" calcext:value-type="float">
            <text:p>970</text:p>
          </table:table-cell>
          <table:table-cell table:formula="of:=([.A8]*[.B8])/100" office:value-type="float" office:value="99" calcext:value-type="float">
            <text:p>99</text:p>
          </table:table-cell>
          <table:table-cell table:formula="of:=[.A14]*[.B14]" office:value-type="float" office:value="4200" calcext:value-type="float">
            <text:p>4200</text:p>
          </table:table-cell>
          <table:table-cell table:formula="of:=AVERAGE([.C14:.C15])" office:value-type="float" office:value="844" calcext:value-type="float">
            <text:p>844</text:p>
          </table:table-cell>
          <table:table-cell table:formula="of:=[.E8]/100"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0" calcext:value-type="float">
            <text:p>300</text:p>
          </table:table-cell>
          <table:table-cell office:value-type="float" office:value="1140" calcext:value-type="float">
            <text:p>1140</text:p>
          </table:table-cell>
          <table:table-cell table:formula="of:=([.A9]*[.B9])/100" office:value-type="float" office:value="99" calcext:value-type="float">
            <text:p>99</text:p>
          </table:table-cell>
          <table:table-cell table:formula="of:=[.A16]*[.B16]" office:value-type="float" office:value="6300" calcext:value-type="float">
            <text:p>6300</text:p>
          </table:table-cell>
          <table:table-cell table:formula="of:=AVERAGE([.C16:.C17])" office:value-type="float" office:value="1004" calcext:value-type="float">
            <text:p>1004</text:p>
          </table:table-cell>
          <table:table-cell table:formula="of:=[.E9]/100" office:value-type="float" office:value="63" calcext:value-type="float">
            <text:p>63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615" calcext:value-type="float">
            <text:p>615</text:p>
          </table:table-cell>
          <table:table-cell table:formula="of:=([.A10]*[.B10])/100" office:value-type="float" office:value="21" calcext:value-type="float">
            <text:p>21</text:p>
          </table:table-cell>
          <table:table-cell table:formula="of:=[.A18]*[.B18]" office:value-type="float" office:value="5700" calcext:value-type="float">
            <text:p>5700</text:p>
          </table:table-cell>
          <table:table-cell table:formula="of:=AVERAGE([.C18:.C19])" office:value-type="float" office:value="1090.5" calcext:value-type="float">
            <text:p>1090.5</text:p>
          </table:table-cell>
          <table:table-cell table:formula="of:=[.E10]/100" office:value-type="float" office:value="57" calcext:value-type="float">
            <text:p>57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615" calcext:value-type="float">
            <text:p>615</text:p>
          </table:table-cell>
          <table:table-cell table:formula="of:=([.A11]*[.B11])/100" office:value-type="float" office:value="21" calcext:value-type="float">
            <text:p>21</text:p>
          </table:table-cell>
          <table:table-cell table:formula="of:=[.A20]*[.B20]" office:value-type="float" office:value="8550" calcext:value-type="float">
            <text:p>8550</text:p>
          </table:table-cell>
          <table:table-cell table:formula="of:=AVERAGE([.C20:.C21])" office:value-type="float" office:value="1404" calcext:value-type="float">
            <text:p>1404</text:p>
          </table:table-cell>
          <table:table-cell table:formula="of:=[.E11]/100" office:value-type="float" office:value="85.5" calcext:value-type="float">
            <text:p>85.5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540" calcext:value-type="float">
            <text:p>540</text:p>
          </table:table-cell>
          <table:table-cell table:formula="of:=([.A12]*[.B12])/100" office:value-type="float" office:value="31.5" calcext:value-type="float">
            <text:p>31.5</text:p>
          </table:table-cell>
          <table:table-cell table:formula="of:=[.A22]*[.B22]" office:value-type="float" office:value="11400" calcext:value-type="float">
            <text:p>11400</text:p>
          </table:table-cell>
          <table:table-cell table:formula="of:=AVERAGE([.C22:.C23])" office:value-type="float" office:value="1710.5" calcext:value-type="float">
            <text:p>1710.5</text:p>
          </table:table-cell>
          <table:table-cell table:formula="of:=[.E12]/100" office:value-type="float" office:value="114" calcext:value-type="float">
            <text:p>11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713" calcext:value-type="float">
            <text:p>713</text:p>
          </table:table-cell>
          <table:table-cell table:formula="of:=([.A13]*[.B13])/100" office:value-type="float" office:value="31.5" calcext:value-type="float">
            <text:p>31.5</text:p>
          </table:table-cell>
          <table:table-cell table:formula="of:=[.A24]*[.B24]" office:value-type="float" office:value="17100" calcext:value-type="float">
            <text:p>17100</text:p>
          </table:table-cell>
          <table:table-cell table:formula="of:=AVERAGE([.C24:.C25])" office:value-type="string" office:string-value="" calcext:value-type="error">
            <text:p>#DIV/0!</text:p>
          </table:table-cell>
          <table:table-cell table:formula="of:=[.E13]/100" office:value-type="float" office:value="171" calcext:value-type="float">
            <text:p>171</text:p>
          </table:table-cell>
          <table:table-cell/>
          <table:table-cell table:formula="of:=(36*[.J13])/(LOG(1.5*[.J13])-LOG(LOG(1+(1/0.02))))" office:value-type="float" office:value="1886.96188375488" calcext:value-type="float">
            <text:p>1886.96188375488</text:p>
          </table:table-cell>
          <table:table-cell office:value-type="float" office:value="1.2" calcext:value-type="float">
            <text:p>1.2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818" calcext:value-type="float">
            <text:p>818</text:p>
          </table:table-cell>
          <table:table-cell table:formula="of:=([.A14]*[.B14])/100" office:value-type="float" office:value="42" calcext:value-type="float">
            <text:p>42</text:p>
          </table:table-cell>
          <table:table-cell table:formula="of:=[.A26]*[.B26]" office:value-type="float" office:value="100" calcext:value-type="float">
            <text:p>100</text:p>
          </table:table-cell>
          <table:table-cell table:formula="of:=AVERAGE([.C26:.C27])" office:value-type="float" office:value="1671" calcext:value-type="float">
            <text:p>1671</text:p>
          </table:table-cell>
          <table:table-cell table:formula="of:=[.E14]/100" office:value-type="float" office:value="1" calcext:value-type="float">
            <text:p>1</text:p>
          </table:table-cell>
          <table:table-cell/>
          <table:table-cell table:formula="of:=(36*[.J14])/(LOG(1.5*[.J14])-LOG(LOG(1+(1/0.02))))" office:value-type="float" office:value="811.71012685011" calcext:value-type="float">
            <text:p>811.71012685011</text:p>
          </table:table-cell>
          <table:table-cell office:value-type="float" office:value="1.3" calcext:value-type="float">
            <text:p>1.3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870" calcext:value-type="float">
            <text:p>870</text:p>
          </table:table-cell>
          <table:table-cell table:formula="of:=([.A15]*[.B15])/100" office:value-type="float" office:value="42" calcext:value-type="float">
            <text:p>42</text:p>
          </table:table-cell>
          <table:table-cell table:formula="of:=[.A28]*[.B28]" office:value-type="float" office:value="150" calcext:value-type="float">
            <text:p>150</text:p>
          </table:table-cell>
          <table:table-cell table:formula="of:=AVERAGE([.C28:.C29])" office:value-type="float" office:value="1363" calcext:value-type="float">
            <text:p>1363</text:p>
          </table:table-cell>
          <table:table-cell table:formula="of:=[.E15]/100" office:value-type="float" office:value="1.5" calcext:value-type="float">
            <text:p>1.5</text:p>
          </table:table-cell>
          <table:table-cell/>
          <table:table-cell table:formula="of:=(36*[.J15])/(LOG(1.5*[.J15])-LOG(LOG(1+(1/0.02))))" office:value-type="float" office:value="560.992746531743" calcext:value-type="float">
            <text:p>560.992746531743</text:p>
          </table:table-cell>
          <table:table-cell office:value-type="float" office:value="1.4" calcext:value-type="float">
            <text:p>1.4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994" calcext:value-type="float">
            <text:p>994</text:p>
          </table:table-cell>
          <table:table-cell table:formula="of:=([.A16]*[.B16])/100" office:value-type="float" office:value="63" calcext:value-type="float">
            <text:p>63</text:p>
          </table:table-cell>
          <table:table-cell table:formula="of:=[.A30]*[.B30]" office:value-type="float" office:value="200" calcext:value-type="float">
            <text:p>200</text:p>
          </table:table-cell>
          <table:table-cell table:formula="of:=AVERAGE([.C30:.C31])" office:value-type="float" office:value="592.5" calcext:value-type="float">
            <text:p>592.5</text:p>
          </table:table-cell>
          <table:table-cell table:formula="of:=[.E16]/100" office:value-type="float" office:value="2" calcext:value-type="float">
            <text:p>2</text:p>
          </table:table-cell>
          <table:table-cell/>
          <table:table-cell table:formula="of:=(36*[.J16])/(LOG(1.5*[.J16])-LOG(LOG(1+(1/0.02))))" office:value-type="float" office:value="450.736363607323" calcext:value-type="float">
            <text:p>450.736363607323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014" calcext:value-type="float">
            <text:p>1014</text:p>
          </table:table-cell>
          <table:table-cell table:formula="of:=([.A17]*[.B17])/100" office:value-type="float" office:value="63" calcext:value-type="float">
            <text:p>63</text:p>
          </table:table-cell>
          <table:table-cell table:formula="of:=[.A32]*[.B32]" office:value-type="float" office:value="300" calcext:value-type="float">
            <text:p>300</text:p>
          </table:table-cell>
          <table:table-cell table:formula="of:=AVERAGE([.C32:.C33])" office:value-type="float" office:value="442" calcext:value-type="float">
            <text:p>442</text:p>
          </table:table-cell>
          <table:table-cell table:formula="of:=[.E17]/100" office:value-type="float" office:value="3" calcext:value-type="float">
            <text:p>3</text:p>
          </table:table-cell>
          <table:table-cell/>
          <table:table-cell table:formula="of:=(36*[.J17])/(LOG(1.5*[.J17])-LOG(LOG(1+(1/0.02))))" office:value-type="float" office:value="389.629679313031" calcext:value-type="float">
            <text:p>389.629679313031</text:p>
          </table:table-cell>
          <table:table-cell office:value-type="float" office:value="1.6" calcext:value-type="float">
            <text:p>1.6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061" calcext:value-type="float">
            <text:p>1061</text:p>
          </table:table-cell>
          <table:table-cell table:formula="of:=([.A18]*[.B18])/100" office:value-type="float" office:value="57" calcext:value-type="float">
            <text:p>57</text:p>
          </table:table-cell>
          <table:table-cell table:formula="of:=[.A34]*[.B34]" office:value-type="float" office:value="400" calcext:value-type="float">
            <text:p>400</text:p>
          </table:table-cell>
          <table:table-cell table:formula="of:=AVERAGE([.C34:.C35])" office:value-type="float" office:value="388" calcext:value-type="float">
            <text:p>388</text:p>
          </table:table-cell>
          <table:table-cell table:formula="of:=[.E18]/100" office:value-type="float" office:value="4" calcext:value-type="float">
            <text:p>4</text:p>
          </table:table-cell>
          <table:table-cell/>
          <table:table-cell table:formula="of:=(36*[.J18])/(LOG(1.5*[.J18])-LOG(LOG(1+(1/0.02))))" office:value-type="float" office:value="351.397742962822" calcext:value-type="float">
            <text:p>351.397742962822</text:p>
          </table:table-cell>
          <table:table-cell office:value-type="float" office:value="1.7" calcext:value-type="float">
            <text:p>1.7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120" calcext:value-type="float">
            <text:p>1120</text:p>
          </table:table-cell>
          <table:table-cell table:formula="of:=([.A19]*[.B19])/100" office:value-type="float" office:value="57" calcext:value-type="float">
            <text:p>57</text:p>
          </table:table-cell>
          <table:table-cell table:formula="of:=[.A36]*[.B36]" office:value-type="float" office:value="175" calcext:value-type="float">
            <text:p>175</text:p>
          </table:table-cell>
          <table:table-cell table:formula="of:=AVERAGE([.C36:.C37])" office:value-type="float" office:value="872" calcext:value-type="float">
            <text:p>872</text:p>
          </table:table-cell>
          <table:table-cell table:formula="of:=[.E19]/100" office:value-type="float" office:value="1.75" calcext:value-type="float">
            <text:p>1.75</text:p>
          </table:table-cell>
          <table:table-cell/>
          <table:table-cell table:formula="of:=(36*[.J19])/(LOG(1.5*[.J19])-LOG(LOG(1+(1/0.02))))" office:value-type="float" office:value="325.652354811248" calcext:value-type="float">
            <text:p>325.652354811248</text:p>
          </table:table-cell>
          <table:table-cell office:value-type="float" office:value="1.8" calcext:value-type="float">
            <text:p>1.8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1378" calcext:value-type="float">
            <text:p>1378</text:p>
          </table:table-cell>
          <table:table-cell table:formula="of:=([.A20]*[.B20])/100" office:value-type="float" office:value="85.5" calcext:value-type="float">
            <text:p>85.5</text:p>
          </table:table-cell>
          <table:table-cell table:formula="of:=[.A38]*[.B38]" office:value-type="float" office:value="600" calcext:value-type="float">
            <text:p>600</text:p>
          </table:table-cell>
          <table:table-cell table:formula="of:=AVERAGE([.C38:.C39])" office:value-type="float" office:value="341.5" calcext:value-type="float">
            <text:p>341.5</text:p>
          </table:table-cell>
          <table:table-cell table:formula="of:=[.E20]/100" office:value-type="float" office:value="6" calcext:value-type="float">
            <text:p>6</text:p>
          </table:table-cell>
          <table:table-cell/>
          <table:table-cell table:formula="of:=(36*[.J20])/(LOG(1.5*[.J20])-LOG(LOG(1+(1/0.02))))" office:value-type="float" office:value="307.462300075149" calcext:value-type="float">
            <text:p>307.462300075149</text:p>
          </table:table-cell>
          <table:table-cell office:value-type="float" office:value="1.9" calcext:value-type="float">
            <text:p>1.9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1430" calcext:value-type="float">
            <text:p>1430</text:p>
          </table:table-cell>
          <table:table-cell table:formula="of:=([.A21]*[.B21])/100" office:value-type="float" office:value="85.5" calcext:value-type="float">
            <text:p>85.5</text:p>
          </table:table-cell>
          <table:table-cell table:formula="of:=[.A40]*[.B40]" office:value-type="float" office:value="0" calcext:value-type="float">
            <text:p>0</text:p>
          </table:table-cell>
          <table:table-cell table:formula="of:=AVERAGE([.C40:.C41])" office:value-type="string" office:string-value="" calcext:value-type="error">
            <text:p>#DIV/0!</text:p>
          </table:table-cell>
          <table:table-cell table:formula="of:=[.E21]/100" office:value-type="float" office:value="0" calcext:value-type="float">
            <text:p>0</text:p>
          </table:table-cell>
          <table:table-cell/>
          <table:table-cell table:formula="of:=(36*[.J21])/(LOG(1.5*[.J21])-LOG(LOG(1+(1/0.02))))" office:value-type="float" office:value="294.186514370866" calcext:value-type="float">
            <text:p>294.18651437086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1730" calcext:value-type="float">
            <text:p>1730</text:p>
          </table:table-cell>
          <table:table-cell table:formula="of:=([.A22]*[.B22])/100" office:value-type="float" office:value="114" calcext:value-type="float">
            <text:p>114</text:p>
          </table:table-cell>
          <table:table-cell table:formula="of:=[.A42]*[.B42]" office:value-type="float" office:value="0" calcext:value-type="float">
            <text:p>0</text:p>
          </table:table-cell>
          <table:table-cell table:formula="of:=AVERAGE([.C42:.C43])" office:value-type="string" office:string-value="" calcext:value-type="error">
            <text:p>#DIV/0!</text:p>
          </table:table-cell>
          <table:table-cell table:formula="of:=[.E21]/100" office:value-type="float" office:value="0" calcext:value-type="float">
            <text:p>0</text:p>
          </table:table-cell>
          <table:table-cell/>
          <table:table-cell table:formula="of:=(36*[.J22])/(LOG(1.5*[.J22])-LOG(LOG(1+(1/0.02))))" office:value-type="float" office:value="284.283207863241" calcext:value-type="float">
            <text:p>284.283207863241</text:p>
          </table:table-cell>
          <table:table-cell office:value-type="float" office:value="2.1" calcext:value-type="float">
            <text:p>2.1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1691" calcext:value-type="float">
            <text:p>1691</text:p>
          </table:table-cell>
          <table:table-cell table:formula="of:=([.A23]*[.B23])/100" office:value-type="float" office:value="114" calcext:value-type="float">
            <text:p>114</text:p>
          </table:table-cell>
          <table:table-cell table:number-columns-repeated="4"/>
          <table:table-cell table:formula="of:=(36*[.J23])/(LOG(1.5*[.J23])-LOG(LOG(1+(1/0.02))))" office:value-type="float" office:value="276.792056594726" calcext:value-type="float">
            <text:p>276.792056594726</text:p>
          </table:table-cell>
          <table:table-cell office:value-type="float" office:value="2.2" calcext:value-type="float">
            <text:p>2.2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A24]*[.B24])/100" office:value-type="float" office:value="171" calcext:value-type="float">
            <text:p>171</text:p>
          </table:table-cell>
          <table:table-cell table:number-columns-repeated="4"/>
          <table:table-cell table:formula="of:=(36*[.J24])/(LOG(1.5*[.J24])-LOG(LOG(1+(1/0.02))))" office:value-type="float" office:value="271.083863298202" calcext:value-type="float">
            <text:p>271.083863298202</text:p>
          </table:table-cell>
          <table:table-cell office:value-type="float" office:value="2.3" calcext:value-type="float">
            <text:p>2.3</text:p>
          </table:table-cell>
          <table:table-cell table:number-columns-repeated="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([.A25]*[.B25])/100" office:value-type="float" office:value="171" calcext:value-type="float">
            <text:p>171</text:p>
          </table:table-cell>
          <table:table-cell table:number-columns-repeated="4"/>
          <table:table-cell table:formula="of:=(36*[.J25])/(LOG(1.5*[.J25])-LOG(LOG(1+(1/0.02))))" office:value-type="float" office:value="266.729282333286" calcext:value-type="float">
            <text:p>266.729282333286</text:p>
          </table:table-cell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22" calcext:value-type="float">
            <text:p>1522</text:p>
          </table:table-cell>
          <table:table-cell table:formula="of:=([.A26]*[.B26])/100" office:value-type="float" office:value="1" calcext:value-type="float">
            <text:p>1</text:p>
          </table:table-cell>
          <table:table-cell table:number-columns-repeated="4"/>
          <table:table-cell table:formula="of:=(36*[.J26])/(LOG(1.5*[.J26])-LOG(LOG(1+(1/0.02))))" office:value-type="float" office:value="263.425397231271" calcext:value-type="float">
            <text:p>263.425397231271</text:p>
          </table:table-cell>
          <table:table-cell office:value-type="float" office:value="2.5" calcext:value-type="float">
            <text:p>2.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20" calcext:value-type="float">
            <text:p>1820</text:p>
          </table:table-cell>
          <table:table-cell table:formula="of:=([.A27]*[.B27])/100" office:value-type="float" office:value="1" calcext:value-type="float">
            <text:p>1</text:p>
          </table:table-cell>
          <table:table-cell table:number-columns-repeated="4"/>
          <table:table-cell table:formula="of:=(36*[.J27])/(LOG(1.5*[.J27])-LOG(LOG(1+(1/0.02))))" office:value-type="float" office:value="260.952443012281" calcext:value-type="float">
            <text:p>260.952443012281</text:p>
          </table:table-cell>
          <table:table-cell office:value-type="float" office:value="2.6" calcext:value-type="float">
            <text:p>2.6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354" calcext:value-type="float">
            <text:p>1354</text:p>
          </table:table-cell>
          <table:table-cell table:formula="of:=([.A28]*[.B28])/100" office:value-type="float" office:value="1.5" calcext:value-type="float">
            <text:p>1.5</text:p>
          </table:table-cell>
          <table:table-cell table:number-columns-repeated="4"/>
          <table:table-cell table:formula="of:=(36*[.J28])/(LOG(1.5*[.J28])-LOG(LOG(1+(1/0.02))))" office:value-type="float" office:value="259.147160051603" calcext:value-type="float">
            <text:p>259.147160051603</text:p>
          </table:table-cell>
          <table:table-cell office:value-type="float" office:value="2.7" calcext:value-type="float">
            <text:p>2.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372" calcext:value-type="float">
            <text:p>1372</text:p>
          </table:table-cell>
          <table:table-cell table:formula="of:=([.A29]*[.B29])/100" office:value-type="float" office:value="1.5" calcext:value-type="float">
            <text:p>1.5</text:p>
          </table:table-cell>
          <table:table-cell table:number-columns-repeated="4"/>
          <table:table-cell table:formula="of:=(36*[.J29])/(LOG(1.5*[.J29])-LOG(LOG(1+(1/0.02))))" office:value-type="float" office:value="257.885772466204" calcext:value-type="float">
            <text:p>257.885772466204</text:p>
          </table:table-cell>
          <table:table-cell office:value-type="float" office:value="2.8" calcext:value-type="float">
            <text:p>2.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2" calcext:value-type="float">
            <text:p>602</text:p>
          </table:table-cell>
          <table:table-cell table:formula="of:=([.A30]*[.B30])/100" office:value-type="float" office:value="2" calcext:value-type="float">
            <text:p>2</text:p>
          </table:table-cell>
          <table:table-cell table:number-columns-repeated="4"/>
          <table:table-cell table:formula="of:=(36*[.J30])/(LOG(1.5*[.J30])-LOG(LOG(1+(1/0.02))))" office:value-type="float" office:value="257.072766182239" calcext:value-type="float">
            <text:p>257.072766182239</text:p>
          </table:table-cell>
          <table:table-cell office:value-type="float" office:value="2.9" calcext:value-type="float">
            <text:p>2.9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formula="of:=([.A31]*[.B31])/100" office:value-type="float" office:value="2" calcext:value-type="float">
            <text:p>2</text:p>
          </table:table-cell>
          <table:table-cell table:number-columns-repeated="4"/>
          <table:table-cell table:formula="of:=(36*[.J31])/(LOG(1.5*[.J31])-LOG(LOG(1+(1/0.02))))" office:value-type="float" office:value="256.633285582194" calcext:value-type="float">
            <text:p>256.63328558219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43" calcext:value-type="float">
            <text:p>443</text:p>
          </table:table-cell>
          <table:table-cell table:formula="of:=([.A32]*[.B32])/100" office:value-type="float" office:value="3" calcext:value-type="float">
            <text:p>3</text:p>
          </table:table-cell>
          <table:table-cell table:number-columns-repeated="4"/>
          <table:table-cell table:formula="of:=(36*[.J32])/(LOG(1.5*[.J32])-LOG(LOG(1+(1/0.02))))" office:value-type="float" office:value="256.507857197702" calcext:value-type="float">
            <text:p>256.507857197702</text:p>
          </table:table-cell>
          <table:table-cell office:value-type="float" office:value="3.1" calcext:value-type="float">
            <text:p>3.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41" calcext:value-type="float">
            <text:p>441</text:p>
          </table:table-cell>
          <table:table-cell table:formula="of:=([.A33]*[.B33])/100" office:value-type="float" office:value="3" calcext:value-type="float">
            <text:p>3</text:p>
          </table:table-cell>
          <table:table-cell table:number-columns-repeated="4"/>
          <table:table-cell table:formula="of:=(36*[.J33])/(LOG(1.5*[.J33])-LOG(LOG(1+(1/0.02))))" office:value-type="float" office:value="256.648650129429" calcext:value-type="float">
            <text:p>256.648650129429</text:p>
          </table:table-cell>
          <table:table-cell office:value-type="float" office:value="3.2" calcext:value-type="float">
            <text:p>3.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92" calcext:value-type="float">
            <text:p>392</text:p>
          </table:table-cell>
          <table:table-cell table:formula="of:=([.A34]*[.B34])/100" office:value-type="float" office:value="4" calcext:value-type="float">
            <text:p>4</text:p>
          </table:table-cell>
          <table:table-cell table:number-columns-repeated="4"/>
          <table:table-cell table:formula="of:=(36*[.J34])/(LOG(1.5*[.J34])-LOG(LOG(1+(1/0.02))))" office:value-type="float" office:value="257.016775399106" calcext:value-type="float">
            <text:p>257.016775399106</text:p>
          </table:table-cell>
          <table:table-cell office:value-type="float" office:value="3.3" calcext:value-type="float">
            <text:p>3.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384" calcext:value-type="float">
            <text:p>384</text:p>
          </table:table-cell>
          <table:table-cell table:formula="of:=([.A35]*[.B35])/100" office:value-type="float" office:value="4" calcext:value-type="float">
            <text:p>4</text:p>
          </table:table-cell>
          <table:table-cell table:number-columns-repeated="4"/>
          <table:table-cell table:formula="of:=(36*[.J35])/(LOG(1.5*[.J35])-LOG(LOG(1+(1/0.02))))" office:value-type="float" office:value="257.580302548052" calcext:value-type="float">
            <text:p>257.580302548052</text:p>
          </table:table-cell>
          <table:table-cell office:value-type="float" office:value="3.4" calcext:value-type="float">
            <text:p>3.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000" calcext:value-type="float">
            <text:p>1000</text:p>
          </table:table-cell>
          <table:table-cell table:formula="of:=([.A36]*[.B36])/100" office:value-type="float" office:value="1.75" calcext:value-type="float">
            <text:p>1.75</text:p>
          </table:table-cell>
          <table:table-cell table:number-columns-repeated="4"/>
          <table:table-cell table:formula="of:=(36*[.J36])/(LOG(1.5*[.J36])-LOG(LOG(1+(1/0.02))))" office:value-type="float" office:value="258.312780786901" calcext:value-type="float">
            <text:p>258.312780786901</text:p>
          </table:table-cell>
          <table:table-cell office:value-type="float" office:value="3.5" calcext:value-type="float">
            <text:p>3.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744" calcext:value-type="float">
            <text:p>744</text:p>
          </table:table-cell>
          <table:table-cell table:formula="of:=([.A37]*[.B37])/100" office:value-type="float" office:value="1.75" calcext:value-type="float">
            <text:p>1.75</text:p>
          </table:table-cell>
          <table:table-cell table:number-columns-repeated="4"/>
          <table:table-cell table:formula="of:=(36*[.J37])/(LOG(1.5*[.J37])-LOG(LOG(1+(1/0.02))))" office:value-type="float" office:value="259.192121139934" calcext:value-type="float">
            <text:p>259.192121139934</text:p>
          </table:table-cell>
          <table:table-cell office:value-type="float" office:value="3.6" calcext:value-type="float">
            <text:p>3.6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22" calcext:value-type="float">
            <text:p>322</text:p>
          </table:table-cell>
          <table:table-cell table:formula="of:=([.A38]*[.B38])/100" office:value-type="float" office:value="6" calcext:value-type="float">
            <text:p>6</text:p>
          </table:table-cell>
          <table:table-cell table:number-columns-repeated="4"/>
          <table:table-cell table:formula="of:=(36*[.J38])/(LOG(1.5*[.J38])-LOG(LOG(1+(1/0.02))))" office:value-type="float" office:value="260.199740872222" calcext:value-type="float">
            <text:p>260.199740872222</text:p>
          </table:table-cell>
          <table:table-cell office:value-type="float" office:value="3.7" calcext:value-type="float">
            <text:p>3.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361" calcext:value-type="float">
            <text:p>361</text:p>
          </table:table-cell>
          <table:table-cell table:formula="of:=([.A39]*[.B39])/100" office:value-type="float" office:value="6" calcext:value-type="float">
            <text:p>6</text:p>
          </table:table-cell>
          <table:table-cell table:number-columns-repeated="4"/>
          <table:table-cell table:formula="of:=(36*[.J39])/(LOG(1.5*[.J39])-LOG(LOG(1+(1/0.02))))" office:value-type="float" office:value="261.319901166815" calcext:value-type="float">
            <text:p>261.319901166815</text:p>
          </table:table-cell>
          <table:table-cell office:value-type="float" office:value="3.8" calcext:value-type="float">
            <text:p>3.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formula="of:=(36*[.J40])/(LOG(1.5*[.J40])-LOG(LOG(1+(1/0.02))))" office:value-type="float" office:value="262.539189024418" calcext:value-type="float">
            <text:p>262.539189024418</text:p>
          </table:table-cell>
          <table:table-cell office:value-type="float" office:value="3.9" calcext:value-type="float">
            <text:p>3.9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formula="of:=(36*[.J41])/(LOG(1.5*[.J41])-LOG(LOG(1+(1/0.02))))" office:value-type="float" office:value="263.84610807017" calcext:value-type="float">
            <text:p>263.846108070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formula="of:=(36*[.J42])/(LOG(1.5*[.J42])-LOG(LOG(1+(1/0.02))))" office:value-type="float" office:value="265.230752496485" calcext:value-type="float">
            <text:p>265.230752496485</text:p>
          </table:table-cell>
          <table:table-cell office:value-type="float" office:value="4.1" calcext:value-type="float">
            <text:p>4.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formula="of:=(36*[.J43])/(LOG(1.5*[.J43])-LOG(LOG(1+(1/0.02))))" office:value-type="float" office:value="266.68454510876" calcext:value-type="float">
            <text:p>266.68454510876</text:p>
          </table:table-cell>
          <table:table-cell office:value-type="float" office:value="4.2" calcext:value-type="float">
            <text:p>4.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table:formula="of:=(36*[.J44])/(LOG(1.5*[.J44])-LOG(LOG(1+(1/0.02))))" office:value-type="float" office:value="268.200025260069" calcext:value-type="float">
            <text:p>268.200025260069</text:p>
          </table:table-cell>
          <table:table-cell office:value-type="float" office:value="4.3" calcext:value-type="float">
            <text:p>4.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formula="of:=(36*[.J45])/(LOG(1.5*[.J45])-LOG(LOG(1+(1/0.02))))" office:value-type="float" office:value="269.77067594988" calcext:value-type="float">
            <text:p>269.77067594988</text:p>
          </table:table-cell>
          <table:table-cell office:value-type="float" office:value="4.4" calcext:value-type="float">
            <text:p>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])/(LOG(1.5*[.J46])-LOG(LOG(1+(1/0.02))))" office:value-type="float" office:value="271.390781916395" calcext:value-type="float">
            <text:p>271.390781916395</text:p>
          </table:table-cell>
          <table:table-cell office:value-type="float" office:value="4.5" calcext:value-type="float">
            <text:p>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])/(LOG(1.5*[.J47])-LOG(LOG(1+(1/0.02))))" office:value-type="float" office:value="273.055312442106" calcext:value-type="float">
            <text:p>273.055312442106</text:p>
          </table:table-cell>
          <table:table-cell office:value-type="float" office:value="4.6" calcext:value-type="float">
            <text:p>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])/(LOG(1.5*[.J48])-LOG(LOG(1+(1/0.02))))" office:value-type="float" office:value="274.759824004384" calcext:value-type="float">
            <text:p>274.759824004384</text:p>
          </table:table-cell>
          <table:table-cell office:value-type="float" office:value="4.7" calcext:value-type="float">
            <text:p>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])/(LOG(1.5*[.J49])-LOG(LOG(1+(1/0.02))))" office:value-type="float" office:value="276.500378967759" calcext:value-type="float">
            <text:p>276.500378967759</text:p>
          </table:table-cell>
          <table:table-cell office:value-type="float" office:value="4.8" calcext:value-type="float">
            <text:p>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])/(LOG(1.5*[.J50])-LOG(LOG(1+(1/0.02))))" office:value-type="float" office:value="278.273477324536" calcext:value-type="float">
            <text:p>278.273477324536</text:p>
          </table:table-cell>
          <table:table-cell office:value-type="float" office:value="4.9" calcext:value-type="float">
            <text:p>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])/(LOG(1.5*[.J51])-LOG(LOG(1+(1/0.02))))" office:value-type="float" office:value="280.075999111343" calcext:value-type="float">
            <text:p>280.07599911134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])/(LOG(1.5*[.J52])-LOG(LOG(1+(1/0.02))))" office:value-type="float" office:value="281.905155609117" calcext:value-type="float">
            <text:p>281.905155609117</text:p>
          </table:table-cell>
          <table:table-cell office:value-type="float" office:value="5.1" calcext:value-type="float">
            <text:p>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])/(LOG(1.5*[.J53])-LOG(LOG(1+(1/0.02))))" office:value-type="float" office:value="283.758447807384" calcext:value-type="float">
            <text:p>283.758447807384</text:p>
          </table:table-cell>
          <table:table-cell office:value-type="float" office:value="5.2" calcext:value-type="float">
            <text:p>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])/(LOG(1.5*[.J54])-LOG(LOG(1+(1/0.02))))" office:value-type="float" office:value="285.633630906297" calcext:value-type="float">
            <text:p>285.633630906297</text:p>
          </table:table-cell>
          <table:table-cell office:value-type="float" office:value="5.3" calcext:value-type="float">
            <text:p>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])/(LOG(1.5*[.J55])-LOG(LOG(1+(1/0.02))))" office:value-type="float" office:value="287.528683860608" calcext:value-type="float">
            <text:p>287.528683860608</text:p>
          </table:table-cell>
          <table:table-cell office:value-type="float" office:value="5.4" calcext:value-type="float">
            <text:p>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])/(LOG(1.5*[.J56])-LOG(LOG(1+(1/0.02))))" office:value-type="float" office:value="289.441783152804" calcext:value-type="float">
            <text:p>289.441783152804</text:p>
          </table:table-cell>
          <table:table-cell office:value-type="float" office:value="5.5" calcext:value-type="float">
            <text:p>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])/(LOG(1.5*[.J57])-LOG(LOG(1+(1/0.02))))" office:value-type="float" office:value="291.371280128742" calcext:value-type="float">
            <text:p>291.371280128742</text:p>
          </table:table-cell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])/(LOG(1.5*[.J58])-LOG(LOG(1+(1/0.02))))" office:value-type="float" office:value="293.315681346305" calcext:value-type="float">
            <text:p>293.315681346305</text:p>
          </table:table-cell>
          <table:table-cell office:value-type="float" office:value="5.7" calcext:value-type="float">
            <text:p>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])/(LOG(1.5*[.J59])-LOG(LOG(1+(1/0.02))))" office:value-type="float" office:value="295.273631482196" calcext:value-type="float">
            <text:p>295.273631482196</text:p>
          </table:table-cell>
          <table:table-cell office:value-type="float" office:value="5.8" calcext:value-type="float">
            <text:p>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])/(LOG(1.5*[.J60])-LOG(LOG(1+(1/0.02))))" office:value-type="float" office:value="297.243898418616" calcext:value-type="float">
            <text:p>297.243898418616</text:p>
          </table:table-cell>
          <table:table-cell office:value-type="float" office:value="5.9" calcext:value-type="float">
            <text:p>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])/(LOG(1.5*[.J61])-LOG(LOG(1+(1/0.02))))" office:value-type="float" office:value="299.22536019402" calcext:value-type="float">
            <text:p>299.225360194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])/(LOG(1.5*[.J62])-LOG(LOG(1+(1/0.02))))" office:value-type="float" office:value="301.216993553249" calcext:value-type="float">
            <text:p>301.216993553249</text:p>
          </table:table-cell>
          <table:table-cell office:value-type="float" office:value="6.1" calcext:value-type="float">
            <text:p>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])/(LOG(1.5*[.J63])-LOG(LOG(1+(1/0.02))))" office:value-type="float" office:value="303.217863874302" calcext:value-type="float">
            <text:p>303.217863874302</text:p>
          </table:table-cell>
          <table:table-cell office:value-type="float" office:value="6.2" calcext:value-type="float">
            <text:p>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])/(LOG(1.5*[.J64])-LOG(LOG(1+(1/0.02))))" office:value-type="float" office:value="305.2271162837" calcext:value-type="float">
            <text:p>305.2271162837</text:p>
          </table:table-cell>
          <table:table-cell office:value-type="float" office:value="6.3" calcext:value-type="float">
            <text:p>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])/(LOG(1.5*[.J65])-LOG(LOG(1+(1/0.02))))" office:value-type="float" office:value="307.243967801058" calcext:value-type="float">
            <text:p>307.243967801058</text:p>
          </table:table-cell>
          <table:table-cell office:value-type="float" office:value="6.4" calcext:value-type="float">
            <text:p>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])/(LOG(1.5*[.J66])-LOG(LOG(1+(1/0.02))))" office:value-type="float" office:value="309.267700377423" calcext:value-type="float">
            <text:p>309.267700377423</text:p>
          </table:table-cell>
          <table:table-cell office:value-type="float" office:value="6.5" calcext:value-type="float">
            <text:p>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])/(LOG(1.5*[.J67])-LOG(LOG(1+(1/0.02))))" office:value-type="float" office:value="311.297654711802" calcext:value-type="float">
            <text:p>311.297654711802</text:p>
          </table:table-cell>
          <table:table-cell office:value-type="float" office:value="6.6" calcext:value-type="float">
            <text:p>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])/(LOG(1.5*[.J68])-LOG(LOG(1+(1/0.02))))" office:value-type="float" office:value="313.333224747072" calcext:value-type="float">
            <text:p>313.333224747072</text:p>
          </table:table-cell>
          <table:table-cell office:value-type="float" office:value="6.7" calcext:value-type="float">
            <text:p>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])/(LOG(1.5*[.J69])-LOG(LOG(1+(1/0.02))))" office:value-type="float" office:value="315.37385276045" calcext:value-type="float">
            <text:p>315.37385276045</text:p>
          </table:table-cell>
          <table:table-cell office:value-type="float" office:value="6.8" calcext:value-type="float">
            <text:p>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])/(LOG(1.5*[.J70])-LOG(LOG(1+(1/0.02))))" office:value-type="float" office:value="317.419024975569" calcext:value-type="float">
            <text:p>317.419024975569</text:p>
          </table:table-cell>
          <table:table-cell office:value-type="float" office:value="6.9" calcext:value-type="float">
            <text:p>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])/(LOG(1.5*[.J71])-LOG(LOG(1+(1/0.02))))" office:value-type="float" office:value="319.468267633206" calcext:value-type="float">
            <text:p>319.46826763320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])/(LOG(1.5*[.J72])-LOG(LOG(1+(1/0.02))))" office:value-type="float" office:value="321.521143466218" calcext:value-type="float">
            <text:p>321.521143466218</text:p>
          </table:table-cell>
          <table:table-cell office:value-type="float" office:value="7.1" calcext:value-type="float">
            <text:p>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])/(LOG(1.5*[.J73])-LOG(LOG(1+(1/0.02))))" office:value-type="float" office:value="323.577248531463" calcext:value-type="float">
            <text:p>323.577248531463</text:p>
          </table:table-cell>
          <table:table-cell office:value-type="float" office:value="7.2" calcext:value-type="float">
            <text:p>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])/(LOG(1.5*[.J74])-LOG(LOG(1+(1/0.02))))" office:value-type="float" office:value="325.636209357659" calcext:value-type="float">
            <text:p>325.636209357659</text:p>
          </table:table-cell>
          <table:table-cell office:value-type="float" office:value="7.3" calcext:value-type="float">
            <text:p>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])/(LOG(1.5*[.J75])-LOG(LOG(1+(1/0.02))))" office:value-type="float" office:value="327.697680373412" calcext:value-type="float">
            <text:p>327.697680373412</text:p>
          </table:table-cell>
          <table:table-cell office:value-type="float" office:value="7.4" calcext:value-type="float">
            <text:p>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])/(LOG(1.5*[.J76])-LOG(LOG(1+(1/0.02))))" office:value-type="float" office:value="329.761341584181" calcext:value-type="float">
            <text:p>329.761341584181</text:p>
          </table:table-cell>
          <table:table-cell office:value-type="float" office:value="7.5" calcext:value-type="float">
            <text:p>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])/(LOG(1.5*[.J77])-LOG(LOG(1+(1/0.02))))" office:value-type="float" office:value="331.826896470838" calcext:value-type="float">
            <text:p>331.826896470838</text:p>
          </table:table-cell>
          <table:table-cell office:value-type="float" office:value="7.6" calcext:value-type="float">
            <text:p>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])/(LOG(1.5*[.J78])-LOG(LOG(1+(1/0.02))))" office:value-type="float" office:value="333.894070085837" calcext:value-type="float">
            <text:p>333.894070085837</text:p>
          </table:table-cell>
          <table:table-cell office:value-type="float" office:value="7.7" calcext:value-type="float">
            <text:p>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])/(LOG(1.5*[.J79])-LOG(LOG(1+(1/0.02))))" office:value-type="float" office:value="335.962607325929" calcext:value-type="float">
            <text:p>335.962607325929</text:p>
          </table:table-cell>
          <table:table-cell office:value-type="float" office:value="7.8" calcext:value-type="float">
            <text:p>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])/(LOG(1.5*[.J80])-LOG(LOG(1+(1/0.02))))" office:value-type="float" office:value="338.032271362847" calcext:value-type="float">
            <text:p>338.032271362847</text:p>
          </table:table-cell>
          <table:table-cell office:value-type="float" office:value="7.9" calcext:value-type="float">
            <text:p>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])/(LOG(1.5*[.J81])-LOG(LOG(1+(1/0.02))))" office:value-type="float" office:value="340.10284221559" calcext:value-type="float">
            <text:p>340.1028422155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])/(LOG(1.5*[.J82])-LOG(LOG(1+(1/0.02))))" office:value-type="float" office:value="342.174115449832" calcext:value-type="float">
            <text:p>342.174115449832</text:p>
          </table:table-cell>
          <table:table-cell office:value-type="float" office:value="8.1" calcext:value-type="float">
            <text:p>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])/(LOG(1.5*[.J83])-LOG(LOG(1+(1/0.02))))" office:value-type="float" office:value="344.245900991627" calcext:value-type="float">
            <text:p>344.245900991627</text:p>
          </table:table-cell>
          <table:table-cell office:value-type="float" office:value="8.2" calcext:value-type="float">
            <text:p>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])/(LOG(1.5*[.J84])-LOG(LOG(1+(1/0.02))))" office:value-type="float" office:value="346.318022044033" calcext:value-type="float">
            <text:p>346.318022044033</text:p>
          </table:table-cell>
          <table:table-cell office:value-type="float" office:value="8.3" calcext:value-type="float">
            <text:p>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])/(LOG(1.5*[.J85])-LOG(LOG(1+(1/0.02))))" office:value-type="float" office:value="348.39031409656" calcext:value-type="float">
            <text:p>348.39031409656</text:p>
          </table:table-cell>
          <table:table-cell office:value-type="float" office:value="8.4" calcext:value-type="float">
            <text:p>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])/(LOG(1.5*[.J86])-LOG(LOG(1+(1/0.02))))" office:value-type="float" office:value="350.462624018428" calcext:value-type="float">
            <text:p>350.462624018428</text:p>
          </table:table-cell>
          <table:table-cell office:value-type="float" office:value="8.5" calcext:value-type="float">
            <text:p>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])/(LOG(1.5*[.J87])-LOG(LOG(1+(1/0.02))))" office:value-type="float" office:value="352.534809227617" calcext:value-type="float">
            <text:p>352.534809227617</text:p>
          </table:table-cell>
          <table:table-cell office:value-type="float" office:value="8.6" calcext:value-type="float">
            <text:p>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])/(LOG(1.5*[.J88])-LOG(LOG(1+(1/0.02))))" office:value-type="float" office:value="354.606736928557" calcext:value-type="float">
            <text:p>354.606736928557</text:p>
          </table:table-cell>
          <table:table-cell office:value-type="float" office:value="8.7" calcext:value-type="float">
            <text:p>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])/(LOG(1.5*[.J89])-LOG(LOG(1+(1/0.02))))" office:value-type="float" office:value="356.678283412034" calcext:value-type="float">
            <text:p>356.678283412034</text:p>
          </table:table-cell>
          <table:table-cell office:value-type="float" office:value="8.8" calcext:value-type="float">
            <text:p>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])/(LOG(1.5*[.J90])-LOG(LOG(1+(1/0.02))))" office:value-type="float" office:value="358.749333411583" calcext:value-type="float">
            <text:p>358.749333411583</text:p>
          </table:table-cell>
          <table:table-cell office:value-type="float" office:value="8.9" calcext:value-type="float">
            <text:p>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])/(LOG(1.5*[.J91])-LOG(LOG(1+(1/0.02))))" office:value-type="float" office:value="360.819779511222" calcext:value-type="float">
            <text:p>360.819779511222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])/(LOG(1.5*[.J92])-LOG(LOG(1+(1/0.02))))" office:value-type="float" office:value="362.889521599902" calcext:value-type="float">
            <text:p>362.889521599902</text:p>
          </table:table-cell>
          <table:table-cell office:value-type="float" office:value="9.1" calcext:value-type="float">
            <text:p>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])/(LOG(1.5*[.J93])-LOG(LOG(1+(1/0.02))))" office:value-type="float" office:value="364.958466368523" calcext:value-type="float">
            <text:p>364.958466368523</text:p>
          </table:table-cell>
          <table:table-cell office:value-type="float" office:value="9.2" calcext:value-type="float">
            <text:p>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])/(LOG(1.5*[.J94])-LOG(LOG(1+(1/0.02))))" office:value-type="float" office:value="367.026526845755" calcext:value-type="float">
            <text:p>367.026526845755</text:p>
          </table:table-cell>
          <table:table-cell office:value-type="float" office:value="9.3" calcext:value-type="float">
            <text:p>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])/(LOG(1.5*[.J95])-LOG(LOG(1+(1/0.02))))" office:value-type="float" office:value="369.093621969313" calcext:value-type="float">
            <text:p>369.093621969313</text:p>
          </table:table-cell>
          <table:table-cell office:value-type="float" office:value="9.4" calcext:value-type="float">
            <text:p>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])/(LOG(1.5*[.J96])-LOG(LOG(1+(1/0.02))))" office:value-type="float" office:value="371.159676189612" calcext:value-type="float">
            <text:p>371.159676189612</text:p>
          </table:table-cell>
          <table:table-cell office:value-type="float" office:value="9.5" calcext:value-type="float">
            <text:p>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])/(LOG(1.5*[.J97])-LOG(LOG(1+(1/0.02))))" office:value-type="float" office:value="373.224619103072" calcext:value-type="float">
            <text:p>373.224619103072</text:p>
          </table:table-cell>
          <table:table-cell office:value-type="float" office:value="9.6" calcext:value-type="float">
            <text:p>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])/(LOG(1.5*[.J98])-LOG(LOG(1+(1/0.02))))" office:value-type="float" office:value="375.288385112559" calcext:value-type="float">
            <text:p>375.288385112559</text:p>
          </table:table-cell>
          <table:table-cell office:value-type="float" office:value="9.7" calcext:value-type="float">
            <text:p>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])/(LOG(1.5*[.J99])-LOG(LOG(1+(1/0.02))))" office:value-type="float" office:value="377.350913112712" calcext:value-type="float">
            <text:p>377.350913112712</text:p>
          </table:table-cell>
          <table:table-cell office:value-type="float" office:value="9.8" calcext:value-type="float">
            <text:p>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])/(LOG(1.5*[.J100])-LOG(LOG(1+(1/0.02))))" office:value-type="float" office:value="379.412146198111" calcext:value-type="float">
            <text:p>379.412146198111</text:p>
          </table:table-cell>
          <table:table-cell office:value-type="float" office:value="9.9" calcext:value-type="float">
            <text:p>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])/(LOG(1.5*[.J101])-LOG(LOG(1+(1/0.02))))" office:value-type="float" office:value="381.472031392414" calcext:value-type="float">
            <text:p>381.4720313924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])/(LOG(1.5*[.J102])-LOG(LOG(1+(1/0.02))))" office:value-type="float" office:value="383.530519396782" calcext:value-type="float">
            <text:p>383.530519396782</text:p>
          </table:table-cell>
          <table:table-cell office:value-type="float" office:value="10.1" calcext:value-type="float">
            <text:p>1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])/(LOG(1.5*[.J103])-LOG(LOG(1+(1/0.02))))" office:value-type="float" office:value="385.587564356042" calcext:value-type="float">
            <text:p>385.587564356042</text:p>
          </table:table-cell>
          <table:table-cell office:value-type="float" office:value="10.2" calcext:value-type="float">
            <text:p>1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])/(LOG(1.5*[.J104])-LOG(LOG(1+(1/0.02))))" office:value-type="float" office:value="387.643123641197" calcext:value-type="float">
            <text:p>387.643123641197</text:p>
          </table:table-cell>
          <table:table-cell office:value-type="float" office:value="10.3" calcext:value-type="float">
            <text:p>1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])/(LOG(1.5*[.J105])-LOG(LOG(1+(1/0.02))))" office:value-type="float" office:value="389.697157646992" calcext:value-type="float">
            <text:p>389.697157646992</text:p>
          </table:table-cell>
          <table:table-cell office:value-type="float" office:value="10.4" calcext:value-type="float">
            <text:p>1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])/(LOG(1.5*[.J106])-LOG(LOG(1+(1/0.02))))" office:value-type="float" office:value="391.749629603384" calcext:value-type="float">
            <text:p>391.749629603384</text:p>
          </table:table-cell>
          <table:table-cell office:value-type="float" office:value="10.5" calcext:value-type="float">
            <text:p>1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])/(LOG(1.5*[.J107])-LOG(LOG(1+(1/0.02))))" office:value-type="float" office:value="393.800505399828" calcext:value-type="float">
            <text:p>393.800505399828</text:p>
          </table:table-cell>
          <table:table-cell office:value-type="float" office:value="10.6" calcext:value-type="float">
            <text:p>1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])/(LOG(1.5*[.J108])-LOG(LOG(1+(1/0.02))))" office:value-type="float" office:value="395.849753421428" calcext:value-type="float">
            <text:p>395.849753421428</text:p>
          </table:table-cell>
          <table:table-cell office:value-type="float" office:value="10.7" calcext:value-type="float">
            <text:p>1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])/(LOG(1.5*[.J109])-LOG(LOG(1+(1/0.02))))" office:value-type="float" office:value="397.897344396037" calcext:value-type="float">
            <text:p>397.897344396037</text:p>
          </table:table-cell>
          <table:table-cell office:value-type="float" office:value="10.8" calcext:value-type="float">
            <text:p>1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])/(LOG(1.5*[.J110])-LOG(LOG(1+(1/0.02))))" office:value-type="float" office:value="399.943251251512" calcext:value-type="float">
            <text:p>399.943251251512</text:p>
          </table:table-cell>
          <table:table-cell office:value-type="float" office:value="10.9" calcext:value-type="float">
            <text:p>1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])/(LOG(1.5*[.J111])-LOG(LOG(1+(1/0.02))))" office:value-type="float" office:value="401.987448982351" calcext:value-type="float">
            <text:p>401.98744898235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])/(LOG(1.5*[.J112])-LOG(LOG(1+(1/0.02))))" office:value-type="float" office:value="404.029914525038" calcext:value-type="float">
            <text:p>404.029914525038</text:p>
          </table:table-cell>
          <table:table-cell office:value-type="float" office:value="11.1" calcext:value-type="float">
            <text:p>1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])/(LOG(1.5*[.J113])-LOG(LOG(1+(1/0.02))))" office:value-type="float" office:value="406.070626641458" calcext:value-type="float">
            <text:p>406.070626641458</text:p>
          </table:table-cell>
          <table:table-cell office:value-type="float" office:value="11.2" calcext:value-type="float">
            <text:p>1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])/(LOG(1.5*[.J114])-LOG(LOG(1+(1/0.02))))" office:value-type="float" office:value="408.109565809811" calcext:value-type="float">
            <text:p>408.109565809811</text:p>
          </table:table-cell>
          <table:table-cell office:value-type="float" office:value="11.3" calcext:value-type="float">
            <text:p>1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])/(LOG(1.5*[.J115])-LOG(LOG(1+(1/0.02))))" office:value-type="float" office:value="410.146714122472" calcext:value-type="float">
            <text:p>410.146714122472</text:p>
          </table:table-cell>
          <table:table-cell office:value-type="float" office:value="11.4" calcext:value-type="float">
            <text:p>1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])/(LOG(1.5*[.J116])-LOG(LOG(1+(1/0.02))))" office:value-type="float" office:value="412.182055190317" calcext:value-type="float">
            <text:p>412.182055190317</text:p>
          </table:table-cell>
          <table:table-cell office:value-type="float" office:value="11.5" calcext:value-type="float">
            <text:p>1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])/(LOG(1.5*[.J117])-LOG(LOG(1+(1/0.02))))" office:value-type="float" office:value="414.215574053068" calcext:value-type="float">
            <text:p>414.215574053068</text:p>
          </table:table-cell>
          <table:table-cell office:value-type="float" office:value="11.6" calcext:value-type="float">
            <text:p>1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])/(LOG(1.5*[.J118])-LOG(LOG(1+(1/0.02))))" office:value-type="float" office:value="416.247257095221" calcext:value-type="float">
            <text:p>416.247257095221</text:p>
          </table:table-cell>
          <table:table-cell office:value-type="float" office:value="11.7" calcext:value-type="float">
            <text:p>1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])/(LOG(1.5*[.J119])-LOG(LOG(1+(1/0.02))))" office:value-type="float" office:value="418.277091967184" calcext:value-type="float">
            <text:p>418.277091967184</text:p>
          </table:table-cell>
          <table:table-cell office:value-type="float" office:value="11.8" calcext:value-type="float">
            <text:p>1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])/(LOG(1.5*[.J120])-LOG(LOG(1+(1/0.02))))" office:value-type="float" office:value="420.305067511264" calcext:value-type="float">
            <text:p>420.305067511264</text:p>
          </table:table-cell>
          <table:table-cell office:value-type="float" office:value="11.9" calcext:value-type="float">
            <text:p>1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])/(LOG(1.5*[.J121])-LOG(LOG(1+(1/0.02))))" office:value-type="float" office:value="422.33117369218" calcext:value-type="float">
            <text:p>422.3311736921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])/(LOG(1.5*[.J122])-LOG(LOG(1+(1/0.02))))" office:value-type="float" office:value="424.355401531784" calcext:value-type="float">
            <text:p>424.355401531784</text:p>
          </table:table-cell>
          <table:table-cell office:value-type="float" office:value="12.1" calcext:value-type="float">
            <text:p>1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])/(LOG(1.5*[.J123])-LOG(LOG(1+(1/0.02))))" office:value-type="float" office:value="426.377743047722" calcext:value-type="float">
            <text:p>426.377743047722</text:p>
          </table:table-cell>
          <table:table-cell office:value-type="float" office:value="12.2" calcext:value-type="float">
            <text:p>1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])/(LOG(1.5*[.J124])-LOG(LOG(1+(1/0.02))))" office:value-type="float" office:value="428.398191195769" calcext:value-type="float">
            <text:p>428.398191195769</text:p>
          </table:table-cell>
          <table:table-cell office:value-type="float" office:value="12.3" calcext:value-type="float">
            <text:p>1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])/(LOG(1.5*[.J125])-LOG(LOG(1+(1/0.02))))" office:value-type="float" office:value="430.416739815591" calcext:value-type="float">
            <text:p>430.416739815591</text:p>
          </table:table-cell>
          <table:table-cell office:value-type="float" office:value="12.4" calcext:value-type="float">
            <text:p>1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])/(LOG(1.5*[.J126])-LOG(LOG(1+(1/0.02))))" office:value-type="float" office:value="432.43338357972" calcext:value-type="float">
            <text:p>432.43338357972</text:p>
          </table:table-cell>
          <table:table-cell office:value-type="float" office:value="12.5" calcext:value-type="float">
            <text:p>1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])/(LOG(1.5*[.J127])-LOG(LOG(1+(1/0.02))))" office:value-type="float" office:value="434.448117945527" calcext:value-type="float">
            <text:p>434.448117945527</text:p>
          </table:table-cell>
          <table:table-cell office:value-type="float" office:value="12.6" calcext:value-type="float">
            <text:p>1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])/(LOG(1.5*[.J128])-LOG(LOG(1+(1/0.02))))" office:value-type="float" office:value="436.460939109999" calcext:value-type="float">
            <text:p>436.460939109999</text:p>
          </table:table-cell>
          <table:table-cell office:value-type="float" office:value="12.7" calcext:value-type="float">
            <text:p>1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])/(LOG(1.5*[.J129])-LOG(LOG(1+(1/0.02))))" office:value-type="float" office:value="438.471843967145" calcext:value-type="float">
            <text:p>438.471843967145</text:p>
          </table:table-cell>
          <table:table-cell office:value-type="float" office:value="12.8" calcext:value-type="float">
            <text:p>1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])/(LOG(1.5*[.J130])-LOG(LOG(1+(1/0.02))))" office:value-type="float" office:value="440.480830067868" calcext:value-type="float">
            <text:p>440.480830067868</text:p>
          </table:table-cell>
          <table:table-cell office:value-type="float" office:value="12.9" calcext:value-type="float">
            <text:p>1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])/(LOG(1.5*[.J131])-LOG(LOG(1+(1/0.02))))" office:value-type="float" office:value="442.487895582129" calcext:value-type="float">
            <text:p>442.4878955821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])/(LOG(1.5*[.J132])-LOG(LOG(1+(1/0.02))))" office:value-type="float" office:value="444.493039263288" calcext:value-type="float">
            <text:p>444.493039263288</text:p>
          </table:table-cell>
          <table:table-cell office:value-type="float" office:value="13.1" calcext:value-type="float">
            <text:p>1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])/(LOG(1.5*[.J133])-LOG(LOG(1+(1/0.02))))" office:value-type="float" office:value="446.496260414462" calcext:value-type="float">
            <text:p>446.496260414462</text:p>
          </table:table-cell>
          <table:table-cell office:value-type="float" office:value="13.2" calcext:value-type="float">
            <text:p>1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])/(LOG(1.5*[.J134])-LOG(LOG(1+(1/0.02))))" office:value-type="float" office:value="448.497558856788" calcext:value-type="float">
            <text:p>448.497558856788</text:p>
          </table:table-cell>
          <table:table-cell office:value-type="float" office:value="13.3" calcext:value-type="float">
            <text:p>1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])/(LOG(1.5*[.J135])-LOG(LOG(1+(1/0.02))))" office:value-type="float" office:value="450.496934899473" calcext:value-type="float">
            <text:p>450.496934899473</text:p>
          </table:table-cell>
          <table:table-cell office:value-type="float" office:value="13.4" calcext:value-type="float">
            <text:p>1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])/(LOG(1.5*[.J136])-LOG(LOG(1+(1/0.02))))" office:value-type="float" office:value="452.494389311514" calcext:value-type="float">
            <text:p>452.494389311514</text:p>
          </table:table-cell>
          <table:table-cell office:value-type="float" office:value="13.5" calcext:value-type="float">
            <text:p>1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])/(LOG(1.5*[.J137])-LOG(LOG(1+(1/0.02))))" office:value-type="float" office:value="454.489923295005" calcext:value-type="float">
            <text:p>454.489923295005</text:p>
          </table:table-cell>
          <table:table-cell office:value-type="float" office:value="13.6" calcext:value-type="float">
            <text:p>1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])/(LOG(1.5*[.J138])-LOG(LOG(1+(1/0.02))))" office:value-type="float" office:value="456.483538459915" calcext:value-type="float">
            <text:p>456.483538459915</text:p>
          </table:table-cell>
          <table:table-cell office:value-type="float" office:value="13.7" calcext:value-type="float">
            <text:p>1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])/(LOG(1.5*[.J139])-LOG(LOG(1+(1/0.02))))" office:value-type="float" office:value="458.475236800258" calcext:value-type="float">
            <text:p>458.475236800258</text:p>
          </table:table-cell>
          <table:table-cell office:value-type="float" office:value="13.8" calcext:value-type="float">
            <text:p>1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])/(LOG(1.5*[.J140])-LOG(LOG(1+(1/0.02))))" office:value-type="float" office:value="460.46502067158" calcext:value-type="float">
            <text:p>460.46502067158</text:p>
          </table:table-cell>
          <table:table-cell office:value-type="float" office:value="13.9" calcext:value-type="float">
            <text:p>1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])/(LOG(1.5*[.J141])-LOG(LOG(1+(1/0.02))))" office:value-type="float" office:value="462.452892769671" calcext:value-type="float">
            <text:p>462.45289276967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])/(LOG(1.5*[.J142])-LOG(LOG(1+(1/0.02))))" office:value-type="float" office:value="464.43885611044" calcext:value-type="float">
            <text:p>464.43885611044</text:p>
          </table:table-cell>
          <table:table-cell office:value-type="float" office:value="14.1" calcext:value-type="float">
            <text:p>1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])/(LOG(1.5*[.J143])-LOG(LOG(1+(1/0.02))))" office:value-type="float" office:value="466.422914010885" calcext:value-type="float">
            <text:p>466.422914010885</text:p>
          </table:table-cell>
          <table:table-cell office:value-type="float" office:value="14.2" calcext:value-type="float">
            <text:p>1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])/(LOG(1.5*[.J144])-LOG(LOG(1+(1/0.02))))" office:value-type="float" office:value="468.405070071084" calcext:value-type="float">
            <text:p>468.405070071084</text:p>
          </table:table-cell>
          <table:table-cell office:value-type="float" office:value="14.3" calcext:value-type="float">
            <text:p>1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])/(LOG(1.5*[.J145])-LOG(LOG(1+(1/0.02))))" office:value-type="float" office:value="470.385328157165" calcext:value-type="float">
            <text:p>470.385328157165</text:p>
          </table:table-cell>
          <table:table-cell office:value-type="float" office:value="14.4" calcext:value-type="float">
            <text:p>1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])/(LOG(1.5*[.J146])-LOG(LOG(1+(1/0.02))))" office:value-type="float" office:value="472.363692385187" calcext:value-type="float">
            <text:p>472.363692385187</text:p>
          </table:table-cell>
          <table:table-cell office:value-type="float" office:value="14.5" calcext:value-type="float">
            <text:p>1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])/(LOG(1.5*[.J147])-LOG(LOG(1+(1/0.02))))" office:value-type="float" office:value="474.340167105878" calcext:value-type="float">
            <text:p>474.340167105878</text:p>
          </table:table-cell>
          <table:table-cell office:value-type="float" office:value="14.6" calcext:value-type="float">
            <text:p>1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])/(LOG(1.5*[.J148])-LOG(LOG(1+(1/0.02))))" office:value-type="float" office:value="476.314756890196" calcext:value-type="float">
            <text:p>476.314756890196</text:p>
          </table:table-cell>
          <table:table-cell office:value-type="float" office:value="14.7" calcext:value-type="float">
            <text:p>1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])/(LOG(1.5*[.J149])-LOG(LOG(1+(1/0.02))))" office:value-type="float" office:value="478.28746651565" calcext:value-type="float">
            <text:p>478.28746651565</text:p>
          </table:table-cell>
          <table:table-cell office:value-type="float" office:value="14.8" calcext:value-type="float">
            <text:p>1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])/(LOG(1.5*[.J150])-LOG(LOG(1+(1/0.02))))" office:value-type="float" office:value="480.258300953347" calcext:value-type="float">
            <text:p>480.258300953347</text:p>
          </table:table-cell>
          <table:table-cell office:value-type="float" office:value="14.9" calcext:value-type="float">
            <text:p>1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])/(LOG(1.5*[.J151])-LOG(LOG(1+(1/0.02))))" office:value-type="float" office:value="482.22726535573" calcext:value-type="float">
            <text:p>482.2272653557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])/(LOG(1.5*[.J152])-LOG(LOG(1+(1/0.02))))" office:value-type="float" office:value="484.194365044947" calcext:value-type="float">
            <text:p>484.194365044947</text:p>
          </table:table-cell>
          <table:table-cell office:value-type="float" office:value="15.1" calcext:value-type="float">
            <text:p>1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])/(LOG(1.5*[.J153])-LOG(LOG(1+(1/0.02))))" office:value-type="float" office:value="486.159605501853" calcext:value-type="float">
            <text:p>486.159605501853</text:p>
          </table:table-cell>
          <table:table-cell office:value-type="float" office:value="15.2" calcext:value-type="float">
            <text:p>1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])/(LOG(1.5*[.J154])-LOG(LOG(1+(1/0.02))))" office:value-type="float" office:value="488.122992355564" calcext:value-type="float">
            <text:p>488.122992355564</text:p>
          </table:table-cell>
          <table:table-cell office:value-type="float" office:value="15.3" calcext:value-type="float">
            <text:p>1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])/(LOG(1.5*[.J155])-LOG(LOG(1+(1/0.02))))" office:value-type="float" office:value="490.084531373577" calcext:value-type="float">
            <text:p>490.084531373577</text:p>
          </table:table-cell>
          <table:table-cell office:value-type="float" office:value="15.4" calcext:value-type="float">
            <text:p>1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])/(LOG(1.5*[.J156])-LOG(LOG(1+(1/0.02))))" office:value-type="float" office:value="492.044228452397" calcext:value-type="float">
            <text:p>492.044228452397</text:p>
          </table:table-cell>
          <table:table-cell office:value-type="float" office:value="15.5" calcext:value-type="float">
            <text:p>1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])/(LOG(1.5*[.J157])-LOG(LOG(1+(1/0.02))))" office:value-type="float" office:value="494.002089608652" calcext:value-type="float">
            <text:p>494.002089608652</text:p>
          </table:table-cell>
          <table:table-cell office:value-type="float" office:value="15.6" calcext:value-type="float">
            <text:p>1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])/(LOG(1.5*[.J158])-LOG(LOG(1+(1/0.02))))" office:value-type="float" office:value="495.958120970671" calcext:value-type="float">
            <text:p>495.958120970671</text:p>
          </table:table-cell>
          <table:table-cell office:value-type="float" office:value="15.7" calcext:value-type="float">
            <text:p>1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])/(LOG(1.5*[.J159])-LOG(LOG(1+(1/0.02))))" office:value-type="float" office:value="497.912328770501" calcext:value-type="float">
            <text:p>497.912328770501</text:p>
          </table:table-cell>
          <table:table-cell office:value-type="float" office:value="15.8" calcext:value-type="float">
            <text:p>1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])/(LOG(1.5*[.J160])-LOG(LOG(1+(1/0.02))))" office:value-type="float" office:value="499.864719336334" calcext:value-type="float">
            <text:p>499.864719336334</text:p>
          </table:table-cell>
          <table:table-cell office:value-type="float" office:value="15.9" calcext:value-type="float">
            <text:p>1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])/(LOG(1.5*[.J161])-LOG(LOG(1+(1/0.02))))" office:value-type="float" office:value="501.815299085332" calcext:value-type="float">
            <text:p>501.81529908533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])/(LOG(1.5*[.J162])-LOG(LOG(1+(1/0.02))))" office:value-type="float" office:value="503.764074516815" calcext:value-type="float">
            <text:p>503.764074516815</text:p>
          </table:table-cell>
          <table:table-cell office:value-type="float" office:value="16.1" calcext:value-type="float">
            <text:p>1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])/(LOG(1.5*[.J163])-LOG(LOG(1+(1/0.02))))" office:value-type="float" office:value="505.711052205808" calcext:value-type="float">
            <text:p>505.711052205808</text:p>
          </table:table-cell>
          <table:table-cell office:value-type="float" office:value="16.2" calcext:value-type="float">
            <text:p>1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])/(LOG(1.5*[.J164])-LOG(LOG(1+(1/0.02))))" office:value-type="float" office:value="507.656238796916" calcext:value-type="float">
            <text:p>507.656238796916</text:p>
          </table:table-cell>
          <table:table-cell office:value-type="float" office:value="16.3" calcext:value-type="float">
            <text:p>1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])/(LOG(1.5*[.J165])-LOG(LOG(1+(1/0.02))))" office:value-type="float" office:value="509.59964099852" calcext:value-type="float">
            <text:p>509.59964099852</text:p>
          </table:table-cell>
          <table:table-cell office:value-type="float" office:value="16.4" calcext:value-type="float">
            <text:p>1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])/(LOG(1.5*[.J166])-LOG(LOG(1+(1/0.02))))" office:value-type="float" office:value="511.541265577265" calcext:value-type="float">
            <text:p>511.541265577265</text:p>
          </table:table-cell>
          <table:table-cell office:value-type="float" office:value="16.5" calcext:value-type="float">
            <text:p>1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])/(LOG(1.5*[.J167])-LOG(LOG(1+(1/0.02))))" office:value-type="float" office:value="513.481119352843" calcext:value-type="float">
            <text:p>513.481119352843</text:p>
          </table:table-cell>
          <table:table-cell office:value-type="float" office:value="16.6" calcext:value-type="float">
            <text:p>1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])/(LOG(1.5*[.J168])-LOG(LOG(1+(1/0.02))))" office:value-type="float" office:value="515.419209193033" calcext:value-type="float">
            <text:p>515.419209193033</text:p>
          </table:table-cell>
          <table:table-cell office:value-type="float" office:value="16.7" calcext:value-type="float">
            <text:p>1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9])/(LOG(1.5*[.J169])-LOG(LOG(1+(1/0.02))))" office:value-type="float" office:value="517.355542009006" calcext:value-type="float">
            <text:p>517.355542009006</text:p>
          </table:table-cell>
          <table:table-cell office:value-type="float" office:value="16.8" calcext:value-type="float">
            <text:p>1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0])/(LOG(1.5*[.J170])-LOG(LOG(1+(1/0.02))))" office:value-type="float" office:value="519.290124750867" calcext:value-type="float">
            <text:p>519.290124750867</text:p>
          </table:table-cell>
          <table:table-cell office:value-type="float" office:value="16.9" calcext:value-type="float">
            <text:p>1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1])/(LOG(1.5*[.J171])-LOG(LOG(1+(1/0.02))))" office:value-type="float" office:value="521.222964403431" calcext:value-type="float">
            <text:p>521.2229644034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2])/(LOG(1.5*[.J172])-LOG(LOG(1+(1/0.02))))" office:value-type="float" office:value="523.154067982214" calcext:value-type="float">
            <text:p>523.154067982214</text:p>
          </table:table-cell>
          <table:table-cell office:value-type="float" office:value="17.1" calcext:value-type="float">
            <text:p>1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3])/(LOG(1.5*[.J173])-LOG(LOG(1+(1/0.02))))" office:value-type="float" office:value="525.083442529633" calcext:value-type="float">
            <text:p>525.083442529633</text:p>
          </table:table-cell>
          <table:table-cell office:value-type="float" office:value="17.2" calcext:value-type="float">
            <text:p>1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4])/(LOG(1.5*[.J174])-LOG(LOG(1+(1/0.02))))" office:value-type="float" office:value="527.011095111402" calcext:value-type="float">
            <text:p>527.011095111402</text:p>
          </table:table-cell>
          <table:table-cell office:value-type="float" office:value="17.3" calcext:value-type="float">
            <text:p>1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5])/(LOG(1.5*[.J175])-LOG(LOG(1+(1/0.02))))" office:value-type="float" office:value="528.937032813117" calcext:value-type="float">
            <text:p>528.937032813117</text:p>
          </table:table-cell>
          <table:table-cell office:value-type="float" office:value="17.4" calcext:value-type="float">
            <text:p>1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6])/(LOG(1.5*[.J176])-LOG(LOG(1+(1/0.02))))" office:value-type="float" office:value="530.86126273702" calcext:value-type="float">
            <text:p>530.86126273702</text:p>
          </table:table-cell>
          <table:table-cell office:value-type="float" office:value="17.5" calcext:value-type="float">
            <text:p>1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7])/(LOG(1.5*[.J177])-LOG(LOG(1+(1/0.02))))" office:value-type="float" office:value="532.783791998924" calcext:value-type="float">
            <text:p>532.783791998924</text:p>
          </table:table-cell>
          <table:table-cell office:value-type="float" office:value="17.6" calcext:value-type="float">
            <text:p>1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8])/(LOG(1.5*[.J178])-LOG(LOG(1+(1/0.02))))" office:value-type="float" office:value="534.704627725307" calcext:value-type="float">
            <text:p>534.704627725307</text:p>
          </table:table-cell>
          <table:table-cell office:value-type="float" office:value="17.7" calcext:value-type="float">
            <text:p>1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79])/(LOG(1.5*[.J179])-LOG(LOG(1+(1/0.02))))" office:value-type="float" office:value="536.623777050555" calcext:value-type="float">
            <text:p>536.623777050555</text:p>
          </table:table-cell>
          <table:table-cell office:value-type="float" office:value="17.8" calcext:value-type="float">
            <text:p>1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0])/(LOG(1.5*[.J180])-LOG(LOG(1+(1/0.02))))" office:value-type="float" office:value="538.541247114347" calcext:value-type="float">
            <text:p>538.541247114347</text:p>
          </table:table-cell>
          <table:table-cell office:value-type="float" office:value="17.9" calcext:value-type="float">
            <text:p>1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1])/(LOG(1.5*[.J181])-LOG(LOG(1+(1/0.02))))" office:value-type="float" office:value="540.457045059188" calcext:value-type="float">
            <text:p>540.457045059188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2])/(LOG(1.5*[.J182])-LOG(LOG(1+(1/0.02))))" office:value-type="float" office:value="542.371178028057" calcext:value-type="float">
            <text:p>542.371178028057</text:p>
          </table:table-cell>
          <table:table-cell office:value-type="float" office:value="18.1" calcext:value-type="float">
            <text:p>1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3])/(LOG(1.5*[.J183])-LOG(LOG(1+(1/0.02))))" office:value-type="float" office:value="544.283653162195" calcext:value-type="float">
            <text:p>544.283653162195</text:p>
          </table:table-cell>
          <table:table-cell office:value-type="float" office:value="18.2" calcext:value-type="float">
            <text:p>1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4])/(LOG(1.5*[.J184])-LOG(LOG(1+(1/0.02))))" office:value-type="float" office:value="546.194477599001" calcext:value-type="float">
            <text:p>546.194477599001</text:p>
          </table:table-cell>
          <table:table-cell office:value-type="float" office:value="18.3" calcext:value-type="float">
            <text:p>1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5])/(LOG(1.5*[.J185])-LOG(LOG(1+(1/0.02))))" office:value-type="float" office:value="548.103658470047" calcext:value-type="float">
            <text:p>548.103658470047</text:p>
          </table:table-cell>
          <table:table-cell office:value-type="float" office:value="18.4" calcext:value-type="float">
            <text:p>1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6])/(LOG(1.5*[.J186])-LOG(LOG(1+(1/0.02))))" office:value-type="float" office:value="550.011202899195" calcext:value-type="float">
            <text:p>550.011202899195</text:p>
          </table:table-cell>
          <table:table-cell office:value-type="float" office:value="18.5" calcext:value-type="float">
            <text:p>1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7])/(LOG(1.5*[.J187])-LOG(LOG(1+(1/0.02))))" office:value-type="float" office:value="551.917118000821" calcext:value-type="float">
            <text:p>551.917118000821</text:p>
          </table:table-cell>
          <table:table-cell office:value-type="float" office:value="18.6" calcext:value-type="float">
            <text:p>1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8])/(LOG(1.5*[.J188])-LOG(LOG(1+(1/0.02))))" office:value-type="float" office:value="553.821410878134" calcext:value-type="float">
            <text:p>553.821410878134</text:p>
          </table:table-cell>
          <table:table-cell office:value-type="float" office:value="18.7" calcext:value-type="float">
            <text:p>1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89])/(LOG(1.5*[.J189])-LOG(LOG(1+(1/0.02))))" office:value-type="float" office:value="555.724088621583" calcext:value-type="float">
            <text:p>555.724088621583</text:p>
          </table:table-cell>
          <table:table-cell office:value-type="float" office:value="18.8" calcext:value-type="float">
            <text:p>1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0])/(LOG(1.5*[.J190])-LOG(LOG(1+(1/0.02))))" office:value-type="float" office:value="557.625158307362" calcext:value-type="float">
            <text:p>557.625158307362</text:p>
          </table:table-cell>
          <table:table-cell office:value-type="float" office:value="18.9" calcext:value-type="float">
            <text:p>1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1])/(LOG(1.5*[.J191])-LOG(LOG(1+(1/0.02))))" office:value-type="float" office:value="559.524626995988" calcext:value-type="float">
            <text:p>559.524626995988</text:p>
          </table:table-cell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2])/(LOG(1.5*[.J192])-LOG(LOG(1+(1/0.02))))" office:value-type="float" office:value="561.422501730964" calcext:value-type="float">
            <text:p>561.422501730964</text:p>
          </table:table-cell>
          <table:table-cell office:value-type="float" office:value="19.1" calcext:value-type="float">
            <text:p>1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3])/(LOG(1.5*[.J193])-LOG(LOG(1+(1/0.02))))" office:value-type="float" office:value="563.318789537517" calcext:value-type="float">
            <text:p>563.318789537517</text:p>
          </table:table-cell>
          <table:table-cell office:value-type="float" office:value="19.2" calcext:value-type="float">
            <text:p>1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4])/(LOG(1.5*[.J194])-LOG(LOG(1+(1/0.02))))" office:value-type="float" office:value="565.21349742141" calcext:value-type="float">
            <text:p>565.21349742141</text:p>
          </table:table-cell>
          <table:table-cell office:value-type="float" office:value="19.3" calcext:value-type="float">
            <text:p>1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5])/(LOG(1.5*[.J195])-LOG(LOG(1+(1/0.02))))" office:value-type="float" office:value="567.106632367818" calcext:value-type="float">
            <text:p>567.106632367818</text:p>
          </table:table-cell>
          <table:table-cell office:value-type="float" office:value="19.4" calcext:value-type="float">
            <text:p>1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6])/(LOG(1.5*[.J196])-LOG(LOG(1+(1/0.02))))" office:value-type="float" office:value="568.998201340275" calcext:value-type="float">
            <text:p>568.998201340275</text:p>
          </table:table-cell>
          <table:table-cell office:value-type="float" office:value="19.5" calcext:value-type="float">
            <text:p>1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7])/(LOG(1.5*[.J197])-LOG(LOG(1+(1/0.02))))" office:value-type="float" office:value="570.888211279678" calcext:value-type="float">
            <text:p>570.888211279678</text:p>
          </table:table-cell>
          <table:table-cell office:value-type="float" office:value="19.6" calcext:value-type="float">
            <text:p>1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8])/(LOG(1.5*[.J198])-LOG(LOG(1+(1/0.02))))" office:value-type="float" office:value="572.776669103352" calcext:value-type="float">
            <text:p>572.776669103352</text:p>
          </table:table-cell>
          <table:table-cell office:value-type="float" office:value="19.7" calcext:value-type="float">
            <text:p>1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99])/(LOG(1.5*[.J199])-LOG(LOG(1+(1/0.02))))" office:value-type="float" office:value="574.663581704178" calcext:value-type="float">
            <text:p>574.663581704178</text:p>
          </table:table-cell>
          <table:table-cell office:value-type="float" office:value="19.8" calcext:value-type="float">
            <text:p>1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0])/(LOG(1.5*[.J200])-LOG(LOG(1+(1/0.02))))" office:value-type="float" office:value="576.548955949762" calcext:value-type="float">
            <text:p>576.548955949762</text:p>
          </table:table-cell>
          <table:table-cell office:value-type="float" office:value="19.9" calcext:value-type="float">
            <text:p>1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1])/(LOG(1.5*[.J201])-LOG(LOG(1+(1/0.02))))" office:value-type="float" office:value="578.432798681664" calcext:value-type="float">
            <text:p>578.432798681664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2])/(LOG(1.5*[.J202])-LOG(LOG(1+(1/0.02))))" office:value-type="float" office:value="580.31511671468" calcext:value-type="float">
            <text:p>580.31511671468</text:p>
          </table:table-cell>
          <table:table-cell office:value-type="float" office:value="20.1" calcext:value-type="float">
            <text:p>2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3])/(LOG(1.5*[.J203])-LOG(LOG(1+(1/0.02))))" office:value-type="float" office:value="582.195916836156" calcext:value-type="float">
            <text:p>582.195916836156</text:p>
          </table:table-cell>
          <table:table-cell office:value-type="float" office:value="20.2" calcext:value-type="float">
            <text:p>2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4])/(LOG(1.5*[.J204])-LOG(LOG(1+(1/0.02))))" office:value-type="float" office:value="584.075205805359" calcext:value-type="float">
            <text:p>584.075205805359</text:p>
          </table:table-cell>
          <table:table-cell office:value-type="float" office:value="20.3" calcext:value-type="float">
            <text:p>2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5])/(LOG(1.5*[.J205])-LOG(LOG(1+(1/0.02))))" office:value-type="float" office:value="585.952990352886" calcext:value-type="float">
            <text:p>585.952990352886</text:p>
          </table:table-cell>
          <table:table-cell office:value-type="float" office:value="20.4" calcext:value-type="float">
            <text:p>2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6])/(LOG(1.5*[.J206])-LOG(LOG(1+(1/0.02))))" office:value-type="float" office:value="587.829277180113" calcext:value-type="float">
            <text:p>587.829277180113</text:p>
          </table:table-cell>
          <table:table-cell office:value-type="float" office:value="20.5" calcext:value-type="float">
            <text:p>2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7])/(LOG(1.5*[.J207])-LOG(LOG(1+(1/0.02))))" office:value-type="float" office:value="589.704072958682" calcext:value-type="float">
            <text:p>589.704072958682</text:p>
          </table:table-cell>
          <table:table-cell office:value-type="float" office:value="20.6" calcext:value-type="float">
            <text:p>2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8])/(LOG(1.5*[.J208])-LOG(LOG(1+(1/0.02))))" office:value-type="float" office:value="591.577384330021" calcext:value-type="float">
            <text:p>591.577384330021</text:p>
          </table:table-cell>
          <table:table-cell office:value-type="float" office:value="20.7" calcext:value-type="float">
            <text:p>2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09])/(LOG(1.5*[.J209])-LOG(LOG(1+(1/0.02))))" office:value-type="float" office:value="593.449217904912" calcext:value-type="float">
            <text:p>593.449217904912</text:p>
          </table:table-cell>
          <table:table-cell office:value-type="float" office:value="20.8" calcext:value-type="float">
            <text:p>2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0])/(LOG(1.5*[.J210])-LOG(LOG(1+(1/0.02))))" office:value-type="float" office:value="595.319580263069" calcext:value-type="float">
            <text:p>595.319580263069</text:p>
          </table:table-cell>
          <table:table-cell office:value-type="float" office:value="20.9" calcext:value-type="float">
            <text:p>2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1])/(LOG(1.5*[.J211])-LOG(LOG(1+(1/0.02))))" office:value-type="float" office:value="597.188477952773" calcext:value-type="float">
            <text:p>597.188477952773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2])/(LOG(1.5*[.J212])-LOG(LOG(1+(1/0.02))))" office:value-type="float" office:value="599.055917490518" calcext:value-type="float">
            <text:p>599.055917490518</text:p>
          </table:table-cell>
          <table:table-cell office:value-type="float" office:value="21.1" calcext:value-type="float">
            <text:p>2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3])/(LOG(1.5*[.J213])-LOG(LOG(1+(1/0.02))))" office:value-type="float" office:value="600.921905360693" calcext:value-type="float">
            <text:p>600.921905360693</text:p>
          </table:table-cell>
          <table:table-cell office:value-type="float" office:value="21.2" calcext:value-type="float">
            <text:p>2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4])/(LOG(1.5*[.J214])-LOG(LOG(1+(1/0.02))))" office:value-type="float" office:value="602.786448015294" calcext:value-type="float">
            <text:p>602.786448015294</text:p>
          </table:table-cell>
          <table:table-cell office:value-type="float" office:value="21.3" calcext:value-type="float">
            <text:p>2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5])/(LOG(1.5*[.J215])-LOG(LOG(1+(1/0.02))))" office:value-type="float" office:value="604.649551873653" calcext:value-type="float">
            <text:p>604.649551873653</text:p>
          </table:table-cell>
          <table:table-cell office:value-type="float" office:value="21.4" calcext:value-type="float">
            <text:p>2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6])/(LOG(1.5*[.J216])-LOG(LOG(1+(1/0.02))))" office:value-type="float" office:value="606.5112233222" calcext:value-type="float">
            <text:p>606.5112233222</text:p>
          </table:table-cell>
          <table:table-cell office:value-type="float" office:value="21.5" calcext:value-type="float">
            <text:p>2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7])/(LOG(1.5*[.J217])-LOG(LOG(1+(1/0.02))))" office:value-type="float" office:value="608.371468714247" calcext:value-type="float">
            <text:p>608.371468714247</text:p>
          </table:table-cell>
          <table:table-cell office:value-type="float" office:value="21.6" calcext:value-type="float">
            <text:p>2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8])/(LOG(1.5*[.J218])-LOG(LOG(1+(1/0.02))))" office:value-type="float" office:value="610.230294369788" calcext:value-type="float">
            <text:p>610.230294369788</text:p>
          </table:table-cell>
          <table:table-cell office:value-type="float" office:value="21.7" calcext:value-type="float">
            <text:p>2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19])/(LOG(1.5*[.J219])-LOG(LOG(1+(1/0.02))))" office:value-type="float" office:value="612.087706575329" calcext:value-type="float">
            <text:p>612.087706575329</text:p>
          </table:table-cell>
          <table:table-cell office:value-type="float" office:value="21.8" calcext:value-type="float">
            <text:p>2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0])/(LOG(1.5*[.J220])-LOG(LOG(1+(1/0.02))))" office:value-type="float" office:value="613.94371158373" calcext:value-type="float">
            <text:p>613.94371158373</text:p>
          </table:table-cell>
          <table:table-cell office:value-type="float" office:value="21.9" calcext:value-type="float">
            <text:p>2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1])/(LOG(1.5*[.J221])-LOG(LOG(1+(1/0.02))))" office:value-type="float" office:value="615.798315614076" calcext:value-type="float">
            <text:p>615.798315614076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2])/(LOG(1.5*[.J222])-LOG(LOG(1+(1/0.02))))" office:value-type="float" office:value="617.651524851554" calcext:value-type="float">
            <text:p>617.651524851554</text:p>
          </table:table-cell>
          <table:table-cell office:value-type="float" office:value="22.1" calcext:value-type="float">
            <text:p>2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3])/(LOG(1.5*[.J223])-LOG(LOG(1+(1/0.02))))" office:value-type="float" office:value="619.503345447359" calcext:value-type="float">
            <text:p>619.503345447359</text:p>
          </table:table-cell>
          <table:table-cell office:value-type="float" office:value="22.2" calcext:value-type="float">
            <text:p>2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4])/(LOG(1.5*[.J224])-LOG(LOG(1+(1/0.02))))" office:value-type="float" office:value="621.353783518608" calcext:value-type="float">
            <text:p>621.353783518608</text:p>
          </table:table-cell>
          <table:table-cell office:value-type="float" office:value="22.3" calcext:value-type="float">
            <text:p>2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5])/(LOG(1.5*[.J225])-LOG(LOG(1+(1/0.02))))" office:value-type="float" office:value="623.202845148274" calcext:value-type="float">
            <text:p>623.202845148274</text:p>
          </table:table-cell>
          <table:table-cell office:value-type="float" office:value="22.4" calcext:value-type="float">
            <text:p>2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6])/(LOG(1.5*[.J226])-LOG(LOG(1+(1/0.02))))" office:value-type="float" office:value="625.050536385137" calcext:value-type="float">
            <text:p>625.050536385137</text:p>
          </table:table-cell>
          <table:table-cell office:value-type="float" office:value="22.5" calcext:value-type="float">
            <text:p>2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7])/(LOG(1.5*[.J227])-LOG(LOG(1+(1/0.02))))" office:value-type="float" office:value="626.896863243742" calcext:value-type="float">
            <text:p>626.896863243742</text:p>
          </table:table-cell>
          <table:table-cell office:value-type="float" office:value="22.6" calcext:value-type="float">
            <text:p>2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8])/(LOG(1.5*[.J228])-LOG(LOG(1+(1/0.02))))" office:value-type="float" office:value="628.741831704376" calcext:value-type="float">
            <text:p>628.741831704376</text:p>
          </table:table-cell>
          <table:table-cell office:value-type="float" office:value="22.7" calcext:value-type="float">
            <text:p>2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29])/(LOG(1.5*[.J229])-LOG(LOG(1+(1/0.02))))" office:value-type="float" office:value="630.585447713058" calcext:value-type="float">
            <text:p>630.585447713058</text:p>
          </table:table-cell>
          <table:table-cell office:value-type="float" office:value="22.8" calcext:value-type="float">
            <text:p>2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0])/(LOG(1.5*[.J230])-LOG(LOG(1+(1/0.02))))" office:value-type="float" office:value="632.42771718154" calcext:value-type="float">
            <text:p>632.42771718154</text:p>
          </table:table-cell>
          <table:table-cell office:value-type="float" office:value="22.9" calcext:value-type="float">
            <text:p>2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1])/(LOG(1.5*[.J231])-LOG(LOG(1+(1/0.02))))" office:value-type="float" office:value="634.268645987317" calcext:value-type="float">
            <text:p>634.26864598731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2])/(LOG(1.5*[.J232])-LOG(LOG(1+(1/0.02))))" office:value-type="float" office:value="636.108239973649" calcext:value-type="float">
            <text:p>636.108239973649</text:p>
          </table:table-cell>
          <table:table-cell office:value-type="float" office:value="23.1" calcext:value-type="float">
            <text:p>2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3])/(LOG(1.5*[.J233])-LOG(LOG(1+(1/0.02))))" office:value-type="float" office:value="637.946504949603" calcext:value-type="float">
            <text:p>637.946504949603</text:p>
          </table:table-cell>
          <table:table-cell office:value-type="float" office:value="23.2" calcext:value-type="float">
            <text:p>2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4])/(LOG(1.5*[.J234])-LOG(LOG(1+(1/0.02))))" office:value-type="float" office:value="639.783446690084" calcext:value-type="float">
            <text:p>639.783446690084</text:p>
          </table:table-cell>
          <table:table-cell office:value-type="float" office:value="23.3" calcext:value-type="float">
            <text:p>2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5])/(LOG(1.5*[.J235])-LOG(LOG(1+(1/0.02))))" office:value-type="float" office:value="641.619070935899" calcext:value-type="float">
            <text:p>641.619070935899</text:p>
          </table:table-cell>
          <table:table-cell office:value-type="float" office:value="23.4" calcext:value-type="float">
            <text:p>2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6])/(LOG(1.5*[.J236])-LOG(LOG(1+(1/0.02))))" office:value-type="float" office:value="643.453383393812" calcext:value-type="float">
            <text:p>643.453383393812</text:p>
          </table:table-cell>
          <table:table-cell office:value-type="float" office:value="23.5" calcext:value-type="float">
            <text:p>2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7])/(LOG(1.5*[.J237])-LOG(LOG(1+(1/0.02))))" office:value-type="float" office:value="645.286389736617" calcext:value-type="float">
            <text:p>645.286389736617</text:p>
          </table:table-cell>
          <table:table-cell office:value-type="float" office:value="23.6" calcext:value-type="float">
            <text:p>2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8])/(LOG(1.5*[.J238])-LOG(LOG(1+(1/0.02))))" office:value-type="float" office:value="647.118095603215" calcext:value-type="float">
            <text:p>647.118095603215</text:p>
          </table:table-cell>
          <table:table-cell office:value-type="float" office:value="23.7" calcext:value-type="float">
            <text:p>2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39])/(LOG(1.5*[.J239])-LOG(LOG(1+(1/0.02))))" office:value-type="float" office:value="648.948506598702" calcext:value-type="float">
            <text:p>648.948506598702</text:p>
          </table:table-cell>
          <table:table-cell office:value-type="float" office:value="23.8" calcext:value-type="float">
            <text:p>2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0])/(LOG(1.5*[.J240])-LOG(LOG(1+(1/0.02))))" office:value-type="float" office:value="650.777628294456" calcext:value-type="float">
            <text:p>650.777628294456</text:p>
          </table:table-cell>
          <table:table-cell office:value-type="float" office:value="23.9" calcext:value-type="float">
            <text:p>2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1])/(LOG(1.5*[.J241])-LOG(LOG(1+(1/0.02))))" office:value-type="float" office:value="652.605466228243" calcext:value-type="float">
            <text:p>652.605466228243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2])/(LOG(1.5*[.J242])-LOG(LOG(1+(1/0.02))))" office:value-type="float" office:value="654.432025904319" calcext:value-type="float">
            <text:p>654.432025904319</text:p>
          </table:table-cell>
          <table:table-cell office:value-type="float" office:value="24.1" calcext:value-type="float">
            <text:p>2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3])/(LOG(1.5*[.J243])-LOG(LOG(1+(1/0.02))))" office:value-type="float" office:value="656.257312793543" calcext:value-type="float">
            <text:p>656.257312793543</text:p>
          </table:table-cell>
          <table:table-cell office:value-type="float" office:value="24.2" calcext:value-type="float">
            <text:p>2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4])/(LOG(1.5*[.J244])-LOG(LOG(1+(1/0.02))))" office:value-type="float" office:value="658.081332333493" calcext:value-type="float">
            <text:p>658.081332333493</text:p>
          </table:table-cell>
          <table:table-cell office:value-type="float" office:value="24.3" calcext:value-type="float">
            <text:p>2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5])/(LOG(1.5*[.J245])-LOG(LOG(1+(1/0.02))))" office:value-type="float" office:value="659.904089928592" calcext:value-type="float">
            <text:p>659.904089928592</text:p>
          </table:table-cell>
          <table:table-cell office:value-type="float" office:value="24.4" calcext:value-type="float">
            <text:p>2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6])/(LOG(1.5*[.J246])-LOG(LOG(1+(1/0.02))))" office:value-type="float" office:value="661.725590950231" calcext:value-type="float">
            <text:p>661.725590950231</text:p>
          </table:table-cell>
          <table:table-cell office:value-type="float" office:value="24.5" calcext:value-type="float">
            <text:p>2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7])/(LOG(1.5*[.J247])-LOG(LOG(1+(1/0.02))))" office:value-type="float" office:value="663.545840736906" calcext:value-type="float">
            <text:p>663.545840736906</text:p>
          </table:table-cell>
          <table:table-cell office:value-type="float" office:value="24.6" calcext:value-type="float">
            <text:p>2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8])/(LOG(1.5*[.J248])-LOG(LOG(1+(1/0.02))))" office:value-type="float" office:value="665.364844594354" calcext:value-type="float">
            <text:p>665.364844594354</text:p>
          </table:table-cell>
          <table:table-cell office:value-type="float" office:value="24.7" calcext:value-type="float">
            <text:p>2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49])/(LOG(1.5*[.J249])-LOG(LOG(1+(1/0.02))))" office:value-type="float" office:value="667.182607795692" calcext:value-type="float">
            <text:p>667.182607795692</text:p>
          </table:table-cell>
          <table:table-cell office:value-type="float" office:value="24.8" calcext:value-type="float">
            <text:p>2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0])/(LOG(1.5*[.J250])-LOG(LOG(1+(1/0.02))))" office:value-type="float" office:value="668.999135581563" calcext:value-type="float">
            <text:p>668.999135581563</text:p>
          </table:table-cell>
          <table:table-cell office:value-type="float" office:value="24.9" calcext:value-type="float">
            <text:p>2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1])/(LOG(1.5*[.J251])-LOG(LOG(1+(1/0.02))))" office:value-type="float" office:value="670.814433160286" calcext:value-type="float">
            <text:p>670.814433160286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2])/(LOG(1.5*[.J252])-LOG(LOG(1+(1/0.02))))" office:value-type="float" office:value="672.628505708008" calcext:value-type="float">
            <text:p>672.628505708008</text:p>
          </table:table-cell>
          <table:table-cell office:value-type="float" office:value="25.1" calcext:value-type="float">
            <text:p>2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3])/(LOG(1.5*[.J253])-LOG(LOG(1+(1/0.02))))" office:value-type="float" office:value="674.441358368857" calcext:value-type="float">
            <text:p>674.441358368857</text:p>
          </table:table-cell>
          <table:table-cell office:value-type="float" office:value="25.2" calcext:value-type="float">
            <text:p>2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4])/(LOG(1.5*[.J254])-LOG(LOG(1+(1/0.02))))" office:value-type="float" office:value="676.252996255103" calcext:value-type="float">
            <text:p>676.252996255103</text:p>
          </table:table-cell>
          <table:table-cell office:value-type="float" office:value="25.3" calcext:value-type="float">
            <text:p>2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5])/(LOG(1.5*[.J255])-LOG(LOG(1+(1/0.02))))" office:value-type="float" office:value="678.063424447318" calcext:value-type="float">
            <text:p>678.063424447318</text:p>
          </table:table-cell>
          <table:table-cell office:value-type="float" office:value="25.4" calcext:value-type="float">
            <text:p>2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6])/(LOG(1.5*[.J256])-LOG(LOG(1+(1/0.02))))" office:value-type="float" office:value="679.87264799454" calcext:value-type="float">
            <text:p>679.87264799454</text:p>
          </table:table-cell>
          <table:table-cell office:value-type="float" office:value="25.5" calcext:value-type="float">
            <text:p>2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7])/(LOG(1.5*[.J257])-LOG(LOG(1+(1/0.02))))" office:value-type="float" office:value="681.68067191444" calcext:value-type="float">
            <text:p>681.68067191444</text:p>
          </table:table-cell>
          <table:table-cell office:value-type="float" office:value="25.6" calcext:value-type="float">
            <text:p>2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8])/(LOG(1.5*[.J258])-LOG(LOG(1+(1/0.02))))" office:value-type="float" office:value="683.487501193489" calcext:value-type="float">
            <text:p>683.487501193489</text:p>
          </table:table-cell>
          <table:table-cell office:value-type="float" office:value="25.7" calcext:value-type="float">
            <text:p>2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59])/(LOG(1.5*[.J259])-LOG(LOG(1+(1/0.02))))" office:value-type="float" office:value="685.293140787128" calcext:value-type="float">
            <text:p>685.293140787128</text:p>
          </table:table-cell>
          <table:table-cell office:value-type="float" office:value="25.8" calcext:value-type="float">
            <text:p>2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0])/(LOG(1.5*[.J260])-LOG(LOG(1+(1/0.02))))" office:value-type="float" office:value="687.097595619942" calcext:value-type="float">
            <text:p>687.097595619942</text:p>
          </table:table-cell>
          <table:table-cell office:value-type="float" office:value="25.9" calcext:value-type="float">
            <text:p>2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1])/(LOG(1.5*[.J261])-LOG(LOG(1+(1/0.02))))" office:value-type="float" office:value="688.900870585835" calcext:value-type="float">
            <text:p>688.900870585835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2])/(LOG(1.5*[.J262])-LOG(LOG(1+(1/0.02))))" office:value-type="float" office:value="690.702970548202" calcext:value-type="float">
            <text:p>690.702970548202</text:p>
          </table:table-cell>
          <table:table-cell office:value-type="float" office:value="26.1" calcext:value-type="float">
            <text:p>2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3])/(LOG(1.5*[.J263])-LOG(LOG(1+(1/0.02))))" office:value-type="float" office:value="692.503900340109" calcext:value-type="float">
            <text:p>692.503900340109</text:p>
          </table:table-cell>
          <table:table-cell office:value-type="float" office:value="26.2" calcext:value-type="float">
            <text:p>2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4])/(LOG(1.5*[.J264])-LOG(LOG(1+(1/0.02))))" office:value-type="float" office:value="694.303664764471" calcext:value-type="float">
            <text:p>694.303664764471</text:p>
          </table:table-cell>
          <table:table-cell office:value-type="float" office:value="26.3" calcext:value-type="float">
            <text:p>2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5])/(LOG(1.5*[.J265])-LOG(LOG(1+(1/0.02))))" office:value-type="float" office:value="696.102268594231" calcext:value-type="float">
            <text:p>696.102268594231</text:p>
          </table:table-cell>
          <table:table-cell office:value-type="float" office:value="26.4" calcext:value-type="float">
            <text:p>2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6])/(LOG(1.5*[.J266])-LOG(LOG(1+(1/0.02))))" office:value-type="float" office:value="697.899716572542" calcext:value-type="float">
            <text:p>697.899716572542</text:p>
          </table:table-cell>
          <table:table-cell office:value-type="float" office:value="26.5" calcext:value-type="float">
            <text:p>2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7])/(LOG(1.5*[.J267])-LOG(LOG(1+(1/0.02))))" office:value-type="float" office:value="699.696013412947" calcext:value-type="float">
            <text:p>699.696013412947</text:p>
          </table:table-cell>
          <table:table-cell office:value-type="float" office:value="26.6" calcext:value-type="float">
            <text:p>2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8])/(LOG(1.5*[.J268])-LOG(LOG(1+(1/0.02))))" office:value-type="float" office:value="701.491163799562" calcext:value-type="float">
            <text:p>701.491163799562</text:p>
          </table:table-cell>
          <table:table-cell office:value-type="float" office:value="26.7" calcext:value-type="float">
            <text:p>2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69])/(LOG(1.5*[.J269])-LOG(LOG(1+(1/0.02))))" office:value-type="float" office:value="703.285172387259" calcext:value-type="float">
            <text:p>703.285172387259</text:p>
          </table:table-cell>
          <table:table-cell office:value-type="float" office:value="26.8" calcext:value-type="float">
            <text:p>2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0])/(LOG(1.5*[.J270])-LOG(LOG(1+(1/0.02))))" office:value-type="float" office:value="705.078043801854" calcext:value-type="float">
            <text:p>705.078043801854</text:p>
          </table:table-cell>
          <table:table-cell office:value-type="float" office:value="26.9" calcext:value-type="float">
            <text:p>2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1])/(LOG(1.5*[.J271])-LOG(LOG(1+(1/0.02))))" office:value-type="float" office:value="706.869782640282" calcext:value-type="float">
            <text:p>706.869782640282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2])/(LOG(1.5*[.J272])-LOG(LOG(1+(1/0.02))))" office:value-type="float" office:value="708.660393470792" calcext:value-type="float">
            <text:p>708.660393470792</text:p>
          </table:table-cell>
          <table:table-cell office:value-type="float" office:value="27.1" calcext:value-type="float">
            <text:p>2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3])/(LOG(1.5*[.J273])-LOG(LOG(1+(1/0.02))))" office:value-type="float" office:value="710.449880833126" calcext:value-type="float">
            <text:p>710.449880833126</text:p>
          </table:table-cell>
          <table:table-cell office:value-type="float" office:value="27.2" calcext:value-type="float">
            <text:p>2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4])/(LOG(1.5*[.J274])-LOG(LOG(1+(1/0.02))))" office:value-type="float" office:value="712.238249238706" calcext:value-type="float">
            <text:p>712.238249238706</text:p>
          </table:table-cell>
          <table:table-cell office:value-type="float" office:value="27.3" calcext:value-type="float">
            <text:p>2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5])/(LOG(1.5*[.J275])-LOG(LOG(1+(1/0.02))))" office:value-type="float" office:value="714.025503170822" calcext:value-type="float">
            <text:p>714.025503170822</text:p>
          </table:table-cell>
          <table:table-cell office:value-type="float" office:value="27.4" calcext:value-type="float">
            <text:p>2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6])/(LOG(1.5*[.J276])-LOG(LOG(1+(1/0.02))))" office:value-type="float" office:value="715.811647084812" calcext:value-type="float">
            <text:p>715.811647084812</text:p>
          </table:table-cell>
          <table:table-cell office:value-type="float" office:value="27.5" calcext:value-type="float">
            <text:p>2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7])/(LOG(1.5*[.J277])-LOG(LOG(1+(1/0.02))))" office:value-type="float" office:value="717.596685408255" calcext:value-type="float">
            <text:p>717.596685408255</text:p>
          </table:table-cell>
          <table:table-cell office:value-type="float" office:value="27.6" calcext:value-type="float">
            <text:p>2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8])/(LOG(1.5*[.J278])-LOG(LOG(1+(1/0.02))))" office:value-type="float" office:value="719.380622541151" calcext:value-type="float">
            <text:p>719.380622541151</text:p>
          </table:table-cell>
          <table:table-cell office:value-type="float" office:value="27.7" calcext:value-type="float">
            <text:p>2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79])/(LOG(1.5*[.J279])-LOG(LOG(1+(1/0.02))))" office:value-type="float" office:value="721.163462856109" calcext:value-type="float">
            <text:p>721.163462856109</text:p>
          </table:table-cell>
          <table:table-cell office:value-type="float" office:value="27.8" calcext:value-type="float">
            <text:p>2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0])/(LOG(1.5*[.J280])-LOG(LOG(1+(1/0.02))))" office:value-type="float" office:value="722.945210698533" calcext:value-type="float">
            <text:p>722.945210698533</text:p>
          </table:table-cell>
          <table:table-cell office:value-type="float" office:value="27.9" calcext:value-type="float">
            <text:p>2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1])/(LOG(1.5*[.J281])-LOG(LOG(1+(1/0.02))))" office:value-type="float" office:value="724.725870386807" calcext:value-type="float">
            <text:p>724.72587038680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2])/(LOG(1.5*[.J282])-LOG(LOG(1+(1/0.02))))" office:value-type="float" office:value="726.505446212478" calcext:value-type="float">
            <text:p>726.505446212478</text:p>
          </table:table-cell>
          <table:table-cell office:value-type="float" office:value="28.1" calcext:value-type="float">
            <text:p>2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3])/(LOG(1.5*[.J283])-LOG(LOG(1+(1/0.02))))" office:value-type="float" office:value="728.283942440446" calcext:value-type="float">
            <text:p>728.283942440446</text:p>
          </table:table-cell>
          <table:table-cell office:value-type="float" office:value="28.2" calcext:value-type="float">
            <text:p>2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4])/(LOG(1.5*[.J284])-LOG(LOG(1+(1/0.02))))" office:value-type="float" office:value="730.061363309142" calcext:value-type="float">
            <text:p>730.061363309142</text:p>
          </table:table-cell>
          <table:table-cell office:value-type="float" office:value="28.3" calcext:value-type="float">
            <text:p>2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5])/(LOG(1.5*[.J285])-LOG(LOG(1+(1/0.02))))" office:value-type="float" office:value="731.837713030714" calcext:value-type="float">
            <text:p>731.837713030714</text:p>
          </table:table-cell>
          <table:table-cell office:value-type="float" office:value="28.4" calcext:value-type="float">
            <text:p>2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6])/(LOG(1.5*[.J286])-LOG(LOG(1+(1/0.02))))" office:value-type="float" office:value="733.612995791214" calcext:value-type="float">
            <text:p>733.612995791214</text:p>
          </table:table-cell>
          <table:table-cell office:value-type="float" office:value="28.5" calcext:value-type="float">
            <text:p>2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7])/(LOG(1.5*[.J287])-LOG(LOG(1+(1/0.02))))" office:value-type="float" office:value="735.387215750777" calcext:value-type="float">
            <text:p>735.387215750777</text:p>
          </table:table-cell>
          <table:table-cell office:value-type="float" office:value="28.6" calcext:value-type="float">
            <text:p>2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8])/(LOG(1.5*[.J288])-LOG(LOG(1+(1/0.02))))" office:value-type="float" office:value="737.160377043803" calcext:value-type="float">
            <text:p>737.160377043803</text:p>
          </table:table-cell>
          <table:table-cell office:value-type="float" office:value="28.7" calcext:value-type="float">
            <text:p>2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89])/(LOG(1.5*[.J289])-LOG(LOG(1+(1/0.02))))" office:value-type="float" office:value="738.932483779145" calcext:value-type="float">
            <text:p>738.932483779145</text:p>
          </table:table-cell>
          <table:table-cell office:value-type="float" office:value="28.8" calcext:value-type="float">
            <text:p>2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0])/(LOG(1.5*[.J290])-LOG(LOG(1+(1/0.02))))" office:value-type="float" office:value="740.703540040279" calcext:value-type="float">
            <text:p>740.703540040279</text:p>
          </table:table-cell>
          <table:table-cell office:value-type="float" office:value="28.9" calcext:value-type="float">
            <text:p>2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1])/(LOG(1.5*[.J291])-LOG(LOG(1+(1/0.02))))" office:value-type="float" office:value="742.473549885498" calcext:value-type="float">
            <text:p>742.473549885498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2])/(LOG(1.5*[.J292])-LOG(LOG(1+(1/0.02))))" office:value-type="float" office:value="744.242517348081" calcext:value-type="float">
            <text:p>744.242517348081</text:p>
          </table:table-cell>
          <table:table-cell office:value-type="float" office:value="29.1" calcext:value-type="float">
            <text:p>2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3])/(LOG(1.5*[.J293])-LOG(LOG(1+(1/0.02))))" office:value-type="float" office:value="746.010446436476" calcext:value-type="float">
            <text:p>746.010446436476</text:p>
          </table:table-cell>
          <table:table-cell office:value-type="float" office:value="29.2" calcext:value-type="float">
            <text:p>2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4])/(LOG(1.5*[.J294])-LOG(LOG(1+(1/0.02))))" office:value-type="float" office:value="747.777341134482" calcext:value-type="float">
            <text:p>747.777341134482</text:p>
          </table:table-cell>
          <table:table-cell office:value-type="float" office:value="29.3" calcext:value-type="float">
            <text:p>2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5])/(LOG(1.5*[.J295])-LOG(LOG(1+(1/0.02))))" office:value-type="float" office:value="749.543205401419" calcext:value-type="float">
            <text:p>749.543205401419</text:p>
          </table:table-cell>
          <table:table-cell office:value-type="float" office:value="29.4" calcext:value-type="float">
            <text:p>2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6])/(LOG(1.5*[.J296])-LOG(LOG(1+(1/0.02))))" office:value-type="float" office:value="751.308043172312" calcext:value-type="float">
            <text:p>751.308043172312</text:p>
          </table:table-cell>
          <table:table-cell office:value-type="float" office:value="29.5" calcext:value-type="float">
            <text:p>2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7])/(LOG(1.5*[.J297])-LOG(LOG(1+(1/0.02))))" office:value-type="float" office:value="753.071858358063" calcext:value-type="float">
            <text:p>753.071858358063</text:p>
          </table:table-cell>
          <table:table-cell office:value-type="float" office:value="29.6" calcext:value-type="float">
            <text:p>2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8])/(LOG(1.5*[.J298])-LOG(LOG(1+(1/0.02))))" office:value-type="float" office:value="754.834654845628" calcext:value-type="float">
            <text:p>754.834654845628</text:p>
          </table:table-cell>
          <table:table-cell office:value-type="float" office:value="29.7" calcext:value-type="float">
            <text:p>2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299])/(LOG(1.5*[.J299])-LOG(LOG(1+(1/0.02))))" office:value-type="float" office:value="756.596436498188" calcext:value-type="float">
            <text:p>756.596436498188</text:p>
          </table:table-cell>
          <table:table-cell office:value-type="float" office:value="29.8" calcext:value-type="float">
            <text:p>2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0])/(LOG(1.5*[.J300])-LOG(LOG(1+(1/0.02))))" office:value-type="float" office:value="758.357207155328" calcext:value-type="float">
            <text:p>758.357207155328</text:p>
          </table:table-cell>
          <table:table-cell office:value-type="float" office:value="29.9" calcext:value-type="float">
            <text:p>2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1])/(LOG(1.5*[.J301])-LOG(LOG(1+(1/0.02))))" office:value-type="float" office:value="760.116970633205" calcext:value-type="float">
            <text:p>760.116970633205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2])/(LOG(1.5*[.J302])-LOG(LOG(1+(1/0.02))))" office:value-type="float" office:value="761.875730724718" calcext:value-type="float">
            <text:p>761.875730724718</text:p>
          </table:table-cell>
          <table:table-cell office:value-type="float" office:value="30.1" calcext:value-type="float">
            <text:p>3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3])/(LOG(1.5*[.J303])-LOG(LOG(1+(1/0.02))))" office:value-type="float" office:value="763.633491199687" calcext:value-type="float">
            <text:p>763.633491199687</text:p>
          </table:table-cell>
          <table:table-cell office:value-type="float" office:value="30.2" calcext:value-type="float">
            <text:p>3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4])/(LOG(1.5*[.J304])-LOG(LOG(1+(1/0.02))))" office:value-type="float" office:value="765.390255805013" calcext:value-type="float">
            <text:p>765.390255805013</text:p>
          </table:table-cell>
          <table:table-cell office:value-type="float" office:value="30.3" calcext:value-type="float">
            <text:p>3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5])/(LOG(1.5*[.J305])-LOG(LOG(1+(1/0.02))))" office:value-type="float" office:value="767.14602826485" calcext:value-type="float">
            <text:p>767.14602826485</text:p>
          </table:table-cell>
          <table:table-cell office:value-type="float" office:value="30.4" calcext:value-type="float">
            <text:p>3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6])/(LOG(1.5*[.J306])-LOG(LOG(1+(1/0.02))))" office:value-type="float" office:value="768.900812280778" calcext:value-type="float">
            <text:p>768.900812280778</text:p>
          </table:table-cell>
          <table:table-cell office:value-type="float" office:value="30.5" calcext:value-type="float">
            <text:p>3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7])/(LOG(1.5*[.J307])-LOG(LOG(1+(1/0.02))))" office:value-type="float" office:value="770.654611531961" calcext:value-type="float">
            <text:p>770.654611531961</text:p>
          </table:table-cell>
          <table:table-cell office:value-type="float" office:value="30.6" calcext:value-type="float">
            <text:p>3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8])/(LOG(1.5*[.J308])-LOG(LOG(1+(1/0.02))))" office:value-type="float" office:value="772.407429675317" calcext:value-type="float">
            <text:p>772.407429675317</text:p>
          </table:table-cell>
          <table:table-cell office:value-type="float" office:value="30.7" calcext:value-type="float">
            <text:p>3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09])/(LOG(1.5*[.J309])-LOG(LOG(1+(1/0.02))))" office:value-type="float" office:value="774.159270345686" calcext:value-type="float">
            <text:p>774.159270345686</text:p>
          </table:table-cell>
          <table:table-cell office:value-type="float" office:value="30.8" calcext:value-type="float">
            <text:p>3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0])/(LOG(1.5*[.J310])-LOG(LOG(1+(1/0.02))))" office:value-type="float" office:value="775.910137155985" calcext:value-type="float">
            <text:p>775.910137155985</text:p>
          </table:table-cell>
          <table:table-cell office:value-type="float" office:value="30.9" calcext:value-type="float">
            <text:p>3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1])/(LOG(1.5*[.J311])-LOG(LOG(1+(1/0.02))))" office:value-type="float" office:value="777.660033697381" calcext:value-type="float">
            <text:p>777.660033697381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2])/(LOG(1.5*[.J312])-LOG(LOG(1+(1/0.02))))" office:value-type="float" office:value="779.408963539443" calcext:value-type="float">
            <text:p>779.408963539443</text:p>
          </table:table-cell>
          <table:table-cell office:value-type="float" office:value="31.1" calcext:value-type="float">
            <text:p>3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3])/(LOG(1.5*[.J313])-LOG(LOG(1+(1/0.02))))" office:value-type="float" office:value="781.156930230308" calcext:value-type="float">
            <text:p>781.156930230308</text:p>
          </table:table-cell>
          <table:table-cell office:value-type="float" office:value="31.2" calcext:value-type="float">
            <text:p>3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4])/(LOG(1.5*[.J314])-LOG(LOG(1+(1/0.02))))" office:value-type="float" office:value="782.903937296842" calcext:value-type="float">
            <text:p>782.903937296842</text:p>
          </table:table-cell>
          <table:table-cell office:value-type="float" office:value="31.3" calcext:value-type="float">
            <text:p>3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5])/(LOG(1.5*[.J315])-LOG(LOG(1+(1/0.02))))" office:value-type="float" office:value="784.649988244792" calcext:value-type="float">
            <text:p>784.649988244792</text:p>
          </table:table-cell>
          <table:table-cell office:value-type="float" office:value="31.4" calcext:value-type="float">
            <text:p>3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6])/(LOG(1.5*[.J316])-LOG(LOG(1+(1/0.02))))" office:value-type="float" office:value="786.39508655895" calcext:value-type="float">
            <text:p>786.39508655895</text:p>
          </table:table-cell>
          <table:table-cell office:value-type="float" office:value="31.5" calcext:value-type="float">
            <text:p>3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7])/(LOG(1.5*[.J317])-LOG(LOG(1+(1/0.02))))" office:value-type="float" office:value="788.139235703303" calcext:value-type="float">
            <text:p>788.139235703303</text:p>
          </table:table-cell>
          <table:table-cell office:value-type="float" office:value="31.6" calcext:value-type="float">
            <text:p>3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8])/(LOG(1.5*[.J318])-LOG(LOG(1+(1/0.02))))" office:value-type="float" office:value="789.882439121194" calcext:value-type="float">
            <text:p>789.882439121194</text:p>
          </table:table-cell>
          <table:table-cell office:value-type="float" office:value="31.7" calcext:value-type="float">
            <text:p>3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19])/(LOG(1.5*[.J319])-LOG(LOG(1+(1/0.02))))" office:value-type="float" office:value="791.624700235474" calcext:value-type="float">
            <text:p>791.624700235474</text:p>
          </table:table-cell>
          <table:table-cell office:value-type="float" office:value="31.8" calcext:value-type="float">
            <text:p>3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0])/(LOG(1.5*[.J320])-LOG(LOG(1+(1/0.02))))" office:value-type="float" office:value="793.366022448653" calcext:value-type="float">
            <text:p>793.366022448653</text:p>
          </table:table-cell>
          <table:table-cell office:value-type="float" office:value="31.9" calcext:value-type="float">
            <text:p>3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1])/(LOG(1.5*[.J321])-LOG(LOG(1+(1/0.02))))" office:value-type="float" office:value="795.106409143054" calcext:value-type="float">
            <text:p>795.106409143054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2])/(LOG(1.5*[.J322])-LOG(LOG(1+(1/0.02))))" office:value-type="float" office:value="796.845863680965" calcext:value-type="float">
            <text:p>796.845863680965</text:p>
          </table:table-cell>
          <table:table-cell office:value-type="float" office:value="32.1" calcext:value-type="float">
            <text:p>3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3])/(LOG(1.5*[.J323])-LOG(LOG(1+(1/0.02))))" office:value-type="float" office:value="798.584389404785" calcext:value-type="float">
            <text:p>798.584389404785</text:p>
          </table:table-cell>
          <table:table-cell office:value-type="float" office:value="32.2" calcext:value-type="float">
            <text:p>3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4])/(LOG(1.5*[.J324])-LOG(LOG(1+(1/0.02))))" office:value-type="float" office:value="800.321989637178" calcext:value-type="float">
            <text:p>800.321989637178</text:p>
          </table:table-cell>
          <table:table-cell office:value-type="float" office:value="32.3" calcext:value-type="float">
            <text:p>3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5])/(LOG(1.5*[.J325])-LOG(LOG(1+(1/0.02))))" office:value-type="float" office:value="802.058667681213" calcext:value-type="float">
            <text:p>802.058667681213</text:p>
          </table:table-cell>
          <table:table-cell office:value-type="float" office:value="32.4" calcext:value-type="float">
            <text:p>3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6])/(LOG(1.5*[.J326])-LOG(LOG(1+(1/0.02))))" office:value-type="float" office:value="803.794426820521" calcext:value-type="float">
            <text:p>803.794426820521</text:p>
          </table:table-cell>
          <table:table-cell office:value-type="float" office:value="32.5" calcext:value-type="float">
            <text:p>3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7])/(LOG(1.5*[.J327])-LOG(LOG(1+(1/0.02))))" office:value-type="float" office:value="805.529270319431" calcext:value-type="float">
            <text:p>805.529270319431</text:p>
          </table:table-cell>
          <table:table-cell office:value-type="float" office:value="32.6" calcext:value-type="float">
            <text:p>3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8])/(LOG(1.5*[.J328])-LOG(LOG(1+(1/0.02))))" office:value-type="float" office:value="807.263201423118" calcext:value-type="float">
            <text:p>807.263201423118</text:p>
          </table:table-cell>
          <table:table-cell office:value-type="float" office:value="32.7" calcext:value-type="float">
            <text:p>3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29])/(LOG(1.5*[.J329])-LOG(LOG(1+(1/0.02))))" office:value-type="float" office:value="808.996223357749" calcext:value-type="float">
            <text:p>808.996223357749</text:p>
          </table:table-cell>
          <table:table-cell office:value-type="float" office:value="32.8" calcext:value-type="float">
            <text:p>3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0])/(LOG(1.5*[.J330])-LOG(LOG(1+(1/0.02))))" office:value-type="float" office:value="810.72833933062" calcext:value-type="float">
            <text:p>810.72833933062</text:p>
          </table:table-cell>
          <table:table-cell office:value-type="float" office:value="32.9" calcext:value-type="float">
            <text:p>3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1])/(LOG(1.5*[.J331])-LOG(LOG(1+(1/0.02))))" office:value-type="float" office:value="812.4595525303" calcext:value-type="float">
            <text:p>812.4595525303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2])/(LOG(1.5*[.J332])-LOG(LOG(1+(1/0.02))))" office:value-type="float" office:value="814.189866126774" calcext:value-type="float">
            <text:p>814.189866126774</text:p>
          </table:table-cell>
          <table:table-cell office:value-type="float" office:value="33.1" calcext:value-type="float">
            <text:p>3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3])/(LOG(1.5*[.J333])-LOG(LOG(1+(1/0.02))))" office:value-type="float" office:value="815.919283271575" calcext:value-type="float">
            <text:p>815.919283271575</text:p>
          </table:table-cell>
          <table:table-cell office:value-type="float" office:value="33.2" calcext:value-type="float">
            <text:p>3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4])/(LOG(1.5*[.J334])-LOG(LOG(1+(1/0.02))))" office:value-type="float" office:value="817.647807097927" calcext:value-type="float">
            <text:p>817.647807097927</text:p>
          </table:table-cell>
          <table:table-cell office:value-type="float" office:value="33.3" calcext:value-type="float">
            <text:p>3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5])/(LOG(1.5*[.J335])-LOG(LOG(1+(1/0.02))))" office:value-type="float" office:value="819.375440720882" calcext:value-type="float">
            <text:p>819.375440720882</text:p>
          </table:table-cell>
          <table:table-cell office:value-type="float" office:value="33.4" calcext:value-type="float">
            <text:p>3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6])/(LOG(1.5*[.J336])-LOG(LOG(1+(1/0.02))))" office:value-type="float" office:value="821.102187237452" calcext:value-type="float">
            <text:p>821.102187237452</text:p>
          </table:table-cell>
          <table:table-cell office:value-type="float" office:value="33.5" calcext:value-type="float">
            <text:p>3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7])/(LOG(1.5*[.J337])-LOG(LOG(1+(1/0.02))))" office:value-type="float" office:value="822.828049726751" calcext:value-type="float">
            <text:p>822.828049726751</text:p>
          </table:table-cell>
          <table:table-cell office:value-type="float" office:value="33.6" calcext:value-type="float">
            <text:p>3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8])/(LOG(1.5*[.J338])-LOG(LOG(1+(1/0.02))))" office:value-type="float" office:value="824.553031250117" calcext:value-type="float">
            <text:p>824.553031250117</text:p>
          </table:table-cell>
          <table:table-cell office:value-type="float" office:value="33.7" calcext:value-type="float">
            <text:p>3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39])/(LOG(1.5*[.J339])-LOG(LOG(1+(1/0.02))))" office:value-type="float" office:value="826.277134851258" calcext:value-type="float">
            <text:p>826.277134851258</text:p>
          </table:table-cell>
          <table:table-cell office:value-type="float" office:value="33.8" calcext:value-type="float">
            <text:p>3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0])/(LOG(1.5*[.J340])-LOG(LOG(1+(1/0.02))))" office:value-type="float" office:value="828.000363556373" calcext:value-type="float">
            <text:p>828.000363556373</text:p>
          </table:table-cell>
          <table:table-cell office:value-type="float" office:value="33.9" calcext:value-type="float">
            <text:p>3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1])/(LOG(1.5*[.J341])-LOG(LOG(1+(1/0.02))))" office:value-type="float" office:value="829.72272037429" calcext:value-type="float">
            <text:p>829.72272037429</text:p>
          </table:table-cell>
          <table:table-cell office:value-type="float" office:value="34" calcext:value-type="float">
            <text:p>3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2])/(LOG(1.5*[.J342])-LOG(LOG(1+(1/0.02))))" office:value-type="float" office:value="831.44420829659" calcext:value-type="float">
            <text:p>831.44420829659</text:p>
          </table:table-cell>
          <table:table-cell office:value-type="float" office:value="34.1" calcext:value-type="float">
            <text:p>3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3])/(LOG(1.5*[.J343])-LOG(LOG(1+(1/0.02))))" office:value-type="float" office:value="833.164830297739" calcext:value-type="float">
            <text:p>833.164830297739</text:p>
          </table:table-cell>
          <table:table-cell office:value-type="float" office:value="34.2" calcext:value-type="float">
            <text:p>3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4])/(LOG(1.5*[.J344])-LOG(LOG(1+(1/0.02))))" office:value-type="float" office:value="834.884589335213" calcext:value-type="float">
            <text:p>834.884589335213</text:p>
          </table:table-cell>
          <table:table-cell office:value-type="float" office:value="34.3" calcext:value-type="float">
            <text:p>3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5])/(LOG(1.5*[.J345])-LOG(LOG(1+(1/0.02))))" office:value-type="float" office:value="836.603488349628" calcext:value-type="float">
            <text:p>836.603488349628</text:p>
          </table:table-cell>
          <table:table-cell office:value-type="float" office:value="34.4" calcext:value-type="float">
            <text:p>3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6])/(LOG(1.5*[.J346])-LOG(LOG(1+(1/0.02))))" office:value-type="float" office:value="838.321530264861" calcext:value-type="float">
            <text:p>838.321530264861</text:p>
          </table:table-cell>
          <table:table-cell office:value-type="float" office:value="34.5" calcext:value-type="float">
            <text:p>3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7])/(LOG(1.5*[.J347])-LOG(LOG(1+(1/0.02))))" office:value-type="float" office:value="840.038717988178" calcext:value-type="float">
            <text:p>840.038717988178</text:p>
          </table:table-cell>
          <table:table-cell office:value-type="float" office:value="34.6" calcext:value-type="float">
            <text:p>3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8])/(LOG(1.5*[.J348])-LOG(LOG(1+(1/0.02))))" office:value-type="float" office:value="841.755054410355" calcext:value-type="float">
            <text:p>841.755054410355</text:p>
          </table:table-cell>
          <table:table-cell office:value-type="float" office:value="34.7" calcext:value-type="float">
            <text:p>3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49])/(LOG(1.5*[.J349])-LOG(LOG(1+(1/0.02))))" office:value-type="float" office:value="843.470542405801" calcext:value-type="float">
            <text:p>843.470542405801</text:p>
          </table:table-cell>
          <table:table-cell office:value-type="float" office:value="34.8" calcext:value-type="float">
            <text:p>3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0])/(LOG(1.5*[.J350])-LOG(LOG(1+(1/0.02))))" office:value-type="float" office:value="845.185184832683" calcext:value-type="float">
            <text:p>845.185184832683</text:p>
          </table:table-cell>
          <table:table-cell office:value-type="float" office:value="34.9" calcext:value-type="float">
            <text:p>3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1])/(LOG(1.5*[.J351])-LOG(LOG(1+(1/0.02))))" office:value-type="float" office:value="846.89898453304" calcext:value-type="float">
            <text:p>846.89898453304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2])/(LOG(1.5*[.J352])-LOG(LOG(1+(1/0.02))))" office:value-type="float" office:value="848.611944332907" calcext:value-type="float">
            <text:p>848.611944332907</text:p>
          </table:table-cell>
          <table:table-cell office:value-type="float" office:value="35.1" calcext:value-type="float">
            <text:p>3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3])/(LOG(1.5*[.J353])-LOG(LOG(1+(1/0.02))))" office:value-type="float" office:value="850.324067042432" calcext:value-type="float">
            <text:p>850.324067042432</text:p>
          </table:table-cell>
          <table:table-cell office:value-type="float" office:value="35.2" calcext:value-type="float">
            <text:p>3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4])/(LOG(1.5*[.J354])-LOG(LOG(1+(1/0.02))))" office:value-type="float" office:value="852.035355455994" calcext:value-type="float">
            <text:p>852.035355455994</text:p>
          </table:table-cell>
          <table:table-cell office:value-type="float" office:value="35.3" calcext:value-type="float">
            <text:p>3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5])/(LOG(1.5*[.J355])-LOG(LOG(1+(1/0.02))))" office:value-type="float" office:value="853.745812352318" calcext:value-type="float">
            <text:p>853.745812352318</text:p>
          </table:table-cell>
          <table:table-cell office:value-type="float" office:value="35.4" calcext:value-type="float">
            <text:p>3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6])/(LOG(1.5*[.J356])-LOG(LOG(1+(1/0.02))))" office:value-type="float" office:value="855.455440494595" calcext:value-type="float">
            <text:p>855.455440494595</text:p>
          </table:table-cell>
          <table:table-cell office:value-type="float" office:value="35.5" calcext:value-type="float">
            <text:p>3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7])/(LOG(1.5*[.J357])-LOG(LOG(1+(1/0.02))))" office:value-type="float" office:value="857.16424263059" calcext:value-type="float">
            <text:p>857.16424263059</text:p>
          </table:table-cell>
          <table:table-cell office:value-type="float" office:value="35.6" calcext:value-type="float">
            <text:p>3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8])/(LOG(1.5*[.J358])-LOG(LOG(1+(1/0.02))))" office:value-type="float" office:value="858.872221492761" calcext:value-type="float">
            <text:p>858.872221492761</text:p>
          </table:table-cell>
          <table:table-cell office:value-type="float" office:value="35.7" calcext:value-type="float">
            <text:p>3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59])/(LOG(1.5*[.J359])-LOG(LOG(1+(1/0.02))))" office:value-type="float" office:value="860.579379798369" calcext:value-type="float">
            <text:p>860.579379798369</text:p>
          </table:table-cell>
          <table:table-cell office:value-type="float" office:value="35.8" calcext:value-type="float">
            <text:p>3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0])/(LOG(1.5*[.J360])-LOG(LOG(1+(1/0.02))))" office:value-type="float" office:value="862.285720249592" calcext:value-type="float">
            <text:p>862.285720249592</text:p>
          </table:table-cell>
          <table:table-cell office:value-type="float" office:value="35.9" calcext:value-type="float">
            <text:p>3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1])/(LOG(1.5*[.J361])-LOG(LOG(1+(1/0.02))))" office:value-type="float" office:value="863.991245533633" calcext:value-type="float">
            <text:p>863.991245533633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2])/(LOG(1.5*[.J362])-LOG(LOG(1+(1/0.02))))" office:value-type="float" office:value="865.695958322833" calcext:value-type="float">
            <text:p>865.695958322833</text:p>
          </table:table-cell>
          <table:table-cell office:value-type="float" office:value="36.1" calcext:value-type="float">
            <text:p>3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3])/(LOG(1.5*[.J363])-LOG(LOG(1+(1/0.02))))" office:value-type="float" office:value="867.399861274778" calcext:value-type="float">
            <text:p>867.399861274778</text:p>
          </table:table-cell>
          <table:table-cell office:value-type="float" office:value="36.2" calcext:value-type="float">
            <text:p>3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4])/(LOG(1.5*[.J364])-LOG(LOG(1+(1/0.02))))" office:value-type="float" office:value="869.102957032407" calcext:value-type="float">
            <text:p>869.102957032407</text:p>
          </table:table-cell>
          <table:table-cell office:value-type="float" office:value="36.3" calcext:value-type="float">
            <text:p>3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5])/(LOG(1.5*[.J365])-LOG(LOG(1+(1/0.02))))" office:value-type="float" office:value="870.805248224121" calcext:value-type="float">
            <text:p>870.805248224121</text:p>
          </table:table-cell>
          <table:table-cell office:value-type="float" office:value="36.4" calcext:value-type="float">
            <text:p>3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6])/(LOG(1.5*[.J366])-LOG(LOG(1+(1/0.02))))" office:value-type="float" office:value="872.506737463888" calcext:value-type="float">
            <text:p>872.506737463888</text:p>
          </table:table-cell>
          <table:table-cell office:value-type="float" office:value="36.5" calcext:value-type="float">
            <text:p>3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7])/(LOG(1.5*[.J367])-LOG(LOG(1+(1/0.02))))" office:value-type="float" office:value="874.207427351349" calcext:value-type="float">
            <text:p>874.207427351349</text:p>
          </table:table-cell>
          <table:table-cell office:value-type="float" office:value="36.6" calcext:value-type="float">
            <text:p>3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8])/(LOG(1.5*[.J368])-LOG(LOG(1+(1/0.02))))" office:value-type="float" office:value="875.907320471922" calcext:value-type="float">
            <text:p>875.907320471922</text:p>
          </table:table-cell>
          <table:table-cell office:value-type="float" office:value="36.7" calcext:value-type="float">
            <text:p>3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69])/(LOG(1.5*[.J369])-LOG(LOG(1+(1/0.02))))" office:value-type="float" office:value="877.606419396906" calcext:value-type="float">
            <text:p>877.606419396906</text:p>
          </table:table-cell>
          <table:table-cell office:value-type="float" office:value="36.8" calcext:value-type="float">
            <text:p>3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0])/(LOG(1.5*[.J370])-LOG(LOG(1+(1/0.02))))" office:value-type="float" office:value="879.304726683585" calcext:value-type="float">
            <text:p>879.304726683585</text:p>
          </table:table-cell>
          <table:table-cell office:value-type="float" office:value="36.9" calcext:value-type="float">
            <text:p>3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1])/(LOG(1.5*[.J371])-LOG(LOG(1+(1/0.02))))" office:value-type="float" office:value="881.002244875327" calcext:value-type="float">
            <text:p>881.002244875327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2])/(LOG(1.5*[.J372])-LOG(LOG(1+(1/0.02))))" office:value-type="float" office:value="882.698976501689" calcext:value-type="float">
            <text:p>882.698976501689</text:p>
          </table:table-cell>
          <table:table-cell office:value-type="float" office:value="37.1" calcext:value-type="float">
            <text:p>3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3])/(LOG(1.5*[.J373])-LOG(LOG(1+(1/0.02))))" office:value-type="float" office:value="884.394924078514" calcext:value-type="float">
            <text:p>884.394924078514</text:p>
          </table:table-cell>
          <table:table-cell office:value-type="float" office:value="37.2" calcext:value-type="float">
            <text:p>3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4])/(LOG(1.5*[.J374])-LOG(LOG(1+(1/0.02))))" office:value-type="float" office:value="886.090090108031" calcext:value-type="float">
            <text:p>886.090090108031</text:p>
          </table:table-cell>
          <table:table-cell office:value-type="float" office:value="37.3" calcext:value-type="float">
            <text:p>3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5])/(LOG(1.5*[.J375])-LOG(LOG(1+(1/0.02))))" office:value-type="float" office:value="887.784477078957" calcext:value-type="float">
            <text:p>887.784477078957</text:p>
          </table:table-cell>
          <table:table-cell office:value-type="float" office:value="37.4" calcext:value-type="float">
            <text:p>3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6])/(LOG(1.5*[.J376])-LOG(LOG(1+(1/0.02))))" office:value-type="float" office:value="889.478087466589" calcext:value-type="float">
            <text:p>889.478087466589</text:p>
          </table:table-cell>
          <table:table-cell office:value-type="float" office:value="37.5" calcext:value-type="float">
            <text:p>3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7])/(LOG(1.5*[.J377])-LOG(LOG(1+(1/0.02))))" office:value-type="float" office:value="891.170923732906" calcext:value-type="float">
            <text:p>891.170923732906</text:p>
          </table:table-cell>
          <table:table-cell office:value-type="float" office:value="37.6" calcext:value-type="float">
            <text:p>3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8])/(LOG(1.5*[.J378])-LOG(LOG(1+(1/0.02))))" office:value-type="float" office:value="892.862988326663" calcext:value-type="float">
            <text:p>892.862988326663</text:p>
          </table:table-cell>
          <table:table-cell office:value-type="float" office:value="37.7" calcext:value-type="float">
            <text:p>3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79])/(LOG(1.5*[.J379])-LOG(LOG(1+(1/0.02))))" office:value-type="float" office:value="894.554283683484" calcext:value-type="float">
            <text:p>894.554283683484</text:p>
          </table:table-cell>
          <table:table-cell office:value-type="float" office:value="37.8" calcext:value-type="float">
            <text:p>3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0])/(LOG(1.5*[.J380])-LOG(LOG(1+(1/0.02))))" office:value-type="float" office:value="896.244812225964" calcext:value-type="float">
            <text:p>896.244812225964</text:p>
          </table:table-cell>
          <table:table-cell office:value-type="float" office:value="37.9" calcext:value-type="float">
            <text:p>3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1])/(LOG(1.5*[.J381])-LOG(LOG(1+(1/0.02))))" office:value-type="float" office:value="897.934576363752" calcext:value-type="float">
            <text:p>897.934576363752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2])/(LOG(1.5*[.J382])-LOG(LOG(1+(1/0.02))))" office:value-type="float" office:value="899.623578493654" calcext:value-type="float">
            <text:p>899.623578493654</text:p>
          </table:table-cell>
          <table:table-cell office:value-type="float" office:value="38.1" calcext:value-type="float">
            <text:p>3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3])/(LOG(1.5*[.J383])-LOG(LOG(1+(1/0.02))))" office:value-type="float" office:value="901.311820999719" calcext:value-type="float">
            <text:p>901.311820999719</text:p>
          </table:table-cell>
          <table:table-cell office:value-type="float" office:value="38.2" calcext:value-type="float">
            <text:p>3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4])/(LOG(1.5*[.J384])-LOG(LOG(1+(1/0.02))))" office:value-type="float" office:value="902.999306253331" calcext:value-type="float">
            <text:p>902.999306253331</text:p>
          </table:table-cell>
          <table:table-cell office:value-type="float" office:value="38.3" calcext:value-type="float">
            <text:p>3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5])/(LOG(1.5*[.J385])-LOG(LOG(1+(1/0.02))))" office:value-type="float" office:value="904.686036613304" calcext:value-type="float">
            <text:p>904.686036613304</text:p>
          </table:table-cell>
          <table:table-cell office:value-type="float" office:value="38.4" calcext:value-type="float">
            <text:p>3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6])/(LOG(1.5*[.J386])-LOG(LOG(1+(1/0.02))))" office:value-type="float" office:value="906.372014425966" calcext:value-type="float">
            <text:p>906.372014425966</text:p>
          </table:table-cell>
          <table:table-cell office:value-type="float" office:value="38.5" calcext:value-type="float">
            <text:p>3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7])/(LOG(1.5*[.J387])-LOG(LOG(1+(1/0.02))))" office:value-type="float" office:value="908.057242025251" calcext:value-type="float">
            <text:p>908.057242025251</text:p>
          </table:table-cell>
          <table:table-cell office:value-type="float" office:value="38.6" calcext:value-type="float">
            <text:p>3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8])/(LOG(1.5*[.J388])-LOG(LOG(1+(1/0.02))))" office:value-type="float" office:value="909.741721732788" calcext:value-type="float">
            <text:p>909.741721732788</text:p>
          </table:table-cell>
          <table:table-cell office:value-type="float" office:value="38.7" calcext:value-type="float">
            <text:p>3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89])/(LOG(1.5*[.J389])-LOG(LOG(1+(1/0.02))))" office:value-type="float" office:value="911.425455857987" calcext:value-type="float">
            <text:p>911.425455857987</text:p>
          </table:table-cell>
          <table:table-cell office:value-type="float" office:value="38.8" calcext:value-type="float">
            <text:p>3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0])/(LOG(1.5*[.J390])-LOG(LOG(1+(1/0.02))))" office:value-type="float" office:value="913.108446698128" calcext:value-type="float">
            <text:p>913.108446698128</text:p>
          </table:table-cell>
          <table:table-cell office:value-type="float" office:value="38.9" calcext:value-type="float">
            <text:p>3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1])/(LOG(1.5*[.J391])-LOG(LOG(1+(1/0.02))))" office:value-type="float" office:value="914.790696538443" calcext:value-type="float">
            <text:p>914.790696538443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2])/(LOG(1.5*[.J392])-LOG(LOG(1+(1/0.02))))" office:value-type="float" office:value="916.472207652207" calcext:value-type="float">
            <text:p>916.472207652207</text:p>
          </table:table-cell>
          <table:table-cell office:value-type="float" office:value="39.1" calcext:value-type="float">
            <text:p>3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3])/(LOG(1.5*[.J393])-LOG(LOG(1+(1/0.02))))" office:value-type="float" office:value="918.152982300817" calcext:value-type="float">
            <text:p>918.152982300817</text:p>
          </table:table-cell>
          <table:table-cell office:value-type="float" office:value="39.2" calcext:value-type="float">
            <text:p>3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4])/(LOG(1.5*[.J394])-LOG(LOG(1+(1/0.02))))" office:value-type="float" office:value="919.833022733882" calcext:value-type="float">
            <text:p>919.833022733882</text:p>
          </table:table-cell>
          <table:table-cell office:value-type="float" office:value="39.3" calcext:value-type="float">
            <text:p>3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5])/(LOG(1.5*[.J395])-LOG(LOG(1+(1/0.02))))" office:value-type="float" office:value="921.512331189298" calcext:value-type="float">
            <text:p>921.512331189298</text:p>
          </table:table-cell>
          <table:table-cell office:value-type="float" office:value="39.4" calcext:value-type="float">
            <text:p>3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6])/(LOG(1.5*[.J396])-LOG(LOG(1+(1/0.02))))" office:value-type="float" office:value="923.190909893341" calcext:value-type="float">
            <text:p>923.190909893341</text:p>
          </table:table-cell>
          <table:table-cell office:value-type="float" office:value="39.5" calcext:value-type="float">
            <text:p>3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7])/(LOG(1.5*[.J397])-LOG(LOG(1+(1/0.02))))" office:value-type="float" office:value="924.868761060741" calcext:value-type="float">
            <text:p>924.868761060741</text:p>
          </table:table-cell>
          <table:table-cell office:value-type="float" office:value="39.6" calcext:value-type="float">
            <text:p>3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8])/(LOG(1.5*[.J398])-LOG(LOG(1+(1/0.02))))" office:value-type="float" office:value="926.545886894765" calcext:value-type="float">
            <text:p>926.545886894765</text:p>
          </table:table-cell>
          <table:table-cell office:value-type="float" office:value="39.7" calcext:value-type="float">
            <text:p>3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399])/(LOG(1.5*[.J399])-LOG(LOG(1+(1/0.02))))" office:value-type="float" office:value="928.222289587299" calcext:value-type="float">
            <text:p>928.222289587299</text:p>
          </table:table-cell>
          <table:table-cell office:value-type="float" office:value="39.8" calcext:value-type="float">
            <text:p>3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0])/(LOG(1.5*[.J400])-LOG(LOG(1+(1/0.02))))" office:value-type="float" office:value="929.897971318926" calcext:value-type="float">
            <text:p>929.897971318926</text:p>
          </table:table-cell>
          <table:table-cell office:value-type="float" office:value="39.9" calcext:value-type="float">
            <text:p>3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1])/(LOG(1.5*[.J401])-LOG(LOG(1+(1/0.02))))" office:value-type="float" office:value="931.572934259009" calcext:value-type="float">
            <text:p>931.572934259009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2])/(LOG(1.5*[.J402])-LOG(LOG(1+(1/0.02))))" office:value-type="float" office:value="933.247180565763" calcext:value-type="float">
            <text:p>933.247180565763</text:p>
          </table:table-cell>
          <table:table-cell office:value-type="float" office:value="40.1" calcext:value-type="float">
            <text:p>4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3])/(LOG(1.5*[.J403])-LOG(LOG(1+(1/0.02))))" office:value-type="float" office:value="934.920712386337" calcext:value-type="float">
            <text:p>934.920712386337</text:p>
          </table:table-cell>
          <table:table-cell office:value-type="float" office:value="40.2" calcext:value-type="float">
            <text:p>4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4])/(LOG(1.5*[.J404])-LOG(LOG(1+(1/0.02))))" office:value-type="float" office:value="936.593531856895" calcext:value-type="float">
            <text:p>936.593531856895</text:p>
          </table:table-cell>
          <table:table-cell office:value-type="float" office:value="40.3" calcext:value-type="float">
            <text:p>4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5])/(LOG(1.5*[.J405])-LOG(LOG(1+(1/0.02))))" office:value-type="float" office:value="938.265641102682" calcext:value-type="float">
            <text:p>938.265641102682</text:p>
          </table:table-cell>
          <table:table-cell office:value-type="float" office:value="40.4" calcext:value-type="float">
            <text:p>4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6])/(LOG(1.5*[.J406])-LOG(LOG(1+(1/0.02))))" office:value-type="float" office:value="939.937042238109" calcext:value-type="float">
            <text:p>939.937042238109</text:p>
          </table:table-cell>
          <table:table-cell office:value-type="float" office:value="40.5" calcext:value-type="float">
            <text:p>4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7])/(LOG(1.5*[.J407])-LOG(LOG(1+(1/0.02))))" office:value-type="float" office:value="941.607737366827" calcext:value-type="float">
            <text:p>941.607737366827</text:p>
          </table:table-cell>
          <table:table-cell office:value-type="float" office:value="40.6" calcext:value-type="float">
            <text:p>4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8])/(LOG(1.5*[.J408])-LOG(LOG(1+(1/0.02))))" office:value-type="float" office:value="943.277728581796" calcext:value-type="float">
            <text:p>943.277728581796</text:p>
          </table:table-cell>
          <table:table-cell office:value-type="float" office:value="40.7" calcext:value-type="float">
            <text:p>4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09])/(LOG(1.5*[.J409])-LOG(LOG(1+(1/0.02))))" office:value-type="float" office:value="944.947017965367" calcext:value-type="float">
            <text:p>944.947017965367</text:p>
          </table:table-cell>
          <table:table-cell office:value-type="float" office:value="40.8" calcext:value-type="float">
            <text:p>4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0])/(LOG(1.5*[.J410])-LOG(LOG(1+(1/0.02))))" office:value-type="float" office:value="946.615607589348" calcext:value-type="float">
            <text:p>946.615607589348</text:p>
          </table:table-cell>
          <table:table-cell office:value-type="float" office:value="40.9" calcext:value-type="float">
            <text:p>4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1])/(LOG(1.5*[.J411])-LOG(LOG(1+(1/0.02))))" office:value-type="float" office:value="948.283499515082" calcext:value-type="float">
            <text:p>948.283499515082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2])/(LOG(1.5*[.J412])-LOG(LOG(1+(1/0.02))))" office:value-type="float" office:value="949.950695793518" calcext:value-type="float">
            <text:p>949.950695793518</text:p>
          </table:table-cell>
          <table:table-cell office:value-type="float" office:value="41.1" calcext:value-type="float">
            <text:p>4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3])/(LOG(1.5*[.J413])-LOG(LOG(1+(1/0.02))))" office:value-type="float" office:value="951.61719846528" calcext:value-type="float">
            <text:p>951.61719846528</text:p>
          </table:table-cell>
          <table:table-cell office:value-type="float" office:value="41.2" calcext:value-type="float">
            <text:p>4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4])/(LOG(1.5*[.J414])-LOG(LOG(1+(1/0.02))))" office:value-type="float" office:value="953.283009560741" calcext:value-type="float">
            <text:p>953.283009560741</text:p>
          </table:table-cell>
          <table:table-cell office:value-type="float" office:value="41.3" calcext:value-type="float">
            <text:p>4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5])/(LOG(1.5*[.J415])-LOG(LOG(1+(1/0.02))))" office:value-type="float" office:value="954.948131100092" calcext:value-type="float">
            <text:p>954.948131100092</text:p>
          </table:table-cell>
          <table:table-cell office:value-type="float" office:value="41.4" calcext:value-type="float">
            <text:p>4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6])/(LOG(1.5*[.J416])-LOG(LOG(1+(1/0.02))))" office:value-type="float" office:value="956.61256509341" calcext:value-type="float">
            <text:p>956.61256509341</text:p>
          </table:table-cell>
          <table:table-cell office:value-type="float" office:value="41.5" calcext:value-type="float">
            <text:p>4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7])/(LOG(1.5*[.J417])-LOG(LOG(1+(1/0.02))))" office:value-type="float" office:value="958.276313540734" calcext:value-type="float">
            <text:p>958.276313540734</text:p>
          </table:table-cell>
          <table:table-cell office:value-type="float" office:value="41.6" calcext:value-type="float">
            <text:p>4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8])/(LOG(1.5*[.J418])-LOG(LOG(1+(1/0.02))))" office:value-type="float" office:value="959.939378432125" calcext:value-type="float">
            <text:p>959.939378432125</text:p>
          </table:table-cell>
          <table:table-cell office:value-type="float" office:value="41.7" calcext:value-type="float">
            <text:p>4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19])/(LOG(1.5*[.J419])-LOG(LOG(1+(1/0.02))))" office:value-type="float" office:value="961.601761747738" calcext:value-type="float">
            <text:p>961.601761747738</text:p>
          </table:table-cell>
          <table:table-cell office:value-type="float" office:value="41.8" calcext:value-type="float">
            <text:p>4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0])/(LOG(1.5*[.J420])-LOG(LOG(1+(1/0.02))))" office:value-type="float" office:value="963.263465457892" calcext:value-type="float">
            <text:p>963.263465457892</text:p>
          </table:table-cell>
          <table:table-cell office:value-type="float" office:value="41.9" calcext:value-type="float">
            <text:p>4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1])/(LOG(1.5*[.J421])-LOG(LOG(1+(1/0.02))))" office:value-type="float" office:value="964.924491523131" calcext:value-type="float">
            <text:p>964.924491523131</text:p>
          </table:table-cell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2])/(LOG(1.5*[.J422])-LOG(LOG(1+(1/0.02))))" office:value-type="float" office:value="966.584841894298" calcext:value-type="float">
            <text:p>966.584841894298</text:p>
          </table:table-cell>
          <table:table-cell office:value-type="float" office:value="42.1" calcext:value-type="float">
            <text:p>4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3])/(LOG(1.5*[.J423])-LOG(LOG(1+(1/0.02))))" office:value-type="float" office:value="968.244518512592" calcext:value-type="float">
            <text:p>968.244518512592</text:p>
          </table:table-cell>
          <table:table-cell office:value-type="float" office:value="42.2" calcext:value-type="float">
            <text:p>4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4])/(LOG(1.5*[.J424])-LOG(LOG(1+(1/0.02))))" office:value-type="float" office:value="969.903523309641" calcext:value-type="float">
            <text:p>969.903523309641</text:p>
          </table:table-cell>
          <table:table-cell office:value-type="float" office:value="42.3" calcext:value-type="float">
            <text:p>4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5])/(LOG(1.5*[.J425])-LOG(LOG(1+(1/0.02))))" office:value-type="float" office:value="971.561858207564" calcext:value-type="float">
            <text:p>971.561858207564</text:p>
          </table:table-cell>
          <table:table-cell office:value-type="float" office:value="42.4" calcext:value-type="float">
            <text:p>4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6])/(LOG(1.5*[.J426])-LOG(LOG(1+(1/0.02))))" office:value-type="float" office:value="973.219525119032" calcext:value-type="float">
            <text:p>973.219525119032</text:p>
          </table:table-cell>
          <table:table-cell office:value-type="float" office:value="42.5" calcext:value-type="float">
            <text:p>4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7])/(LOG(1.5*[.J427])-LOG(LOG(1+(1/0.02))))" office:value-type="float" office:value="974.876525947337" calcext:value-type="float">
            <text:p>974.876525947337</text:p>
          </table:table-cell>
          <table:table-cell office:value-type="float" office:value="42.6" calcext:value-type="float">
            <text:p>4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8])/(LOG(1.5*[.J428])-LOG(LOG(1+(1/0.02))))" office:value-type="float" office:value="976.532862586453" calcext:value-type="float">
            <text:p>976.532862586453</text:p>
          </table:table-cell>
          <table:table-cell office:value-type="float" office:value="42.7" calcext:value-type="float">
            <text:p>4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29])/(LOG(1.5*[.J429])-LOG(LOG(1+(1/0.02))))" office:value-type="float" office:value="978.188536921097" calcext:value-type="float">
            <text:p>978.188536921097</text:p>
          </table:table-cell>
          <table:table-cell office:value-type="float" office:value="42.8" calcext:value-type="float">
            <text:p>4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0])/(LOG(1.5*[.J430])-LOG(LOG(1+(1/0.02))))" office:value-type="float" office:value="979.843550826793" calcext:value-type="float">
            <text:p>979.843550826793</text:p>
          </table:table-cell>
          <table:table-cell office:value-type="float" office:value="42.9" calcext:value-type="float">
            <text:p>4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1])/(LOG(1.5*[.J431])-LOG(LOG(1+(1/0.02))))" office:value-type="float" office:value="981.497906169934" calcext:value-type="float">
            <text:p>981.497906169934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2])/(LOG(1.5*[.J432])-LOG(LOG(1+(1/0.02))))" office:value-type="float" office:value="983.151604807841" calcext:value-type="float">
            <text:p>983.151604807841</text:p>
          </table:table-cell>
          <table:table-cell office:value-type="float" office:value="43.1" calcext:value-type="float">
            <text:p>4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3])/(LOG(1.5*[.J433])-LOG(LOG(1+(1/0.02))))" office:value-type="float" office:value="984.804648588825" calcext:value-type="float">
            <text:p>984.804648588825</text:p>
          </table:table-cell>
          <table:table-cell office:value-type="float" office:value="43.2" calcext:value-type="float">
            <text:p>4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4])/(LOG(1.5*[.J434])-LOG(LOG(1+(1/0.02))))" office:value-type="float" office:value="986.457039352249" calcext:value-type="float">
            <text:p>986.457039352249</text:p>
          </table:table-cell>
          <table:table-cell office:value-type="float" office:value="43.3" calcext:value-type="float">
            <text:p>4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5])/(LOG(1.5*[.J435])-LOG(LOG(1+(1/0.02))))" office:value-type="float" office:value="988.108778928583" calcext:value-type="float">
            <text:p>988.108778928583</text:p>
          </table:table-cell>
          <table:table-cell office:value-type="float" office:value="43.4" calcext:value-type="float">
            <text:p>4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6])/(LOG(1.5*[.J436])-LOG(LOG(1+(1/0.02))))" office:value-type="float" office:value="989.759869139467" calcext:value-type="float">
            <text:p>989.759869139467</text:p>
          </table:table-cell>
          <table:table-cell office:value-type="float" office:value="43.5" calcext:value-type="float">
            <text:p>4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7])/(LOG(1.5*[.J437])-LOG(LOG(1+(1/0.02))))" office:value-type="float" office:value="991.41031179777" calcext:value-type="float">
            <text:p>991.41031179777</text:p>
          </table:table-cell>
          <table:table-cell office:value-type="float" office:value="43.6" calcext:value-type="float">
            <text:p>4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8])/(LOG(1.5*[.J438])-LOG(LOG(1+(1/0.02))))" office:value-type="float" office:value="993.060108707643" calcext:value-type="float">
            <text:p>993.060108707643</text:p>
          </table:table-cell>
          <table:table-cell office:value-type="float" office:value="43.7" calcext:value-type="float">
            <text:p>4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39])/(LOG(1.5*[.J439])-LOG(LOG(1+(1/0.02))))" office:value-type="float" office:value="994.709261664584" calcext:value-type="float">
            <text:p>994.709261664584</text:p>
          </table:table-cell>
          <table:table-cell office:value-type="float" office:value="43.8" calcext:value-type="float">
            <text:p>4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0])/(LOG(1.5*[.J440])-LOG(LOG(1+(1/0.02))))" office:value-type="float" office:value="996.35777245549" calcext:value-type="float">
            <text:p>996.35777245549</text:p>
          </table:table-cell>
          <table:table-cell office:value-type="float" office:value="43.9" calcext:value-type="float">
            <text:p>4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1])/(LOG(1.5*[.J441])-LOG(LOG(1+(1/0.02))))" office:value-type="float" office:value="998.005642858714" calcext:value-type="float">
            <text:p>998.005642858714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2])/(LOG(1.5*[.J442])-LOG(LOG(1+(1/0.02))))" office:value-type="float" office:value="999.652874644125" calcext:value-type="float">
            <text:p>999.652874644125</text:p>
          </table:table-cell>
          <table:table-cell office:value-type="float" office:value="44.1" calcext:value-type="float">
            <text:p>4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3])/(LOG(1.5*[.J443])-LOG(LOG(1+(1/0.02))))" office:value-type="float" office:value="1001.29946957316" calcext:value-type="float">
            <text:p>1001.29946957316</text:p>
          </table:table-cell>
          <table:table-cell office:value-type="float" office:value="44.2" calcext:value-type="float">
            <text:p>4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4])/(LOG(1.5*[.J444])-LOG(LOG(1+(1/0.02))))" office:value-type="float" office:value="1002.94542939888" calcext:value-type="float">
            <text:p>1002.94542939888</text:p>
          </table:table-cell>
          <table:table-cell office:value-type="float" office:value="44.3" calcext:value-type="float">
            <text:p>4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5])/(LOG(1.5*[.J445])-LOG(LOG(1+(1/0.02))))" office:value-type="float" office:value="1004.59075586603" calcext:value-type="float">
            <text:p>1004.59075586603</text:p>
          </table:table-cell>
          <table:table-cell office:value-type="float" office:value="44.4" calcext:value-type="float">
            <text:p>4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6])/(LOG(1.5*[.J446])-LOG(LOG(1+(1/0.02))))" office:value-type="float" office:value="1006.23545071109" calcext:value-type="float">
            <text:p>1006.23545071109</text:p>
          </table:table-cell>
          <table:table-cell office:value-type="float" office:value="44.5" calcext:value-type="float">
            <text:p>4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7])/(LOG(1.5*[.J447])-LOG(LOG(1+(1/0.02))))" office:value-type="float" office:value="1007.87951566231" calcext:value-type="float">
            <text:p>1007.87951566231</text:p>
          </table:table-cell>
          <table:table-cell office:value-type="float" office:value="44.6" calcext:value-type="float">
            <text:p>4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8])/(LOG(1.5*[.J448])-LOG(LOG(1+(1/0.02))))" office:value-type="float" office:value="1009.52295243981" calcext:value-type="float">
            <text:p>1009.52295243981</text:p>
          </table:table-cell>
          <table:table-cell office:value-type="float" office:value="44.7" calcext:value-type="float">
            <text:p>4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49])/(LOG(1.5*[.J449])-LOG(LOG(1+(1/0.02))))" office:value-type="float" office:value="1011.16576275559" calcext:value-type="float">
            <text:p>1011.16576275559</text:p>
          </table:table-cell>
          <table:table-cell office:value-type="float" office:value="44.8" calcext:value-type="float">
            <text:p>4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0])/(LOG(1.5*[.J450])-LOG(LOG(1+(1/0.02))))" office:value-type="float" office:value="1012.8079483136" calcext:value-type="float">
            <text:p>1012.8079483136</text:p>
          </table:table-cell>
          <table:table-cell office:value-type="float" office:value="44.9" calcext:value-type="float">
            <text:p>4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1])/(LOG(1.5*[.J451])-LOG(LOG(1+(1/0.02))))" office:value-type="float" office:value="1014.44951080979" calcext:value-type="float">
            <text:p>1014.44951080979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2])/(LOG(1.5*[.J452])-LOG(LOG(1+(1/0.02))))" office:value-type="float" office:value="1016.09045193216" calcext:value-type="float">
            <text:p>1016.09045193216</text:p>
          </table:table-cell>
          <table:table-cell office:value-type="float" office:value="45.1" calcext:value-type="float">
            <text:p>4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3])/(LOG(1.5*[.J453])-LOG(LOG(1+(1/0.02))))" office:value-type="float" office:value="1017.73077336082" calcext:value-type="float">
            <text:p>1017.73077336082</text:p>
          </table:table-cell>
          <table:table-cell office:value-type="float" office:value="45.2" calcext:value-type="float">
            <text:p>4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4])/(LOG(1.5*[.J454])-LOG(LOG(1+(1/0.02))))" office:value-type="float" office:value="1019.37047676803" calcext:value-type="float">
            <text:p>1019.37047676803</text:p>
          </table:table-cell>
          <table:table-cell office:value-type="float" office:value="45.3" calcext:value-type="float">
            <text:p>4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5])/(LOG(1.5*[.J455])-LOG(LOG(1+(1/0.02))))" office:value-type="float" office:value="1021.00956381825" calcext:value-type="float">
            <text:p>1021.00956381825</text:p>
          </table:table-cell>
          <table:table-cell office:value-type="float" office:value="45.4" calcext:value-type="float">
            <text:p>4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6])/(LOG(1.5*[.J456])-LOG(LOG(1+(1/0.02))))" office:value-type="float" office:value="1022.64803616821" calcext:value-type="float">
            <text:p>1022.64803616821</text:p>
          </table:table-cell>
          <table:table-cell office:value-type="float" office:value="45.5" calcext:value-type="float">
            <text:p>4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7])/(LOG(1.5*[.J457])-LOG(LOG(1+(1/0.02))))" office:value-type="float" office:value="1024.28589546693" calcext:value-type="float">
            <text:p>1024.28589546693</text:p>
          </table:table-cell>
          <table:table-cell office:value-type="float" office:value="45.6" calcext:value-type="float">
            <text:p>4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8])/(LOG(1.5*[.J458])-LOG(LOG(1+(1/0.02))))" office:value-type="float" office:value="1025.9231433558" calcext:value-type="float">
            <text:p>1025.9231433558</text:p>
          </table:table-cell>
          <table:table-cell office:value-type="float" office:value="45.7" calcext:value-type="float">
            <text:p>4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59])/(LOG(1.5*[.J459])-LOG(LOG(1+(1/0.02))))" office:value-type="float" office:value="1027.55978146861" calcext:value-type="float">
            <text:p>1027.55978146861</text:p>
          </table:table-cell>
          <table:table-cell office:value-type="float" office:value="45.8" calcext:value-type="float">
            <text:p>4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0])/(LOG(1.5*[.J460])-LOG(LOG(1+(1/0.02))))" office:value-type="float" office:value="1029.19581143159" calcext:value-type="float">
            <text:p>1029.19581143159</text:p>
          </table:table-cell>
          <table:table-cell office:value-type="float" office:value="45.9" calcext:value-type="float">
            <text:p>4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1])/(LOG(1.5*[.J461])-LOG(LOG(1+(1/0.02))))" office:value-type="float" office:value="1030.83123486349" calcext:value-type="float">
            <text:p>1030.83123486349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2])/(LOG(1.5*[.J462])-LOG(LOG(1+(1/0.02))))" office:value-type="float" office:value="1032.4660533756" calcext:value-type="float">
            <text:p>1032.4660533756</text:p>
          </table:table-cell>
          <table:table-cell office:value-type="float" office:value="46.1" calcext:value-type="float">
            <text:p>4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3])/(LOG(1.5*[.J463])-LOG(LOG(1+(1/0.02))))" office:value-type="float" office:value="1034.1002685718" calcext:value-type="float">
            <text:p>1034.1002685718</text:p>
          </table:table-cell>
          <table:table-cell office:value-type="float" office:value="46.2" calcext:value-type="float">
            <text:p>4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4])/(LOG(1.5*[.J464])-LOG(LOG(1+(1/0.02))))" office:value-type="float" office:value="1035.73388204862" calcext:value-type="float">
            <text:p>1035.73388204862</text:p>
          </table:table-cell>
          <table:table-cell office:value-type="float" office:value="46.3" calcext:value-type="float">
            <text:p>4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5])/(LOG(1.5*[.J465])-LOG(LOG(1+(1/0.02))))" office:value-type="float" office:value="1037.36689539529" calcext:value-type="float">
            <text:p>1037.36689539529</text:p>
          </table:table-cell>
          <table:table-cell office:value-type="float" office:value="46.4" calcext:value-type="float">
            <text:p>4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6])/(LOG(1.5*[.J466])-LOG(LOG(1+(1/0.02))))" office:value-type="float" office:value="1038.99931019376" calcext:value-type="float">
            <text:p>1038.99931019376</text:p>
          </table:table-cell>
          <table:table-cell office:value-type="float" office:value="46.5" calcext:value-type="float">
            <text:p>4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7])/(LOG(1.5*[.J467])-LOG(LOG(1+(1/0.02))))" office:value-type="float" office:value="1040.63112801878" calcext:value-type="float">
            <text:p>1040.63112801878</text:p>
          </table:table-cell>
          <table:table-cell office:value-type="float" office:value="46.6" calcext:value-type="float">
            <text:p>4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8])/(LOG(1.5*[.J468])-LOG(LOG(1+(1/0.02))))" office:value-type="float" office:value="1042.2623504379" calcext:value-type="float">
            <text:p>1042.2623504379</text:p>
          </table:table-cell>
          <table:table-cell office:value-type="float" office:value="46.7" calcext:value-type="float">
            <text:p>4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69])/(LOG(1.5*[.J469])-LOG(LOG(1+(1/0.02))))" office:value-type="float" office:value="1043.89297901159" calcext:value-type="float">
            <text:p>1043.89297901159</text:p>
          </table:table-cell>
          <table:table-cell office:value-type="float" office:value="46.8" calcext:value-type="float">
            <text:p>4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0])/(LOG(1.5*[.J470])-LOG(LOG(1+(1/0.02))))" office:value-type="float" office:value="1045.52301529319" calcext:value-type="float">
            <text:p>1045.52301529319</text:p>
          </table:table-cell>
          <table:table-cell office:value-type="float" office:value="46.9" calcext:value-type="float">
            <text:p>4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1])/(LOG(1.5*[.J471])-LOG(LOG(1+(1/0.02))))" office:value-type="float" office:value="1047.15246082904" calcext:value-type="float">
            <text:p>1047.15246082904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2])/(LOG(1.5*[.J472])-LOG(LOG(1+(1/0.02))))" office:value-type="float" office:value="1048.78131715847" calcext:value-type="float">
            <text:p>1048.78131715847</text:p>
          </table:table-cell>
          <table:table-cell office:value-type="float" office:value="47.1" calcext:value-type="float">
            <text:p>4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3])/(LOG(1.5*[.J473])-LOG(LOG(1+(1/0.02))))" office:value-type="float" office:value="1050.40958581386" calcext:value-type="float">
            <text:p>1050.40958581386</text:p>
          </table:table-cell>
          <table:table-cell office:value-type="float" office:value="47.2" calcext:value-type="float">
            <text:p>4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4])/(LOG(1.5*[.J474])-LOG(LOG(1+(1/0.02))))" office:value-type="float" office:value="1052.0372683207" calcext:value-type="float">
            <text:p>1052.0372683207</text:p>
          </table:table-cell>
          <table:table-cell office:value-type="float" office:value="47.3" calcext:value-type="float">
            <text:p>4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5])/(LOG(1.5*[.J475])-LOG(LOG(1+(1/0.02))))" office:value-type="float" office:value="1053.6643661976" calcext:value-type="float">
            <text:p>1053.6643661976</text:p>
          </table:table-cell>
          <table:table-cell office:value-type="float" office:value="47.4" calcext:value-type="float">
            <text:p>4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6])/(LOG(1.5*[.J476])-LOG(LOG(1+(1/0.02))))" office:value-type="float" office:value="1055.29088095637" calcext:value-type="float">
            <text:p>1055.29088095637</text:p>
          </table:table-cell>
          <table:table-cell office:value-type="float" office:value="47.5" calcext:value-type="float">
            <text:p>4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7])/(LOG(1.5*[.J477])-LOG(LOG(1+(1/0.02))))" office:value-type="float" office:value="1056.91681410203" calcext:value-type="float">
            <text:p>1056.91681410203</text:p>
          </table:table-cell>
          <table:table-cell office:value-type="float" office:value="47.6" calcext:value-type="float">
            <text:p>4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8])/(LOG(1.5*[.J478])-LOG(LOG(1+(1/0.02))))" office:value-type="float" office:value="1058.54216713287" calcext:value-type="float">
            <text:p>1058.54216713287</text:p>
          </table:table-cell>
          <table:table-cell office:value-type="float" office:value="47.7" calcext:value-type="float">
            <text:p>4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79])/(LOG(1.5*[.J479])-LOG(LOG(1+(1/0.02))))" office:value-type="float" office:value="1060.1669415405" calcext:value-type="float">
            <text:p>1060.1669415405</text:p>
          </table:table-cell>
          <table:table-cell office:value-type="float" office:value="47.8" calcext:value-type="float">
            <text:p>4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0])/(LOG(1.5*[.J480])-LOG(LOG(1+(1/0.02))))" office:value-type="float" office:value="1061.79113880985" calcext:value-type="float">
            <text:p>1061.79113880985</text:p>
          </table:table-cell>
          <table:table-cell office:value-type="float" office:value="47.9" calcext:value-type="float">
            <text:p>4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1])/(LOG(1.5*[.J481])-LOG(LOG(1+(1/0.02))))" office:value-type="float" office:value="1063.41476041927" calcext:value-type="float">
            <text:p>1063.41476041927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2])/(LOG(1.5*[.J482])-LOG(LOG(1+(1/0.02))))" office:value-type="float" office:value="1065.03780784054" calcext:value-type="float">
            <text:p>1065.03780784054</text:p>
          </table:table-cell>
          <table:table-cell office:value-type="float" office:value="48.1" calcext:value-type="float">
            <text:p>4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3])/(LOG(1.5*[.J483])-LOG(LOG(1+(1/0.02))))" office:value-type="float" office:value="1066.66028253889" calcext:value-type="float">
            <text:p>1066.66028253889</text:p>
          </table:table-cell>
          <table:table-cell office:value-type="float" office:value="48.2" calcext:value-type="float">
            <text:p>4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4])/(LOG(1.5*[.J484])-LOG(LOG(1+(1/0.02))))" office:value-type="float" office:value="1068.28218597308" calcext:value-type="float">
            <text:p>1068.28218597308</text:p>
          </table:table-cell>
          <table:table-cell office:value-type="float" office:value="48.3" calcext:value-type="float">
            <text:p>4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5])/(LOG(1.5*[.J485])-LOG(LOG(1+(1/0.02))))" office:value-type="float" office:value="1069.90351959542" calcext:value-type="float">
            <text:p>1069.90351959542</text:p>
          </table:table-cell>
          <table:table-cell office:value-type="float" office:value="48.4" calcext:value-type="float">
            <text:p>4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6])/(LOG(1.5*[.J486])-LOG(LOG(1+(1/0.02))))" office:value-type="float" office:value="1071.52428485182" calcext:value-type="float">
            <text:p>1071.52428485182</text:p>
          </table:table-cell>
          <table:table-cell office:value-type="float" office:value="48.5" calcext:value-type="float">
            <text:p>4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7])/(LOG(1.5*[.J487])-LOG(LOG(1+(1/0.02))))" office:value-type="float" office:value="1073.14448318181" calcext:value-type="float">
            <text:p>1073.14448318181</text:p>
          </table:table-cell>
          <table:table-cell office:value-type="float" office:value="48.6" calcext:value-type="float">
            <text:p>4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8])/(LOG(1.5*[.J488])-LOG(LOG(1+(1/0.02))))" office:value-type="float" office:value="1074.76411601858" calcext:value-type="float">
            <text:p>1074.76411601858</text:p>
          </table:table-cell>
          <table:table-cell office:value-type="float" office:value="48.7" calcext:value-type="float">
            <text:p>4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89])/(LOG(1.5*[.J489])-LOG(LOG(1+(1/0.02))))" office:value-type="float" office:value="1076.38318478906" calcext:value-type="float">
            <text:p>1076.38318478906</text:p>
          </table:table-cell>
          <table:table-cell office:value-type="float" office:value="48.8" calcext:value-type="float">
            <text:p>4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0])/(LOG(1.5*[.J490])-LOG(LOG(1+(1/0.02))))" office:value-type="float" office:value="1078.00169091391" calcext:value-type="float">
            <text:p>1078.00169091391</text:p>
          </table:table-cell>
          <table:table-cell office:value-type="float" office:value="48.9" calcext:value-type="float">
            <text:p>4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1])/(LOG(1.5*[.J491])-LOG(LOG(1+(1/0.02))))" office:value-type="float" office:value="1079.61963580758" calcext:value-type="float">
            <text:p>1079.61963580758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2])/(LOG(1.5*[.J492])-LOG(LOG(1+(1/0.02))))" office:value-type="float" office:value="1081.23702087834" calcext:value-type="float">
            <text:p>1081.23702087834</text:p>
          </table:table-cell>
          <table:table-cell office:value-type="float" office:value="49.1" calcext:value-type="float">
            <text:p>4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3])/(LOG(1.5*[.J493])-LOG(LOG(1+(1/0.02))))" office:value-type="float" office:value="1082.85384752831" calcext:value-type="float">
            <text:p>1082.85384752831</text:p>
          </table:table-cell>
          <table:table-cell office:value-type="float" office:value="49.2" calcext:value-type="float">
            <text:p>4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4])/(LOG(1.5*[.J494])-LOG(LOG(1+(1/0.02))))" office:value-type="float" office:value="1084.47011715355" calcext:value-type="float">
            <text:p>1084.47011715355</text:p>
          </table:table-cell>
          <table:table-cell office:value-type="float" office:value="49.3" calcext:value-type="float">
            <text:p>4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5])/(LOG(1.5*[.J495])-LOG(LOG(1+(1/0.02))))" office:value-type="float" office:value="1086.08583114401" calcext:value-type="float">
            <text:p>1086.08583114401</text:p>
          </table:table-cell>
          <table:table-cell office:value-type="float" office:value="49.4" calcext:value-type="float">
            <text:p>4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6])/(LOG(1.5*[.J496])-LOG(LOG(1+(1/0.02))))" office:value-type="float" office:value="1087.70099088364" calcext:value-type="float">
            <text:p>1087.70099088364</text:p>
          </table:table-cell>
          <table:table-cell office:value-type="float" office:value="49.5" calcext:value-type="float">
            <text:p>4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7])/(LOG(1.5*[.J497])-LOG(LOG(1+(1/0.02))))" office:value-type="float" office:value="1089.31559775038" calcext:value-type="float">
            <text:p>1089.31559775038</text:p>
          </table:table-cell>
          <table:table-cell office:value-type="float" office:value="49.6" calcext:value-type="float">
            <text:p>4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8])/(LOG(1.5*[.J498])-LOG(LOG(1+(1/0.02))))" office:value-type="float" office:value="1090.92965311625" calcext:value-type="float">
            <text:p>1090.92965311625</text:p>
          </table:table-cell>
          <table:table-cell office:value-type="float" office:value="49.7" calcext:value-type="float">
            <text:p>4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499])/(LOG(1.5*[.J499])-LOG(LOG(1+(1/0.02))))" office:value-type="float" office:value="1092.5431583473" calcext:value-type="float">
            <text:p>1092.5431583473</text:p>
          </table:table-cell>
          <table:table-cell office:value-type="float" office:value="49.8" calcext:value-type="float">
            <text:p>4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0])/(LOG(1.5*[.J500])-LOG(LOG(1+(1/0.02))))" office:value-type="float" office:value="1094.15611480375" calcext:value-type="float">
            <text:p>1094.15611480375</text:p>
          </table:table-cell>
          <table:table-cell office:value-type="float" office:value="49.9" calcext:value-type="float">
            <text:p>4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1])/(LOG(1.5*[.J501])-LOG(LOG(1+(1/0.02))))" office:value-type="float" office:value="1095.76852383993" calcext:value-type="float">
            <text:p>1095.76852383993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2])/(LOG(1.5*[.J502])-LOG(LOG(1+(1/0.02))))" office:value-type="float" office:value="1097.38038680438" calcext:value-type="float">
            <text:p>1097.38038680438</text:p>
          </table:table-cell>
          <table:table-cell office:value-type="float" office:value="50.1" calcext:value-type="float">
            <text:p>5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3])/(LOG(1.5*[.J503])-LOG(LOG(1+(1/0.02))))" office:value-type="float" office:value="1098.99170503986" calcext:value-type="float">
            <text:p>1098.99170503986</text:p>
          </table:table-cell>
          <table:table-cell office:value-type="float" office:value="50.2" calcext:value-type="float">
            <text:p>5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4])/(LOG(1.5*[.J504])-LOG(LOG(1+(1/0.02))))" office:value-type="float" office:value="1100.60247988338" calcext:value-type="float">
            <text:p>1100.60247988338</text:p>
          </table:table-cell>
          <table:table-cell office:value-type="float" office:value="50.3" calcext:value-type="float">
            <text:p>5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5])/(LOG(1.5*[.J505])-LOG(LOG(1+(1/0.02))))" office:value-type="float" office:value="1102.21271266625" calcext:value-type="float">
            <text:p>1102.21271266625</text:p>
          </table:table-cell>
          <table:table-cell office:value-type="float" office:value="50.4" calcext:value-type="float">
            <text:p>5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6])/(LOG(1.5*[.J506])-LOG(LOG(1+(1/0.02))))" office:value-type="float" office:value="1103.82240471409" calcext:value-type="float">
            <text:p>1103.82240471409</text:p>
          </table:table-cell>
          <table:table-cell office:value-type="float" office:value="50.5" calcext:value-type="float">
            <text:p>5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7])/(LOG(1.5*[.J507])-LOG(LOG(1+(1/0.02))))" office:value-type="float" office:value="1105.4315573469" calcext:value-type="float">
            <text:p>1105.4315573469</text:p>
          </table:table-cell>
          <table:table-cell office:value-type="float" office:value="50.6" calcext:value-type="float">
            <text:p>5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8])/(LOG(1.5*[.J508])-LOG(LOG(1+(1/0.02))))" office:value-type="float" office:value="1107.04017187906" calcext:value-type="float">
            <text:p>1107.04017187906</text:p>
          </table:table-cell>
          <table:table-cell office:value-type="float" office:value="50.7" calcext:value-type="float">
            <text:p>5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09])/(LOG(1.5*[.J509])-LOG(LOG(1+(1/0.02))))" office:value-type="float" office:value="1108.64824961937" calcext:value-type="float">
            <text:p>1108.64824961937</text:p>
          </table:table-cell>
          <table:table-cell office:value-type="float" office:value="50.8" calcext:value-type="float">
            <text:p>5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0])/(LOG(1.5*[.J510])-LOG(LOG(1+(1/0.02))))" office:value-type="float" office:value="1110.2557918711" calcext:value-type="float">
            <text:p>1110.2557918711</text:p>
          </table:table-cell>
          <table:table-cell office:value-type="float" office:value="50.9" calcext:value-type="float">
            <text:p>5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1])/(LOG(1.5*[.J511])-LOG(LOG(1+(1/0.02))))" office:value-type="float" office:value="1111.86279993201" calcext:value-type="float">
            <text:p>1111.86279993201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2])/(LOG(1.5*[.J512])-LOG(LOG(1+(1/0.02))))" office:value-type="float" office:value="1113.46927509438" calcext:value-type="float">
            <text:p>1113.46927509438</text:p>
          </table:table-cell>
          <table:table-cell office:value-type="float" office:value="51.1" calcext:value-type="float">
            <text:p>5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3])/(LOG(1.5*[.J513])-LOG(LOG(1+(1/0.02))))" office:value-type="float" office:value="1115.07521864505" calcext:value-type="float">
            <text:p>1115.07521864505</text:p>
          </table:table-cell>
          <table:table-cell office:value-type="float" office:value="51.2" calcext:value-type="float">
            <text:p>5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4])/(LOG(1.5*[.J514])-LOG(LOG(1+(1/0.02))))" office:value-type="float" office:value="1116.68063186544" calcext:value-type="float">
            <text:p>1116.68063186544</text:p>
          </table:table-cell>
          <table:table-cell office:value-type="float" office:value="51.3" calcext:value-type="float">
            <text:p>5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5])/(LOG(1.5*[.J515])-LOG(LOG(1+(1/0.02))))" office:value-type="float" office:value="1118.28551603161" calcext:value-type="float">
            <text:p>1118.28551603161</text:p>
          </table:table-cell>
          <table:table-cell office:value-type="float" office:value="51.4" calcext:value-type="float">
            <text:p>5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6])/(LOG(1.5*[.J516])-LOG(LOG(1+(1/0.02))))" office:value-type="float" office:value="1119.88987241425" calcext:value-type="float">
            <text:p>1119.88987241425</text:p>
          </table:table-cell>
          <table:table-cell office:value-type="float" office:value="51.5" calcext:value-type="float">
            <text:p>5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7])/(LOG(1.5*[.J517])-LOG(LOG(1+(1/0.02))))" office:value-type="float" office:value="1121.49370227874" calcext:value-type="float">
            <text:p>1121.49370227874</text:p>
          </table:table-cell>
          <table:table-cell office:value-type="float" office:value="51.6" calcext:value-type="float">
            <text:p>5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8])/(LOG(1.5*[.J518])-LOG(LOG(1+(1/0.02))))" office:value-type="float" office:value="1123.09700688519" calcext:value-type="float">
            <text:p>1123.09700688519</text:p>
          </table:table-cell>
          <table:table-cell office:value-type="float" office:value="51.7" calcext:value-type="float">
            <text:p>5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19])/(LOG(1.5*[.J519])-LOG(LOG(1+(1/0.02))))" office:value-type="float" office:value="1124.69978748843" calcext:value-type="float">
            <text:p>1124.69978748843</text:p>
          </table:table-cell>
          <table:table-cell office:value-type="float" office:value="51.8" calcext:value-type="float">
            <text:p>5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0])/(LOG(1.5*[.J520])-LOG(LOG(1+(1/0.02))))" office:value-type="float" office:value="1126.30204533809" calcext:value-type="float">
            <text:p>1126.30204533809</text:p>
          </table:table-cell>
          <table:table-cell office:value-type="float" office:value="51.9" calcext:value-type="float">
            <text:p>5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1])/(LOG(1.5*[.J521])-LOG(LOG(1+(1/0.02))))" office:value-type="float" office:value="1127.90378167858" calcext:value-type="float">
            <text:p>1127.90378167858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2])/(LOG(1.5*[.J522])-LOG(LOG(1+(1/0.02))))" office:value-type="float" office:value="1129.50499774918" calcext:value-type="float">
            <text:p>1129.50499774918</text:p>
          </table:table-cell>
          <table:table-cell office:value-type="float" office:value="52.1" calcext:value-type="float">
            <text:p>5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3])/(LOG(1.5*[.J523])-LOG(LOG(1+(1/0.02))))" office:value-type="float" office:value="1131.105694784" calcext:value-type="float">
            <text:p>1131.105694784</text:p>
          </table:table-cell>
          <table:table-cell office:value-type="float" office:value="52.2" calcext:value-type="float">
            <text:p>5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4])/(LOG(1.5*[.J524])-LOG(LOG(1+(1/0.02))))" office:value-type="float" office:value="1132.70587401208" calcext:value-type="float">
            <text:p>1132.70587401208</text:p>
          </table:table-cell>
          <table:table-cell office:value-type="float" office:value="52.3" calcext:value-type="float">
            <text:p>5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5])/(LOG(1.5*[.J525])-LOG(LOG(1+(1/0.02))))" office:value-type="float" office:value="1134.30553665737" calcext:value-type="float">
            <text:p>1134.30553665737</text:p>
          </table:table-cell>
          <table:table-cell office:value-type="float" office:value="52.4" calcext:value-type="float">
            <text:p>5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6])/(LOG(1.5*[.J526])-LOG(LOG(1+(1/0.02))))" office:value-type="float" office:value="1135.90468393876" calcext:value-type="float">
            <text:p>1135.90468393876</text:p>
          </table:table-cell>
          <table:table-cell office:value-type="float" office:value="52.5" calcext:value-type="float">
            <text:p>5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7])/(LOG(1.5*[.J527])-LOG(LOG(1+(1/0.02))))" office:value-type="float" office:value="1137.50331707016" calcext:value-type="float">
            <text:p>1137.50331707016</text:p>
          </table:table-cell>
          <table:table-cell office:value-type="float" office:value="52.6" calcext:value-type="float">
            <text:p>5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8])/(LOG(1.5*[.J528])-LOG(LOG(1+(1/0.02))))" office:value-type="float" office:value="1139.10143726047" calcext:value-type="float">
            <text:p>1139.10143726047</text:p>
          </table:table-cell>
          <table:table-cell office:value-type="float" office:value="52.7" calcext:value-type="float">
            <text:p>5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29])/(LOG(1.5*[.J529])-LOG(LOG(1+(1/0.02))))" office:value-type="float" office:value="1140.69904571363" calcext:value-type="float">
            <text:p>1140.69904571363</text:p>
          </table:table-cell>
          <table:table-cell office:value-type="float" office:value="52.8" calcext:value-type="float">
            <text:p>5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0])/(LOG(1.5*[.J530])-LOG(LOG(1+(1/0.02))))" office:value-type="float" office:value="1142.29614362866" calcext:value-type="float">
            <text:p>1142.29614362866</text:p>
          </table:table-cell>
          <table:table-cell office:value-type="float" office:value="52.9" calcext:value-type="float">
            <text:p>5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1])/(LOG(1.5*[.J531])-LOG(LOG(1+(1/0.02))))" office:value-type="float" office:value="1143.89273219967" calcext:value-type="float">
            <text:p>1143.89273219967</text:p>
          </table:table-cell>
          <table:table-cell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2])/(LOG(1.5*[.J532])-LOG(LOG(1+(1/0.02))))" office:value-type="float" office:value="1145.48881261592" calcext:value-type="float">
            <text:p>1145.48881261592</text:p>
          </table:table-cell>
          <table:table-cell office:value-type="float" office:value="53.1" calcext:value-type="float">
            <text:p>5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3])/(LOG(1.5*[.J533])-LOG(LOG(1+(1/0.02))))" office:value-type="float" office:value="1147.08438606179" calcext:value-type="float">
            <text:p>1147.08438606179</text:p>
          </table:table-cell>
          <table:table-cell office:value-type="float" office:value="53.2" calcext:value-type="float">
            <text:p>5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4])/(LOG(1.5*[.J534])-LOG(LOG(1+(1/0.02))))" office:value-type="float" office:value="1148.67945371687" calcext:value-type="float">
            <text:p>1148.67945371687</text:p>
          </table:table-cell>
          <table:table-cell office:value-type="float" office:value="53.3" calcext:value-type="float">
            <text:p>5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5])/(LOG(1.5*[.J535])-LOG(LOG(1+(1/0.02))))" office:value-type="float" office:value="1150.27401675595" calcext:value-type="float">
            <text:p>1150.27401675595</text:p>
          </table:table-cell>
          <table:table-cell office:value-type="float" office:value="53.4" calcext:value-type="float">
            <text:p>5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6])/(LOG(1.5*[.J536])-LOG(LOG(1+(1/0.02))))" office:value-type="float" office:value="1151.86807634905" calcext:value-type="float">
            <text:p>1151.86807634905</text:p>
          </table:table-cell>
          <table:table-cell office:value-type="float" office:value="53.5" calcext:value-type="float">
            <text:p>5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7])/(LOG(1.5*[.J537])-LOG(LOG(1+(1/0.02))))" office:value-type="float" office:value="1153.46163366147" calcext:value-type="float">
            <text:p>1153.46163366147</text:p>
          </table:table-cell>
          <table:table-cell office:value-type="float" office:value="53.6" calcext:value-type="float">
            <text:p>5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8])/(LOG(1.5*[.J538])-LOG(LOG(1+(1/0.02))))" office:value-type="float" office:value="1155.0546898538" calcext:value-type="float">
            <text:p>1155.0546898538</text:p>
          </table:table-cell>
          <table:table-cell office:value-type="float" office:value="53.7" calcext:value-type="float">
            <text:p>5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39])/(LOG(1.5*[.J539])-LOG(LOG(1+(1/0.02))))" office:value-type="float" office:value="1156.64724608192" calcext:value-type="float">
            <text:p>1156.64724608192</text:p>
          </table:table-cell>
          <table:table-cell office:value-type="float" office:value="53.8" calcext:value-type="float">
            <text:p>5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0])/(LOG(1.5*[.J540])-LOG(LOG(1+(1/0.02))))" office:value-type="float" office:value="1158.23930349709" calcext:value-type="float">
            <text:p>1158.23930349709</text:p>
          </table:table-cell>
          <table:table-cell office:value-type="float" office:value="53.9" calcext:value-type="float">
            <text:p>5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1])/(LOG(1.5*[.J541])-LOG(LOG(1+(1/0.02))))" office:value-type="float" office:value="1159.83086324593" calcext:value-type="float">
            <text:p>1159.83086324593</text:p>
          </table:table-cell>
          <table:table-cell office:value-type="float" office:value="54" calcext:value-type="float">
            <text:p>5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2])/(LOG(1.5*[.J542])-LOG(LOG(1+(1/0.02))))" office:value-type="float" office:value="1161.42192647044" calcext:value-type="float">
            <text:p>1161.42192647044</text:p>
          </table:table-cell>
          <table:table-cell office:value-type="float" office:value="54.1" calcext:value-type="float">
            <text:p>5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3])/(LOG(1.5*[.J543])-LOG(LOG(1+(1/0.02))))" office:value-type="float" office:value="1163.01249430807" calcext:value-type="float">
            <text:p>1163.01249430807</text:p>
          </table:table-cell>
          <table:table-cell office:value-type="float" office:value="54.2" calcext:value-type="float">
            <text:p>5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4])/(LOG(1.5*[.J544])-LOG(LOG(1+(1/0.02))))" office:value-type="float" office:value="1164.60256789169" calcext:value-type="float">
            <text:p>1164.60256789169</text:p>
          </table:table-cell>
          <table:table-cell office:value-type="float" office:value="54.3" calcext:value-type="float">
            <text:p>5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5])/(LOG(1.5*[.J545])-LOG(LOG(1+(1/0.02))))" office:value-type="float" office:value="1166.19214834968" calcext:value-type="float">
            <text:p>1166.19214834968</text:p>
          </table:table-cell>
          <table:table-cell office:value-type="float" office:value="54.4" calcext:value-type="float">
            <text:p>5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6])/(LOG(1.5*[.J546])-LOG(LOG(1+(1/0.02))))" office:value-type="float" office:value="1167.78123680587" calcext:value-type="float">
            <text:p>1167.78123680587</text:p>
          </table:table-cell>
          <table:table-cell office:value-type="float" office:value="54.5" calcext:value-type="float">
            <text:p>5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7])/(LOG(1.5*[.J547])-LOG(LOG(1+(1/0.02))))" office:value-type="float" office:value="1169.36983437967" calcext:value-type="float">
            <text:p>1169.36983437967</text:p>
          </table:table-cell>
          <table:table-cell office:value-type="float" office:value="54.6" calcext:value-type="float">
            <text:p>5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8])/(LOG(1.5*[.J548])-LOG(LOG(1+(1/0.02))))" office:value-type="float" office:value="1170.957942186" calcext:value-type="float">
            <text:p>1170.957942186</text:p>
          </table:table-cell>
          <table:table-cell office:value-type="float" office:value="54.7" calcext:value-type="float">
            <text:p>5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49])/(LOG(1.5*[.J549])-LOG(LOG(1+(1/0.02))))" office:value-type="float" office:value="1172.54556133538" calcext:value-type="float">
            <text:p>1172.54556133538</text:p>
          </table:table-cell>
          <table:table-cell office:value-type="float" office:value="54.8" calcext:value-type="float">
            <text:p>5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0])/(LOG(1.5*[.J550])-LOG(LOG(1+(1/0.02))))" office:value-type="float" office:value="1174.13269293389" calcext:value-type="float">
            <text:p>1174.13269293389</text:p>
          </table:table-cell>
          <table:table-cell office:value-type="float" office:value="54.9" calcext:value-type="float">
            <text:p>5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1])/(LOG(1.5*[.J551])-LOG(LOG(1+(1/0.02))))" office:value-type="float" office:value="1175.71933808329" calcext:value-type="float">
            <text:p>1175.71933808329</text:p>
          </table:table-cell>
          <table:table-cell office:value-type="float" office:value="55" calcext:value-type="float">
            <text:p>5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2])/(LOG(1.5*[.J552])-LOG(LOG(1+(1/0.02))))" office:value-type="float" office:value="1177.30549788094" calcext:value-type="float">
            <text:p>1177.30549788094</text:p>
          </table:table-cell>
          <table:table-cell office:value-type="float" office:value="55.1" calcext:value-type="float">
            <text:p>5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3])/(LOG(1.5*[.J553])-LOG(LOG(1+(1/0.02))))" office:value-type="float" office:value="1178.8911734199" calcext:value-type="float">
            <text:p>1178.8911734199</text:p>
          </table:table-cell>
          <table:table-cell office:value-type="float" office:value="55.2" calcext:value-type="float">
            <text:p>5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4])/(LOG(1.5*[.J554])-LOG(LOG(1+(1/0.02))))" office:value-type="float" office:value="1180.47636578891" calcext:value-type="float">
            <text:p>1180.47636578891</text:p>
          </table:table-cell>
          <table:table-cell office:value-type="float" office:value="55.3" calcext:value-type="float">
            <text:p>5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5])/(LOG(1.5*[.J555])-LOG(LOG(1+(1/0.02))))" office:value-type="float" office:value="1182.06107607245" calcext:value-type="float">
            <text:p>1182.06107607245</text:p>
          </table:table-cell>
          <table:table-cell office:value-type="float" office:value="55.4" calcext:value-type="float">
            <text:p>5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6])/(LOG(1.5*[.J556])-LOG(LOG(1+(1/0.02))))" office:value-type="float" office:value="1183.64530535072" calcext:value-type="float">
            <text:p>1183.64530535072</text:p>
          </table:table-cell>
          <table:table-cell office:value-type="float" office:value="55.5" calcext:value-type="float">
            <text:p>5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7])/(LOG(1.5*[.J557])-LOG(LOG(1+(1/0.02))))" office:value-type="float" office:value="1185.2290546997" calcext:value-type="float">
            <text:p>1185.2290546997</text:p>
          </table:table-cell>
          <table:table-cell office:value-type="float" office:value="55.6" calcext:value-type="float">
            <text:p>5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8])/(LOG(1.5*[.J558])-LOG(LOG(1+(1/0.02))))" office:value-type="float" office:value="1186.81232519116" calcext:value-type="float">
            <text:p>1186.81232519116</text:p>
          </table:table-cell>
          <table:table-cell office:value-type="float" office:value="55.7" calcext:value-type="float">
            <text:p>5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59])/(LOG(1.5*[.J559])-LOG(LOG(1+(1/0.02))))" office:value-type="float" office:value="1188.39511789268" calcext:value-type="float">
            <text:p>1188.39511789268</text:p>
          </table:table-cell>
          <table:table-cell office:value-type="float" office:value="55.8" calcext:value-type="float">
            <text:p>5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0])/(LOG(1.5*[.J560])-LOG(LOG(1+(1/0.02))))" office:value-type="float" office:value="1189.97743386768" calcext:value-type="float">
            <text:p>1189.97743386768</text:p>
          </table:table-cell>
          <table:table-cell office:value-type="float" office:value="55.9" calcext:value-type="float">
            <text:p>5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1])/(LOG(1.5*[.J561])-LOG(LOG(1+(1/0.02))))" office:value-type="float" office:value="1191.55927417545" calcext:value-type="float">
            <text:p>1191.55927417545</text:p>
          </table:table-cell>
          <table:table-cell office:value-type="float" office:value="56" calcext:value-type="float">
            <text:p>5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2])/(LOG(1.5*[.J562])-LOG(LOG(1+(1/0.02))))" office:value-type="float" office:value="1193.14063987113" calcext:value-type="float">
            <text:p>1193.14063987113</text:p>
          </table:table-cell>
          <table:table-cell office:value-type="float" office:value="56.1" calcext:value-type="float">
            <text:p>5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3])/(LOG(1.5*[.J563])-LOG(LOG(1+(1/0.02))))" office:value-type="float" office:value="1194.7215320058" calcext:value-type="float">
            <text:p>1194.7215320058</text:p>
          </table:table-cell>
          <table:table-cell office:value-type="float" office:value="56.2" calcext:value-type="float">
            <text:p>5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4])/(LOG(1.5*[.J564])-LOG(LOG(1+(1/0.02))))" office:value-type="float" office:value="1196.30195162645" calcext:value-type="float">
            <text:p>1196.30195162645</text:p>
          </table:table-cell>
          <table:table-cell office:value-type="float" office:value="56.3" calcext:value-type="float">
            <text:p>5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5])/(LOG(1.5*[.J565])-LOG(LOG(1+(1/0.02))))" office:value-type="float" office:value="1197.88189977602" calcext:value-type="float">
            <text:p>1197.88189977602</text:p>
          </table:table-cell>
          <table:table-cell office:value-type="float" office:value="56.4" calcext:value-type="float">
            <text:p>5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6])/(LOG(1.5*[.J566])-LOG(LOG(1+(1/0.02))))" office:value-type="float" office:value="1199.46137749342" calcext:value-type="float">
            <text:p>1199.46137749342</text:p>
          </table:table-cell>
          <table:table-cell office:value-type="float" office:value="56.5" calcext:value-type="float">
            <text:p>5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7])/(LOG(1.5*[.J567])-LOG(LOG(1+(1/0.02))))" office:value-type="float" office:value="1201.04038581356" calcext:value-type="float">
            <text:p>1201.04038581356</text:p>
          </table:table-cell>
          <table:table-cell office:value-type="float" office:value="56.6" calcext:value-type="float">
            <text:p>5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8])/(LOG(1.5*[.J568])-LOG(LOG(1+(1/0.02))))" office:value-type="float" office:value="1202.61892576736" calcext:value-type="float">
            <text:p>1202.61892576736</text:p>
          </table:table-cell>
          <table:table-cell office:value-type="float" office:value="56.7" calcext:value-type="float">
            <text:p>5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69])/(LOG(1.5*[.J569])-LOG(LOG(1+(1/0.02))))" office:value-type="float" office:value="1204.19699838178" calcext:value-type="float">
            <text:p>1204.19699838178</text:p>
          </table:table-cell>
          <table:table-cell office:value-type="float" office:value="56.8" calcext:value-type="float">
            <text:p>5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0])/(LOG(1.5*[.J570])-LOG(LOG(1+(1/0.02))))" office:value-type="float" office:value="1205.77460467983" calcext:value-type="float">
            <text:p>1205.77460467983</text:p>
          </table:table-cell>
          <table:table-cell office:value-type="float" office:value="56.9" calcext:value-type="float">
            <text:p>5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1])/(LOG(1.5*[.J571])-LOG(LOG(1+(1/0.02))))" office:value-type="float" office:value="1207.35174568061" calcext:value-type="float">
            <text:p>1207.35174568061</text:p>
          </table:table-cell>
          <table:table-cell office:value-type="float" office:value="57" calcext:value-type="float">
            <text:p>5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2])/(LOG(1.5*[.J572])-LOG(LOG(1+(1/0.02))))" office:value-type="float" office:value="1208.9284223993" calcext:value-type="float">
            <text:p>1208.9284223993</text:p>
          </table:table-cell>
          <table:table-cell office:value-type="float" office:value="57.1" calcext:value-type="float">
            <text:p>5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3])/(LOG(1.5*[.J573])-LOG(LOG(1+(1/0.02))))" office:value-type="float" office:value="1210.50463584724" calcext:value-type="float">
            <text:p>1210.50463584724</text:p>
          </table:table-cell>
          <table:table-cell office:value-type="float" office:value="57.2" calcext:value-type="float">
            <text:p>5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4])/(LOG(1.5*[.J574])-LOG(LOG(1+(1/0.02))))" office:value-type="float" office:value="1212.08038703188" calcext:value-type="float">
            <text:p>1212.08038703188</text:p>
          </table:table-cell>
          <table:table-cell office:value-type="float" office:value="57.3" calcext:value-type="float">
            <text:p>5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5])/(LOG(1.5*[.J575])-LOG(LOG(1+(1/0.02))))" office:value-type="float" office:value="1213.65567695683" calcext:value-type="float">
            <text:p>1213.65567695683</text:p>
          </table:table-cell>
          <table:table-cell office:value-type="float" office:value="57.4" calcext:value-type="float">
            <text:p>5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6])/(LOG(1.5*[.J576])-LOG(LOG(1+(1/0.02))))" office:value-type="float" office:value="1215.23050662191" calcext:value-type="float">
            <text:p>1215.23050662191</text:p>
          </table:table-cell>
          <table:table-cell office:value-type="float" office:value="57.5" calcext:value-type="float">
            <text:p>5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7])/(LOG(1.5*[.J577])-LOG(LOG(1+(1/0.02))))" office:value-type="float" office:value="1216.80487702312" calcext:value-type="float">
            <text:p>1216.80487702312</text:p>
          </table:table-cell>
          <table:table-cell office:value-type="float" office:value="57.6" calcext:value-type="float">
            <text:p>5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8])/(LOG(1.5*[.J578])-LOG(LOG(1+(1/0.02))))" office:value-type="float" office:value="1218.3787891527" calcext:value-type="float">
            <text:p>1218.3787891527</text:p>
          </table:table-cell>
          <table:table-cell office:value-type="float" office:value="57.7" calcext:value-type="float">
            <text:p>5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79])/(LOG(1.5*[.J579])-LOG(LOG(1+(1/0.02))))" office:value-type="float" office:value="1219.95224399912" calcext:value-type="float">
            <text:p>1219.95224399912</text:p>
          </table:table-cell>
          <table:table-cell office:value-type="float" office:value="57.8" calcext:value-type="float">
            <text:p>5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0])/(LOG(1.5*[.J580])-LOG(LOG(1+(1/0.02))))" office:value-type="float" office:value="1221.52524254713" calcext:value-type="float">
            <text:p>1221.52524254713</text:p>
          </table:table-cell>
          <table:table-cell office:value-type="float" office:value="57.9" calcext:value-type="float">
            <text:p>5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1])/(LOG(1.5*[.J581])-LOG(LOG(1+(1/0.02))))" office:value-type="float" office:value="1223.09778577775" calcext:value-type="float">
            <text:p>1223.0977857777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2])/(LOG(1.5*[.J582])-LOG(LOG(1+(1/0.02))))" office:value-type="float" office:value="1224.66987466832" calcext:value-type="float">
            <text:p>1224.66987466832</text:p>
          </table:table-cell>
          <table:table-cell office:value-type="float" office:value="58.1" calcext:value-type="float">
            <text:p>5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3])/(LOG(1.5*[.J583])-LOG(LOG(1+(1/0.02))))" office:value-type="float" office:value="1226.24151019249" calcext:value-type="float">
            <text:p>1226.24151019249</text:p>
          </table:table-cell>
          <table:table-cell office:value-type="float" office:value="58.2" calcext:value-type="float">
            <text:p>5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4])/(LOG(1.5*[.J584])-LOG(LOG(1+(1/0.02))))" office:value-type="float" office:value="1227.81269332026" calcext:value-type="float">
            <text:p>1227.81269332026</text:p>
          </table:table-cell>
          <table:table-cell office:value-type="float" office:value="58.3" calcext:value-type="float">
            <text:p>5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5])/(LOG(1.5*[.J585])-LOG(LOG(1+(1/0.02))))" office:value-type="float" office:value="1229.38342501798" calcext:value-type="float">
            <text:p>1229.38342501798</text:p>
          </table:table-cell>
          <table:table-cell office:value-type="float" office:value="58.4" calcext:value-type="float">
            <text:p>5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6])/(LOG(1.5*[.J586])-LOG(LOG(1+(1/0.02))))" office:value-type="float" office:value="1230.9537062484" calcext:value-type="float">
            <text:p>1230.9537062484</text:p>
          </table:table-cell>
          <table:table-cell office:value-type="float" office:value="58.5" calcext:value-type="float">
            <text:p>5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7])/(LOG(1.5*[.J587])-LOG(LOG(1+(1/0.02))))" office:value-type="float" office:value="1232.52353797067" calcext:value-type="float">
            <text:p>1232.52353797067</text:p>
          </table:table-cell>
          <table:table-cell office:value-type="float" office:value="58.6" calcext:value-type="float">
            <text:p>5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8])/(LOG(1.5*[.J588])-LOG(LOG(1+(1/0.02))))" office:value-type="float" office:value="1234.09292114034" calcext:value-type="float">
            <text:p>1234.09292114034</text:p>
          </table:table-cell>
          <table:table-cell office:value-type="float" office:value="58.7" calcext:value-type="float">
            <text:p>5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89])/(LOG(1.5*[.J589])-LOG(LOG(1+(1/0.02))))" office:value-type="float" office:value="1235.66185670942" calcext:value-type="float">
            <text:p>1235.66185670942</text:p>
          </table:table-cell>
          <table:table-cell office:value-type="float" office:value="58.8" calcext:value-type="float">
            <text:p>5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0])/(LOG(1.5*[.J590])-LOG(LOG(1+(1/0.02))))" office:value-type="float" office:value="1237.23034562637" calcext:value-type="float">
            <text:p>1237.23034562637</text:p>
          </table:table-cell>
          <table:table-cell office:value-type="float" office:value="58.9" calcext:value-type="float">
            <text:p>5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1])/(LOG(1.5*[.J591])-LOG(LOG(1+(1/0.02))))" office:value-type="float" office:value="1238.79838883612" calcext:value-type="float">
            <text:p>1238.79838883612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2])/(LOG(1.5*[.J592])-LOG(LOG(1+(1/0.02))))" office:value-type="float" office:value="1240.3659872801" calcext:value-type="float">
            <text:p>1240.3659872801</text:p>
          </table:table-cell>
          <table:table-cell office:value-type="float" office:value="59.1" calcext:value-type="float">
            <text:p>5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3])/(LOG(1.5*[.J593])-LOG(LOG(1+(1/0.02))))" office:value-type="float" office:value="1241.93314189625" calcext:value-type="float">
            <text:p>1241.93314189625</text:p>
          </table:table-cell>
          <table:table-cell office:value-type="float" office:value="59.2" calcext:value-type="float">
            <text:p>5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4])/(LOG(1.5*[.J594])-LOG(LOG(1+(1/0.02))))" office:value-type="float" office:value="1243.49985361905" calcext:value-type="float">
            <text:p>1243.49985361905</text:p>
          </table:table-cell>
          <table:table-cell office:value-type="float" office:value="59.3" calcext:value-type="float">
            <text:p>5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5])/(LOG(1.5*[.J595])-LOG(LOG(1+(1/0.02))))" office:value-type="float" office:value="1245.06612337952" calcext:value-type="float">
            <text:p>1245.06612337952</text:p>
          </table:table-cell>
          <table:table-cell office:value-type="float" office:value="59.4" calcext:value-type="float">
            <text:p>5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6])/(LOG(1.5*[.J596])-LOG(LOG(1+(1/0.02))))" office:value-type="float" office:value="1246.63195210525" calcext:value-type="float">
            <text:p>1246.63195210525</text:p>
          </table:table-cell>
          <table:table-cell office:value-type="float" office:value="59.5" calcext:value-type="float">
            <text:p>5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7])/(LOG(1.5*[.J597])-LOG(LOG(1+(1/0.02))))" office:value-type="float" office:value="1248.19734072041" calcext:value-type="float">
            <text:p>1248.19734072041</text:p>
          </table:table-cell>
          <table:table-cell office:value-type="float" office:value="59.6" calcext:value-type="float">
            <text:p>5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8])/(LOG(1.5*[.J598])-LOG(LOG(1+(1/0.02))))" office:value-type="float" office:value="1249.76229014578" calcext:value-type="float">
            <text:p>1249.76229014578</text:p>
          </table:table-cell>
          <table:table-cell office:value-type="float" office:value="59.7" calcext:value-type="float">
            <text:p>5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599])/(LOG(1.5*[.J599])-LOG(LOG(1+(1/0.02))))" office:value-type="float" office:value="1251.32680129876" calcext:value-type="float">
            <text:p>1251.32680129876</text:p>
          </table:table-cell>
          <table:table-cell office:value-type="float" office:value="59.8" calcext:value-type="float">
            <text:p>5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0])/(LOG(1.5*[.J600])-LOG(LOG(1+(1/0.02))))" office:value-type="float" office:value="1252.89087509338" calcext:value-type="float">
            <text:p>1252.89087509338</text:p>
          </table:table-cell>
          <table:table-cell office:value-type="float" office:value="59.9" calcext:value-type="float">
            <text:p>5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1])/(LOG(1.5*[.J601])-LOG(LOG(1+(1/0.02))))" office:value-type="float" office:value="1254.45451244033" calcext:value-type="float">
            <text:p>1254.45451244033</text:p>
          </table:table-cell>
          <table:table-cell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2])/(LOG(1.5*[.J602])-LOG(LOG(1+(1/0.02))))" office:value-type="float" office:value="1256.01771424698" calcext:value-type="float">
            <text:p>1256.01771424698</text:p>
          </table:table-cell>
          <table:table-cell office:value-type="float" office:value="60.1" calcext:value-type="float">
            <text:p>6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3])/(LOG(1.5*[.J603])-LOG(LOG(1+(1/0.02))))" office:value-type="float" office:value="1257.58048141737" calcext:value-type="float">
            <text:p>1257.58048141737</text:p>
          </table:table-cell>
          <table:table-cell office:value-type="float" office:value="60.2" calcext:value-type="float">
            <text:p>6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4])/(LOG(1.5*[.J604])-LOG(LOG(1+(1/0.02))))" office:value-type="float" office:value="1259.14281485227" calcext:value-type="float">
            <text:p>1259.14281485227</text:p>
          </table:table-cell>
          <table:table-cell office:value-type="float" office:value="60.3" calcext:value-type="float">
            <text:p>6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5])/(LOG(1.5*[.J605])-LOG(LOG(1+(1/0.02))))" office:value-type="float" office:value="1260.70471544916" calcext:value-type="float">
            <text:p>1260.70471544916</text:p>
          </table:table-cell>
          <table:table-cell office:value-type="float" office:value="60.4" calcext:value-type="float">
            <text:p>6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6])/(LOG(1.5*[.J606])-LOG(LOG(1+(1/0.02))))" office:value-type="float" office:value="1262.26618410226" calcext:value-type="float">
            <text:p>1262.26618410226</text:p>
          </table:table-cell>
          <table:table-cell office:value-type="float" office:value="60.5" calcext:value-type="float">
            <text:p>6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7])/(LOG(1.5*[.J607])-LOG(LOG(1+(1/0.02))))" office:value-type="float" office:value="1263.82722170254" calcext:value-type="float">
            <text:p>1263.82722170254</text:p>
          </table:table-cell>
          <table:table-cell office:value-type="float" office:value="60.6" calcext:value-type="float">
            <text:p>6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8])/(LOG(1.5*[.J608])-LOG(LOG(1+(1/0.02))))" office:value-type="float" office:value="1265.38782913778" calcext:value-type="float">
            <text:p>1265.38782913778</text:p>
          </table:table-cell>
          <table:table-cell office:value-type="float" office:value="60.7" calcext:value-type="float">
            <text:p>6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09])/(LOG(1.5*[.J609])-LOG(LOG(1+(1/0.02))))" office:value-type="float" office:value="1266.9480072925" calcext:value-type="float">
            <text:p>1266.9480072925</text:p>
          </table:table-cell>
          <table:table-cell office:value-type="float" office:value="60.8" calcext:value-type="float">
            <text:p>6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0])/(LOG(1.5*[.J610])-LOG(LOG(1+(1/0.02))))" office:value-type="float" office:value="1268.50775704806" calcext:value-type="float">
            <text:p>1268.50775704806</text:p>
          </table:table-cell>
          <table:table-cell office:value-type="float" office:value="60.9" calcext:value-type="float">
            <text:p>6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1])/(LOG(1.5*[.J611])-LOG(LOG(1+(1/0.02))))" office:value-type="float" office:value="1270.06707928263" calcext:value-type="float">
            <text:p>1270.06707928263</text:p>
          </table:table-cell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2])/(LOG(1.5*[.J612])-LOG(LOG(1+(1/0.02))))" office:value-type="float" office:value="1271.62597487122" calcext:value-type="float">
            <text:p>1271.62597487122</text:p>
          </table:table-cell>
          <table:table-cell office:value-type="float" office:value="61.1" calcext:value-type="float">
            <text:p>6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3])/(LOG(1.5*[.J613])-LOG(LOG(1+(1/0.02))))" office:value-type="float" office:value="1273.18444468571" calcext:value-type="float">
            <text:p>1273.18444468571</text:p>
          </table:table-cell>
          <table:table-cell office:value-type="float" office:value="61.2" calcext:value-type="float">
            <text:p>6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4])/(LOG(1.5*[.J614])-LOG(LOG(1+(1/0.02))))" office:value-type="float" office:value="1274.74248959482" calcext:value-type="float">
            <text:p>1274.74248959482</text:p>
          </table:table-cell>
          <table:table-cell office:value-type="float" office:value="61.3" calcext:value-type="float">
            <text:p>6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5])/(LOG(1.5*[.J615])-LOG(LOG(1+(1/0.02))))" office:value-type="float" office:value="1276.30011046419" calcext:value-type="float">
            <text:p>1276.30011046419</text:p>
          </table:table-cell>
          <table:table-cell office:value-type="float" office:value="61.4" calcext:value-type="float">
            <text:p>6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6])/(LOG(1.5*[.J616])-LOG(LOG(1+(1/0.02))))" office:value-type="float" office:value="1277.85730815635" calcext:value-type="float">
            <text:p>1277.85730815635</text:p>
          </table:table-cell>
          <table:table-cell office:value-type="float" office:value="61.5" calcext:value-type="float">
            <text:p>6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7])/(LOG(1.5*[.J617])-LOG(LOG(1+(1/0.02))))" office:value-type="float" office:value="1279.41408353073" calcext:value-type="float">
            <text:p>1279.41408353073</text:p>
          </table:table-cell>
          <table:table-cell office:value-type="float" office:value="61.6" calcext:value-type="float">
            <text:p>6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8])/(LOG(1.5*[.J618])-LOG(LOG(1+(1/0.02))))" office:value-type="float" office:value="1280.97043744372" calcext:value-type="float">
            <text:p>1280.97043744372</text:p>
          </table:table-cell>
          <table:table-cell office:value-type="float" office:value="61.7" calcext:value-type="float">
            <text:p>6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19])/(LOG(1.5*[.J619])-LOG(LOG(1+(1/0.02))))" office:value-type="float" office:value="1282.52637074864" calcext:value-type="float">
            <text:p>1282.52637074864</text:p>
          </table:table-cell>
          <table:table-cell office:value-type="float" office:value="61.8" calcext:value-type="float">
            <text:p>6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0])/(LOG(1.5*[.J620])-LOG(LOG(1+(1/0.02))))" office:value-type="float" office:value="1284.0818842958" calcext:value-type="float">
            <text:p>1284.0818842958</text:p>
          </table:table-cell>
          <table:table-cell office:value-type="float" office:value="61.9" calcext:value-type="float">
            <text:p>6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1])/(LOG(1.5*[.J621])-LOG(LOG(1+(1/0.02))))" office:value-type="float" office:value="1285.63697893247" calcext:value-type="float">
            <text:p>1285.63697893247</text:p>
          </table:table-cell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2])/(LOG(1.5*[.J622])-LOG(LOG(1+(1/0.02))))" office:value-type="float" office:value="1287.19165550291" calcext:value-type="float">
            <text:p>1287.19165550291</text:p>
          </table:table-cell>
          <table:table-cell office:value-type="float" office:value="62.1" calcext:value-type="float">
            <text:p>6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3])/(LOG(1.5*[.J623])-LOG(LOG(1+(1/0.02))))" office:value-type="float" office:value="1288.74591484841" calcext:value-type="float">
            <text:p>1288.74591484841</text:p>
          </table:table-cell>
          <table:table-cell office:value-type="float" office:value="62.2" calcext:value-type="float">
            <text:p>6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4])/(LOG(1.5*[.J624])-LOG(LOG(1+(1/0.02))))" office:value-type="float" office:value="1290.29975780727" calcext:value-type="float">
            <text:p>1290.29975780727</text:p>
          </table:table-cell>
          <table:table-cell office:value-type="float" office:value="62.3" calcext:value-type="float">
            <text:p>6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5])/(LOG(1.5*[.J625])-LOG(LOG(1+(1/0.02))))" office:value-type="float" office:value="1291.85318521483" calcext:value-type="float">
            <text:p>1291.85318521483</text:p>
          </table:table-cell>
          <table:table-cell office:value-type="float" office:value="62.4" calcext:value-type="float">
            <text:p>6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6])/(LOG(1.5*[.J626])-LOG(LOG(1+(1/0.02))))" office:value-type="float" office:value="1293.40619790349" calcext:value-type="float">
            <text:p>1293.40619790349</text:p>
          </table:table-cell>
          <table:table-cell office:value-type="float" office:value="62.5" calcext:value-type="float">
            <text:p>6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7])/(LOG(1.5*[.J627])-LOG(LOG(1+(1/0.02))))" office:value-type="float" office:value="1294.95879670272" calcext:value-type="float">
            <text:p>1294.95879670272</text:p>
          </table:table-cell>
          <table:table-cell office:value-type="float" office:value="62.6" calcext:value-type="float">
            <text:p>6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8])/(LOG(1.5*[.J628])-LOG(LOG(1+(1/0.02))))" office:value-type="float" office:value="1296.51098243908" calcext:value-type="float">
            <text:p>1296.51098243908</text:p>
          </table:table-cell>
          <table:table-cell office:value-type="float" office:value="62.7" calcext:value-type="float">
            <text:p>6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29])/(LOG(1.5*[.J629])-LOG(LOG(1+(1/0.02))))" office:value-type="float" office:value="1298.06275593621" calcext:value-type="float">
            <text:p>1298.06275593621</text:p>
          </table:table-cell>
          <table:table-cell office:value-type="float" office:value="62.8" calcext:value-type="float">
            <text:p>6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0])/(LOG(1.5*[.J630])-LOG(LOG(1+(1/0.02))))" office:value-type="float" office:value="1299.61411801488" calcext:value-type="float">
            <text:p>1299.61411801488</text:p>
          </table:table-cell>
          <table:table-cell office:value-type="float" office:value="62.9" calcext:value-type="float">
            <text:p>6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1])/(LOG(1.5*[.J631])-LOG(LOG(1+(1/0.02))))" office:value-type="float" office:value="1301.16506949298" calcext:value-type="float">
            <text:p>1301.16506949298</text:p>
          </table:table-cell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2])/(LOG(1.5*[.J632])-LOG(LOG(1+(1/0.02))))" office:value-type="float" office:value="1302.71561118555" calcext:value-type="float">
            <text:p>1302.71561118555</text:p>
          </table:table-cell>
          <table:table-cell office:value-type="float" office:value="63.1" calcext:value-type="float">
            <text:p>6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3])/(LOG(1.5*[.J633])-LOG(LOG(1+(1/0.02))))" office:value-type="float" office:value="1304.26574390476" calcext:value-type="float">
            <text:p>1304.26574390476</text:p>
          </table:table-cell>
          <table:table-cell office:value-type="float" office:value="63.2" calcext:value-type="float">
            <text:p>6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4])/(LOG(1.5*[.J634])-LOG(LOG(1+(1/0.02))))" office:value-type="float" office:value="1305.81546845998" calcext:value-type="float">
            <text:p>1305.81546845998</text:p>
          </table:table-cell>
          <table:table-cell office:value-type="float" office:value="63.3" calcext:value-type="float">
            <text:p>6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5])/(LOG(1.5*[.J635])-LOG(LOG(1+(1/0.02))))" office:value-type="float" office:value="1307.36478565775" calcext:value-type="float">
            <text:p>1307.36478565775</text:p>
          </table:table-cell>
          <table:table-cell office:value-type="float" office:value="63.4" calcext:value-type="float">
            <text:p>6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6])/(LOG(1.5*[.J636])-LOG(LOG(1+(1/0.02))))" office:value-type="float" office:value="1308.91369630181" calcext:value-type="float">
            <text:p>1308.91369630181</text:p>
          </table:table-cell>
          <table:table-cell office:value-type="float" office:value="63.5" calcext:value-type="float">
            <text:p>6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7])/(LOG(1.5*[.J637])-LOG(LOG(1+(1/0.02))))" office:value-type="float" office:value="1310.46220119311" calcext:value-type="float">
            <text:p>1310.46220119311</text:p>
          </table:table-cell>
          <table:table-cell office:value-type="float" office:value="63.6" calcext:value-type="float">
            <text:p>6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8])/(LOG(1.5*[.J638])-LOG(LOG(1+(1/0.02))))" office:value-type="float" office:value="1312.01030112982" calcext:value-type="float">
            <text:p>1312.01030112982</text:p>
          </table:table-cell>
          <table:table-cell office:value-type="float" office:value="63.7" calcext:value-type="float">
            <text:p>6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39])/(LOG(1.5*[.J639])-LOG(LOG(1+(1/0.02))))" office:value-type="float" office:value="1313.55799690736" calcext:value-type="float">
            <text:p>1313.55799690736</text:p>
          </table:table-cell>
          <table:table-cell office:value-type="float" office:value="63.8" calcext:value-type="float">
            <text:p>6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0])/(LOG(1.5*[.J640])-LOG(LOG(1+(1/0.02))))" office:value-type="float" office:value="1315.10528931838" calcext:value-type="float">
            <text:p>1315.10528931838</text:p>
          </table:table-cell>
          <table:table-cell office:value-type="float" office:value="63.9" calcext:value-type="float">
            <text:p>6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1])/(LOG(1.5*[.J641])-LOG(LOG(1+(1/0.02))))" office:value-type="float" office:value="1316.65217915283" calcext:value-type="float">
            <text:p>1316.65217915283</text:p>
          </table:table-cell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2])/(LOG(1.5*[.J642])-LOG(LOG(1+(1/0.02))))" office:value-type="float" office:value="1318.19866719791" calcext:value-type="float">
            <text:p>1318.19866719791</text:p>
          </table:table-cell>
          <table:table-cell office:value-type="float" office:value="64.1" calcext:value-type="float">
            <text:p>6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3])/(LOG(1.5*[.J643])-LOG(LOG(1+(1/0.02))))" office:value-type="float" office:value="1319.74475423812" calcext:value-type="float">
            <text:p>1319.74475423812</text:p>
          </table:table-cell>
          <table:table-cell office:value-type="float" office:value="64.2" calcext:value-type="float">
            <text:p>6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4])/(LOG(1.5*[.J644])-LOG(LOG(1+(1/0.02))))" office:value-type="float" office:value="1321.29044105527" calcext:value-type="float">
            <text:p>1321.29044105527</text:p>
          </table:table-cell>
          <table:table-cell office:value-type="float" office:value="64.3" calcext:value-type="float">
            <text:p>6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5])/(LOG(1.5*[.J645])-LOG(LOG(1+(1/0.02))))" office:value-type="float" office:value="1322.83572842848" calcext:value-type="float">
            <text:p>1322.83572842848</text:p>
          </table:table-cell>
          <table:table-cell office:value-type="float" office:value="64.4" calcext:value-type="float">
            <text:p>6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6])/(LOG(1.5*[.J646])-LOG(LOG(1+(1/0.02))))" office:value-type="float" office:value="1324.38061713421" calcext:value-type="float">
            <text:p>1324.38061713421</text:p>
          </table:table-cell>
          <table:table-cell office:value-type="float" office:value="64.5" calcext:value-type="float">
            <text:p>6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7])/(LOG(1.5*[.J647])-LOG(LOG(1+(1/0.02))))" office:value-type="float" office:value="1325.92510794626" calcext:value-type="float">
            <text:p>1325.92510794626</text:p>
          </table:table-cell>
          <table:table-cell office:value-type="float" office:value="64.6" calcext:value-type="float">
            <text:p>6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8])/(LOG(1.5*[.J648])-LOG(LOG(1+(1/0.02))))" office:value-type="float" office:value="1327.46920163579" calcext:value-type="float">
            <text:p>1327.46920163579</text:p>
          </table:table-cell>
          <table:table-cell office:value-type="float" office:value="64.7" calcext:value-type="float">
            <text:p>6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49])/(LOG(1.5*[.J649])-LOG(LOG(1+(1/0.02))))" office:value-type="float" office:value="1329.01289897131" calcext:value-type="float">
            <text:p>1329.01289897131</text:p>
          </table:table-cell>
          <table:table-cell office:value-type="float" office:value="64.8" calcext:value-type="float">
            <text:p>6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0])/(LOG(1.5*[.J650])-LOG(LOG(1+(1/0.02))))" office:value-type="float" office:value="1330.55620071876" calcext:value-type="float">
            <text:p>1330.55620071876</text:p>
          </table:table-cell>
          <table:table-cell office:value-type="float" office:value="64.9" calcext:value-type="float">
            <text:p>6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1])/(LOG(1.5*[.J651])-LOG(LOG(1+(1/0.02))))" office:value-type="float" office:value="1332.09910764142" calcext:value-type="float">
            <text:p>1332.09910764142</text:p>
          </table:table-cell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2])/(LOG(1.5*[.J652])-LOG(LOG(1+(1/0.02))))" office:value-type="float" office:value="1333.64162050001" calcext:value-type="float">
            <text:p>1333.64162050001</text:p>
          </table:table-cell>
          <table:table-cell office:value-type="float" office:value="65.1" calcext:value-type="float">
            <text:p>6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3])/(LOG(1.5*[.J653])-LOG(LOG(1+(1/0.02))))" office:value-type="float" office:value="1335.18374005266" calcext:value-type="float">
            <text:p>1335.18374005266</text:p>
          </table:table-cell>
          <table:table-cell office:value-type="float" office:value="65.2" calcext:value-type="float">
            <text:p>6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4])/(LOG(1.5*[.J654])-LOG(LOG(1+(1/0.02))))" office:value-type="float" office:value="1336.72546705495" calcext:value-type="float">
            <text:p>1336.72546705495</text:p>
          </table:table-cell>
          <table:table-cell office:value-type="float" office:value="65.3" calcext:value-type="float">
            <text:p>6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5])/(LOG(1.5*[.J655])-LOG(LOG(1+(1/0.02))))" office:value-type="float" office:value="1338.26680225987" calcext:value-type="float">
            <text:p>1338.26680225987</text:p>
          </table:table-cell>
          <table:table-cell office:value-type="float" office:value="65.4" calcext:value-type="float">
            <text:p>6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6])/(LOG(1.5*[.J656])-LOG(LOG(1+(1/0.02))))" office:value-type="float" office:value="1339.8077464179" calcext:value-type="float">
            <text:p>1339.8077464179</text:p>
          </table:table-cell>
          <table:table-cell office:value-type="float" office:value="65.5" calcext:value-type="float">
            <text:p>6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7])/(LOG(1.5*[.J657])-LOG(LOG(1+(1/0.02))))" office:value-type="float" office:value="1341.34830027697" calcext:value-type="float">
            <text:p>1341.34830027697</text:p>
          </table:table-cell>
          <table:table-cell office:value-type="float" office:value="65.6" calcext:value-type="float">
            <text:p>6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8])/(LOG(1.5*[.J658])-LOG(LOG(1+(1/0.02))))" office:value-type="float" office:value="1342.8884645825" calcext:value-type="float">
            <text:p>1342.8884645825</text:p>
          </table:table-cell>
          <table:table-cell office:value-type="float" office:value="65.7" calcext:value-type="float">
            <text:p>6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59])/(LOG(1.5*[.J659])-LOG(LOG(1+(1/0.02))))" office:value-type="float" office:value="1344.42824007741" calcext:value-type="float">
            <text:p>1344.42824007741</text:p>
          </table:table-cell>
          <table:table-cell office:value-type="float" office:value="65.8" calcext:value-type="float">
            <text:p>6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0])/(LOG(1.5*[.J660])-LOG(LOG(1+(1/0.02))))" office:value-type="float" office:value="1345.9676275021" calcext:value-type="float">
            <text:p>1345.9676275021</text:p>
          </table:table-cell>
          <table:table-cell office:value-type="float" office:value="65.9" calcext:value-type="float">
            <text:p>6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1])/(LOG(1.5*[.J661])-LOG(LOG(1+(1/0.02))))" office:value-type="float" office:value="1347.50662759452" calcext:value-type="float">
            <text:p>1347.50662759452</text:p>
          </table:table-cell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2])/(LOG(1.5*[.J662])-LOG(LOG(1+(1/0.02))))" office:value-type="float" office:value="1349.04524109012" calcext:value-type="float">
            <text:p>1349.04524109012</text:p>
          </table:table-cell>
          <table:table-cell office:value-type="float" office:value="66.1" calcext:value-type="float">
            <text:p>6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3])/(LOG(1.5*[.J663])-LOG(LOG(1+(1/0.02))))" office:value-type="float" office:value="1350.58346872191" calcext:value-type="float">
            <text:p>1350.58346872191</text:p>
          </table:table-cell>
          <table:table-cell office:value-type="float" office:value="66.2" calcext:value-type="float">
            <text:p>6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4])/(LOG(1.5*[.J664])-LOG(LOG(1+(1/0.02))))" office:value-type="float" office:value="1352.12131122045" calcext:value-type="float">
            <text:p>1352.12131122045</text:p>
          </table:table-cell>
          <table:table-cell office:value-type="float" office:value="66.3" calcext:value-type="float">
            <text:p>6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5])/(LOG(1.5*[.J665])-LOG(LOG(1+(1/0.02))))" office:value-type="float" office:value="1353.65876931385" calcext:value-type="float">
            <text:p>1353.65876931385</text:p>
          </table:table-cell>
          <table:table-cell office:value-type="float" office:value="66.4" calcext:value-type="float">
            <text:p>6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6])/(LOG(1.5*[.J666])-LOG(LOG(1+(1/0.02))))" office:value-type="float" office:value="1355.19584372781" calcext:value-type="float">
            <text:p>1355.19584372781</text:p>
          </table:table-cell>
          <table:table-cell office:value-type="float" office:value="66.5" calcext:value-type="float">
            <text:p>6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7])/(LOG(1.5*[.J667])-LOG(LOG(1+(1/0.02))))" office:value-type="float" office:value="1356.73253518561" calcext:value-type="float">
            <text:p>1356.73253518561</text:p>
          </table:table-cell>
          <table:table-cell office:value-type="float" office:value="66.6" calcext:value-type="float">
            <text:p>6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8])/(LOG(1.5*[.J668])-LOG(LOG(1+(1/0.02))))" office:value-type="float" office:value="1358.26884440813" calcext:value-type="float">
            <text:p>1358.26884440813</text:p>
          </table:table-cell>
          <table:table-cell office:value-type="float" office:value="66.7" calcext:value-type="float">
            <text:p>6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69])/(LOG(1.5*[.J669])-LOG(LOG(1+(1/0.02))))" office:value-type="float" office:value="1359.80477211386" calcext:value-type="float">
            <text:p>1359.80477211386</text:p>
          </table:table-cell>
          <table:table-cell office:value-type="float" office:value="66.8" calcext:value-type="float">
            <text:p>6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0])/(LOG(1.5*[.J670])-LOG(LOG(1+(1/0.02))))" office:value-type="float" office:value="1361.34031901891" calcext:value-type="float">
            <text:p>1361.34031901891</text:p>
          </table:table-cell>
          <table:table-cell office:value-type="float" office:value="66.9" calcext:value-type="float">
            <text:p>6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1])/(LOG(1.5*[.J671])-LOG(LOG(1+(1/0.02))))" office:value-type="float" office:value="1362.87548583702" calcext:value-type="float">
            <text:p>1362.87548583702</text:p>
          </table:table-cell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2])/(LOG(1.5*[.J672])-LOG(LOG(1+(1/0.02))))" office:value-type="float" office:value="1364.41027327959" calcext:value-type="float">
            <text:p>1364.41027327959</text:p>
          </table:table-cell>
          <table:table-cell office:value-type="float" office:value="67.1" calcext:value-type="float">
            <text:p>6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3])/(LOG(1.5*[.J673])-LOG(LOG(1+(1/0.02))))" office:value-type="float" office:value="1365.94468205564" calcext:value-type="float">
            <text:p>1365.94468205564</text:p>
          </table:table-cell>
          <table:table-cell office:value-type="float" office:value="67.2" calcext:value-type="float">
            <text:p>6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4])/(LOG(1.5*[.J674])-LOG(LOG(1+(1/0.02))))" office:value-type="float" office:value="1367.47871287187" calcext:value-type="float">
            <text:p>1367.47871287187</text:p>
          </table:table-cell>
          <table:table-cell office:value-type="float" office:value="67.3" calcext:value-type="float">
            <text:p>6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5])/(LOG(1.5*[.J675])-LOG(LOG(1+(1/0.02))))" office:value-type="float" office:value="1369.01236643269" calcext:value-type="float">
            <text:p>1369.01236643269</text:p>
          </table:table-cell>
          <table:table-cell office:value-type="float" office:value="67.4" calcext:value-type="float">
            <text:p>6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6])/(LOG(1.5*[.J676])-LOG(LOG(1+(1/0.02))))" office:value-type="float" office:value="1370.54564344013" calcext:value-type="float">
            <text:p>1370.54564344013</text:p>
          </table:table-cell>
          <table:table-cell office:value-type="float" office:value="67.5" calcext:value-type="float">
            <text:p>6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7])/(LOG(1.5*[.J677])-LOG(LOG(1+(1/0.02))))" office:value-type="float" office:value="1372.07854459399" calcext:value-type="float">
            <text:p>1372.07854459399</text:p>
          </table:table-cell>
          <table:table-cell office:value-type="float" office:value="67.6" calcext:value-type="float">
            <text:p>6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8])/(LOG(1.5*[.J678])-LOG(LOG(1+(1/0.02))))" office:value-type="float" office:value="1373.61107059171" calcext:value-type="float">
            <text:p>1373.61107059171</text:p>
          </table:table-cell>
          <table:table-cell office:value-type="float" office:value="67.7" calcext:value-type="float">
            <text:p>6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79])/(LOG(1.5*[.J679])-LOG(LOG(1+(1/0.02))))" office:value-type="float" office:value="1375.1432221285" calcext:value-type="float">
            <text:p>1375.1432221285</text:p>
          </table:table-cell>
          <table:table-cell office:value-type="float" office:value="67.8" calcext:value-type="float">
            <text:p>6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0])/(LOG(1.5*[.J680])-LOG(LOG(1+(1/0.02))))" office:value-type="float" office:value="1376.67499989728" calcext:value-type="float">
            <text:p>1376.67499989728</text:p>
          </table:table-cell>
          <table:table-cell office:value-type="float" office:value="67.9" calcext:value-type="float">
            <text:p>6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1])/(LOG(1.5*[.J681])-LOG(LOG(1+(1/0.02))))" office:value-type="float" office:value="1378.2064045887" calcext:value-type="float">
            <text:p>1378.2064045887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2])/(LOG(1.5*[.J682])-LOG(LOG(1+(1/0.02))))" office:value-type="float" office:value="1379.73743689119" calcext:value-type="float">
            <text:p>1379.73743689119</text:p>
          </table:table-cell>
          <table:table-cell office:value-type="float" office:value="68.1" calcext:value-type="float">
            <text:p>6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3])/(LOG(1.5*[.J683])-LOG(LOG(1+(1/0.02))))" office:value-type="float" office:value="1381.2680974909" calcext:value-type="float">
            <text:p>1381.2680974909</text:p>
          </table:table-cell>
          <table:table-cell office:value-type="float" office:value="68.2" calcext:value-type="float">
            <text:p>6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4])/(LOG(1.5*[.J684])-LOG(LOG(1+(1/0.02))))" office:value-type="float" office:value="1382.79838707178" calcext:value-type="float">
            <text:p>1382.79838707178</text:p>
          </table:table-cell>
          <table:table-cell office:value-type="float" office:value="68.3" calcext:value-type="float">
            <text:p>6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5])/(LOG(1.5*[.J685])-LOG(LOG(1+(1/0.02))))" office:value-type="float" office:value="1384.32830631556" calcext:value-type="float">
            <text:p>1384.32830631556</text:p>
          </table:table-cell>
          <table:table-cell office:value-type="float" office:value="68.4" calcext:value-type="float">
            <text:p>6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6])/(LOG(1.5*[.J686])-LOG(LOG(1+(1/0.02))))" office:value-type="float" office:value="1385.85785590175" calcext:value-type="float">
            <text:p>1385.85785590175</text:p>
          </table:table-cell>
          <table:table-cell office:value-type="float" office:value="68.5" calcext:value-type="float">
            <text:p>6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7])/(LOG(1.5*[.J687])-LOG(LOG(1+(1/0.02))))" office:value-type="float" office:value="1387.38703650767" calcext:value-type="float">
            <text:p>1387.38703650767</text:p>
          </table:table-cell>
          <table:table-cell office:value-type="float" office:value="68.6" calcext:value-type="float">
            <text:p>6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8])/(LOG(1.5*[.J688])-LOG(LOG(1+(1/0.02))))" office:value-type="float" office:value="1388.91584880844" calcext:value-type="float">
            <text:p>1388.91584880844</text:p>
          </table:table-cell>
          <table:table-cell office:value-type="float" office:value="68.7" calcext:value-type="float">
            <text:p>6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89])/(LOG(1.5*[.J689])-LOG(LOG(1+(1/0.02))))" office:value-type="float" office:value="1390.44429347703" calcext:value-type="float">
            <text:p>1390.44429347703</text:p>
          </table:table-cell>
          <table:table-cell office:value-type="float" office:value="68.8" calcext:value-type="float">
            <text:p>6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0])/(LOG(1.5*[.J690])-LOG(LOG(1+(1/0.02))))" office:value-type="float" office:value="1391.97237118421" calcext:value-type="float">
            <text:p>1391.97237118421</text:p>
          </table:table-cell>
          <table:table-cell office:value-type="float" office:value="68.9" calcext:value-type="float">
            <text:p>6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1])/(LOG(1.5*[.J691])-LOG(LOG(1+(1/0.02))))" office:value-type="float" office:value="1393.5000825986" calcext:value-type="float">
            <text:p>1393.5000825986</text:p>
          </table:table-cell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2])/(LOG(1.5*[.J692])-LOG(LOG(1+(1/0.02))))" office:value-type="float" office:value="1395.02742838668" calcext:value-type="float">
            <text:p>1395.02742838668</text:p>
          </table:table-cell>
          <table:table-cell office:value-type="float" office:value="69.1" calcext:value-type="float">
            <text:p>6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3])/(LOG(1.5*[.J693])-LOG(LOG(1+(1/0.02))))" office:value-type="float" office:value="1396.55440921279" calcext:value-type="float">
            <text:p>1396.55440921279</text:p>
          </table:table-cell>
          <table:table-cell office:value-type="float" office:value="69.2" calcext:value-type="float">
            <text:p>6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4])/(LOG(1.5*[.J694])-LOG(LOG(1+(1/0.02))))" office:value-type="float" office:value="1398.08102573914" calcext:value-type="float">
            <text:p>1398.08102573914</text:p>
          </table:table-cell>
          <table:table-cell office:value-type="float" office:value="69.3" calcext:value-type="float">
            <text:p>6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5])/(LOG(1.5*[.J695])-LOG(LOG(1+(1/0.02))))" office:value-type="float" office:value="1399.60727862581" calcext:value-type="float">
            <text:p>1399.60727862581</text:p>
          </table:table-cell>
          <table:table-cell office:value-type="float" office:value="69.4" calcext:value-type="float">
            <text:p>6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6])/(LOG(1.5*[.J696])-LOG(LOG(1+(1/0.02))))" office:value-type="float" office:value="1401.13316853079" calcext:value-type="float">
            <text:p>1401.13316853079</text:p>
          </table:table-cell>
          <table:table-cell office:value-type="float" office:value="69.5" calcext:value-type="float">
            <text:p>6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7])/(LOG(1.5*[.J697])-LOG(LOG(1+(1/0.02))))" office:value-type="float" office:value="1402.65869610995" calcext:value-type="float">
            <text:p>1402.65869610995</text:p>
          </table:table-cell>
          <table:table-cell office:value-type="float" office:value="69.6" calcext:value-type="float">
            <text:p>6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8])/(LOG(1.5*[.J698])-LOG(LOG(1+(1/0.02))))" office:value-type="float" office:value="1404.18386201709" calcext:value-type="float">
            <text:p>1404.18386201709</text:p>
          </table:table-cell>
          <table:table-cell office:value-type="float" office:value="69.7" calcext:value-type="float">
            <text:p>6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699])/(LOG(1.5*[.J699])-LOG(LOG(1+(1/0.02))))" office:value-type="float" office:value="1405.7086669039" calcext:value-type="float">
            <text:p>1405.7086669039</text:p>
          </table:table-cell>
          <table:table-cell office:value-type="float" office:value="69.8" calcext:value-type="float">
            <text:p>6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0])/(LOG(1.5*[.J700])-LOG(LOG(1+(1/0.02))))" office:value-type="float" office:value="1407.23311142003" calcext:value-type="float">
            <text:p>1407.23311142003</text:p>
          </table:table-cell>
          <table:table-cell office:value-type="float" office:value="69.9" calcext:value-type="float">
            <text:p>6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1])/(LOG(1.5*[.J701])-LOG(LOG(1+(1/0.02))))" office:value-type="float" office:value="1408.75719621304" calcext:value-type="float">
            <text:p>1408.75719621304</text:p>
          </table:table-cell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2])/(LOG(1.5*[.J702])-LOG(LOG(1+(1/0.02))))" office:value-type="float" office:value="1410.28092192846" calcext:value-type="float">
            <text:p>1410.28092192846</text:p>
          </table:table-cell>
          <table:table-cell office:value-type="float" office:value="70.1" calcext:value-type="float">
            <text:p>7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3])/(LOG(1.5*[.J703])-LOG(LOG(1+(1/0.02))))" office:value-type="float" office:value="1411.80428920977" calcext:value-type="float">
            <text:p>1411.80428920977</text:p>
          </table:table-cell>
          <table:table-cell office:value-type="float" office:value="70.2" calcext:value-type="float">
            <text:p>7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4])/(LOG(1.5*[.J704])-LOG(LOG(1+(1/0.02))))" office:value-type="float" office:value="1413.32729869841" calcext:value-type="float">
            <text:p>1413.32729869841</text:p>
          </table:table-cell>
          <table:table-cell office:value-type="float" office:value="70.3" calcext:value-type="float">
            <text:p>7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5])/(LOG(1.5*[.J705])-LOG(LOG(1+(1/0.02))))" office:value-type="float" office:value="1414.84995103379" calcext:value-type="float">
            <text:p>1414.84995103379</text:p>
          </table:table-cell>
          <table:table-cell office:value-type="float" office:value="70.4" calcext:value-type="float">
            <text:p>7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6])/(LOG(1.5*[.J706])-LOG(LOG(1+(1/0.02))))" office:value-type="float" office:value="1416.37224685331" calcext:value-type="float">
            <text:p>1416.37224685331</text:p>
          </table:table-cell>
          <table:table-cell office:value-type="float" office:value="70.5" calcext:value-type="float">
            <text:p>7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7])/(LOG(1.5*[.J707])-LOG(LOG(1+(1/0.02))))" office:value-type="float" office:value="1417.89418679236" calcext:value-type="float">
            <text:p>1417.89418679236</text:p>
          </table:table-cell>
          <table:table-cell office:value-type="float" office:value="70.6" calcext:value-type="float">
            <text:p>7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8])/(LOG(1.5*[.J708])-LOG(LOG(1+(1/0.02))))" office:value-type="float" office:value="1419.41577148434" calcext:value-type="float">
            <text:p>1419.41577148434</text:p>
          </table:table-cell>
          <table:table-cell office:value-type="float" office:value="70.7" calcext:value-type="float">
            <text:p>7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09])/(LOG(1.5*[.J709])-LOG(LOG(1+(1/0.02))))" office:value-type="float" office:value="1420.93700156065" calcext:value-type="float">
            <text:p>1420.93700156065</text:p>
          </table:table-cell>
          <table:table-cell office:value-type="float" office:value="70.8" calcext:value-type="float">
            <text:p>7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0])/(LOG(1.5*[.J710])-LOG(LOG(1+(1/0.02))))" office:value-type="float" office:value="1422.45787765072" calcext:value-type="float">
            <text:p>1422.45787765072</text:p>
          </table:table-cell>
          <table:table-cell office:value-type="float" office:value="70.9" calcext:value-type="float">
            <text:p>7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1])/(LOG(1.5*[.J711])-LOG(LOG(1+(1/0.02))))" office:value-type="float" office:value="1423.978400382" calcext:value-type="float">
            <text:p>1423.978400382</text:p>
          </table:table-cell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2])/(LOG(1.5*[.J712])-LOG(LOG(1+(1/0.02))))" office:value-type="float" office:value="1425.49857037996" calcext:value-type="float">
            <text:p>1425.49857037996</text:p>
          </table:table-cell>
          <table:table-cell office:value-type="float" office:value="71.1" calcext:value-type="float">
            <text:p>7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3])/(LOG(1.5*[.J713])-LOG(LOG(1+(1/0.02))))" office:value-type="float" office:value="1427.01838826816" calcext:value-type="float">
            <text:p>1427.01838826816</text:p>
          </table:table-cell>
          <table:table-cell office:value-type="float" office:value="71.2" calcext:value-type="float">
            <text:p>7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4])/(LOG(1.5*[.J714])-LOG(LOG(1+(1/0.02))))" office:value-type="float" office:value="1428.53785466818" calcext:value-type="float">
            <text:p>1428.53785466818</text:p>
          </table:table-cell>
          <table:table-cell office:value-type="float" office:value="71.3" calcext:value-type="float">
            <text:p>7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5])/(LOG(1.5*[.J715])-LOG(LOG(1+(1/0.02))))" office:value-type="float" office:value="1430.05697019966" calcext:value-type="float">
            <text:p>1430.05697019966</text:p>
          </table:table-cell>
          <table:table-cell office:value-type="float" office:value="71.4" calcext:value-type="float">
            <text:p>7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6])/(LOG(1.5*[.J716])-LOG(LOG(1+(1/0.02))))" office:value-type="float" office:value="1431.57573548034" calcext:value-type="float">
            <text:p>1431.57573548034</text:p>
          </table:table-cell>
          <table:table-cell office:value-type="float" office:value="71.5" calcext:value-type="float">
            <text:p>7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7])/(LOG(1.5*[.J717])-LOG(LOG(1+(1/0.02))))" office:value-type="float" office:value="1433.09415112601" calcext:value-type="float">
            <text:p>1433.09415112601</text:p>
          </table:table-cell>
          <table:table-cell office:value-type="float" office:value="71.6" calcext:value-type="float">
            <text:p>7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8])/(LOG(1.5*[.J718])-LOG(LOG(1+(1/0.02))))" office:value-type="float" office:value="1434.61221775057" calcext:value-type="float">
            <text:p>1434.61221775057</text:p>
          </table:table-cell>
          <table:table-cell office:value-type="float" office:value="71.7" calcext:value-type="float">
            <text:p>7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19])/(LOG(1.5*[.J719])-LOG(LOG(1+(1/0.02))))" office:value-type="float" office:value="1436.12993596599" calcext:value-type="float">
            <text:p>1436.12993596599</text:p>
          </table:table-cell>
          <table:table-cell office:value-type="float" office:value="71.8" calcext:value-type="float">
            <text:p>7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0])/(LOG(1.5*[.J720])-LOG(LOG(1+(1/0.02))))" office:value-type="float" office:value="1437.64730638239" calcext:value-type="float">
            <text:p>1437.64730638239</text:p>
          </table:table-cell>
          <table:table-cell office:value-type="float" office:value="71.9" calcext:value-type="float">
            <text:p>7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1])/(LOG(1.5*[.J721])-LOG(LOG(1+(1/0.02))))" office:value-type="float" office:value="1439.16432960796" calcext:value-type="float">
            <text:p>1439.16432960796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2])/(LOG(1.5*[.J722])-LOG(LOG(1+(1/0.02))))" office:value-type="float" office:value="1440.68100624903" calcext:value-type="float">
            <text:p>1440.68100624903</text:p>
          </table:table-cell>
          <table:table-cell office:value-type="float" office:value="72.1" calcext:value-type="float">
            <text:p>7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3])/(LOG(1.5*[.J723])-LOG(LOG(1+(1/0.02))))" office:value-type="float" office:value="1442.19733691006" calcext:value-type="float">
            <text:p>1442.19733691006</text:p>
          </table:table-cell>
          <table:table-cell office:value-type="float" office:value="72.2" calcext:value-type="float">
            <text:p>7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4])/(LOG(1.5*[.J724])-LOG(LOG(1+(1/0.02))))" office:value-type="float" office:value="1443.71332219365" calcext:value-type="float">
            <text:p>1443.71332219365</text:p>
          </table:table-cell>
          <table:table-cell office:value-type="float" office:value="72.3" calcext:value-type="float">
            <text:p>7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5])/(LOG(1.5*[.J725])-LOG(LOG(1+(1/0.02))))" office:value-type="float" office:value="1445.22896270054" calcext:value-type="float">
            <text:p>1445.22896270054</text:p>
          </table:table-cell>
          <table:table-cell office:value-type="float" office:value="72.4" calcext:value-type="float">
            <text:p>7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6])/(LOG(1.5*[.J726])-LOG(LOG(1+(1/0.02))))" office:value-type="float" office:value="1446.74425902963" calcext:value-type="float">
            <text:p>1446.74425902963</text:p>
          </table:table-cell>
          <table:table-cell office:value-type="float" office:value="72.5" calcext:value-type="float">
            <text:p>7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7])/(LOG(1.5*[.J727])-LOG(LOG(1+(1/0.02))))" office:value-type="float" office:value="1448.25921177799" calcext:value-type="float">
            <text:p>1448.25921177799</text:p>
          </table:table-cell>
          <table:table-cell office:value-type="float" office:value="72.6" calcext:value-type="float">
            <text:p>7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8])/(LOG(1.5*[.J728])-LOG(LOG(1+(1/0.02))))" office:value-type="float" office:value="1449.77382154083" calcext:value-type="float">
            <text:p>1449.77382154083</text:p>
          </table:table-cell>
          <table:table-cell office:value-type="float" office:value="72.7" calcext:value-type="float">
            <text:p>7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29])/(LOG(1.5*[.J729])-LOG(LOG(1+(1/0.02))))" office:value-type="float" office:value="1451.28808891158" calcext:value-type="float">
            <text:p>1451.28808891158</text:p>
          </table:table-cell>
          <table:table-cell office:value-type="float" office:value="72.8" calcext:value-type="float">
            <text:p>7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0])/(LOG(1.5*[.J730])-LOG(LOG(1+(1/0.02))))" office:value-type="float" office:value="1452.80201448183" calcext:value-type="float">
            <text:p>1452.80201448183</text:p>
          </table:table-cell>
          <table:table-cell office:value-type="float" office:value="72.9" calcext:value-type="float">
            <text:p>7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1])/(LOG(1.5*[.J731])-LOG(LOG(1+(1/0.02))))" office:value-type="float" office:value="1454.31559884137" calcext:value-type="float">
            <text:p>1454.31559884137</text:p>
          </table:table-cell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2])/(LOG(1.5*[.J732])-LOG(LOG(1+(1/0.02))))" office:value-type="float" office:value="1455.82884257819" calcext:value-type="float">
            <text:p>1455.82884257819</text:p>
          </table:table-cell>
          <table:table-cell office:value-type="float" office:value="73.1" calcext:value-type="float">
            <text:p>7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3])/(LOG(1.5*[.J733])-LOG(LOG(1+(1/0.02))))" office:value-type="float" office:value="1457.34174627849" calcext:value-type="float">
            <text:p>1457.34174627849</text:p>
          </table:table-cell>
          <table:table-cell office:value-type="float" office:value="73.2" calcext:value-type="float">
            <text:p>7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4])/(LOG(1.5*[.J734])-LOG(LOG(1+(1/0.02))))" office:value-type="float" office:value="1458.8543105267" calcext:value-type="float">
            <text:p>1458.8543105267</text:p>
          </table:table-cell>
          <table:table-cell office:value-type="float" office:value="73.3" calcext:value-type="float">
            <text:p>7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5])/(LOG(1.5*[.J735])-LOG(LOG(1+(1/0.02))))" office:value-type="float" office:value="1460.36653590547" calcext:value-type="float">
            <text:p>1460.36653590547</text:p>
          </table:table-cell>
          <table:table-cell office:value-type="float" office:value="73.4" calcext:value-type="float">
            <text:p>7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6])/(LOG(1.5*[.J736])-LOG(LOG(1+(1/0.02))))" office:value-type="float" office:value="1461.87842299567" calcext:value-type="float">
            <text:p>1461.87842299567</text:p>
          </table:table-cell>
          <table:table-cell office:value-type="float" office:value="73.5" calcext:value-type="float">
            <text:p>7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7])/(LOG(1.5*[.J737])-LOG(LOG(1+(1/0.02))))" office:value-type="float" office:value="1463.38997237641" calcext:value-type="float">
            <text:p>1463.38997237641</text:p>
          </table:table-cell>
          <table:table-cell office:value-type="float" office:value="73.6" calcext:value-type="float">
            <text:p>7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8])/(LOG(1.5*[.J738])-LOG(LOG(1+(1/0.02))))" office:value-type="float" office:value="1464.90118462508" calcext:value-type="float">
            <text:p>1464.90118462508</text:p>
          </table:table-cell>
          <table:table-cell office:value-type="float" office:value="73.7" calcext:value-type="float">
            <text:p>7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39])/(LOG(1.5*[.J739])-LOG(LOG(1+(1/0.02))))" office:value-type="float" office:value="1466.41206031729" calcext:value-type="float">
            <text:p>1466.41206031729</text:p>
          </table:table-cell>
          <table:table-cell office:value-type="float" office:value="73.8" calcext:value-type="float">
            <text:p>7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0])/(LOG(1.5*[.J740])-LOG(LOG(1+(1/0.02))))" office:value-type="float" office:value="1467.92260002693" calcext:value-type="float">
            <text:p>1467.92260002693</text:p>
          </table:table-cell>
          <table:table-cell office:value-type="float" office:value="73.9" calcext:value-type="float">
            <text:p>7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1])/(LOG(1.5*[.J741])-LOG(LOG(1+(1/0.02))))" office:value-type="float" office:value="1469.43280432616" calcext:value-type="float">
            <text:p>1469.43280432616</text:p>
          </table:table-cell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2])/(LOG(1.5*[.J742])-LOG(LOG(1+(1/0.02))))" office:value-type="float" office:value="1470.94267378541" calcext:value-type="float">
            <text:p>1470.94267378541</text:p>
          </table:table-cell>
          <table:table-cell office:value-type="float" office:value="74.1" calcext:value-type="float">
            <text:p>7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3])/(LOG(1.5*[.J743])-LOG(LOG(1+(1/0.02))))" office:value-type="float" office:value="1472.45220897341" calcext:value-type="float">
            <text:p>1472.45220897341</text:p>
          </table:table-cell>
          <table:table-cell office:value-type="float" office:value="74.2" calcext:value-type="float">
            <text:p>7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4])/(LOG(1.5*[.J744])-LOG(LOG(1+(1/0.02))))" office:value-type="float" office:value="1473.96141045717" calcext:value-type="float">
            <text:p>1473.96141045717</text:p>
          </table:table-cell>
          <table:table-cell office:value-type="float" office:value="74.3" calcext:value-type="float">
            <text:p>7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5])/(LOG(1.5*[.J745])-LOG(LOG(1+(1/0.02))))" office:value-type="float" office:value="1475.470278802" calcext:value-type="float">
            <text:p>1475.470278802</text:p>
          </table:table-cell>
          <table:table-cell office:value-type="float" office:value="74.4" calcext:value-type="float">
            <text:p>7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6])/(LOG(1.5*[.J746])-LOG(LOG(1+(1/0.02))))" office:value-type="float" office:value="1476.97881457153" calcext:value-type="float">
            <text:p>1476.97881457153</text:p>
          </table:table-cell>
          <table:table-cell office:value-type="float" office:value="74.5" calcext:value-type="float">
            <text:p>7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7])/(LOG(1.5*[.J747])-LOG(LOG(1+(1/0.02))))" office:value-type="float" office:value="1478.48701832769" calcext:value-type="float">
            <text:p>1478.48701832769</text:p>
          </table:table-cell>
          <table:table-cell office:value-type="float" office:value="74.6" calcext:value-type="float">
            <text:p>7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8])/(LOG(1.5*[.J748])-LOG(LOG(1+(1/0.02))))" office:value-type="float" office:value="1479.99489063073" calcext:value-type="float">
            <text:p>1479.99489063073</text:p>
          </table:table-cell>
          <table:table-cell office:value-type="float" office:value="74.7" calcext:value-type="float">
            <text:p>7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49])/(LOG(1.5*[.J749])-LOG(LOG(1+(1/0.02))))" office:value-type="float" office:value="1481.50243203926" calcext:value-type="float">
            <text:p>1481.50243203926</text:p>
          </table:table-cell>
          <table:table-cell office:value-type="float" office:value="74.8" calcext:value-type="float">
            <text:p>7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0])/(LOG(1.5*[.J750])-LOG(LOG(1+(1/0.02))))" office:value-type="float" office:value="1483.00964311018" calcext:value-type="float">
            <text:p>1483.00964311018</text:p>
          </table:table-cell>
          <table:table-cell office:value-type="float" office:value="74.9" calcext:value-type="float">
            <text:p>7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1])/(LOG(1.5*[.J751])-LOG(LOG(1+(1/0.02))))" office:value-type="float" office:value="1484.51652439877" calcext:value-type="float">
            <text:p>1484.51652439877</text:p>
          </table:table-cell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2])/(LOG(1.5*[.J752])-LOG(LOG(1+(1/0.02))))" office:value-type="float" office:value="1486.02307645863" calcext:value-type="float">
            <text:p>1486.02307645863</text:p>
          </table:table-cell>
          <table:table-cell office:value-type="float" office:value="75.1" calcext:value-type="float">
            <text:p>7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3])/(LOG(1.5*[.J753])-LOG(LOG(1+(1/0.02))))" office:value-type="float" office:value="1487.52929984175" calcext:value-type="float">
            <text:p>1487.52929984175</text:p>
          </table:table-cell>
          <table:table-cell office:value-type="float" office:value="75.2" calcext:value-type="float">
            <text:p>7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4])/(LOG(1.5*[.J754])-LOG(LOG(1+(1/0.02))))" office:value-type="float" office:value="1489.03519509845" calcext:value-type="float">
            <text:p>1489.03519509845</text:p>
          </table:table-cell>
          <table:table-cell office:value-type="float" office:value="75.3" calcext:value-type="float">
            <text:p>7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5])/(LOG(1.5*[.J755])-LOG(LOG(1+(1/0.02))))" office:value-type="float" office:value="1490.54076277745" calcext:value-type="float">
            <text:p>1490.54076277745</text:p>
          </table:table-cell>
          <table:table-cell office:value-type="float" office:value="75.4" calcext:value-type="float">
            <text:p>7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6])/(LOG(1.5*[.J756])-LOG(LOG(1+(1/0.02))))" office:value-type="float" office:value="1492.04600342583" calcext:value-type="float">
            <text:p>1492.04600342583</text:p>
          </table:table-cell>
          <table:table-cell office:value-type="float" office:value="75.5" calcext:value-type="float">
            <text:p>7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7])/(LOG(1.5*[.J757])-LOG(LOG(1+(1/0.02))))" office:value-type="float" office:value="1493.55091758906" calcext:value-type="float">
            <text:p>1493.55091758906</text:p>
          </table:table-cell>
          <table:table-cell office:value-type="float" office:value="75.6" calcext:value-type="float">
            <text:p>7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8])/(LOG(1.5*[.J758])-LOG(LOG(1+(1/0.02))))" office:value-type="float" office:value="1495.05550581099" calcext:value-type="float">
            <text:p>1495.05550581099</text:p>
          </table:table-cell>
          <table:table-cell office:value-type="float" office:value="75.7" calcext:value-type="float">
            <text:p>7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59])/(LOG(1.5*[.J759])-LOG(LOG(1+(1/0.02))))" office:value-type="float" office:value="1496.5597686339" calcext:value-type="float">
            <text:p>1496.5597686339</text:p>
          </table:table-cell>
          <table:table-cell office:value-type="float" office:value="75.8" calcext:value-type="float">
            <text:p>7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0])/(LOG(1.5*[.J760])-LOG(LOG(1+(1/0.02))))" office:value-type="float" office:value="1498.06370659843" calcext:value-type="float">
            <text:p>1498.06370659843</text:p>
          </table:table-cell>
          <table:table-cell office:value-type="float" office:value="75.9" calcext:value-type="float">
            <text:p>7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1])/(LOG(1.5*[.J761])-LOG(LOG(1+(1/0.02))))" office:value-type="float" office:value="1499.56732024366" calcext:value-type="float">
            <text:p>1499.56732024366</text:p>
          </table:table-cell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2])/(LOG(1.5*[.J762])-LOG(LOG(1+(1/0.02))))" office:value-type="float" office:value="1501.07061010709" calcext:value-type="float">
            <text:p>1501.07061010709</text:p>
          </table:table-cell>
          <table:table-cell office:value-type="float" office:value="76.1" calcext:value-type="float">
            <text:p>7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3])/(LOG(1.5*[.J763])-LOG(LOG(1+(1/0.02))))" office:value-type="float" office:value="1502.57357672464" calcext:value-type="float">
            <text:p>1502.57357672464</text:p>
          </table:table-cell>
          <table:table-cell office:value-type="float" office:value="76.2" calcext:value-type="float">
            <text:p>7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4])/(LOG(1.5*[.J764])-LOG(LOG(1+(1/0.02))))" office:value-type="float" office:value="1504.07622063064" calcext:value-type="float">
            <text:p>1504.07622063064</text:p>
          </table:table-cell>
          <table:table-cell office:value-type="float" office:value="76.3" calcext:value-type="float">
            <text:p>7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5])/(LOG(1.5*[.J765])-LOG(LOG(1+(1/0.02))))" office:value-type="float" office:value="1505.57854235789" calcext:value-type="float">
            <text:p>1505.57854235789</text:p>
          </table:table-cell>
          <table:table-cell office:value-type="float" office:value="76.4" calcext:value-type="float">
            <text:p>7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6])/(LOG(1.5*[.J766])-LOG(LOG(1+(1/0.02))))" office:value-type="float" office:value="1507.08054243762" calcext:value-type="float">
            <text:p>1507.08054243762</text:p>
          </table:table-cell>
          <table:table-cell office:value-type="float" office:value="76.5" calcext:value-type="float">
            <text:p>7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7])/(LOG(1.5*[.J767])-LOG(LOG(1+(1/0.02))))" office:value-type="float" office:value="1508.5822213995" calcext:value-type="float">
            <text:p>1508.5822213995</text:p>
          </table:table-cell>
          <table:table-cell office:value-type="float" office:value="76.6" calcext:value-type="float">
            <text:p>7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8])/(LOG(1.5*[.J768])-LOG(LOG(1+(1/0.02))))" office:value-type="float" office:value="1510.08357977168" calcext:value-type="float">
            <text:p>1510.08357977168</text:p>
          </table:table-cell>
          <table:table-cell office:value-type="float" office:value="76.7" calcext:value-type="float">
            <text:p>7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69])/(LOG(1.5*[.J769])-LOG(LOG(1+(1/0.02))))" office:value-type="float" office:value="1511.58461808075" calcext:value-type="float">
            <text:p>1511.58461808075</text:p>
          </table:table-cell>
          <table:table-cell office:value-type="float" office:value="76.8" calcext:value-type="float">
            <text:p>7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0])/(LOG(1.5*[.J770])-LOG(LOG(1+(1/0.02))))" office:value-type="float" office:value="1513.08533685178" calcext:value-type="float">
            <text:p>1513.08533685178</text:p>
          </table:table-cell>
          <table:table-cell office:value-type="float" office:value="76.9" calcext:value-type="float">
            <text:p>7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1])/(LOG(1.5*[.J771])-LOG(LOG(1+(1/0.02))))" office:value-type="float" office:value="1514.58573660833" calcext:value-type="float">
            <text:p>1514.58573660833</text:p>
          </table:table-cell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2])/(LOG(1.5*[.J772])-LOG(LOG(1+(1/0.02))))" office:value-type="float" office:value="1516.08581787242" calcext:value-type="float">
            <text:p>1516.08581787242</text:p>
          </table:table-cell>
          <table:table-cell office:value-type="float" office:value="77.1" calcext:value-type="float">
            <text:p>7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3])/(LOG(1.5*[.J773])-LOG(LOG(1+(1/0.02))))" office:value-type="float" office:value="1517.58558116457" calcext:value-type="float">
            <text:p>1517.58558116457</text:p>
          </table:table-cell>
          <table:table-cell office:value-type="float" office:value="77.2" calcext:value-type="float">
            <text:p>7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4])/(LOG(1.5*[.J774])-LOG(LOG(1+(1/0.02))))" office:value-type="float" office:value="1519.08502700379" calcext:value-type="float">
            <text:p>1519.08502700379</text:p>
          </table:table-cell>
          <table:table-cell office:value-type="float" office:value="77.3" calcext:value-type="float">
            <text:p>7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5])/(LOG(1.5*[.J775])-LOG(LOG(1+(1/0.02))))" office:value-type="float" office:value="1520.58415590759" calcext:value-type="float">
            <text:p>1520.58415590759</text:p>
          </table:table-cell>
          <table:table-cell office:value-type="float" office:value="77.4" calcext:value-type="float">
            <text:p>7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6])/(LOG(1.5*[.J776])-LOG(LOG(1+(1/0.02))))" office:value-type="float" office:value="1522.082968392" calcext:value-type="float">
            <text:p>1522.082968392</text:p>
          </table:table-cell>
          <table:table-cell office:value-type="float" office:value="77.5" calcext:value-type="float">
            <text:p>7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7])/(LOG(1.5*[.J777])-LOG(LOG(1+(1/0.02))))" office:value-type="float" office:value="1523.58146497156" calcext:value-type="float">
            <text:p>1523.58146497156</text:p>
          </table:table-cell>
          <table:table-cell office:value-type="float" office:value="77.6" calcext:value-type="float">
            <text:p>7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8])/(LOG(1.5*[.J778])-LOG(LOG(1+(1/0.02))))" office:value-type="float" office:value="1525.07964615931" calcext:value-type="float">
            <text:p>1525.07964615931</text:p>
          </table:table-cell>
          <table:table-cell office:value-type="float" office:value="77.7" calcext:value-type="float">
            <text:p>7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79])/(LOG(1.5*[.J779])-LOG(LOG(1+(1/0.02))))" office:value-type="float" office:value="1526.57751246683" calcext:value-type="float">
            <text:p>1526.57751246683</text:p>
          </table:table-cell>
          <table:table-cell office:value-type="float" office:value="77.8" calcext:value-type="float">
            <text:p>7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0])/(LOG(1.5*[.J780])-LOG(LOG(1+(1/0.02))))" office:value-type="float" office:value="1528.07506440425" calcext:value-type="float">
            <text:p>1528.07506440425</text:p>
          </table:table-cell>
          <table:table-cell office:value-type="float" office:value="77.9" calcext:value-type="float">
            <text:p>7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1])/(LOG(1.5*[.J781])-LOG(LOG(1+(1/0.02))))" office:value-type="float" office:value="1529.57230248019" calcext:value-type="float">
            <text:p>1529.57230248019</text:p>
          </table:table-cell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2])/(LOG(1.5*[.J782])-LOG(LOG(1+(1/0.02))))" office:value-type="float" office:value="1531.06922720187" calcext:value-type="float">
            <text:p>1531.06922720187</text:p>
          </table:table-cell>
          <table:table-cell office:value-type="float" office:value="78.1" calcext:value-type="float">
            <text:p>7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3])/(LOG(1.5*[.J783])-LOG(LOG(1+(1/0.02))))" office:value-type="float" office:value="1532.56583907501" calcext:value-type="float">
            <text:p>1532.56583907501</text:p>
          </table:table-cell>
          <table:table-cell office:value-type="float" office:value="78.2" calcext:value-type="float">
            <text:p>7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4])/(LOG(1.5*[.J784])-LOG(LOG(1+(1/0.02))))" office:value-type="float" office:value="1534.06213860392" calcext:value-type="float">
            <text:p>1534.06213860392</text:p>
          </table:table-cell>
          <table:table-cell office:value-type="float" office:value="78.3" calcext:value-type="float">
            <text:p>7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5])/(LOG(1.5*[.J785])-LOG(LOG(1+(1/0.02))))" office:value-type="float" office:value="1535.55812629146" calcext:value-type="float">
            <text:p>1535.55812629146</text:p>
          </table:table-cell>
          <table:table-cell office:value-type="float" office:value="78.4" calcext:value-type="float">
            <text:p>7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6])/(LOG(1.5*[.J786])-LOG(LOG(1+(1/0.02))))" office:value-type="float" office:value="1537.05380263905" calcext:value-type="float">
            <text:p>1537.05380263905</text:p>
          </table:table-cell>
          <table:table-cell office:value-type="float" office:value="78.5" calcext:value-type="float">
            <text:p>7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7])/(LOG(1.5*[.J787])-LOG(LOG(1+(1/0.02))))" office:value-type="float" office:value="1538.54916814668" calcext:value-type="float">
            <text:p>1538.54916814668</text:p>
          </table:table-cell>
          <table:table-cell office:value-type="float" office:value="78.6" calcext:value-type="float">
            <text:p>7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8])/(LOG(1.5*[.J788])-LOG(LOG(1+(1/0.02))))" office:value-type="float" office:value="1540.04422331294" calcext:value-type="float">
            <text:p>1540.04422331294</text:p>
          </table:table-cell>
          <table:table-cell office:value-type="float" office:value="78.7" calcext:value-type="float">
            <text:p>7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89])/(LOG(1.5*[.J789])-LOG(LOG(1+(1/0.02))))" office:value-type="float" office:value="1541.53896863499" calcext:value-type="float">
            <text:p>1541.53896863499</text:p>
          </table:table-cell>
          <table:table-cell office:value-type="float" office:value="78.8" calcext:value-type="float">
            <text:p>7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0])/(LOG(1.5*[.J790])-LOG(LOG(1+(1/0.02))))" office:value-type="float" office:value="1543.03340460857" calcext:value-type="float">
            <text:p>1543.03340460857</text:p>
          </table:table-cell>
          <table:table-cell office:value-type="float" office:value="78.9" calcext:value-type="float">
            <text:p>7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1])/(LOG(1.5*[.J791])-LOG(LOG(1+(1/0.02))))" office:value-type="float" office:value="1544.52753172804" calcext:value-type="float">
            <text:p>1544.52753172804</text:p>
          </table:table-cell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2])/(LOG(1.5*[.J792])-LOG(LOG(1+(1/0.02))))" office:value-type="float" office:value="1546.02135048635" calcext:value-type="float">
            <text:p>1546.02135048635</text:p>
          </table:table-cell>
          <table:table-cell office:value-type="float" office:value="79.1" calcext:value-type="float">
            <text:p>7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3])/(LOG(1.5*[.J793])-LOG(LOG(1+(1/0.02))))" office:value-type="float" office:value="1547.51486137504" calcext:value-type="float">
            <text:p>1547.51486137504</text:p>
          </table:table-cell>
          <table:table-cell office:value-type="float" office:value="79.2" calcext:value-type="float">
            <text:p>7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4])/(LOG(1.5*[.J794])-LOG(LOG(1+(1/0.02))))" office:value-type="float" office:value="1549.00806488429" calcext:value-type="float">
            <text:p>1549.00806488429</text:p>
          </table:table-cell>
          <table:table-cell office:value-type="float" office:value="79.3" calcext:value-type="float">
            <text:p>7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5])/(LOG(1.5*[.J795])-LOG(LOG(1+(1/0.02))))" office:value-type="float" office:value="1550.50096150289" calcext:value-type="float">
            <text:p>1550.50096150289</text:p>
          </table:table-cell>
          <table:table-cell office:value-type="float" office:value="79.4" calcext:value-type="float">
            <text:p>7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6])/(LOG(1.5*[.J796])-LOG(LOG(1+(1/0.02))))" office:value-type="float" office:value="1551.99355171825" calcext:value-type="float">
            <text:p>1551.99355171825</text:p>
          </table:table-cell>
          <table:table-cell office:value-type="float" office:value="79.5" calcext:value-type="float">
            <text:p>7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7])/(LOG(1.5*[.J797])-LOG(LOG(1+(1/0.02))))" office:value-type="float" office:value="1553.4858360164" calcext:value-type="float">
            <text:p>1553.4858360164</text:p>
          </table:table-cell>
          <table:table-cell office:value-type="float" office:value="79.6" calcext:value-type="float">
            <text:p>7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8])/(LOG(1.5*[.J798])-LOG(LOG(1+(1/0.02))))" office:value-type="float" office:value="1554.97781488203" calcext:value-type="float">
            <text:p>1554.97781488203</text:p>
          </table:table-cell>
          <table:table-cell office:value-type="float" office:value="79.7" calcext:value-type="float">
            <text:p>7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799])/(LOG(1.5*[.J799])-LOG(LOG(1+(1/0.02))))" office:value-type="float" office:value="1556.46948879844" calcext:value-type="float">
            <text:p>1556.46948879844</text:p>
          </table:table-cell>
          <table:table-cell office:value-type="float" office:value="79.8" calcext:value-type="float">
            <text:p>7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0])/(LOG(1.5*[.J800])-LOG(LOG(1+(1/0.02))))" office:value-type="float" office:value="1557.9608582476" calcext:value-type="float">
            <text:p>1557.9608582476</text:p>
          </table:table-cell>
          <table:table-cell office:value-type="float" office:value="79.9" calcext:value-type="float">
            <text:p>7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1])/(LOG(1.5*[.J801])-LOG(LOG(1+(1/0.02))))" office:value-type="float" office:value="1559.45192371012" calcext:value-type="float">
            <text:p>1559.45192371012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2])/(LOG(1.5*[.J802])-LOG(LOG(1+(1/0.02))))" office:value-type="float" office:value="1560.94268566527" calcext:value-type="float">
            <text:p>1560.94268566527</text:p>
          </table:table-cell>
          <table:table-cell office:value-type="float" office:value="80.1" calcext:value-type="float">
            <text:p>8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3])/(LOG(1.5*[.J803])-LOG(LOG(1+(1/0.02))))" office:value-type="float" office:value="1562.43314459098" calcext:value-type="float">
            <text:p>1562.43314459098</text:p>
          </table:table-cell>
          <table:table-cell office:value-type="float" office:value="80.2" calcext:value-type="float">
            <text:p>8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4])/(LOG(1.5*[.J804])-LOG(LOG(1+(1/0.02))))" office:value-type="float" office:value="1563.92330096385" calcext:value-type="float">
            <text:p>1563.92330096385</text:p>
          </table:table-cell>
          <table:table-cell office:value-type="float" office:value="80.3" calcext:value-type="float">
            <text:p>8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5])/(LOG(1.5*[.J805])-LOG(LOG(1+(1/0.02))))" office:value-type="float" office:value="1565.41315525914" calcext:value-type="float">
            <text:p>1565.41315525914</text:p>
          </table:table-cell>
          <table:table-cell office:value-type="float" office:value="80.4" calcext:value-type="float">
            <text:p>8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6])/(LOG(1.5*[.J806])-LOG(LOG(1+(1/0.02))))" office:value-type="float" office:value="1566.90270795081" calcext:value-type="float">
            <text:p>1566.90270795081</text:p>
          </table:table-cell>
          <table:table-cell office:value-type="float" office:value="80.5" calcext:value-type="float">
            <text:p>8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7])/(LOG(1.5*[.J807])-LOG(LOG(1+(1/0.02))))" office:value-type="float" office:value="1568.39195951148" calcext:value-type="float">
            <text:p>1568.39195951148</text:p>
          </table:table-cell>
          <table:table-cell office:value-type="float" office:value="80.6" calcext:value-type="float">
            <text:p>8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8])/(LOG(1.5*[.J808])-LOG(LOG(1+(1/0.02))))" office:value-type="float" office:value="1569.88091041248" calcext:value-type="float">
            <text:p>1569.88091041248</text:p>
          </table:table-cell>
          <table:table-cell office:value-type="float" office:value="80.7" calcext:value-type="float">
            <text:p>8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09])/(LOG(1.5*[.J809])-LOG(LOG(1+(1/0.02))))" office:value-type="float" office:value="1571.36956112382" calcext:value-type="float">
            <text:p>1571.36956112382</text:p>
          </table:table-cell>
          <table:table-cell office:value-type="float" office:value="80.8" calcext:value-type="float">
            <text:p>8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0])/(LOG(1.5*[.J810])-LOG(LOG(1+(1/0.02))))" office:value-type="float" office:value="1572.8579121142" calcext:value-type="float">
            <text:p>1572.8579121142</text:p>
          </table:table-cell>
          <table:table-cell office:value-type="float" office:value="80.9" calcext:value-type="float">
            <text:p>8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1])/(LOG(1.5*[.J811])-LOG(LOG(1+(1/0.02))))" office:value-type="float" office:value="1574.34596385105" calcext:value-type="float">
            <text:p>1574.34596385105</text:p>
          </table:table-cell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2])/(LOG(1.5*[.J812])-LOG(LOG(1+(1/0.02))))" office:value-type="float" office:value="1575.83371680048" calcext:value-type="float">
            <text:p>1575.83371680048</text:p>
          </table:table-cell>
          <table:table-cell office:value-type="float" office:value="81.1" calcext:value-type="float">
            <text:p>8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3])/(LOG(1.5*[.J813])-LOG(LOG(1+(1/0.02))))" office:value-type="float" office:value="1577.32117142733" calcext:value-type="float">
            <text:p>1577.32117142733</text:p>
          </table:table-cell>
          <table:table-cell office:value-type="float" office:value="81.2" calcext:value-type="float">
            <text:p>8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4])/(LOG(1.5*[.J814])-LOG(LOG(1+(1/0.02))))" office:value-type="float" office:value="1578.80832819516" calcext:value-type="float">
            <text:p>1578.80832819516</text:p>
          </table:table-cell>
          <table:table-cell office:value-type="float" office:value="81.3" calcext:value-type="float">
            <text:p>8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5])/(LOG(1.5*[.J815])-LOG(LOG(1+(1/0.02))))" office:value-type="float" office:value="1580.29518756625" calcext:value-type="float">
            <text:p>1580.29518756625</text:p>
          </table:table-cell>
          <table:table-cell office:value-type="float" office:value="81.4" calcext:value-type="float">
            <text:p>8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6])/(LOG(1.5*[.J816])-LOG(LOG(1+(1/0.02))))" office:value-type="float" office:value="1581.78175000161" calcext:value-type="float">
            <text:p>1581.78175000161</text:p>
          </table:table-cell>
          <table:table-cell office:value-type="float" office:value="81.5" calcext:value-type="float">
            <text:p>8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7])/(LOG(1.5*[.J817])-LOG(LOG(1+(1/0.02))))" office:value-type="float" office:value="1583.26801596098" calcext:value-type="float">
            <text:p>1583.26801596098</text:p>
          </table:table-cell>
          <table:table-cell office:value-type="float" office:value="81.6" calcext:value-type="float">
            <text:p>8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8])/(LOG(1.5*[.J818])-LOG(LOG(1+(1/0.02))))" office:value-type="float" office:value="1584.75398590284" calcext:value-type="float">
            <text:p>1584.75398590284</text:p>
          </table:table-cell>
          <table:table-cell office:value-type="float" office:value="81.7" calcext:value-type="float">
            <text:p>8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19])/(LOG(1.5*[.J819])-LOG(LOG(1+(1/0.02))))" office:value-type="float" office:value="1586.23966028441" calcext:value-type="float">
            <text:p>1586.23966028441</text:p>
          </table:table-cell>
          <table:table-cell office:value-type="float" office:value="81.8" calcext:value-type="float">
            <text:p>8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0])/(LOG(1.5*[.J820])-LOG(LOG(1+(1/0.02))))" office:value-type="float" office:value="1587.72503956168" calcext:value-type="float">
            <text:p>1587.72503956168</text:p>
          </table:table-cell>
          <table:table-cell office:value-type="float" office:value="81.9" calcext:value-type="float">
            <text:p>8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1])/(LOG(1.5*[.J821])-LOG(LOG(1+(1/0.02))))" office:value-type="float" office:value="1589.21012418936" calcext:value-type="float">
            <text:p>1589.21012418936</text:p>
          </table:table-cell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2])/(LOG(1.5*[.J822])-LOG(LOG(1+(1/0.02))))" office:value-type="float" office:value="1590.69491462095" calcext:value-type="float">
            <text:p>1590.69491462095</text:p>
          </table:table-cell>
          <table:table-cell office:value-type="float" office:value="82.1" calcext:value-type="float">
            <text:p>8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3])/(LOG(1.5*[.J823])-LOG(LOG(1+(1/0.02))))" office:value-type="float" office:value="1592.17941130869" calcext:value-type="float">
            <text:p>1592.17941130869</text:p>
          </table:table-cell>
          <table:table-cell office:value-type="float" office:value="82.2" calcext:value-type="float">
            <text:p>8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4])/(LOG(1.5*[.J824])-LOG(LOG(1+(1/0.02))))" office:value-type="float" office:value="1593.66361470361" calcext:value-type="float">
            <text:p>1593.66361470361</text:p>
          </table:table-cell>
          <table:table-cell office:value-type="float" office:value="82.3" calcext:value-type="float">
            <text:p>8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5])/(LOG(1.5*[.J825])-LOG(LOG(1+(1/0.02))))" office:value-type="float" office:value="1595.14752525548" calcext:value-type="float">
            <text:p>1595.14752525548</text:p>
          </table:table-cell>
          <table:table-cell office:value-type="float" office:value="82.4" calcext:value-type="float">
            <text:p>8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6])/(LOG(1.5*[.J826])-LOG(LOG(1+(1/0.02))))" office:value-type="float" office:value="1596.63114341288" calcext:value-type="float">
            <text:p>1596.63114341288</text:p>
          </table:table-cell>
          <table:table-cell office:value-type="float" office:value="82.5" calcext:value-type="float">
            <text:p>8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7])/(LOG(1.5*[.J827])-LOG(LOG(1+(1/0.02))))" office:value-type="float" office:value="1598.11446962316" calcext:value-type="float">
            <text:p>1598.11446962316</text:p>
          </table:table-cell>
          <table:table-cell office:value-type="float" office:value="82.6" calcext:value-type="float">
            <text:p>8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8])/(LOG(1.5*[.J828])-LOG(LOG(1+(1/0.02))))" office:value-type="float" office:value="1599.59750433245" calcext:value-type="float">
            <text:p>1599.59750433245</text:p>
          </table:table-cell>
          <table:table-cell office:value-type="float" office:value="82.7" calcext:value-type="float">
            <text:p>8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29])/(LOG(1.5*[.J829])-LOG(LOG(1+(1/0.02))))" office:value-type="float" office:value="1601.08024798569" calcext:value-type="float">
            <text:p>1601.08024798569</text:p>
          </table:table-cell>
          <table:table-cell office:value-type="float" office:value="82.8" calcext:value-type="float">
            <text:p>8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0])/(LOG(1.5*[.J830])-LOG(LOG(1+(1/0.02))))" office:value-type="float" office:value="1602.56270102659" calcext:value-type="float">
            <text:p>1602.56270102659</text:p>
          </table:table-cell>
          <table:table-cell office:value-type="float" office:value="82.9" calcext:value-type="float">
            <text:p>8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1])/(LOG(1.5*[.J831])-LOG(LOG(1+(1/0.02))))" office:value-type="float" office:value="1604.04486389769" calcext:value-type="float">
            <text:p>1604.04486389769</text:p>
          </table:table-cell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2])/(LOG(1.5*[.J832])-LOG(LOG(1+(1/0.02))))" office:value-type="float" office:value="1605.52673704032" calcext:value-type="float">
            <text:p>1605.52673704032</text:p>
          </table:table-cell>
          <table:table-cell office:value-type="float" office:value="83.1" calcext:value-type="float">
            <text:p>8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3])/(LOG(1.5*[.J833])-LOG(LOG(1+(1/0.02))))" office:value-type="float" office:value="1607.00832089462" calcext:value-type="float">
            <text:p>1607.00832089462</text:p>
          </table:table-cell>
          <table:table-cell office:value-type="float" office:value="83.2" calcext:value-type="float">
            <text:p>8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4])/(LOG(1.5*[.J834])-LOG(LOG(1+(1/0.02))))" office:value-type="float" office:value="1608.48961589954" calcext:value-type="float">
            <text:p>1608.48961589954</text:p>
          </table:table-cell>
          <table:table-cell office:value-type="float" office:value="83.3" calcext:value-type="float">
            <text:p>8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5])/(LOG(1.5*[.J835])-LOG(LOG(1+(1/0.02))))" office:value-type="float" office:value="1609.97062249286" calcext:value-type="float">
            <text:p>1609.97062249286</text:p>
          </table:table-cell>
          <table:table-cell office:value-type="float" office:value="83.4" calcext:value-type="float">
            <text:p>8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6])/(LOG(1.5*[.J836])-LOG(LOG(1+(1/0.02))))" office:value-type="float" office:value="1611.45134111118" calcext:value-type="float">
            <text:p>1611.45134111118</text:p>
          </table:table-cell>
          <table:table-cell office:value-type="float" office:value="83.5" calcext:value-type="float">
            <text:p>8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7])/(LOG(1.5*[.J837])-LOG(LOG(1+(1/0.02))))" office:value-type="float" office:value="1612.93177218993" calcext:value-type="float">
            <text:p>1612.93177218993</text:p>
          </table:table-cell>
          <table:table-cell office:value-type="float" office:value="83.6" calcext:value-type="float">
            <text:p>8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8])/(LOG(1.5*[.J838])-LOG(LOG(1+(1/0.02))))" office:value-type="float" office:value="1614.41191616337" calcext:value-type="float">
            <text:p>1614.41191616337</text:p>
          </table:table-cell>
          <table:table-cell office:value-type="float" office:value="83.7" calcext:value-type="float">
            <text:p>8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39])/(LOG(1.5*[.J839])-LOG(LOG(1+(1/0.02))))" office:value-type="float" office:value="1615.89177346459" calcext:value-type="float">
            <text:p>1615.89177346459</text:p>
          </table:table-cell>
          <table:table-cell office:value-type="float" office:value="83.8" calcext:value-type="float">
            <text:p>8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0])/(LOG(1.5*[.J840])-LOG(LOG(1+(1/0.02))))" office:value-type="float" office:value="1617.37134452555" calcext:value-type="float">
            <text:p>1617.37134452555</text:p>
          </table:table-cell>
          <table:table-cell office:value-type="float" office:value="83.9" calcext:value-type="float">
            <text:p>8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1])/(LOG(1.5*[.J841])-LOG(LOG(1+(1/0.02))))" office:value-type="float" office:value="1618.85062977702" calcext:value-type="float">
            <text:p>1618.85062977702</text:p>
          </table:table-cell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2])/(LOG(1.5*[.J842])-LOG(LOG(1+(1/0.02))))" office:value-type="float" office:value="1620.32962964864" calcext:value-type="float">
            <text:p>1620.32962964864</text:p>
          </table:table-cell>
          <table:table-cell office:value-type="float" office:value="84.1" calcext:value-type="float">
            <text:p>8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3])/(LOG(1.5*[.J843])-LOG(LOG(1+(1/0.02))))" office:value-type="float" office:value="1621.8083445689" calcext:value-type="float">
            <text:p>1621.8083445689</text:p>
          </table:table-cell>
          <table:table-cell office:value-type="float" office:value="84.2" calcext:value-type="float">
            <text:p>8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4])/(LOG(1.5*[.J844])-LOG(LOG(1+(1/0.02))))" office:value-type="float" office:value="1623.28677496515" calcext:value-type="float">
            <text:p>1623.28677496515</text:p>
          </table:table-cell>
          <table:table-cell office:value-type="float" office:value="84.3" calcext:value-type="float">
            <text:p>8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5])/(LOG(1.5*[.J845])-LOG(LOG(1+(1/0.02))))" office:value-type="float" office:value="1624.76492126362" calcext:value-type="float">
            <text:p>1624.76492126362</text:p>
          </table:table-cell>
          <table:table-cell office:value-type="float" office:value="84.4" calcext:value-type="float">
            <text:p>8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6])/(LOG(1.5*[.J846])-LOG(LOG(1+(1/0.02))))" office:value-type="float" office:value="1626.24278388937" calcext:value-type="float">
            <text:p>1626.24278388937</text:p>
          </table:table-cell>
          <table:table-cell office:value-type="float" office:value="84.5" calcext:value-type="float">
            <text:p>8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7])/(LOG(1.5*[.J847])-LOG(LOG(1+(1/0.02))))" office:value-type="float" office:value="1627.72036326637" calcext:value-type="float">
            <text:p>1627.72036326637</text:p>
          </table:table-cell>
          <table:table-cell office:value-type="float" office:value="84.6" calcext:value-type="float">
            <text:p>8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8])/(LOG(1.5*[.J848])-LOG(LOG(1+(1/0.02))))" office:value-type="float" office:value="1629.19765981745" calcext:value-type="float">
            <text:p>1629.19765981745</text:p>
          </table:table-cell>
          <table:table-cell office:value-type="float" office:value="84.7" calcext:value-type="float">
            <text:p>8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49])/(LOG(1.5*[.J849])-LOG(LOG(1+(1/0.02))))" office:value-type="float" office:value="1630.67467396431" calcext:value-type="float">
            <text:p>1630.67467396431</text:p>
          </table:table-cell>
          <table:table-cell office:value-type="float" office:value="84.8" calcext:value-type="float">
            <text:p>8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0])/(LOG(1.5*[.J850])-LOG(LOG(1+(1/0.02))))" office:value-type="float" office:value="1632.15140612755" calcext:value-type="float">
            <text:p>1632.15140612755</text:p>
          </table:table-cell>
          <table:table-cell office:value-type="float" office:value="84.9" calcext:value-type="float">
            <text:p>8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1])/(LOG(1.5*[.J851])-LOG(LOG(1+(1/0.02))))" office:value-type="float" office:value="1633.62785672667" calcext:value-type="float">
            <text:p>1633.62785672667</text:p>
          </table:table-cell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2])/(LOG(1.5*[.J852])-LOG(LOG(1+(1/0.02))))" office:value-type="float" office:value="1635.10402618003" calcext:value-type="float">
            <text:p>1635.10402618003</text:p>
          </table:table-cell>
          <table:table-cell office:value-type="float" office:value="85.1" calcext:value-type="float">
            <text:p>8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3])/(LOG(1.5*[.J853])-LOG(LOG(1+(1/0.02))))" office:value-type="float" office:value="1636.57991490492" calcext:value-type="float">
            <text:p>1636.57991490492</text:p>
          </table:table-cell>
          <table:table-cell office:value-type="float" office:value="85.2" calcext:value-type="float">
            <text:p>8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4])/(LOG(1.5*[.J854])-LOG(LOG(1+(1/0.02))))" office:value-type="float" office:value="1638.05552331751" calcext:value-type="float">
            <text:p>1638.05552331751</text:p>
          </table:table-cell>
          <table:table-cell office:value-type="float" office:value="85.3" calcext:value-type="float">
            <text:p>8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5])/(LOG(1.5*[.J855])-LOG(LOG(1+(1/0.02))))" office:value-type="float" office:value="1639.53085183289" calcext:value-type="float">
            <text:p>1639.53085183289</text:p>
          </table:table-cell>
          <table:table-cell office:value-type="float" office:value="85.4" calcext:value-type="float">
            <text:p>8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6])/(LOG(1.5*[.J856])-LOG(LOG(1+(1/0.02))))" office:value-type="float" office:value="1641.00590086505" calcext:value-type="float">
            <text:p>1641.00590086505</text:p>
          </table:table-cell>
          <table:table-cell office:value-type="float" office:value="85.5" calcext:value-type="float">
            <text:p>8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7])/(LOG(1.5*[.J857])-LOG(LOG(1+(1/0.02))))" office:value-type="float" office:value="1642.4806708269" calcext:value-type="float">
            <text:p>1642.4806708269</text:p>
          </table:table-cell>
          <table:table-cell office:value-type="float" office:value="85.6" calcext:value-type="float">
            <text:p>8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8])/(LOG(1.5*[.J858])-LOG(LOG(1+(1/0.02))))" office:value-type="float" office:value="1643.95516213026" calcext:value-type="float">
            <text:p>1643.95516213026</text:p>
          </table:table-cell>
          <table:table-cell office:value-type="float" office:value="85.7" calcext:value-type="float">
            <text:p>8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59])/(LOG(1.5*[.J859])-LOG(LOG(1+(1/0.02))))" office:value-type="float" office:value="1645.42937518589" calcext:value-type="float">
            <text:p>1645.42937518589</text:p>
          </table:table-cell>
          <table:table-cell office:value-type="float" office:value="85.8" calcext:value-type="float">
            <text:p>8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0])/(LOG(1.5*[.J860])-LOG(LOG(1+(1/0.02))))" office:value-type="float" office:value="1646.90331040344" calcext:value-type="float">
            <text:p>1646.90331040344</text:p>
          </table:table-cell>
          <table:table-cell office:value-type="float" office:value="85.9" calcext:value-type="float">
            <text:p>8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1])/(LOG(1.5*[.J861])-LOG(LOG(1+(1/0.02))))" office:value-type="float" office:value="1648.37696819154" calcext:value-type="float">
            <text:p>1648.37696819154</text:p>
          </table:table-cell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2])/(LOG(1.5*[.J862])-LOG(LOG(1+(1/0.02))))" office:value-type="float" office:value="1649.85034895771" calcext:value-type="float">
            <text:p>1649.85034895771</text:p>
          </table:table-cell>
          <table:table-cell office:value-type="float" office:value="86.1" calcext:value-type="float">
            <text:p>8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3])/(LOG(1.5*[.J863])-LOG(LOG(1+(1/0.02))))" office:value-type="float" office:value="1651.32345310843" calcext:value-type="float">
            <text:p>1651.32345310843</text:p>
          </table:table-cell>
          <table:table-cell office:value-type="float" office:value="86.2" calcext:value-type="float">
            <text:p>8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4])/(LOG(1.5*[.J864])-LOG(LOG(1+(1/0.02))))" office:value-type="float" office:value="1652.79628104912" calcext:value-type="float">
            <text:p>1652.79628104912</text:p>
          </table:table-cell>
          <table:table-cell office:value-type="float" office:value="86.3" calcext:value-type="float">
            <text:p>8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5])/(LOG(1.5*[.J865])-LOG(LOG(1+(1/0.02))))" office:value-type="float" office:value="1654.26883318414" calcext:value-type="float">
            <text:p>1654.26883318414</text:p>
          </table:table-cell>
          <table:table-cell office:value-type="float" office:value="86.4" calcext:value-type="float">
            <text:p>8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6])/(LOG(1.5*[.J866])-LOG(LOG(1+(1/0.02))))" office:value-type="float" office:value="1655.74110991681" calcext:value-type="float">
            <text:p>1655.74110991681</text:p>
          </table:table-cell>
          <table:table-cell office:value-type="float" office:value="86.5" calcext:value-type="float">
            <text:p>8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7])/(LOG(1.5*[.J867])-LOG(LOG(1+(1/0.02))))" office:value-type="float" office:value="1657.21311164939" calcext:value-type="float">
            <text:p>1657.21311164939</text:p>
          </table:table-cell>
          <table:table-cell office:value-type="float" office:value="86.6" calcext:value-type="float">
            <text:p>8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8])/(LOG(1.5*[.J868])-LOG(LOG(1+(1/0.02))))" office:value-type="float" office:value="1658.6848387831" calcext:value-type="float">
            <text:p>1658.6848387831</text:p>
          </table:table-cell>
          <table:table-cell office:value-type="float" office:value="86.7" calcext:value-type="float">
            <text:p>8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69])/(LOG(1.5*[.J869])-LOG(LOG(1+(1/0.02))))" office:value-type="float" office:value="1660.15629171814" calcext:value-type="float">
            <text:p>1660.15629171814</text:p>
          </table:table-cell>
          <table:table-cell office:value-type="float" office:value="86.8" calcext:value-type="float">
            <text:p>8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0])/(LOG(1.5*[.J870])-LOG(LOG(1+(1/0.02))))" office:value-type="float" office:value="1661.62747085364" calcext:value-type="float">
            <text:p>1661.62747085364</text:p>
          </table:table-cell>
          <table:table-cell office:value-type="float" office:value="86.9" calcext:value-type="float">
            <text:p>8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1])/(LOG(1.5*[.J871])-LOG(LOG(1+(1/0.02))))" office:value-type="float" office:value="1663.09837658774" calcext:value-type="float">
            <text:p>1663.09837658774</text:p>
          </table:table-cell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2])/(LOG(1.5*[.J872])-LOG(LOG(1+(1/0.02))))" office:value-type="float" office:value="1664.56900931753" calcext:value-type="float">
            <text:p>1664.56900931753</text:p>
          </table:table-cell>
          <table:table-cell office:value-type="float" office:value="87.1" calcext:value-type="float">
            <text:p>8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3])/(LOG(1.5*[.J873])-LOG(LOG(1+(1/0.02))))" office:value-type="float" office:value="1666.03936943907" calcext:value-type="float">
            <text:p>1666.03936943907</text:p>
          </table:table-cell>
          <table:table-cell office:value-type="float" office:value="87.2" calcext:value-type="float">
            <text:p>8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4])/(LOG(1.5*[.J874])-LOG(LOG(1+(1/0.02))))" office:value-type="float" office:value="1667.50945734741" calcext:value-type="float">
            <text:p>1667.50945734741</text:p>
          </table:table-cell>
          <table:table-cell office:value-type="float" office:value="87.3" calcext:value-type="float">
            <text:p>8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5])/(LOG(1.5*[.J875])-LOG(LOG(1+(1/0.02))))" office:value-type="float" office:value="1668.97927343659" calcext:value-type="float">
            <text:p>1668.97927343659</text:p>
          </table:table-cell>
          <table:table-cell office:value-type="float" office:value="87.4" calcext:value-type="float">
            <text:p>8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6])/(LOG(1.5*[.J876])-LOG(LOG(1+(1/0.02))))" office:value-type="float" office:value="1670.44881809963" calcext:value-type="float">
            <text:p>1670.44881809963</text:p>
          </table:table-cell>
          <table:table-cell office:value-type="float" office:value="87.5" calcext:value-type="float">
            <text:p>8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7])/(LOG(1.5*[.J877])-LOG(LOG(1+(1/0.02))))" office:value-type="float" office:value="1671.91809172854" calcext:value-type="float">
            <text:p>1671.91809172854</text:p>
          </table:table-cell>
          <table:table-cell office:value-type="float" office:value="87.6" calcext:value-type="float">
            <text:p>8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8])/(LOG(1.5*[.J878])-LOG(LOG(1+(1/0.02))))" office:value-type="float" office:value="1673.38709471433" calcext:value-type="float">
            <text:p>1673.38709471433</text:p>
          </table:table-cell>
          <table:table-cell office:value-type="float" office:value="87.7" calcext:value-type="float">
            <text:p>8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79])/(LOG(1.5*[.J879])-LOG(LOG(1+(1/0.02))))" office:value-type="float" office:value="1674.85582744701" calcext:value-type="float">
            <text:p>1674.85582744701</text:p>
          </table:table-cell>
          <table:table-cell office:value-type="float" office:value="87.8" calcext:value-type="float">
            <text:p>8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0])/(LOG(1.5*[.J880])-LOG(LOG(1+(1/0.02))))" office:value-type="float" office:value="1676.32429031558" calcext:value-type="float">
            <text:p>1676.32429031558</text:p>
          </table:table-cell>
          <table:table-cell office:value-type="float" office:value="87.9" calcext:value-type="float">
            <text:p>8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1])/(LOG(1.5*[.J881])-LOG(LOG(1+(1/0.02))))" office:value-type="float" office:value="1677.79248370807" calcext:value-type="float">
            <text:p>1677.79248370807</text:p>
          </table:table-cell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2])/(LOG(1.5*[.J882])-LOG(LOG(1+(1/0.02))))" office:value-type="float" office:value="1679.2604080115" calcext:value-type="float">
            <text:p>1679.2604080115</text:p>
          </table:table-cell>
          <table:table-cell office:value-type="float" office:value="88.1" calcext:value-type="float">
            <text:p>8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3])/(LOG(1.5*[.J883])-LOG(LOG(1+(1/0.02))))" office:value-type="float" office:value="1680.72806361191" calcext:value-type="float">
            <text:p>1680.72806361191</text:p>
          </table:table-cell>
          <table:table-cell office:value-type="float" office:value="88.2" calcext:value-type="float">
            <text:p>8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4])/(LOG(1.5*[.J884])-LOG(LOG(1+(1/0.02))))" office:value-type="float" office:value="1682.19545089435" calcext:value-type="float">
            <text:p>1682.19545089435</text:p>
          </table:table-cell>
          <table:table-cell office:value-type="float" office:value="88.3" calcext:value-type="float">
            <text:p>8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5])/(LOG(1.5*[.J885])-LOG(LOG(1+(1/0.02))))" office:value-type="float" office:value="1683.6625702429" calcext:value-type="float">
            <text:p>1683.6625702429</text:p>
          </table:table-cell>
          <table:table-cell office:value-type="float" office:value="88.4" calcext:value-type="float">
            <text:p>8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6])/(LOG(1.5*[.J886])-LOG(LOG(1+(1/0.02))))" office:value-type="float" office:value="1685.12942204067" calcext:value-type="float">
            <text:p>1685.12942204067</text:p>
          </table:table-cell>
          <table:table-cell office:value-type="float" office:value="88.5" calcext:value-type="float">
            <text:p>8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7])/(LOG(1.5*[.J887])-LOG(LOG(1+(1/0.02))))" office:value-type="float" office:value="1686.59600666977" calcext:value-type="float">
            <text:p>1686.59600666977</text:p>
          </table:table-cell>
          <table:table-cell office:value-type="float" office:value="88.6" calcext:value-type="float">
            <text:p>8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8])/(LOG(1.5*[.J888])-LOG(LOG(1+(1/0.02))))" office:value-type="float" office:value="1688.06232451138" calcext:value-type="float">
            <text:p>1688.06232451138</text:p>
          </table:table-cell>
          <table:table-cell office:value-type="float" office:value="88.7" calcext:value-type="float">
            <text:p>8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89])/(LOG(1.5*[.J889])-LOG(LOG(1+(1/0.02))))" office:value-type="float" office:value="1689.52837594568" calcext:value-type="float">
            <text:p>1689.52837594568</text:p>
          </table:table-cell>
          <table:table-cell office:value-type="float" office:value="88.8" calcext:value-type="float">
            <text:p>8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0])/(LOG(1.5*[.J890])-LOG(LOG(1+(1/0.02))))" office:value-type="float" office:value="1690.99416135191" calcext:value-type="float">
            <text:p>1690.99416135191</text:p>
          </table:table-cell>
          <table:table-cell office:value-type="float" office:value="88.9" calcext:value-type="float">
            <text:p>8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1])/(LOG(1.5*[.J891])-LOG(LOG(1+(1/0.02))))" office:value-type="float" office:value="1692.45968110834" calcext:value-type="float">
            <text:p>1692.45968110834</text:p>
          </table:table-cell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2])/(LOG(1.5*[.J892])-LOG(LOG(1+(1/0.02))))" office:value-type="float" office:value="1693.9249355923" calcext:value-type="float">
            <text:p>1693.9249355923</text:p>
          </table:table-cell>
          <table:table-cell office:value-type="float" office:value="89.1" calcext:value-type="float">
            <text:p>8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3])/(LOG(1.5*[.J893])-LOG(LOG(1+(1/0.02))))" office:value-type="float" office:value="1695.38992518014" calcext:value-type="float">
            <text:p>1695.38992518014</text:p>
          </table:table-cell>
          <table:table-cell office:value-type="float" office:value="89.2" calcext:value-type="float">
            <text:p>8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4])/(LOG(1.5*[.J894])-LOG(LOG(1+(1/0.02))))" office:value-type="float" office:value="1696.8546502473" calcext:value-type="float">
            <text:p>1696.8546502473</text:p>
          </table:table-cell>
          <table:table-cell office:value-type="float" office:value="89.3" calcext:value-type="float">
            <text:p>8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5])/(LOG(1.5*[.J895])-LOG(LOG(1+(1/0.02))))" office:value-type="float" office:value="1698.31911116823" calcext:value-type="float">
            <text:p>1698.31911116823</text:p>
          </table:table-cell>
          <table:table-cell office:value-type="float" office:value="89.4" calcext:value-type="float">
            <text:p>8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6])/(LOG(1.5*[.J896])-LOG(LOG(1+(1/0.02))))" office:value-type="float" office:value="1699.78330831649" calcext:value-type="float">
            <text:p>1699.78330831649</text:p>
          </table:table-cell>
          <table:table-cell office:value-type="float" office:value="89.5" calcext:value-type="float">
            <text:p>8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7])/(LOG(1.5*[.J897])-LOG(LOG(1+(1/0.02))))" office:value-type="float" office:value="1701.24724206466" calcext:value-type="float">
            <text:p>1701.24724206466</text:p>
          </table:table-cell>
          <table:table-cell office:value-type="float" office:value="89.6" calcext:value-type="float">
            <text:p>8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8])/(LOG(1.5*[.J898])-LOG(LOG(1+(1/0.02))))" office:value-type="float" office:value="1702.71091278441" calcext:value-type="float">
            <text:p>1702.71091278441</text:p>
          </table:table-cell>
          <table:table-cell office:value-type="float" office:value="89.7" calcext:value-type="float">
            <text:p>8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899])/(LOG(1.5*[.J899])-LOG(LOG(1+(1/0.02))))" office:value-type="float" office:value="1704.17432084647" calcext:value-type="float">
            <text:p>1704.17432084647</text:p>
          </table:table-cell>
          <table:table-cell office:value-type="float" office:value="89.8" calcext:value-type="float">
            <text:p>8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0])/(LOG(1.5*[.J900])-LOG(LOG(1+(1/0.02))))" office:value-type="float" office:value="1705.63746662063" calcext:value-type="float">
            <text:p>1705.63746662063</text:p>
          </table:table-cell>
          <table:table-cell office:value-type="float" office:value="89.9" calcext:value-type="float">
            <text:p>8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1])/(LOG(1.5*[.J901])-LOG(LOG(1+(1/0.02))))" office:value-type="float" office:value="1707.10035047579" calcext:value-type="float">
            <text:p>1707.10035047579</text:p>
          </table:table-cell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2])/(LOG(1.5*[.J902])-LOG(LOG(1+(1/0.02))))" office:value-type="float" office:value="1708.56297277989" calcext:value-type="float">
            <text:p>1708.56297277989</text:p>
          </table:table-cell>
          <table:table-cell office:value-type="float" office:value="90.1" calcext:value-type="float">
            <text:p>9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3])/(LOG(1.5*[.J903])-LOG(LOG(1+(1/0.02))))" office:value-type="float" office:value="1710.02533389997" calcext:value-type="float">
            <text:p>1710.02533389997</text:p>
          </table:table-cell>
          <table:table-cell office:value-type="float" office:value="90.2" calcext:value-type="float">
            <text:p>9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4])/(LOG(1.5*[.J904])-LOG(LOG(1+(1/0.02))))" office:value-type="float" office:value="1711.48743420216" calcext:value-type="float">
            <text:p>1711.48743420216</text:p>
          </table:table-cell>
          <table:table-cell office:value-type="float" office:value="90.3" calcext:value-type="float">
            <text:p>9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5])/(LOG(1.5*[.J905])-LOG(LOG(1+(1/0.02))))" office:value-type="float" office:value="1712.94927405168" calcext:value-type="float">
            <text:p>1712.94927405168</text:p>
          </table:table-cell>
          <table:table-cell office:value-type="float" office:value="90.4" calcext:value-type="float">
            <text:p>9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6])/(LOG(1.5*[.J906])-LOG(LOG(1+(1/0.02))))" office:value-type="float" office:value="1714.41085381282" calcext:value-type="float">
            <text:p>1714.41085381282</text:p>
          </table:table-cell>
          <table:table-cell office:value-type="float" office:value="90.5" calcext:value-type="float">
            <text:p>9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7])/(LOG(1.5*[.J907])-LOG(LOG(1+(1/0.02))))" office:value-type="float" office:value="1715.87217384899" calcext:value-type="float">
            <text:p>1715.87217384899</text:p>
          </table:table-cell>
          <table:table-cell office:value-type="float" office:value="90.6" calcext:value-type="float">
            <text:p>9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8])/(LOG(1.5*[.J908])-LOG(LOG(1+(1/0.02))))" office:value-type="float" office:value="1717.33323452268" calcext:value-type="float">
            <text:p>1717.33323452268</text:p>
          </table:table-cell>
          <table:table-cell office:value-type="float" office:value="90.7" calcext:value-type="float">
            <text:p>9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09])/(LOG(1.5*[.J909])-LOG(LOG(1+(1/0.02))))" office:value-type="float" office:value="1718.79403619549" calcext:value-type="float">
            <text:p>1718.79403619549</text:p>
          </table:table-cell>
          <table:table-cell office:value-type="float" office:value="90.8" calcext:value-type="float">
            <text:p>9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0])/(LOG(1.5*[.J910])-LOG(LOG(1+(1/0.02))))" office:value-type="float" office:value="1720.25457922814" calcext:value-type="float">
            <text:p>1720.25457922814</text:p>
          </table:table-cell>
          <table:table-cell office:value-type="float" office:value="90.9" calcext:value-type="float">
            <text:p>9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1])/(LOG(1.5*[.J911])-LOG(LOG(1+(1/0.02))))" office:value-type="float" office:value="1721.71486398042" calcext:value-type="float">
            <text:p>1721.71486398042</text:p>
          </table:table-cell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2])/(LOG(1.5*[.J912])-LOG(LOG(1+(1/0.02))))" office:value-type="float" office:value="1723.17489081126" calcext:value-type="float">
            <text:p>1723.17489081126</text:p>
          </table:table-cell>
          <table:table-cell office:value-type="float" office:value="91.1" calcext:value-type="float">
            <text:p>9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3])/(LOG(1.5*[.J913])-LOG(LOG(1+(1/0.02))))" office:value-type="float" office:value="1724.63466007871" calcext:value-type="float">
            <text:p>1724.63466007871</text:p>
          </table:table-cell>
          <table:table-cell office:value-type="float" office:value="91.2" calcext:value-type="float">
            <text:p>9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4])/(LOG(1.5*[.J914])-LOG(LOG(1+(1/0.02))))" office:value-type="float" office:value="1726.09417213991" calcext:value-type="float">
            <text:p>1726.09417213991</text:p>
          </table:table-cell>
          <table:table-cell office:value-type="float" office:value="91.3" calcext:value-type="float">
            <text:p>9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5])/(LOG(1.5*[.J915])-LOG(LOG(1+(1/0.02))))" office:value-type="float" office:value="1727.55342735114" calcext:value-type="float">
            <text:p>1727.55342735114</text:p>
          </table:table-cell>
          <table:table-cell office:value-type="float" office:value="91.4" calcext:value-type="float">
            <text:p>9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6])/(LOG(1.5*[.J916])-LOG(LOG(1+(1/0.02))))" office:value-type="float" office:value="1729.01242606779" calcext:value-type="float">
            <text:p>1729.01242606779</text:p>
          </table:table-cell>
          <table:table-cell office:value-type="float" office:value="91.5" calcext:value-type="float">
            <text:p>9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7])/(LOG(1.5*[.J917])-LOG(LOG(1+(1/0.02))))" office:value-type="float" office:value="1730.4711686444" calcext:value-type="float">
            <text:p>1730.4711686444</text:p>
          </table:table-cell>
          <table:table-cell office:value-type="float" office:value="91.6" calcext:value-type="float">
            <text:p>9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8])/(LOG(1.5*[.J918])-LOG(LOG(1+(1/0.02))))" office:value-type="float" office:value="1731.92965543461" calcext:value-type="float">
            <text:p>1731.92965543461</text:p>
          </table:table-cell>
          <table:table-cell office:value-type="float" office:value="91.7" calcext:value-type="float">
            <text:p>9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19])/(LOG(1.5*[.J919])-LOG(LOG(1+(1/0.02))))" office:value-type="float" office:value="1733.3878867912" calcext:value-type="float">
            <text:p>1733.3878867912</text:p>
          </table:table-cell>
          <table:table-cell office:value-type="float" office:value="91.8" calcext:value-type="float">
            <text:p>9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0])/(LOG(1.5*[.J920])-LOG(LOG(1+(1/0.02))))" office:value-type="float" office:value="1734.84586306612" calcext:value-type="float">
            <text:p>1734.84586306612</text:p>
          </table:table-cell>
          <table:table-cell office:value-type="float" office:value="91.9" calcext:value-type="float">
            <text:p>9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1])/(LOG(1.5*[.J921])-LOG(LOG(1+(1/0.02))))" office:value-type="float" office:value="1736.3035846104" calcext:value-type="float">
            <text:p>1736.3035846104</text:p>
          </table:table-cell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2])/(LOG(1.5*[.J922])-LOG(LOG(1+(1/0.02))))" office:value-type="float" office:value="1737.76105177427" calcext:value-type="float">
            <text:p>1737.76105177427</text:p>
          </table:table-cell>
          <table:table-cell office:value-type="float" office:value="92.1" calcext:value-type="float">
            <text:p>9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3])/(LOG(1.5*[.J923])-LOG(LOG(1+(1/0.02))))" office:value-type="float" office:value="1739.21826490705" calcext:value-type="float">
            <text:p>1739.21826490705</text:p>
          </table:table-cell>
          <table:table-cell office:value-type="float" office:value="92.2" calcext:value-type="float">
            <text:p>9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4])/(LOG(1.5*[.J924])-LOG(LOG(1+(1/0.02))))" office:value-type="float" office:value="1740.67522435725" calcext:value-type="float">
            <text:p>1740.67522435725</text:p>
          </table:table-cell>
          <table:table-cell office:value-type="float" office:value="92.3" calcext:value-type="float">
            <text:p>9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5])/(LOG(1.5*[.J925])-LOG(LOG(1+(1/0.02))))" office:value-type="float" office:value="1742.13193047252" calcext:value-type="float">
            <text:p>1742.13193047252</text:p>
          </table:table-cell>
          <table:table-cell office:value-type="float" office:value="92.4" calcext:value-type="float">
            <text:p>9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6])/(LOG(1.5*[.J926])-LOG(LOG(1+(1/0.02))))" office:value-type="float" office:value="1743.58838359965" calcext:value-type="float">
            <text:p>1743.58838359965</text:p>
          </table:table-cell>
          <table:table-cell office:value-type="float" office:value="92.5" calcext:value-type="float">
            <text:p>9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7])/(LOG(1.5*[.J927])-LOG(LOG(1+(1/0.02))))" office:value-type="float" office:value="1745.04458408459" calcext:value-type="float">
            <text:p>1745.04458408459</text:p>
          </table:table-cell>
          <table:table-cell office:value-type="float" office:value="92.6" calcext:value-type="float">
            <text:p>9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8])/(LOG(1.5*[.J928])-LOG(LOG(1+(1/0.02))))" office:value-type="float" office:value="1746.50053227247" calcext:value-type="float">
            <text:p>1746.50053227247</text:p>
          </table:table-cell>
          <table:table-cell office:value-type="float" office:value="92.7" calcext:value-type="float">
            <text:p>9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29])/(LOG(1.5*[.J929])-LOG(LOG(1+(1/0.02))))" office:value-type="float" office:value="1747.95622850755" calcext:value-type="float">
            <text:p>1747.95622850755</text:p>
          </table:table-cell>
          <table:table-cell office:value-type="float" office:value="92.8" calcext:value-type="float">
            <text:p>9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0])/(LOG(1.5*[.J930])-LOG(LOG(1+(1/0.02))))" office:value-type="float" office:value="1749.41167313329" calcext:value-type="float">
            <text:p>1749.41167313329</text:p>
          </table:table-cell>
          <table:table-cell office:value-type="float" office:value="92.9" calcext:value-type="float">
            <text:p>9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1])/(LOG(1.5*[.J931])-LOG(LOG(1+(1/0.02))))" office:value-type="float" office:value="1750.86686649228" calcext:value-type="float">
            <text:p>1750.86686649228</text:p>
          </table:table-cell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2])/(LOG(1.5*[.J932])-LOG(LOG(1+(1/0.02))))" office:value-type="float" office:value="1752.32180892632" calcext:value-type="float">
            <text:p>1752.32180892632</text:p>
          </table:table-cell>
          <table:table-cell office:value-type="float" office:value="93.1" calcext:value-type="float">
            <text:p>9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3])/(LOG(1.5*[.J933])-LOG(LOG(1+(1/0.02))))" office:value-type="float" office:value="1753.77650077636" calcext:value-type="float">
            <text:p>1753.77650077636</text:p>
          </table:table-cell>
          <table:table-cell office:value-type="float" office:value="93.2" calcext:value-type="float">
            <text:p>9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4])/(LOG(1.5*[.J934])-LOG(LOG(1+(1/0.02))))" office:value-type="float" office:value="1755.23094238253" calcext:value-type="float">
            <text:p>1755.23094238253</text:p>
          </table:table-cell>
          <table:table-cell office:value-type="float" office:value="93.3" calcext:value-type="float">
            <text:p>9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5])/(LOG(1.5*[.J935])-LOG(LOG(1+(1/0.02))))" office:value-type="float" office:value="1756.68513408413" calcext:value-type="float">
            <text:p>1756.68513408413</text:p>
          </table:table-cell>
          <table:table-cell office:value-type="float" office:value="93.4" calcext:value-type="float">
            <text:p>9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6])/(LOG(1.5*[.J936])-LOG(LOG(1+(1/0.02))))" office:value-type="float" office:value="1758.13907621968" calcext:value-type="float">
            <text:p>1758.13907621968</text:p>
          </table:table-cell>
          <table:table-cell office:value-type="float" office:value="93.5" calcext:value-type="float">
            <text:p>9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7])/(LOG(1.5*[.J937])-LOG(LOG(1+(1/0.02))))" office:value-type="float" office:value="1759.59276912684" calcext:value-type="float">
            <text:p>1759.59276912684</text:p>
          </table:table-cell>
          <table:table-cell office:value-type="float" office:value="93.6" calcext:value-type="float">
            <text:p>9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8])/(LOG(1.5*[.J938])-LOG(LOG(1+(1/0.02))))" office:value-type="float" office:value="1761.04621314248" calcext:value-type="float">
            <text:p>1761.04621314248</text:p>
          </table:table-cell>
          <table:table-cell office:value-type="float" office:value="93.7" calcext:value-type="float">
            <text:p>9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39])/(LOG(1.5*[.J939])-LOG(LOG(1+(1/0.02))))" office:value-type="float" office:value="1762.49940860266" calcext:value-type="float">
            <text:p>1762.49940860266</text:p>
          </table:table-cell>
          <table:table-cell office:value-type="float" office:value="93.8" calcext:value-type="float">
            <text:p>9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0])/(LOG(1.5*[.J940])-LOG(LOG(1+(1/0.02))))" office:value-type="float" office:value="1763.95235584264" calcext:value-type="float">
            <text:p>1763.95235584264</text:p>
          </table:table-cell>
          <table:table-cell office:value-type="float" office:value="93.9" calcext:value-type="float">
            <text:p>9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1])/(LOG(1.5*[.J941])-LOG(LOG(1+(1/0.02))))" office:value-type="float" office:value="1765.40505519685" calcext:value-type="float">
            <text:p>1765.40505519685</text:p>
          </table:table-cell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2])/(LOG(1.5*[.J942])-LOG(LOG(1+(1/0.02))))" office:value-type="float" office:value="1766.85750699895" calcext:value-type="float">
            <text:p>1766.85750699895</text:p>
          </table:table-cell>
          <table:table-cell office:value-type="float" office:value="94.1" calcext:value-type="float">
            <text:p>9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3])/(LOG(1.5*[.J943])-LOG(LOG(1+(1/0.02))))" office:value-type="float" office:value="1768.30971158179" calcext:value-type="float">
            <text:p>1768.30971158179</text:p>
          </table:table-cell>
          <table:table-cell office:value-type="float" office:value="94.2" calcext:value-type="float">
            <text:p>9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4])/(LOG(1.5*[.J944])-LOG(LOG(1+(1/0.02))))" office:value-type="float" office:value="1769.76166927741" calcext:value-type="float">
            <text:p>1769.76166927741</text:p>
          </table:table-cell>
          <table:table-cell office:value-type="float" office:value="94.3" calcext:value-type="float">
            <text:p>9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5])/(LOG(1.5*[.J945])-LOG(LOG(1+(1/0.02))))" office:value-type="float" office:value="1771.21338041708" calcext:value-type="float">
            <text:p>1771.21338041708</text:p>
          </table:table-cell>
          <table:table-cell office:value-type="float" office:value="94.4" calcext:value-type="float">
            <text:p>9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6])/(LOG(1.5*[.J946])-LOG(LOG(1+(1/0.02))))" office:value-type="float" office:value="1772.66484533127" calcext:value-type="float">
            <text:p>1772.66484533127</text:p>
          </table:table-cell>
          <table:table-cell office:value-type="float" office:value="94.5" calcext:value-type="float">
            <text:p>9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7])/(LOG(1.5*[.J947])-LOG(LOG(1+(1/0.02))))" office:value-type="float" office:value="1774.11606434967" calcext:value-type="float">
            <text:p>1774.11606434967</text:p>
          </table:table-cell>
          <table:table-cell office:value-type="float" office:value="94.6" calcext:value-type="float">
            <text:p>9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8])/(LOG(1.5*[.J948])-LOG(LOG(1+(1/0.02))))" office:value-type="float" office:value="1775.56703780117" calcext:value-type="float">
            <text:p>1775.56703780117</text:p>
          </table:table-cell>
          <table:table-cell office:value-type="float" office:value="94.7" calcext:value-type="float">
            <text:p>9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49])/(LOG(1.5*[.J949])-LOG(LOG(1+(1/0.02))))" office:value-type="float" office:value="1777.01776601388" calcext:value-type="float">
            <text:p>1777.01776601388</text:p>
          </table:table-cell>
          <table:table-cell office:value-type="float" office:value="94.8" calcext:value-type="float">
            <text:p>9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0])/(LOG(1.5*[.J950])-LOG(LOG(1+(1/0.02))))" office:value-type="float" office:value="1778.46824931515" calcext:value-type="float">
            <text:p>1778.46824931515</text:p>
          </table:table-cell>
          <table:table-cell office:value-type="float" office:value="94.9" calcext:value-type="float">
            <text:p>9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1])/(LOG(1.5*[.J951])-LOG(LOG(1+(1/0.02))))" office:value-type="float" office:value="1779.91848803153" calcext:value-type="float">
            <text:p>1779.91848803153</text:p>
          </table:table-cell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2])/(LOG(1.5*[.J952])-LOG(LOG(1+(1/0.02))))" office:value-type="float" office:value="1781.36848248882" calcext:value-type="float">
            <text:p>1781.36848248882</text:p>
          </table:table-cell>
          <table:table-cell office:value-type="float" office:value="95.1" calcext:value-type="float">
            <text:p>9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3])/(LOG(1.5*[.J953])-LOG(LOG(1+(1/0.02))))" office:value-type="float" office:value="1782.81823301202" calcext:value-type="float">
            <text:p>1782.81823301202</text:p>
          </table:table-cell>
          <table:table-cell office:value-type="float" office:value="95.2" calcext:value-type="float">
            <text:p>9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4])/(LOG(1.5*[.J954])-LOG(LOG(1+(1/0.02))))" office:value-type="float" office:value="1784.26773992539" calcext:value-type="float">
            <text:p>1784.26773992539</text:p>
          </table:table-cell>
          <table:table-cell office:value-type="float" office:value="95.3" calcext:value-type="float">
            <text:p>9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5])/(LOG(1.5*[.J955])-LOG(LOG(1+(1/0.02))))" office:value-type="float" office:value="1785.7170035524" calcext:value-type="float">
            <text:p>1785.7170035524</text:p>
          </table:table-cell>
          <table:table-cell office:value-type="float" office:value="95.4" calcext:value-type="float">
            <text:p>9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6])/(LOG(1.5*[.J956])-LOG(LOG(1+(1/0.02))))" office:value-type="float" office:value="1787.16602421577" calcext:value-type="float">
            <text:p>1787.16602421577</text:p>
          </table:table-cell>
          <table:table-cell office:value-type="float" office:value="95.5" calcext:value-type="float">
            <text:p>9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7])/(LOG(1.5*[.J957])-LOG(LOG(1+(1/0.02))))" office:value-type="float" office:value="1788.61480223745" calcext:value-type="float">
            <text:p>1788.61480223745</text:p>
          </table:table-cell>
          <table:table-cell office:value-type="float" office:value="95.6" calcext:value-type="float">
            <text:p>9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8])/(LOG(1.5*[.J958])-LOG(LOG(1+(1/0.02))))" office:value-type="float" office:value="1790.06333793864" calcext:value-type="float">
            <text:p>1790.06333793864</text:p>
          </table:table-cell>
          <table:table-cell office:value-type="float" office:value="95.7" calcext:value-type="float">
            <text:p>9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59])/(LOG(1.5*[.J959])-LOG(LOG(1+(1/0.02))))" office:value-type="float" office:value="1791.51163163979" calcext:value-type="float">
            <text:p>1791.51163163979</text:p>
          </table:table-cell>
          <table:table-cell office:value-type="float" office:value="95.8" calcext:value-type="float">
            <text:p>9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0])/(LOG(1.5*[.J960])-LOG(LOG(1+(1/0.02))))" office:value-type="float" office:value="1792.95968366057" calcext:value-type="float">
            <text:p>1792.95968366057</text:p>
          </table:table-cell>
          <table:table-cell office:value-type="float" office:value="95.9" calcext:value-type="float">
            <text:p>9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1])/(LOG(1.5*[.J961])-LOG(LOG(1+(1/0.02))))" office:value-type="float" office:value="1794.40749431992" calcext:value-type="float">
            <text:p>1794.40749431992</text:p>
          </table:table-cell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2])/(LOG(1.5*[.J962])-LOG(LOG(1+(1/0.02))))" office:value-type="float" office:value="1795.85506393604" calcext:value-type="float">
            <text:p>1795.85506393604</text:p>
          </table:table-cell>
          <table:table-cell office:value-type="float" office:value="96.1" calcext:value-type="float">
            <text:p>9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3])/(LOG(1.5*[.J963])-LOG(LOG(1+(1/0.02))))" office:value-type="float" office:value="1797.30239282637" calcext:value-type="float">
            <text:p>1797.30239282637</text:p>
          </table:table-cell>
          <table:table-cell office:value-type="float" office:value="96.2" calcext:value-type="float">
            <text:p>9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4])/(LOG(1.5*[.J964])-LOG(LOG(1+(1/0.02))))" office:value-type="float" office:value="1798.74948130759" calcext:value-type="float">
            <text:p>1798.74948130759</text:p>
          </table:table-cell>
          <table:table-cell office:value-type="float" office:value="96.3" calcext:value-type="float">
            <text:p>9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5])/(LOG(1.5*[.J965])-LOG(LOG(1+(1/0.02))))" office:value-type="float" office:value="1800.19632969568" calcext:value-type="float">
            <text:p>1800.19632969568</text:p>
          </table:table-cell>
          <table:table-cell office:value-type="float" office:value="96.4" calcext:value-type="float">
            <text:p>9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6])/(LOG(1.5*[.J966])-LOG(LOG(1+(1/0.02))))" office:value-type="float" office:value="1801.64293830585" calcext:value-type="float">
            <text:p>1801.64293830585</text:p>
          </table:table-cell>
          <table:table-cell office:value-type="float" office:value="96.5" calcext:value-type="float">
            <text:p>9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7])/(LOG(1.5*[.J967])-LOG(LOG(1+(1/0.02))))" office:value-type="float" office:value="1803.08930745258" calcext:value-type="float">
            <text:p>1803.08930745258</text:p>
          </table:table-cell>
          <table:table-cell office:value-type="float" office:value="96.6" calcext:value-type="float">
            <text:p>9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8])/(LOG(1.5*[.J968])-LOG(LOG(1+(1/0.02))))" office:value-type="float" office:value="1804.53543744962" calcext:value-type="float">
            <text:p>1804.53543744962</text:p>
          </table:table-cell>
          <table:table-cell office:value-type="float" office:value="96.7" calcext:value-type="float">
            <text:p>9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69])/(LOG(1.5*[.J969])-LOG(LOG(1+(1/0.02))))" office:value-type="float" office:value="1805.98132861" calcext:value-type="float">
            <text:p>1805.98132861</text:p>
          </table:table-cell>
          <table:table-cell office:value-type="float" office:value="96.8" calcext:value-type="float">
            <text:p>9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0])/(LOG(1.5*[.J970])-LOG(LOG(1+(1/0.02))))" office:value-type="float" office:value="1807.426981246" calcext:value-type="float">
            <text:p>1807.426981246</text:p>
          </table:table-cell>
          <table:table-cell office:value-type="float" office:value="96.9" calcext:value-type="float">
            <text:p>9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1])/(LOG(1.5*[.J971])-LOG(LOG(1+(1/0.02))))" office:value-type="float" office:value="1808.87239566919" calcext:value-type="float">
            <text:p>1808.87239566919</text:p>
          </table:table-cell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2])/(LOG(1.5*[.J972])-LOG(LOG(1+(1/0.02))))" office:value-type="float" office:value="1810.3175721904" calcext:value-type="float">
            <text:p>1810.3175721904</text:p>
          </table:table-cell>
          <table:table-cell office:value-type="float" office:value="97.1" calcext:value-type="float">
            <text:p>9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3])/(LOG(1.5*[.J973])-LOG(LOG(1+(1/0.02))))" office:value-type="float" office:value="1811.76251111976" calcext:value-type="float">
            <text:p>1811.76251111976</text:p>
          </table:table-cell>
          <table:table-cell office:value-type="float" office:value="97.2" calcext:value-type="float">
            <text:p>9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4])/(LOG(1.5*[.J974])-LOG(LOG(1+(1/0.02))))" office:value-type="float" office:value="1813.20721276667" calcext:value-type="float">
            <text:p>1813.20721276667</text:p>
          </table:table-cell>
          <table:table-cell office:value-type="float" office:value="97.3" calcext:value-type="float">
            <text:p>9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5])/(LOG(1.5*[.J975])-LOG(LOG(1+(1/0.02))))" office:value-type="float" office:value="1814.6516774398" calcext:value-type="float">
            <text:p>1814.6516774398</text:p>
          </table:table-cell>
          <table:table-cell office:value-type="float" office:value="97.4" calcext:value-type="float">
            <text:p>9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6])/(LOG(1.5*[.J976])-LOG(LOG(1+(1/0.02))))" office:value-type="float" office:value="1816.09590544713" calcext:value-type="float">
            <text:p>1816.09590544713</text:p>
          </table:table-cell>
          <table:table-cell office:value-type="float" office:value="97.5" calcext:value-type="float">
            <text:p>9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7])/(LOG(1.5*[.J977])-LOG(LOG(1+(1/0.02))))" office:value-type="float" office:value="1817.53989709592" calcext:value-type="float">
            <text:p>1817.53989709592</text:p>
          </table:table-cell>
          <table:table-cell office:value-type="float" office:value="97.6" calcext:value-type="float">
            <text:p>9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8])/(LOG(1.5*[.J978])-LOG(LOG(1+(1/0.02))))" office:value-type="float" office:value="1818.98365269271" calcext:value-type="float">
            <text:p>1818.98365269271</text:p>
          </table:table-cell>
          <table:table-cell office:value-type="float" office:value="97.7" calcext:value-type="float">
            <text:p>9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79])/(LOG(1.5*[.J979])-LOG(LOG(1+(1/0.02))))" office:value-type="float" office:value="1820.42717254335" calcext:value-type="float">
            <text:p>1820.42717254335</text:p>
          </table:table-cell>
          <table:table-cell office:value-type="float" office:value="97.8" calcext:value-type="float">
            <text:p>9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0])/(LOG(1.5*[.J980])-LOG(LOG(1+(1/0.02))))" office:value-type="float" office:value="1821.87045695296" calcext:value-type="float">
            <text:p>1821.87045695296</text:p>
          </table:table-cell>
          <table:table-cell office:value-type="float" office:value="97.9" calcext:value-type="float">
            <text:p>9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1])/(LOG(1.5*[.J981])-LOG(LOG(1+(1/0.02))))" office:value-type="float" office:value="1823.31350622599" calcext:value-type="float">
            <text:p>1823.31350622599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2])/(LOG(1.5*[.J982])-LOG(LOG(1+(1/0.02))))" office:value-type="float" office:value="1824.75632066616" calcext:value-type="float">
            <text:p>1824.75632066616</text:p>
          </table:table-cell>
          <table:table-cell office:value-type="float" office:value="98.1" calcext:value-type="float">
            <text:p>9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3])/(LOG(1.5*[.J983])-LOG(LOG(1+(1/0.02))))" office:value-type="float" office:value="1826.19890057651" calcext:value-type="float">
            <text:p>1826.19890057651</text:p>
          </table:table-cell>
          <table:table-cell office:value-type="float" office:value="98.2" calcext:value-type="float">
            <text:p>9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4])/(LOG(1.5*[.J984])-LOG(LOG(1+(1/0.02))))" office:value-type="float" office:value="1827.64124625939" calcext:value-type="float">
            <text:p>1827.64124625939</text:p>
          </table:table-cell>
          <table:table-cell office:value-type="float" office:value="98.3" calcext:value-type="float">
            <text:p>9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5])/(LOG(1.5*[.J985])-LOG(LOG(1+(1/0.02))))" office:value-type="float" office:value="1829.08335801643" calcext:value-type="float">
            <text:p>1829.08335801643</text:p>
          </table:table-cell>
          <table:table-cell office:value-type="float" office:value="98.4" calcext:value-type="float">
            <text:p>9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6])/(LOG(1.5*[.J986])-LOG(LOG(1+(1/0.02))))" office:value-type="float" office:value="1830.52523614858" calcext:value-type="float">
            <text:p>1830.52523614858</text:p>
          </table:table-cell>
          <table:table-cell office:value-type="float" office:value="98.5" calcext:value-type="float">
            <text:p>9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7])/(LOG(1.5*[.J987])-LOG(LOG(1+(1/0.02))))" office:value-type="float" office:value="1831.96688095613" calcext:value-type="float">
            <text:p>1831.96688095613</text:p>
          </table:table-cell>
          <table:table-cell office:value-type="float" office:value="98.6" calcext:value-type="float">
            <text:p>9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8])/(LOG(1.5*[.J988])-LOG(LOG(1+(1/0.02))))" office:value-type="float" office:value="1833.40829273864" calcext:value-type="float">
            <text:p>1833.40829273864</text:p>
          </table:table-cell>
          <table:table-cell office:value-type="float" office:value="98.7" calcext:value-type="float">
            <text:p>9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89])/(LOG(1.5*[.J989])-LOG(LOG(1+(1/0.02))))" office:value-type="float" office:value="1834.84947179501" calcext:value-type="float">
            <text:p>1834.84947179501</text:p>
          </table:table-cell>
          <table:table-cell office:value-type="float" office:value="98.8" calcext:value-type="float">
            <text:p>9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0])/(LOG(1.5*[.J990])-LOG(LOG(1+(1/0.02))))" office:value-type="float" office:value="1836.29041842346" calcext:value-type="float">
            <text:p>1836.29041842346</text:p>
          </table:table-cell>
          <table:table-cell office:value-type="float" office:value="98.9" calcext:value-type="float">
            <text:p>9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1])/(LOG(1.5*[.J991])-LOG(LOG(1+(1/0.02))))" office:value-type="float" office:value="1837.73113292152" calcext:value-type="float">
            <text:p>1837.73113292152</text:p>
          </table:table-cell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2])/(LOG(1.5*[.J992])-LOG(LOG(1+(1/0.02))))" office:value-type="float" office:value="1839.17161558604" calcext:value-type="float">
            <text:p>1839.17161558604</text:p>
          </table:table-cell>
          <table:table-cell office:value-type="float" office:value="99.1" calcext:value-type="float">
            <text:p>9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3])/(LOG(1.5*[.J993])-LOG(LOG(1+(1/0.02))))" office:value-type="float" office:value="1840.6118667132" calcext:value-type="float">
            <text:p>1840.6118667132</text:p>
          </table:table-cell>
          <table:table-cell office:value-type="float" office:value="99.2" calcext:value-type="float">
            <text:p>9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4])/(LOG(1.5*[.J994])-LOG(LOG(1+(1/0.02))))" office:value-type="float" office:value="1842.05188659851" calcext:value-type="float">
            <text:p>1842.05188659851</text:p>
          </table:table-cell>
          <table:table-cell office:value-type="float" office:value="99.3" calcext:value-type="float">
            <text:p>9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5])/(LOG(1.5*[.J995])-LOG(LOG(1+(1/0.02))))" office:value-type="float" office:value="1843.49167553682" calcext:value-type="float">
            <text:p>1843.49167553682</text:p>
          </table:table-cell>
          <table:table-cell office:value-type="float" office:value="99.4" calcext:value-type="float">
            <text:p>9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6])/(LOG(1.5*[.J996])-LOG(LOG(1+(1/0.02))))" office:value-type="float" office:value="1844.93123382227" calcext:value-type="float">
            <text:p>1844.93123382227</text:p>
          </table:table-cell>
          <table:table-cell office:value-type="float" office:value="99.5" calcext:value-type="float">
            <text:p>9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7])/(LOG(1.5*[.J997])-LOG(LOG(1+(1/0.02))))" office:value-type="float" office:value="1846.37056174838" calcext:value-type="float">
            <text:p>1846.37056174838</text:p>
          </table:table-cell>
          <table:table-cell office:value-type="float" office:value="99.6" calcext:value-type="float">
            <text:p>9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8])/(LOG(1.5*[.J998])-LOG(LOG(1+(1/0.02))))" office:value-type="float" office:value="1847.80965960798" calcext:value-type="float">
            <text:p>1847.80965960798</text:p>
          </table:table-cell>
          <table:table-cell office:value-type="float" office:value="99.7" calcext:value-type="float">
            <text:p>9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999])/(LOG(1.5*[.J999])-LOG(LOG(1+(1/0.02))))" office:value-type="float" office:value="1849.24852769325" calcext:value-type="float">
            <text:p>1849.24852769325</text:p>
          </table:table-cell>
          <table:table-cell office:value-type="float" office:value="99.8" calcext:value-type="float">
            <text:p>9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0])/(LOG(1.5*[.J1000])-LOG(LOG(1+(1/0.02))))" office:value-type="float" office:value="1850.68716629569" calcext:value-type="float">
            <text:p>1850.68716629569</text:p>
          </table:table-cell>
          <table:table-cell office:value-type="float" office:value="99.9" calcext:value-type="float">
            <text:p>9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1])/(LOG(1.5*[.J1001])-LOG(LOG(1+(1/0.02))))" office:value-type="float" office:value="1852.12557570616" calcext:value-type="float">
            <text:p>1852.12557570616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2])/(LOG(1.5*[.J1002])-LOG(LOG(1+(1/0.02))))" office:value-type="float" office:value="1853.56375621486" calcext:value-type="float">
            <text:p>1853.56375621486</text:p>
          </table:table-cell>
          <table:table-cell office:value-type="float" office:value="100.1" calcext:value-type="float">
            <text:p>10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3])/(LOG(1.5*[.J1003])-LOG(LOG(1+(1/0.02))))" office:value-type="float" office:value="1855.00170811134" calcext:value-type="float">
            <text:p>1855.00170811134</text:p>
          </table:table-cell>
          <table:table-cell office:value-type="float" office:value="100.2" calcext:value-type="float">
            <text:p>10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4])/(LOG(1.5*[.J1004])-LOG(LOG(1+(1/0.02))))" office:value-type="float" office:value="1856.43943168449" calcext:value-type="float">
            <text:p>1856.43943168449</text:p>
          </table:table-cell>
          <table:table-cell office:value-type="float" office:value="100.3" calcext:value-type="float">
            <text:p>10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5])/(LOG(1.5*[.J1005])-LOG(LOG(1+(1/0.02))))" office:value-type="float" office:value="1857.87692722255" calcext:value-type="float">
            <text:p>1857.87692722255</text:p>
          </table:table-cell>
          <table:table-cell office:value-type="float" office:value="100.4" calcext:value-type="float">
            <text:p>10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6])/(LOG(1.5*[.J1006])-LOG(LOG(1+(1/0.02))))" office:value-type="float" office:value="1859.31419501313" calcext:value-type="float">
            <text:p>1859.31419501313</text:p>
          </table:table-cell>
          <table:table-cell office:value-type="float" office:value="100.5" calcext:value-type="float">
            <text:p>10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7])/(LOG(1.5*[.J1007])-LOG(LOG(1+(1/0.02))))" office:value-type="float" office:value="1860.75123534316" calcext:value-type="float">
            <text:p>1860.75123534316</text:p>
          </table:table-cell>
          <table:table-cell office:value-type="float" office:value="100.6" calcext:value-type="float">
            <text:p>10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8])/(LOG(1.5*[.J1008])-LOG(LOG(1+(1/0.02))))" office:value-type="float" office:value="1862.18804849896" calcext:value-type="float">
            <text:p>1862.18804849896</text:p>
          </table:table-cell>
          <table:table-cell office:value-type="float" office:value="100.7" calcext:value-type="float">
            <text:p>10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09])/(LOG(1.5*[.J1009])-LOG(LOG(1+(1/0.02))))" office:value-type="float" office:value="1863.62463476619" calcext:value-type="float">
            <text:p>1863.62463476619</text:p>
          </table:table-cell>
          <table:table-cell office:value-type="float" office:value="100.8" calcext:value-type="float">
            <text:p>10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0])/(LOG(1.5*[.J1010])-LOG(LOG(1+(1/0.02))))" office:value-type="float" office:value="1865.06099442988" calcext:value-type="float">
            <text:p>1865.06099442988</text:p>
          </table:table-cell>
          <table:table-cell office:value-type="float" office:value="100.9" calcext:value-type="float">
            <text:p>10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1])/(LOG(1.5*[.J1011])-LOG(LOG(1+(1/0.02))))" office:value-type="float" office:value="1866.49712777441" calcext:value-type="float">
            <text:p>1866.49712777441</text:p>
          </table:table-cell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2])/(LOG(1.5*[.J1012])-LOG(LOG(1+(1/0.02))))" office:value-type="float" office:value="1867.93303508355" calcext:value-type="float">
            <text:p>1867.93303508355</text:p>
          </table:table-cell>
          <table:table-cell office:value-type="float" office:value="101.1" calcext:value-type="float">
            <text:p>10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3])/(LOG(1.5*[.J1013])-LOG(LOG(1+(1/0.02))))" office:value-type="float" office:value="1869.36871664042" calcext:value-type="float">
            <text:p>1869.36871664042</text:p>
          </table:table-cell>
          <table:table-cell office:value-type="float" office:value="101.2" calcext:value-type="float">
            <text:p>10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4])/(LOG(1.5*[.J1014])-LOG(LOG(1+(1/0.02))))" office:value-type="float" office:value="1870.80417272749" calcext:value-type="float">
            <text:p>1870.80417272749</text:p>
          </table:table-cell>
          <table:table-cell office:value-type="float" office:value="101.3" calcext:value-type="float">
            <text:p>10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5])/(LOG(1.5*[.J1015])-LOG(LOG(1+(1/0.02))))" office:value-type="float" office:value="1872.23940362664" calcext:value-type="float">
            <text:p>1872.23940362664</text:p>
          </table:table-cell>
          <table:table-cell office:value-type="float" office:value="101.4" calcext:value-type="float">
            <text:p>10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6])/(LOG(1.5*[.J1016])-LOG(LOG(1+(1/0.02))))" office:value-type="float" office:value="1873.67440961909" calcext:value-type="float">
            <text:p>1873.67440961909</text:p>
          </table:table-cell>
          <table:table-cell office:value-type="float" office:value="101.5" calcext:value-type="float">
            <text:p>10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7])/(LOG(1.5*[.J1017])-LOG(LOG(1+(1/0.02))))" office:value-type="float" office:value="1875.10919098546" calcext:value-type="float">
            <text:p>1875.10919098546</text:p>
          </table:table-cell>
          <table:table-cell office:value-type="float" office:value="101.6" calcext:value-type="float">
            <text:p>10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8])/(LOG(1.5*[.J1018])-LOG(LOG(1+(1/0.02))))" office:value-type="float" office:value="1876.54374800573" calcext:value-type="float">
            <text:p>1876.54374800573</text:p>
          </table:table-cell>
          <table:table-cell office:value-type="float" office:value="101.7" calcext:value-type="float">
            <text:p>10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19])/(LOG(1.5*[.J1019])-LOG(LOG(1+(1/0.02))))" office:value-type="float" office:value="1877.97808095925" calcext:value-type="float">
            <text:p>1877.97808095925</text:p>
          </table:table-cell>
          <table:table-cell office:value-type="float" office:value="101.8" calcext:value-type="float">
            <text:p>10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0])/(LOG(1.5*[.J1020])-LOG(LOG(1+(1/0.02))))" office:value-type="float" office:value="1879.41219012479" calcext:value-type="float">
            <text:p>1879.41219012479</text:p>
          </table:table-cell>
          <table:table-cell office:value-type="float" office:value="101.9" calcext:value-type="float">
            <text:p>10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1])/(LOG(1.5*[.J1021])-LOG(LOG(1+(1/0.02))))" office:value-type="float" office:value="1880.84607578045" calcext:value-type="float">
            <text:p>1880.84607578045</text:p>
          </table:table-cell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2])/(LOG(1.5*[.J1022])-LOG(LOG(1+(1/0.02))))" office:value-type="float" office:value="1882.27973820376" calcext:value-type="float">
            <text:p>1882.27973820376</text:p>
          </table:table-cell>
          <table:table-cell office:value-type="float" office:value="102.1" calcext:value-type="float">
            <text:p>10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3])/(LOG(1.5*[.J1023])-LOG(LOG(1+(1/0.02))))" office:value-type="float" office:value="1883.71317767162" calcext:value-type="float">
            <text:p>1883.71317767162</text:p>
          </table:table-cell>
          <table:table-cell office:value-type="float" office:value="102.2" calcext:value-type="float">
            <text:p>10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4])/(LOG(1.5*[.J1024])-LOG(LOG(1+(1/0.02))))" office:value-type="float" office:value="1885.1463944603" calcext:value-type="float">
            <text:p>1885.1463944603</text:p>
          </table:table-cell>
          <table:table-cell office:value-type="float" office:value="102.3" calcext:value-type="float">
            <text:p>10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5])/(LOG(1.5*[.J1025])-LOG(LOG(1+(1/0.02))))" office:value-type="float" office:value="1886.57938884549" calcext:value-type="float">
            <text:p>1886.57938884549</text:p>
          </table:table-cell>
          <table:table-cell office:value-type="float" office:value="102.4" calcext:value-type="float">
            <text:p>10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6])/(LOG(1.5*[.J1026])-LOG(LOG(1+(1/0.02))))" office:value-type="float" office:value="1888.01216110226" calcext:value-type="float">
            <text:p>1888.01216110226</text:p>
          </table:table-cell>
          <table:table-cell office:value-type="float" office:value="102.5" calcext:value-type="float">
            <text:p>10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7])/(LOG(1.5*[.J1027])-LOG(LOG(1+(1/0.02))))" office:value-type="float" office:value="1889.44471150506" calcext:value-type="float">
            <text:p>1889.44471150506</text:p>
          </table:table-cell>
          <table:table-cell office:value-type="float" office:value="102.6" calcext:value-type="float">
            <text:p>10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8])/(LOG(1.5*[.J1028])-LOG(LOG(1+(1/0.02))))" office:value-type="float" office:value="1890.87704032777" calcext:value-type="float">
            <text:p>1890.87704032777</text:p>
          </table:table-cell>
          <table:table-cell office:value-type="float" office:value="102.7" calcext:value-type="float">
            <text:p>10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29])/(LOG(1.5*[.J1029])-LOG(LOG(1+(1/0.02))))" office:value-type="float" office:value="1892.30914784363" calcext:value-type="float">
            <text:p>1892.30914784363</text:p>
          </table:table-cell>
          <table:table-cell office:value-type="float" office:value="102.8" calcext:value-type="float">
            <text:p>10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0])/(LOG(1.5*[.J1030])-LOG(LOG(1+(1/0.02))))" office:value-type="float" office:value="1893.74103432532" calcext:value-type="float">
            <text:p>1893.74103432532</text:p>
          </table:table-cell>
          <table:table-cell office:value-type="float" office:value="102.9" calcext:value-type="float">
            <text:p>10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1])/(LOG(1.5*[.J1031])-LOG(LOG(1+(1/0.02))))" office:value-type="float" office:value="1895.17270004488" calcext:value-type="float">
            <text:p>1895.17270004488</text:p>
          </table:table-cell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2])/(LOG(1.5*[.J1032])-LOG(LOG(1+(1/0.02))))" office:value-type="float" office:value="1896.60414527378" calcext:value-type="float">
            <text:p>1896.60414527378</text:p>
          </table:table-cell>
          <table:table-cell office:value-type="float" office:value="103.1" calcext:value-type="float">
            <text:p>10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3])/(LOG(1.5*[.J1033])-LOG(LOG(1+(1/0.02))))" office:value-type="float" office:value="1898.03537028289" calcext:value-type="float">
            <text:p>1898.03537028289</text:p>
          </table:table-cell>
          <table:table-cell office:value-type="float" office:value="103.2" calcext:value-type="float">
            <text:p>10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4])/(LOG(1.5*[.J1034])-LOG(LOG(1+(1/0.02))))" office:value-type="float" office:value="1899.46637534249" calcext:value-type="float">
            <text:p>1899.46637534249</text:p>
          </table:table-cell>
          <table:table-cell office:value-type="float" office:value="103.3" calcext:value-type="float">
            <text:p>10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5])/(LOG(1.5*[.J1035])-LOG(LOG(1+(1/0.02))))" office:value-type="float" office:value="1900.89716072227" calcext:value-type="float">
            <text:p>1900.89716072227</text:p>
          </table:table-cell>
          <table:table-cell office:value-type="float" office:value="103.4" calcext:value-type="float">
            <text:p>10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6])/(LOG(1.5*[.J1036])-LOG(LOG(1+(1/0.02))))" office:value-type="float" office:value="1902.32772669131" calcext:value-type="float">
            <text:p>1902.32772669131</text:p>
          </table:table-cell>
          <table:table-cell office:value-type="float" office:value="103.5" calcext:value-type="float">
            <text:p>10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7])/(LOG(1.5*[.J1037])-LOG(LOG(1+(1/0.02))))" office:value-type="float" office:value="1903.75807351814" calcext:value-type="float">
            <text:p>1903.75807351814</text:p>
          </table:table-cell>
          <table:table-cell office:value-type="float" office:value="103.6" calcext:value-type="float">
            <text:p>10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8])/(LOG(1.5*[.J1038])-LOG(LOG(1+(1/0.02))))" office:value-type="float" office:value="1905.18820147068" calcext:value-type="float">
            <text:p>1905.18820147068</text:p>
          </table:table-cell>
          <table:table-cell office:value-type="float" office:value="103.7" calcext:value-type="float">
            <text:p>10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39])/(LOG(1.5*[.J1039])-LOG(LOG(1+(1/0.02))))" office:value-type="float" office:value="1906.61811081627" calcext:value-type="float">
            <text:p>1906.61811081627</text:p>
          </table:table-cell>
          <table:table-cell office:value-type="float" office:value="103.8" calcext:value-type="float">
            <text:p>10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0])/(LOG(1.5*[.J1040])-LOG(LOG(1+(1/0.02))))" office:value-type="float" office:value="1908.04780182167" calcext:value-type="float">
            <text:p>1908.04780182167</text:p>
          </table:table-cell>
          <table:table-cell office:value-type="float" office:value="103.9" calcext:value-type="float">
            <text:p>10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1])/(LOG(1.5*[.J1041])-LOG(LOG(1+(1/0.02))))" office:value-type="float" office:value="1909.47727475306" calcext:value-type="float">
            <text:p>1909.47727475306</text:p>
          </table:table-cell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2])/(LOG(1.5*[.J1042])-LOG(LOG(1+(1/0.02))))" office:value-type="float" office:value="1910.90652987605" calcext:value-type="float">
            <text:p>1910.90652987605</text:p>
          </table:table-cell>
          <table:table-cell office:value-type="float" office:value="104.1" calcext:value-type="float">
            <text:p>10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3])/(LOG(1.5*[.J1043])-LOG(LOG(1+(1/0.02))))" office:value-type="float" office:value="1912.33556745566" calcext:value-type="float">
            <text:p>1912.33556745566</text:p>
          </table:table-cell>
          <table:table-cell office:value-type="float" office:value="104.2" calcext:value-type="float">
            <text:p>10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4])/(LOG(1.5*[.J1044])-LOG(LOG(1+(1/0.02))))" office:value-type="float" office:value="1913.76438775635" calcext:value-type="float">
            <text:p>1913.76438775635</text:p>
          </table:table-cell>
          <table:table-cell office:value-type="float" office:value="104.3" calcext:value-type="float">
            <text:p>10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5])/(LOG(1.5*[.J1045])-LOG(LOG(1+(1/0.02))))" office:value-type="float" office:value="1915.19299104199" calcext:value-type="float">
            <text:p>1915.19299104199</text:p>
          </table:table-cell>
          <table:table-cell office:value-type="float" office:value="104.4" calcext:value-type="float">
            <text:p>10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6])/(LOG(1.5*[.J1046])-LOG(LOG(1+(1/0.02))))" office:value-type="float" office:value="1916.6213775759" calcext:value-type="float">
            <text:p>1916.6213775759</text:p>
          </table:table-cell>
          <table:table-cell office:value-type="float" office:value="104.5" calcext:value-type="float">
            <text:p>10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7])/(LOG(1.5*[.J1047])-LOG(LOG(1+(1/0.02))))" office:value-type="float" office:value="1918.04954762081" calcext:value-type="float">
            <text:p>1918.04954762081</text:p>
          </table:table-cell>
          <table:table-cell office:value-type="float" office:value="104.6" calcext:value-type="float">
            <text:p>10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8])/(LOG(1.5*[.J1048])-LOG(LOG(1+(1/0.02))))" office:value-type="float" office:value="1919.4775014389" calcext:value-type="float">
            <text:p>1919.4775014389</text:p>
          </table:table-cell>
          <table:table-cell office:value-type="float" office:value="104.7" calcext:value-type="float">
            <text:p>10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49])/(LOG(1.5*[.J1049])-LOG(LOG(1+(1/0.02))))" office:value-type="float" office:value="1920.90523929178" calcext:value-type="float">
            <text:p>1920.90523929178</text:p>
          </table:table-cell>
          <table:table-cell office:value-type="float" office:value="104.8" calcext:value-type="float">
            <text:p>10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0])/(LOG(1.5*[.J1050])-LOG(LOG(1+(1/0.02))))" office:value-type="float" office:value="1922.33276144049" calcext:value-type="float">
            <text:p>1922.33276144049</text:p>
          </table:table-cell>
          <table:table-cell office:value-type="float" office:value="104.9" calcext:value-type="float">
            <text:p>10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1])/(LOG(1.5*[.J1051])-LOG(LOG(1+(1/0.02))))" office:value-type="float" office:value="1923.76006814552" calcext:value-type="float">
            <text:p>1923.76006814552</text:p>
          </table:table-cell>
          <table:table-cell office:value-type="float" office:value="105" calcext:value-type="float">
            <text:p>10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2])/(LOG(1.5*[.J1052])-LOG(LOG(1+(1/0.02))))" office:value-type="float" office:value="1925.18715966678" calcext:value-type="float">
            <text:p>1925.18715966678</text:p>
          </table:table-cell>
          <table:table-cell office:value-type="float" office:value="105.1" calcext:value-type="float">
            <text:p>10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3])/(LOG(1.5*[.J1053])-LOG(LOG(1+(1/0.02))))" office:value-type="float" office:value="1926.61403626363" calcext:value-type="float">
            <text:p>1926.61403626363</text:p>
          </table:table-cell>
          <table:table-cell office:value-type="float" office:value="105.2" calcext:value-type="float">
            <text:p>10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4])/(LOG(1.5*[.J1054])-LOG(LOG(1+(1/0.02))))" office:value-type="float" office:value="1928.04069819489" calcext:value-type="float">
            <text:p>1928.04069819489</text:p>
          </table:table-cell>
          <table:table-cell office:value-type="float" office:value="105.3" calcext:value-type="float">
            <text:p>10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5])/(LOG(1.5*[.J1055])-LOG(LOG(1+(1/0.02))))" office:value-type="float" office:value="1929.46714571881" calcext:value-type="float">
            <text:p>1929.46714571881</text:p>
          </table:table-cell>
          <table:table-cell office:value-type="float" office:value="105.4" calcext:value-type="float">
            <text:p>10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6])/(LOG(1.5*[.J1056])-LOG(LOG(1+(1/0.02))))" office:value-type="float" office:value="1930.89337909308" calcext:value-type="float">
            <text:p>1930.89337909308</text:p>
          </table:table-cell>
          <table:table-cell office:value-type="float" office:value="105.5" calcext:value-type="float">
            <text:p>10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7])/(LOG(1.5*[.J1057])-LOG(LOG(1+(1/0.02))))" office:value-type="float" office:value="1932.31939857486" calcext:value-type="float">
            <text:p>1932.31939857486</text:p>
          </table:table-cell>
          <table:table-cell office:value-type="float" office:value="105.6" calcext:value-type="float">
            <text:p>10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8])/(LOG(1.5*[.J1058])-LOG(LOG(1+(1/0.02))))" office:value-type="float" office:value="1933.74520442073" calcext:value-type="float">
            <text:p>1933.74520442073</text:p>
          </table:table-cell>
          <table:table-cell office:value-type="float" office:value="105.7" calcext:value-type="float">
            <text:p>10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59])/(LOG(1.5*[.J1059])-LOG(LOG(1+(1/0.02))))" office:value-type="float" office:value="1935.17079688674" calcext:value-type="float">
            <text:p>1935.17079688674</text:p>
          </table:table-cell>
          <table:table-cell office:value-type="float" office:value="105.8" calcext:value-type="float">
            <text:p>10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0])/(LOG(1.5*[.J1060])-LOG(LOG(1+(1/0.02))))" office:value-type="float" office:value="1936.5961762284" calcext:value-type="float">
            <text:p>1936.5961762284</text:p>
          </table:table-cell>
          <table:table-cell office:value-type="float" office:value="105.9" calcext:value-type="float">
            <text:p>10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1])/(LOG(1.5*[.J1061])-LOG(LOG(1+(1/0.02))))" office:value-type="float" office:value="1938.02134270066" calcext:value-type="float">
            <text:p>1938.02134270066</text:p>
          </table:table-cell>
          <table:table-cell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2])/(LOG(1.5*[.J1062])-LOG(LOG(1+(1/0.02))))" office:value-type="float" office:value="1939.44629655794" calcext:value-type="float">
            <text:p>1939.44629655794</text:p>
          </table:table-cell>
          <table:table-cell office:value-type="float" office:value="106.1" calcext:value-type="float">
            <text:p>10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3])/(LOG(1.5*[.J1063])-LOG(LOG(1+(1/0.02))))" office:value-type="float" office:value="1940.8710380541" calcext:value-type="float">
            <text:p>1940.8710380541</text:p>
          </table:table-cell>
          <table:table-cell office:value-type="float" office:value="106.2" calcext:value-type="float">
            <text:p>10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4])/(LOG(1.5*[.J1064])-LOG(LOG(1+(1/0.02))))" office:value-type="float" office:value="1942.29556744247" calcext:value-type="float">
            <text:p>1942.29556744247</text:p>
          </table:table-cell>
          <table:table-cell office:value-type="float" office:value="106.3" calcext:value-type="float">
            <text:p>10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5])/(LOG(1.5*[.J1065])-LOG(LOG(1+(1/0.02))))" office:value-type="float" office:value="1943.71988497586" calcext:value-type="float">
            <text:p>1943.71988497586</text:p>
          </table:table-cell>
          <table:table-cell office:value-type="float" office:value="106.4" calcext:value-type="float">
            <text:p>10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6])/(LOG(1.5*[.J1066])-LOG(LOG(1+(1/0.02))))" office:value-type="float" office:value="1945.14399090652" calcext:value-type="float">
            <text:p>1945.14399090652</text:p>
          </table:table-cell>
          <table:table-cell office:value-type="float" office:value="106.5" calcext:value-type="float">
            <text:p>10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7])/(LOG(1.5*[.J1067])-LOG(LOG(1+(1/0.02))))" office:value-type="float" office:value="1946.56788548616" calcext:value-type="float">
            <text:p>1946.56788548616</text:p>
          </table:table-cell>
          <table:table-cell office:value-type="float" office:value="106.6" calcext:value-type="float">
            <text:p>10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8])/(LOG(1.5*[.J1068])-LOG(LOG(1+(1/0.02))))" office:value-type="float" office:value="1947.99156896597" calcext:value-type="float">
            <text:p>1947.99156896597</text:p>
          </table:table-cell>
          <table:table-cell office:value-type="float" office:value="106.7" calcext:value-type="float">
            <text:p>10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69])/(LOG(1.5*[.J1069])-LOG(LOG(1+(1/0.02))))" office:value-type="float" office:value="1949.41504159661" calcext:value-type="float">
            <text:p>1949.41504159661</text:p>
          </table:table-cell>
          <table:table-cell office:value-type="float" office:value="106.8" calcext:value-type="float">
            <text:p>10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0])/(LOG(1.5*[.J1070])-LOG(LOG(1+(1/0.02))))" office:value-type="float" office:value="1950.83830362821" calcext:value-type="float">
            <text:p>1950.83830362821</text:p>
          </table:table-cell>
          <table:table-cell office:value-type="float" office:value="106.9" calcext:value-type="float">
            <text:p>10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1])/(LOG(1.5*[.J1071])-LOG(LOG(1+(1/0.02))))" office:value-type="float" office:value="1952.26135531036" calcext:value-type="float">
            <text:p>1952.26135531036</text:p>
          </table:table-cell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2])/(LOG(1.5*[.J1072])-LOG(LOG(1+(1/0.02))))" office:value-type="float" office:value="1953.68419689213" calcext:value-type="float">
            <text:p>1953.68419689213</text:p>
          </table:table-cell>
          <table:table-cell office:value-type="float" office:value="107.1" calcext:value-type="float">
            <text:p>10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3])/(LOG(1.5*[.J1073])-LOG(LOG(1+(1/0.02))))" office:value-type="float" office:value="1955.10682862207" calcext:value-type="float">
            <text:p>1955.10682862207</text:p>
          </table:table-cell>
          <table:table-cell office:value-type="float" office:value="107.2" calcext:value-type="float">
            <text:p>10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4])/(LOG(1.5*[.J1074])-LOG(LOG(1+(1/0.02))))" office:value-type="float" office:value="1956.52925074819" calcext:value-type="float">
            <text:p>1956.52925074819</text:p>
          </table:table-cell>
          <table:table-cell office:value-type="float" office:value="107.3" calcext:value-type="float">
            <text:p>10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5])/(LOG(1.5*[.J1075])-LOG(LOG(1+(1/0.02))))" office:value-type="float" office:value="1957.95146351799" calcext:value-type="float">
            <text:p>1957.95146351799</text:p>
          </table:table-cell>
          <table:table-cell office:value-type="float" office:value="107.4" calcext:value-type="float">
            <text:p>10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6])/(LOG(1.5*[.J1076])-LOG(LOG(1+(1/0.02))))" office:value-type="float" office:value="1959.37346717845" calcext:value-type="float">
            <text:p>1959.37346717845</text:p>
          </table:table-cell>
          <table:table-cell office:value-type="float" office:value="107.5" calcext:value-type="float">
            <text:p>10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7])/(LOG(1.5*[.J1077])-LOG(LOG(1+(1/0.02))))" office:value-type="float" office:value="1960.79526197603" calcext:value-type="float">
            <text:p>1960.79526197603</text:p>
          </table:table-cell>
          <table:table-cell office:value-type="float" office:value="107.6" calcext:value-type="float">
            <text:p>10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8])/(LOG(1.5*[.J1078])-LOG(LOG(1+(1/0.02))))" office:value-type="float" office:value="1962.21684815667" calcext:value-type="float">
            <text:p>1962.21684815667</text:p>
          </table:table-cell>
          <table:table-cell office:value-type="float" office:value="107.7" calcext:value-type="float">
            <text:p>10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79])/(LOG(1.5*[.J1079])-LOG(LOG(1+(1/0.02))))" office:value-type="float" office:value="1963.63822596579" calcext:value-type="float">
            <text:p>1963.63822596579</text:p>
          </table:table-cell>
          <table:table-cell office:value-type="float" office:value="107.8" calcext:value-type="float">
            <text:p>10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0])/(LOG(1.5*[.J1080])-LOG(LOG(1+(1/0.02))))" office:value-type="float" office:value="1965.05939564831" calcext:value-type="float">
            <text:p>1965.05939564831</text:p>
          </table:table-cell>
          <table:table-cell office:value-type="float" office:value="107.9" calcext:value-type="float">
            <text:p>10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1])/(LOG(1.5*[.J1081])-LOG(LOG(1+(1/0.02))))" office:value-type="float" office:value="1966.48035744861" calcext:value-type="float">
            <text:p>1966.48035744861</text:p>
          </table:table-cell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2])/(LOG(1.5*[.J1082])-LOG(LOG(1+(1/0.02))))" office:value-type="float" office:value="1967.90111161059" calcext:value-type="float">
            <text:p>1967.90111161059</text:p>
          </table:table-cell>
          <table:table-cell office:value-type="float" office:value="108.1" calcext:value-type="float">
            <text:p>10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3])/(LOG(1.5*[.J1083])-LOG(LOG(1+(1/0.02))))" office:value-type="float" office:value="1969.32165837762" calcext:value-type="float">
            <text:p>1969.32165837762</text:p>
          </table:table-cell>
          <table:table-cell office:value-type="float" office:value="108.2" calcext:value-type="float">
            <text:p>10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4])/(LOG(1.5*[.J1084])-LOG(LOG(1+(1/0.02))))" office:value-type="float" office:value="1970.74199799256" calcext:value-type="float">
            <text:p>1970.74199799256</text:p>
          </table:table-cell>
          <table:table-cell office:value-type="float" office:value="108.3" calcext:value-type="float">
            <text:p>10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5])/(LOG(1.5*[.J1085])-LOG(LOG(1+(1/0.02))))" office:value-type="float" office:value="1972.16213069778" calcext:value-type="float">
            <text:p>1972.16213069778</text:p>
          </table:table-cell>
          <table:table-cell office:value-type="float" office:value="108.4" calcext:value-type="float">
            <text:p>10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6])/(LOG(1.5*[.J1086])-LOG(LOG(1+(1/0.02))))" office:value-type="float" office:value="1973.58205673514" calcext:value-type="float">
            <text:p>1973.58205673514</text:p>
          </table:table-cell>
          <table:table-cell office:value-type="float" office:value="108.5" calcext:value-type="float">
            <text:p>10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7])/(LOG(1.5*[.J1087])-LOG(LOG(1+(1/0.02))))" office:value-type="float" office:value="1975.00177634598" calcext:value-type="float">
            <text:p>1975.00177634598</text:p>
          </table:table-cell>
          <table:table-cell office:value-type="float" office:value="108.6" calcext:value-type="float">
            <text:p>10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8])/(LOG(1.5*[.J1088])-LOG(LOG(1+(1/0.02))))" office:value-type="float" office:value="1976.42128977115" calcext:value-type="float">
            <text:p>1976.42128977115</text:p>
          </table:table-cell>
          <table:table-cell office:value-type="float" office:value="108.7" calcext:value-type="float">
            <text:p>10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89])/(LOG(1.5*[.J1089])-LOG(LOG(1+(1/0.02))))" office:value-type="float" office:value="1977.840597251" calcext:value-type="float">
            <text:p>1977.840597251</text:p>
          </table:table-cell>
          <table:table-cell office:value-type="float" office:value="108.8" calcext:value-type="float">
            <text:p>10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0])/(LOG(1.5*[.J1090])-LOG(LOG(1+(1/0.02))))" office:value-type="float" office:value="1979.25969902538" calcext:value-type="float">
            <text:p>1979.25969902538</text:p>
          </table:table-cell>
          <table:table-cell office:value-type="float" office:value="108.9" calcext:value-type="float">
            <text:p>10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1])/(LOG(1.5*[.J1091])-LOG(LOG(1+(1/0.02))))" office:value-type="float" office:value="1980.67859533364" calcext:value-type="float">
            <text:p>1980.67859533364</text:p>
          </table:table-cell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2])/(LOG(1.5*[.J1092])-LOG(LOG(1+(1/0.02))))" office:value-type="float" office:value="1982.09728641463" calcext:value-type="float">
            <text:p>1982.09728641463</text:p>
          </table:table-cell>
          <table:table-cell office:value-type="float" office:value="109.1" calcext:value-type="float">
            <text:p>10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3])/(LOG(1.5*[.J1093])-LOG(LOG(1+(1/0.02))))" office:value-type="float" office:value="1983.51577250672" calcext:value-type="float">
            <text:p>1983.51577250672</text:p>
          </table:table-cell>
          <table:table-cell office:value-type="float" office:value="109.2" calcext:value-type="float">
            <text:p>10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4])/(LOG(1.5*[.J1094])-LOG(LOG(1+(1/0.02))))" office:value-type="float" office:value="1984.93405384777" calcext:value-type="float">
            <text:p>1984.93405384777</text:p>
          </table:table-cell>
          <table:table-cell office:value-type="float" office:value="109.3" calcext:value-type="float">
            <text:p>10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5])/(LOG(1.5*[.J1095])-LOG(LOG(1+(1/0.02))))" office:value-type="float" office:value="1986.35213067515" calcext:value-type="float">
            <text:p>1986.35213067515</text:p>
          </table:table-cell>
          <table:table-cell office:value-type="float" office:value="109.4" calcext:value-type="float">
            <text:p>10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6])/(LOG(1.5*[.J1096])-LOG(LOG(1+(1/0.02))))" office:value-type="float" office:value="1987.77000322575" calcext:value-type="float">
            <text:p>1987.77000322575</text:p>
          </table:table-cell>
          <table:table-cell office:value-type="float" office:value="109.5" calcext:value-type="float">
            <text:p>10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7])/(LOG(1.5*[.J1097])-LOG(LOG(1+(1/0.02))))" office:value-type="float" office:value="1989.18767173597" calcext:value-type="float">
            <text:p>1989.18767173597</text:p>
          </table:table-cell>
          <table:table-cell office:value-type="float" office:value="109.6" calcext:value-type="float">
            <text:p>10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8])/(LOG(1.5*[.J1098])-LOG(LOG(1+(1/0.02))))" office:value-type="float" office:value="1990.6051364417" calcext:value-type="float">
            <text:p>1990.6051364417</text:p>
          </table:table-cell>
          <table:table-cell office:value-type="float" office:value="109.7" calcext:value-type="float">
            <text:p>10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099])/(LOG(1.5*[.J1099])-LOG(LOG(1+(1/0.02))))" office:value-type="float" office:value="1992.02239757837" calcext:value-type="float">
            <text:p>1992.02239757837</text:p>
          </table:table-cell>
          <table:table-cell office:value-type="float" office:value="109.8" calcext:value-type="float">
            <text:p>10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0])/(LOG(1.5*[.J1100])-LOG(LOG(1+(1/0.02))))" office:value-type="float" office:value="1993.43945538092" calcext:value-type="float">
            <text:p>1993.43945538092</text:p>
          </table:table-cell>
          <table:table-cell office:value-type="float" office:value="109.9" calcext:value-type="float">
            <text:p>10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1])/(LOG(1.5*[.J1101])-LOG(LOG(1+(1/0.02))))" office:value-type="float" office:value="1994.85631008379" calcext:value-type="float">
            <text:p>1994.85631008379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2])/(LOG(1.5*[.J1102])-LOG(LOG(1+(1/0.02))))" office:value-type="float" office:value="1996.27296192097" calcext:value-type="float">
            <text:p>1996.27296192097</text:p>
          </table:table-cell>
          <table:table-cell office:value-type="float" office:value="110.1" calcext:value-type="float">
            <text:p>11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3])/(LOG(1.5*[.J1103])-LOG(LOG(1+(1/0.02))))" office:value-type="float" office:value="1997.68941112593" calcext:value-type="float">
            <text:p>1997.68941112593</text:p>
          </table:table-cell>
          <table:table-cell office:value-type="float" office:value="110.2" calcext:value-type="float">
            <text:p>11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4])/(LOG(1.5*[.J1104])-LOG(LOG(1+(1/0.02))))" office:value-type="float" office:value="1999.1056579317" calcext:value-type="float">
            <text:p>1999.1056579317</text:p>
          </table:table-cell>
          <table:table-cell office:value-type="float" office:value="110.3" calcext:value-type="float">
            <text:p>11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5])/(LOG(1.5*[.J1105])-LOG(LOG(1+(1/0.02))))" office:value-type="float" office:value="2000.5217025708" calcext:value-type="float">
            <text:p>2000.5217025708</text:p>
          </table:table-cell>
          <table:table-cell office:value-type="float" office:value="110.4" calcext:value-type="float">
            <text:p>11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6])/(LOG(1.5*[.J1106])-LOG(LOG(1+(1/0.02))))" office:value-type="float" office:value="2001.93754527529" calcext:value-type="float">
            <text:p>2001.93754527529</text:p>
          </table:table-cell>
          <table:table-cell office:value-type="float" office:value="110.5" calcext:value-type="float">
            <text:p>11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7])/(LOG(1.5*[.J1107])-LOG(LOG(1+(1/0.02))))" office:value-type="float" office:value="2003.35318627675" calcext:value-type="float">
            <text:p>2003.35318627675</text:p>
          </table:table-cell>
          <table:table-cell office:value-type="float" office:value="110.6" calcext:value-type="float">
            <text:p>11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8])/(LOG(1.5*[.J1108])-LOG(LOG(1+(1/0.02))))" office:value-type="float" office:value="2004.7686258063" calcext:value-type="float">
            <text:p>2004.7686258063</text:p>
          </table:table-cell>
          <table:table-cell office:value-type="float" office:value="110.7" calcext:value-type="float">
            <text:p>11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09])/(LOG(1.5*[.J1109])-LOG(LOG(1+(1/0.02))))" office:value-type="float" office:value="2006.18386409457" calcext:value-type="float">
            <text:p>2006.18386409457</text:p>
          </table:table-cell>
          <table:table-cell office:value-type="float" office:value="110.8" calcext:value-type="float">
            <text:p>11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0])/(LOG(1.5*[.J1110])-LOG(LOG(1+(1/0.02))))" office:value-type="float" office:value="2007.59890137172" calcext:value-type="float">
            <text:p>2007.59890137172</text:p>
          </table:table-cell>
          <table:table-cell office:value-type="float" office:value="110.9" calcext:value-type="float">
            <text:p>11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1])/(LOG(1.5*[.J1111])-LOG(LOG(1+(1/0.02))))" office:value-type="float" office:value="2009.01373786746" calcext:value-type="float">
            <text:p>2009.01373786746</text:p>
          </table:table-cell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2])/(LOG(1.5*[.J1112])-LOG(LOG(1+(1/0.02))))" office:value-type="float" office:value="2010.428373811" calcext:value-type="float">
            <text:p>2010.428373811</text:p>
          </table:table-cell>
          <table:table-cell office:value-type="float" office:value="111.1" calcext:value-type="float">
            <text:p>11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3])/(LOG(1.5*[.J1113])-LOG(LOG(1+(1/0.02))))" office:value-type="float" office:value="2011.84280943113" calcext:value-type="float">
            <text:p>2011.84280943113</text:p>
          </table:table-cell>
          <table:table-cell office:value-type="float" office:value="111.2" calcext:value-type="float">
            <text:p>11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4])/(LOG(1.5*[.J1114])-LOG(LOG(1+(1/0.02))))" office:value-type="float" office:value="2013.25704495612" calcext:value-type="float">
            <text:p>2013.25704495612</text:p>
          </table:table-cell>
          <table:table-cell office:value-type="float" office:value="111.3" calcext:value-type="float">
            <text:p>11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5])/(LOG(1.5*[.J1115])-LOG(LOG(1+(1/0.02))))" office:value-type="float" office:value="2014.67108061382" calcext:value-type="float">
            <text:p>2014.67108061382</text:p>
          </table:table-cell>
          <table:table-cell office:value-type="float" office:value="111.4" calcext:value-type="float">
            <text:p>11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6])/(LOG(1.5*[.J1116])-LOG(LOG(1+(1/0.02))))" office:value-type="float" office:value="2016.08491663159" calcext:value-type="float">
            <text:p>2016.08491663159</text:p>
          </table:table-cell>
          <table:table-cell office:value-type="float" office:value="111.5" calcext:value-type="float">
            <text:p>11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7])/(LOG(1.5*[.J1117])-LOG(LOG(1+(1/0.02))))" office:value-type="float" office:value="2017.49855323634" calcext:value-type="float">
            <text:p>2017.49855323634</text:p>
          </table:table-cell>
          <table:table-cell office:value-type="float" office:value="111.6" calcext:value-type="float">
            <text:p>11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8])/(LOG(1.5*[.J1118])-LOG(LOG(1+(1/0.02))))" office:value-type="float" office:value="2018.91199065453" calcext:value-type="float">
            <text:p>2018.91199065453</text:p>
          </table:table-cell>
          <table:table-cell office:value-type="float" office:value="111.7" calcext:value-type="float">
            <text:p>11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19])/(LOG(1.5*[.J1119])-LOG(LOG(1+(1/0.02))))" office:value-type="float" office:value="2020.32522911214" calcext:value-type="float">
            <text:p>2020.32522911214</text:p>
          </table:table-cell>
          <table:table-cell office:value-type="float" office:value="111.8" calcext:value-type="float">
            <text:p>11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0])/(LOG(1.5*[.J1120])-LOG(LOG(1+(1/0.02))))" office:value-type="float" office:value="2021.73826883472" calcext:value-type="float">
            <text:p>2021.73826883472</text:p>
          </table:table-cell>
          <table:table-cell office:value-type="float" office:value="111.9" calcext:value-type="float">
            <text:p>11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1])/(LOG(1.5*[.J1121])-LOG(LOG(1+(1/0.02))))" office:value-type="float" office:value="2023.15111004732" calcext:value-type="float">
            <text:p>2023.15111004732</text:p>
          </table:table-cell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2])/(LOG(1.5*[.J1122])-LOG(LOG(1+(1/0.02))))" office:value-type="float" office:value="2024.56375297459" calcext:value-type="float">
            <text:p>2024.56375297459</text:p>
          </table:table-cell>
          <table:table-cell office:value-type="float" office:value="112.1" calcext:value-type="float">
            <text:p>11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3])/(LOG(1.5*[.J1123])-LOG(LOG(1+(1/0.02))))" office:value-type="float" office:value="2025.97619784069" calcext:value-type="float">
            <text:p>2025.97619784069</text:p>
          </table:table-cell>
          <table:table-cell office:value-type="float" office:value="112.2" calcext:value-type="float">
            <text:p>11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4])/(LOG(1.5*[.J1124])-LOG(LOG(1+(1/0.02))))" office:value-type="float" office:value="2027.38844486933" calcext:value-type="float">
            <text:p>2027.38844486933</text:p>
          </table:table-cell>
          <table:table-cell office:value-type="float" office:value="112.3" calcext:value-type="float">
            <text:p>11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5])/(LOG(1.5*[.J1125])-LOG(LOG(1+(1/0.02))))" office:value-type="float" office:value="2028.8004942838" calcext:value-type="float">
            <text:p>2028.8004942838</text:p>
          </table:table-cell>
          <table:table-cell office:value-type="float" office:value="112.4" calcext:value-type="float">
            <text:p>11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6])/(LOG(1.5*[.J1126])-LOG(LOG(1+(1/0.02))))" office:value-type="float" office:value="2030.21234630689" calcext:value-type="float">
            <text:p>2030.21234630689</text:p>
          </table:table-cell>
          <table:table-cell office:value-type="float" office:value="112.5" calcext:value-type="float">
            <text:p>11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7])/(LOG(1.5*[.J1127])-LOG(LOG(1+(1/0.02))))" office:value-type="float" office:value="2031.62400116099" calcext:value-type="float">
            <text:p>2031.62400116099</text:p>
          </table:table-cell>
          <table:table-cell office:value-type="float" office:value="112.6" calcext:value-type="float">
            <text:p>11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8])/(LOG(1.5*[.J1128])-LOG(LOG(1+(1/0.02))))" office:value-type="float" office:value="2033.03545906802" calcext:value-type="float">
            <text:p>2033.03545906802</text:p>
          </table:table-cell>
          <table:table-cell office:value-type="float" office:value="112.7" calcext:value-type="float">
            <text:p>11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29])/(LOG(1.5*[.J1129])-LOG(LOG(1+(1/0.02))))" office:value-type="float" office:value="2034.44672024945" calcext:value-type="float">
            <text:p>2034.44672024945</text:p>
          </table:table-cell>
          <table:table-cell office:value-type="float" office:value="112.8" calcext:value-type="float">
            <text:p>11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0])/(LOG(1.5*[.J1130])-LOG(LOG(1+(1/0.02))))" office:value-type="float" office:value="2035.85778492633" calcext:value-type="float">
            <text:p>2035.85778492633</text:p>
          </table:table-cell>
          <table:table-cell office:value-type="float" office:value="112.9" calcext:value-type="float">
            <text:p>11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1])/(LOG(1.5*[.J1131])-LOG(LOG(1+(1/0.02))))" office:value-type="float" office:value="2037.26865331923" calcext:value-type="float">
            <text:p>2037.26865331923</text:p>
          </table:table-cell>
          <table:table-cell office:value-type="float" office:value="113" calcext:value-type="float">
            <text:p>11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2])/(LOG(1.5*[.J1132])-LOG(LOG(1+(1/0.02))))" office:value-type="float" office:value="2038.67932564831" calcext:value-type="float">
            <text:p>2038.67932564831</text:p>
          </table:table-cell>
          <table:table-cell office:value-type="float" office:value="113.1" calcext:value-type="float">
            <text:p>11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3])/(LOG(1.5*[.J1133])-LOG(LOG(1+(1/0.02))))" office:value-type="float" office:value="2040.08980213329" calcext:value-type="float">
            <text:p>2040.08980213329</text:p>
          </table:table-cell>
          <table:table-cell office:value-type="float" office:value="113.2" calcext:value-type="float">
            <text:p>11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4])/(LOG(1.5*[.J1134])-LOG(LOG(1+(1/0.02))))" office:value-type="float" office:value="2041.50008299342" calcext:value-type="float">
            <text:p>2041.50008299342</text:p>
          </table:table-cell>
          <table:table-cell office:value-type="float" office:value="113.3" calcext:value-type="float">
            <text:p>11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5])/(LOG(1.5*[.J1135])-LOG(LOG(1+(1/0.02))))" office:value-type="float" office:value="2042.91016844754" calcext:value-type="float">
            <text:p>2042.91016844754</text:p>
          </table:table-cell>
          <table:table-cell office:value-type="float" office:value="113.4" calcext:value-type="float">
            <text:p>11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6])/(LOG(1.5*[.J1136])-LOG(LOG(1+(1/0.02))))" office:value-type="float" office:value="2044.32005871405" calcext:value-type="float">
            <text:p>2044.32005871405</text:p>
          </table:table-cell>
          <table:table-cell office:value-type="float" office:value="113.5" calcext:value-type="float">
            <text:p>11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7])/(LOG(1.5*[.J1137])-LOG(LOG(1+(1/0.02))))" office:value-type="float" office:value="2045.72975401091" calcext:value-type="float">
            <text:p>2045.72975401091</text:p>
          </table:table-cell>
          <table:table-cell office:value-type="float" office:value="113.6" calcext:value-type="float">
            <text:p>11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8])/(LOG(1.5*[.J1138])-LOG(LOG(1+(1/0.02))))" office:value-type="float" office:value="2047.13925455564" calcext:value-type="float">
            <text:p>2047.13925455564</text:p>
          </table:table-cell>
          <table:table-cell office:value-type="float" office:value="113.7" calcext:value-type="float">
            <text:p>11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39])/(LOG(1.5*[.J1139])-LOG(LOG(1+(1/0.02))))" office:value-type="float" office:value="2048.54856056534" calcext:value-type="float">
            <text:p>2048.54856056534</text:p>
          </table:table-cell>
          <table:table-cell office:value-type="float" office:value="113.8" calcext:value-type="float">
            <text:p>11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0])/(LOG(1.5*[.J1140])-LOG(LOG(1+(1/0.02))))" office:value-type="float" office:value="2049.95767225666" calcext:value-type="float">
            <text:p>2049.95767225666</text:p>
          </table:table-cell>
          <table:table-cell office:value-type="float" office:value="113.9" calcext:value-type="float">
            <text:p>11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1])/(LOG(1.5*[.J1141])-LOG(LOG(1+(1/0.02))))" office:value-type="float" office:value="2051.36658984584" calcext:value-type="float">
            <text:p>2051.36658984584</text:p>
          </table:table-cell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2])/(LOG(1.5*[.J1142])-LOG(LOG(1+(1/0.02))))" office:value-type="float" office:value="2052.77531354868" calcext:value-type="float">
            <text:p>2052.77531354868</text:p>
          </table:table-cell>
          <table:table-cell office:value-type="float" office:value="114.1" calcext:value-type="float">
            <text:p>11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3])/(LOG(1.5*[.J1143])-LOG(LOG(1+(1/0.02))))" office:value-type="float" office:value="2054.18384358056" calcext:value-type="float">
            <text:p>2054.18384358056</text:p>
          </table:table-cell>
          <table:table-cell office:value-type="float" office:value="114.2" calcext:value-type="float">
            <text:p>11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4])/(LOG(1.5*[.J1144])-LOG(LOG(1+(1/0.02))))" office:value-type="float" office:value="2055.59218015641" calcext:value-type="float">
            <text:p>2055.59218015641</text:p>
          </table:table-cell>
          <table:table-cell office:value-type="float" office:value="114.3" calcext:value-type="float">
            <text:p>11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5])/(LOG(1.5*[.J1145])-LOG(LOG(1+(1/0.02))))" office:value-type="float" office:value="2057.00032349077" calcext:value-type="float">
            <text:p>2057.00032349077</text:p>
          </table:table-cell>
          <table:table-cell office:value-type="float" office:value="114.4" calcext:value-type="float">
            <text:p>11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6])/(LOG(1.5*[.J1146])-LOG(LOG(1+(1/0.02))))" office:value-type="float" office:value="2058.40827379773" calcext:value-type="float">
            <text:p>2058.40827379773</text:p>
          </table:table-cell>
          <table:table-cell office:value-type="float" office:value="114.5" calcext:value-type="float">
            <text:p>11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7])/(LOG(1.5*[.J1147])-LOG(LOG(1+(1/0.02))))" office:value-type="float" office:value="2059.81603129097" calcext:value-type="float">
            <text:p>2059.81603129097</text:p>
          </table:table-cell>
          <table:table-cell office:value-type="float" office:value="114.6" calcext:value-type="float">
            <text:p>11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8])/(LOG(1.5*[.J1148])-LOG(LOG(1+(1/0.02))))" office:value-type="float" office:value="2061.22359618373" calcext:value-type="float">
            <text:p>2061.22359618373</text:p>
          </table:table-cell>
          <table:table-cell office:value-type="float" office:value="114.7" calcext:value-type="float">
            <text:p>11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49])/(LOG(1.5*[.J1149])-LOG(LOG(1+(1/0.02))))" office:value-type="float" office:value="2062.63096868885" calcext:value-type="float">
            <text:p>2062.63096868885</text:p>
          </table:table-cell>
          <table:table-cell office:value-type="float" office:value="114.8" calcext:value-type="float">
            <text:p>11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0])/(LOG(1.5*[.J1150])-LOG(LOG(1+(1/0.02))))" office:value-type="float" office:value="2064.03814901874" calcext:value-type="float">
            <text:p>2064.03814901874</text:p>
          </table:table-cell>
          <table:table-cell office:value-type="float" office:value="114.9" calcext:value-type="float">
            <text:p>11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1])/(LOG(1.5*[.J1151])-LOG(LOG(1+(1/0.02))))" office:value-type="float" office:value="2065.44513738539" calcext:value-type="float">
            <text:p>2065.44513738539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2])/(LOG(1.5*[.J1152])-LOG(LOG(1+(1/0.02))))" office:value-type="float" office:value="2066.85193400039" calcext:value-type="float">
            <text:p>2066.85193400039</text:p>
          </table:table-cell>
          <table:table-cell office:value-type="float" office:value="115.1" calcext:value-type="float">
            <text:p>11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3])/(LOG(1.5*[.J1153])-LOG(LOG(1+(1/0.02))))" office:value-type="float" office:value="2068.25853907488" calcext:value-type="float">
            <text:p>2068.25853907488</text:p>
          </table:table-cell>
          <table:table-cell office:value-type="float" office:value="115.2" calcext:value-type="float">
            <text:p>11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4])/(LOG(1.5*[.J1154])-LOG(LOG(1+(1/0.02))))" office:value-type="float" office:value="2069.66495281963" calcext:value-type="float">
            <text:p>2069.66495281963</text:p>
          </table:table-cell>
          <table:table-cell office:value-type="float" office:value="115.3" calcext:value-type="float">
            <text:p>11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5])/(LOG(1.5*[.J1155])-LOG(LOG(1+(1/0.02))))" office:value-type="float" office:value="2071.07117544495" calcext:value-type="float">
            <text:p>2071.07117544495</text:p>
          </table:table-cell>
          <table:table-cell office:value-type="float" office:value="115.4" calcext:value-type="float">
            <text:p>11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6])/(LOG(1.5*[.J1156])-LOG(LOG(1+(1/0.02))))" office:value-type="float" office:value="2072.47720716076" calcext:value-type="float">
            <text:p>2072.47720716076</text:p>
          </table:table-cell>
          <table:table-cell office:value-type="float" office:value="115.5" calcext:value-type="float">
            <text:p>11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7])/(LOG(1.5*[.J1157])-LOG(LOG(1+(1/0.02))))" office:value-type="float" office:value="2073.88304817658" calcext:value-type="float">
            <text:p>2073.88304817658</text:p>
          </table:table-cell>
          <table:table-cell office:value-type="float" office:value="115.6" calcext:value-type="float">
            <text:p>11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8])/(LOG(1.5*[.J1158])-LOG(LOG(1+(1/0.02))))" office:value-type="float" office:value="2075.28869870151" calcext:value-type="float">
            <text:p>2075.28869870151</text:p>
          </table:table-cell>
          <table:table-cell office:value-type="float" office:value="115.7" calcext:value-type="float">
            <text:p>11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59])/(LOG(1.5*[.J1159])-LOG(LOG(1+(1/0.02))))" office:value-type="float" office:value="2076.69415894423" calcext:value-type="float">
            <text:p>2076.69415894423</text:p>
          </table:table-cell>
          <table:table-cell office:value-type="float" office:value="115.8" calcext:value-type="float">
            <text:p>11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0])/(LOG(1.5*[.J1160])-LOG(LOG(1+(1/0.02))))" office:value-type="float" office:value="2078.09942911302" calcext:value-type="float">
            <text:p>2078.09942911302</text:p>
          </table:table-cell>
          <table:table-cell office:value-type="float" office:value="115.9" calcext:value-type="float">
            <text:p>11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1])/(LOG(1.5*[.J1161])-LOG(LOG(1+(1/0.02))))" office:value-type="float" office:value="2079.50450941576" calcext:value-type="float">
            <text:p>2079.50450941576</text:p>
          </table:table-cell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2])/(LOG(1.5*[.J1162])-LOG(LOG(1+(1/0.02))))" office:value-type="float" office:value="2080.90940005991" calcext:value-type="float">
            <text:p>2080.90940005991</text:p>
          </table:table-cell>
          <table:table-cell office:value-type="float" office:value="116.1" calcext:value-type="float">
            <text:p>11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3])/(LOG(1.5*[.J1163])-LOG(LOG(1+(1/0.02))))" office:value-type="float" office:value="2082.31410125254" calcext:value-type="float">
            <text:p>2082.31410125254</text:p>
          </table:table-cell>
          <table:table-cell office:value-type="float" office:value="116.2" calcext:value-type="float">
            <text:p>11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4])/(LOG(1.5*[.J1164])-LOG(LOG(1+(1/0.02))))" office:value-type="float" office:value="2083.71861320032" calcext:value-type="float">
            <text:p>2083.71861320032</text:p>
          </table:table-cell>
          <table:table-cell office:value-type="float" office:value="116.3" calcext:value-type="float">
            <text:p>11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5])/(LOG(1.5*[.J1165])-LOG(LOG(1+(1/0.02))))" office:value-type="float" office:value="2085.12293610949" calcext:value-type="float">
            <text:p>2085.12293610949</text:p>
          </table:table-cell>
          <table:table-cell office:value-type="float" office:value="116.4" calcext:value-type="float">
            <text:p>11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6])/(LOG(1.5*[.J1166])-LOG(LOG(1+(1/0.02))))" office:value-type="float" office:value="2086.52707018592" calcext:value-type="float">
            <text:p>2086.52707018592</text:p>
          </table:table-cell>
          <table:table-cell office:value-type="float" office:value="116.5" calcext:value-type="float">
            <text:p>11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7])/(LOG(1.5*[.J1167])-LOG(LOG(1+(1/0.02))))" office:value-type="float" office:value="2087.93101563506" calcext:value-type="float">
            <text:p>2087.93101563506</text:p>
          </table:table-cell>
          <table:table-cell office:value-type="float" office:value="116.6" calcext:value-type="float">
            <text:p>11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8])/(LOG(1.5*[.J1168])-LOG(LOG(1+(1/0.02))))" office:value-type="float" office:value="2089.33477266197" calcext:value-type="float">
            <text:p>2089.33477266197</text:p>
          </table:table-cell>
          <table:table-cell office:value-type="float" office:value="116.7" calcext:value-type="float">
            <text:p>11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69])/(LOG(1.5*[.J1169])-LOG(LOG(1+(1/0.02))))" office:value-type="float" office:value="2090.73834147131" calcext:value-type="float">
            <text:p>2090.73834147131</text:p>
          </table:table-cell>
          <table:table-cell office:value-type="float" office:value="116.8" calcext:value-type="float">
            <text:p>11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0])/(LOG(1.5*[.J1170])-LOG(LOG(1+(1/0.02))))" office:value-type="float" office:value="2092.14172226735" calcext:value-type="float">
            <text:p>2092.14172226735</text:p>
          </table:table-cell>
          <table:table-cell office:value-type="float" office:value="116.9" calcext:value-type="float">
            <text:p>11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1])/(LOG(1.5*[.J1171])-LOG(LOG(1+(1/0.02))))" office:value-type="float" office:value="2093.54491525395" calcext:value-type="float">
            <text:p>2093.54491525395</text:p>
          </table:table-cell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2])/(LOG(1.5*[.J1172])-LOG(LOG(1+(1/0.02))))" office:value-type="float" office:value="2094.9479206346" calcext:value-type="float">
            <text:p>2094.9479206346</text:p>
          </table:table-cell>
          <table:table-cell office:value-type="float" office:value="117.1" calcext:value-type="float">
            <text:p>11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3])/(LOG(1.5*[.J1173])-LOG(LOG(1+(1/0.02))))" office:value-type="float" office:value="2096.35073861236" calcext:value-type="float">
            <text:p>2096.35073861236</text:p>
          </table:table-cell>
          <table:table-cell office:value-type="float" office:value="117.2" calcext:value-type="float">
            <text:p>11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4])/(LOG(1.5*[.J1174])-LOG(LOG(1+(1/0.02))))" office:value-type="float" office:value="2097.75336938992" calcext:value-type="float">
            <text:p>2097.75336938992</text:p>
          </table:table-cell>
          <table:table-cell office:value-type="float" office:value="117.3" calcext:value-type="float">
            <text:p>11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5])/(LOG(1.5*[.J1175])-LOG(LOG(1+(1/0.02))))" office:value-type="float" office:value="2099.1558131696" calcext:value-type="float">
            <text:p>2099.1558131696</text:p>
          </table:table-cell>
          <table:table-cell office:value-type="float" office:value="117.4" calcext:value-type="float">
            <text:p>11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6])/(LOG(1.5*[.J1176])-LOG(LOG(1+(1/0.02))))" office:value-type="float" office:value="2100.55807015328" calcext:value-type="float">
            <text:p>2100.55807015328</text:p>
          </table:table-cell>
          <table:table-cell office:value-type="float" office:value="117.5" calcext:value-type="float">
            <text:p>11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7])/(LOG(1.5*[.J1177])-LOG(LOG(1+(1/0.02))))" office:value-type="float" office:value="2101.96014054249" calcext:value-type="float">
            <text:p>2101.96014054249</text:p>
          </table:table-cell>
          <table:table-cell office:value-type="float" office:value="117.6" calcext:value-type="float">
            <text:p>11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8])/(LOG(1.5*[.J1178])-LOG(LOG(1+(1/0.02))))" office:value-type="float" office:value="2103.36202453836" calcext:value-type="float">
            <text:p>2103.36202453836</text:p>
          </table:table-cell>
          <table:table-cell office:value-type="float" office:value="117.7" calcext:value-type="float">
            <text:p>11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79])/(LOG(1.5*[.J1179])-LOG(LOG(1+(1/0.02))))" office:value-type="float" office:value="2104.76372234163" calcext:value-type="float">
            <text:p>2104.76372234163</text:p>
          </table:table-cell>
          <table:table-cell office:value-type="float" office:value="117.8" calcext:value-type="float">
            <text:p>11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0])/(LOG(1.5*[.J1180])-LOG(LOG(1+(1/0.02))))" office:value-type="float" office:value="2106.16523415266" calcext:value-type="float">
            <text:p>2106.16523415266</text:p>
          </table:table-cell>
          <table:table-cell office:value-type="float" office:value="117.9" calcext:value-type="float">
            <text:p>11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1])/(LOG(1.5*[.J1181])-LOG(LOG(1+(1/0.02))))" office:value-type="float" office:value="2107.56656017141" calcext:value-type="float">
            <text:p>2107.56656017141</text:p>
          </table:table-cell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2])/(LOG(1.5*[.J1182])-LOG(LOG(1+(1/0.02))))" office:value-type="float" office:value="2108.96770059749" calcext:value-type="float">
            <text:p>2108.96770059749</text:p>
          </table:table-cell>
          <table:table-cell office:value-type="float" office:value="118.1" calcext:value-type="float">
            <text:p>11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3])/(LOG(1.5*[.J1183])-LOG(LOG(1+(1/0.02))))" office:value-type="float" office:value="2110.3686556301" calcext:value-type="float">
            <text:p>2110.3686556301</text:p>
          </table:table-cell>
          <table:table-cell office:value-type="float" office:value="118.2" calcext:value-type="float">
            <text:p>11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4])/(LOG(1.5*[.J1184])-LOG(LOG(1+(1/0.02))))" office:value-type="float" office:value="2111.76942546805" calcext:value-type="float">
            <text:p>2111.76942546805</text:p>
          </table:table-cell>
          <table:table-cell office:value-type="float" office:value="118.3" calcext:value-type="float">
            <text:p>11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5])/(LOG(1.5*[.J1185])-LOG(LOG(1+(1/0.02))))" office:value-type="float" office:value="2113.1700103098" calcext:value-type="float">
            <text:p>2113.1700103098</text:p>
          </table:table-cell>
          <table:table-cell office:value-type="float" office:value="118.4" calcext:value-type="float">
            <text:p>11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6])/(LOG(1.5*[.J1186])-LOG(LOG(1+(1/0.02))))" office:value-type="float" office:value="2114.5704103534" calcext:value-type="float">
            <text:p>2114.5704103534</text:p>
          </table:table-cell>
          <table:table-cell office:value-type="float" office:value="118.5" calcext:value-type="float">
            <text:p>11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7])/(LOG(1.5*[.J1187])-LOG(LOG(1+(1/0.02))))" office:value-type="float" office:value="2115.97062579655" calcext:value-type="float">
            <text:p>2115.97062579655</text:p>
          </table:table-cell>
          <table:table-cell office:value-type="float" office:value="118.6" calcext:value-type="float">
            <text:p>11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8])/(LOG(1.5*[.J1188])-LOG(LOG(1+(1/0.02))))" office:value-type="float" office:value="2117.37065683655" calcext:value-type="float">
            <text:p>2117.37065683655</text:p>
          </table:table-cell>
          <table:table-cell office:value-type="float" office:value="118.7" calcext:value-type="float">
            <text:p>11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89])/(LOG(1.5*[.J1189])-LOG(LOG(1+(1/0.02))))" office:value-type="float" office:value="2118.77050367033" calcext:value-type="float">
            <text:p>2118.77050367033</text:p>
          </table:table-cell>
          <table:table-cell office:value-type="float" office:value="118.8" calcext:value-type="float">
            <text:p>11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0])/(LOG(1.5*[.J1190])-LOG(LOG(1+(1/0.02))))" office:value-type="float" office:value="2120.17016649446" calcext:value-type="float">
            <text:p>2120.17016649446</text:p>
          </table:table-cell>
          <table:table-cell office:value-type="float" office:value="118.9" calcext:value-type="float">
            <text:p>11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1])/(LOG(1.5*[.J1191])-LOG(LOG(1+(1/0.02))))" office:value-type="float" office:value="2121.5696455051" calcext:value-type="float">
            <text:p>2121.5696455051</text:p>
          </table:table-cell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2])/(LOG(1.5*[.J1192])-LOG(LOG(1+(1/0.02))))" office:value-type="float" office:value="2122.96894089808" calcext:value-type="float">
            <text:p>2122.96894089808</text:p>
          </table:table-cell>
          <table:table-cell office:value-type="float" office:value="119.1" calcext:value-type="float">
            <text:p>11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3])/(LOG(1.5*[.J1193])-LOG(LOG(1+(1/0.02))))" office:value-type="float" office:value="2124.36805286882" calcext:value-type="float">
            <text:p>2124.36805286882</text:p>
          </table:table-cell>
          <table:table-cell office:value-type="float" office:value="119.2" calcext:value-type="float">
            <text:p>11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4])/(LOG(1.5*[.J1194])-LOG(LOG(1+(1/0.02))))" office:value-type="float" office:value="2125.7669816124" calcext:value-type="float">
            <text:p>2125.7669816124</text:p>
          </table:table-cell>
          <table:table-cell office:value-type="float" office:value="119.3" calcext:value-type="float">
            <text:p>11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5])/(LOG(1.5*[.J1195])-LOG(LOG(1+(1/0.02))))" office:value-type="float" office:value="2127.1657273235" calcext:value-type="float">
            <text:p>2127.1657273235</text:p>
          </table:table-cell>
          <table:table-cell office:value-type="float" office:value="119.4" calcext:value-type="float">
            <text:p>11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6])/(LOG(1.5*[.J1196])-LOG(LOG(1+(1/0.02))))" office:value-type="float" office:value="2128.56429019646" calcext:value-type="float">
            <text:p>2128.56429019646</text:p>
          </table:table-cell>
          <table:table-cell office:value-type="float" office:value="119.5" calcext:value-type="float">
            <text:p>11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7])/(LOG(1.5*[.J1197])-LOG(LOG(1+(1/0.02))))" office:value-type="float" office:value="2129.96267042523" calcext:value-type="float">
            <text:p>2129.96267042523</text:p>
          </table:table-cell>
          <table:table-cell office:value-type="float" office:value="119.6" calcext:value-type="float">
            <text:p>11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8])/(LOG(1.5*[.J1198])-LOG(LOG(1+(1/0.02))))" office:value-type="float" office:value="2131.36086820339" calcext:value-type="float">
            <text:p>2131.36086820339</text:p>
          </table:table-cell>
          <table:table-cell office:value-type="float" office:value="119.7" calcext:value-type="float">
            <text:p>11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199])/(LOG(1.5*[.J1199])-LOG(LOG(1+(1/0.02))))" office:value-type="float" office:value="2132.75888372419" calcext:value-type="float">
            <text:p>2132.75888372419</text:p>
          </table:table-cell>
          <table:table-cell office:value-type="float" office:value="119.8" calcext:value-type="float">
            <text:p>11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0])/(LOG(1.5*[.J1200])-LOG(LOG(1+(1/0.02))))" office:value-type="float" office:value="2134.15671718046" calcext:value-type="float">
            <text:p>2134.15671718046</text:p>
          </table:table-cell>
          <table:table-cell office:value-type="float" office:value="119.9" calcext:value-type="float">
            <text:p>11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1])/(LOG(1.5*[.J1201])-LOG(LOG(1+(1/0.02))))" office:value-type="float" office:value="2135.55436876471" calcext:value-type="float">
            <text:p>2135.55436876471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2])/(LOG(1.5*[.J1202])-LOG(LOG(1+(1/0.02))))" office:value-type="float" office:value="2136.95183866907" calcext:value-type="float">
            <text:p>2136.95183866907</text:p>
          </table:table-cell>
          <table:table-cell office:value-type="float" office:value="120.1" calcext:value-type="float">
            <text:p>12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3])/(LOG(1.5*[.J1203])-LOG(LOG(1+(1/0.02))))" office:value-type="float" office:value="2138.3491270853" calcext:value-type="float">
            <text:p>2138.3491270853</text:p>
          </table:table-cell>
          <table:table-cell office:value-type="float" office:value="120.2" calcext:value-type="float">
            <text:p>12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4])/(LOG(1.5*[.J1204])-LOG(LOG(1+(1/0.02))))" office:value-type="float" office:value="2139.74623420482" calcext:value-type="float">
            <text:p>2139.74623420482</text:p>
          </table:table-cell>
          <table:table-cell office:value-type="float" office:value="120.3" calcext:value-type="float">
            <text:p>12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5])/(LOG(1.5*[.J1205])-LOG(LOG(1+(1/0.02))))" office:value-type="float" office:value="2141.14316021866" calcext:value-type="float">
            <text:p>2141.14316021866</text:p>
          </table:table-cell>
          <table:table-cell office:value-type="float" office:value="120.4" calcext:value-type="float">
            <text:p>12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6])/(LOG(1.5*[.J1206])-LOG(LOG(1+(1/0.02))))" office:value-type="float" office:value="2142.53990531753" calcext:value-type="float">
            <text:p>2142.53990531753</text:p>
          </table:table-cell>
          <table:table-cell office:value-type="float" office:value="120.5" calcext:value-type="float">
            <text:p>12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7])/(LOG(1.5*[.J1207])-LOG(LOG(1+(1/0.02))))" office:value-type="float" office:value="2143.93646969173" calcext:value-type="float">
            <text:p>2143.93646969173</text:p>
          </table:table-cell>
          <table:table-cell office:value-type="float" office:value="120.6" calcext:value-type="float">
            <text:p>12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8])/(LOG(1.5*[.J1208])-LOG(LOG(1+(1/0.02))))" office:value-type="float" office:value="2145.33285353126" calcext:value-type="float">
            <text:p>2145.33285353126</text:p>
          </table:table-cell>
          <table:table-cell office:value-type="float" office:value="120.7" calcext:value-type="float">
            <text:p>12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09])/(LOG(1.5*[.J1209])-LOG(LOG(1+(1/0.02))))" office:value-type="float" office:value="2146.72905702571" calcext:value-type="float">
            <text:p>2146.72905702571</text:p>
          </table:table-cell>
          <table:table-cell office:value-type="float" office:value="120.8" calcext:value-type="float">
            <text:p>12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0])/(LOG(1.5*[.J1210])-LOG(LOG(1+(1/0.02))))" office:value-type="float" office:value="2148.12508036436" calcext:value-type="float">
            <text:p>2148.12508036436</text:p>
          </table:table-cell>
          <table:table-cell office:value-type="float" office:value="120.9" calcext:value-type="float">
            <text:p>12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1])/(LOG(1.5*[.J1211])-LOG(LOG(1+(1/0.02))))" office:value-type="float" office:value="2149.5209237361" calcext:value-type="float">
            <text:p>2149.5209237361</text:p>
          </table:table-cell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2])/(LOG(1.5*[.J1212])-LOG(LOG(1+(1/0.02))))" office:value-type="float" office:value="2150.91658732949" calcext:value-type="float">
            <text:p>2150.91658732949</text:p>
          </table:table-cell>
          <table:table-cell office:value-type="float" office:value="121.1" calcext:value-type="float">
            <text:p>12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3])/(LOG(1.5*[.J1213])-LOG(LOG(1+(1/0.02))))" office:value-type="float" office:value="2152.31207133272" calcext:value-type="float">
            <text:p>2152.31207133272</text:p>
          </table:table-cell>
          <table:table-cell office:value-type="float" office:value="121.2" calcext:value-type="float">
            <text:p>12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4])/(LOG(1.5*[.J1214])-LOG(LOG(1+(1/0.02))))" office:value-type="float" office:value="2153.70737593365" calcext:value-type="float">
            <text:p>2153.70737593365</text:p>
          </table:table-cell>
          <table:table-cell office:value-type="float" office:value="121.3" calcext:value-type="float">
            <text:p>12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5])/(LOG(1.5*[.J1215])-LOG(LOG(1+(1/0.02))))" office:value-type="float" office:value="2155.10250131976" calcext:value-type="float">
            <text:p>2155.10250131976</text:p>
          </table:table-cell>
          <table:table-cell office:value-type="float" office:value="121.4" calcext:value-type="float">
            <text:p>12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6])/(LOG(1.5*[.J1216])-LOG(LOG(1+(1/0.02))))" office:value-type="float" office:value="2156.4974476782" calcext:value-type="float">
            <text:p>2156.4974476782</text:p>
          </table:table-cell>
          <table:table-cell office:value-type="float" office:value="121.5" calcext:value-type="float">
            <text:p>12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7])/(LOG(1.5*[.J1217])-LOG(LOG(1+(1/0.02))))" office:value-type="float" office:value="2157.89221519577" calcext:value-type="float">
            <text:p>2157.89221519577</text:p>
          </table:table-cell>
          <table:table-cell office:value-type="float" office:value="121.6" calcext:value-type="float">
            <text:p>12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8])/(LOG(1.5*[.J1218])-LOG(LOG(1+(1/0.02))))" office:value-type="float" office:value="2159.28680405892" calcext:value-type="float">
            <text:p>2159.28680405892</text:p>
          </table:table-cell>
          <table:table-cell office:value-type="float" office:value="121.7" calcext:value-type="float">
            <text:p>12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19])/(LOG(1.5*[.J1219])-LOG(LOG(1+(1/0.02))))" office:value-type="float" office:value="2160.68121445375" calcext:value-type="float">
            <text:p>2160.68121445375</text:p>
          </table:table-cell>
          <table:table-cell office:value-type="float" office:value="121.8" calcext:value-type="float">
            <text:p>12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0])/(LOG(1.5*[.J1220])-LOG(LOG(1+(1/0.02))))" office:value-type="float" office:value="2162.07544656602" calcext:value-type="float">
            <text:p>2162.07544656602</text:p>
          </table:table-cell>
          <table:table-cell office:value-type="float" office:value="121.9" calcext:value-type="float">
            <text:p>12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1])/(LOG(1.5*[.J1221])-LOG(LOG(1+(1/0.02))))" office:value-type="float" office:value="2163.46950058113" calcext:value-type="float">
            <text:p>2163.46950058113</text:p>
          </table:table-cell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2])/(LOG(1.5*[.J1222])-LOG(LOG(1+(1/0.02))))" office:value-type="float" office:value="2164.86337668415" calcext:value-type="float">
            <text:p>2164.86337668415</text:p>
          </table:table-cell>
          <table:table-cell office:value-type="float" office:value="122.1" calcext:value-type="float">
            <text:p>12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3])/(LOG(1.5*[.J1223])-LOG(LOG(1+(1/0.02))))" office:value-type="float" office:value="2166.25707505981" calcext:value-type="float">
            <text:p>2166.25707505981</text:p>
          </table:table-cell>
          <table:table-cell office:value-type="float" office:value="122.2" calcext:value-type="float">
            <text:p>12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4])/(LOG(1.5*[.J1224])-LOG(LOG(1+(1/0.02))))" office:value-type="float" office:value="2167.65059589248" calcext:value-type="float">
            <text:p>2167.65059589248</text:p>
          </table:table-cell>
          <table:table-cell office:value-type="float" office:value="122.3" calcext:value-type="float">
            <text:p>12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5])/(LOG(1.5*[.J1225])-LOG(LOG(1+(1/0.02))))" office:value-type="float" office:value="2169.04393936621" calcext:value-type="float">
            <text:p>2169.04393936621</text:p>
          </table:table-cell>
          <table:table-cell office:value-type="float" office:value="122.4" calcext:value-type="float">
            <text:p>12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6])/(LOG(1.5*[.J1226])-LOG(LOG(1+(1/0.02))))" office:value-type="float" office:value="2170.43710566468" calcext:value-type="float">
            <text:p>2170.43710566468</text:p>
          </table:table-cell>
          <table:table-cell office:value-type="float" office:value="122.5" calcext:value-type="float">
            <text:p>12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7])/(LOG(1.5*[.J1227])-LOG(LOG(1+(1/0.02))))" office:value-type="float" office:value="2171.83009497127" calcext:value-type="float">
            <text:p>2171.83009497127</text:p>
          </table:table-cell>
          <table:table-cell office:value-type="float" office:value="122.6" calcext:value-type="float">
            <text:p>12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8])/(LOG(1.5*[.J1228])-LOG(LOG(1+(1/0.02))))" office:value-type="float" office:value="2173.22290746898" calcext:value-type="float">
            <text:p>2173.22290746898</text:p>
          </table:table-cell>
          <table:table-cell office:value-type="float" office:value="122.7" calcext:value-type="float">
            <text:p>12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29])/(LOG(1.5*[.J1229])-LOG(LOG(1+(1/0.02))))" office:value-type="float" office:value="2174.6155433405" calcext:value-type="float">
            <text:p>2174.6155433405</text:p>
          </table:table-cell>
          <table:table-cell office:value-type="float" office:value="122.8" calcext:value-type="float">
            <text:p>12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0])/(LOG(1.5*[.J1230])-LOG(LOG(1+(1/0.02))))" office:value-type="float" office:value="2176.00800276818" calcext:value-type="float">
            <text:p>2176.00800276818</text:p>
          </table:table-cell>
          <table:table-cell office:value-type="float" office:value="122.9" calcext:value-type="float">
            <text:p>12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1])/(LOG(1.5*[.J1231])-LOG(LOG(1+(1/0.02))))" office:value-type="float" office:value="2177.40028593402" calcext:value-type="float">
            <text:p>2177.40028593402</text:p>
          </table:table-cell>
          <table:table-cell office:value-type="float" office:value="123" calcext:value-type="float">
            <text:p>12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2])/(LOG(1.5*[.J1232])-LOG(LOG(1+(1/0.02))))" office:value-type="float" office:value="2178.79239301969" calcext:value-type="float">
            <text:p>2178.79239301969</text:p>
          </table:table-cell>
          <table:table-cell office:value-type="float" office:value="123.1" calcext:value-type="float">
            <text:p>12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3])/(LOG(1.5*[.J1233])-LOG(LOG(1+(1/0.02))))" office:value-type="float" office:value="2180.18432420653" calcext:value-type="float">
            <text:p>2180.18432420653</text:p>
          </table:table-cell>
          <table:table-cell office:value-type="float" office:value="123.2" calcext:value-type="float">
            <text:p>12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4])/(LOG(1.5*[.J1234])-LOG(LOG(1+(1/0.02))))" office:value-type="float" office:value="2181.57607967556" calcext:value-type="float">
            <text:p>2181.57607967556</text:p>
          </table:table-cell>
          <table:table-cell office:value-type="float" office:value="123.3" calcext:value-type="float">
            <text:p>12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5])/(LOG(1.5*[.J1235])-LOG(LOG(1+(1/0.02))))" office:value-type="float" office:value="2182.96765960743" calcext:value-type="float">
            <text:p>2182.96765960743</text:p>
          </table:table-cell>
          <table:table-cell office:value-type="float" office:value="123.4" calcext:value-type="float">
            <text:p>12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6])/(LOG(1.5*[.J1236])-LOG(LOG(1+(1/0.02))))" office:value-type="float" office:value="2184.35906418249" calcext:value-type="float">
            <text:p>2184.35906418249</text:p>
          </table:table-cell>
          <table:table-cell office:value-type="float" office:value="123.5" calcext:value-type="float">
            <text:p>12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7])/(LOG(1.5*[.J1237])-LOG(LOG(1+(1/0.02))))" office:value-type="float" office:value="2185.75029358075" calcext:value-type="float">
            <text:p>2185.75029358075</text:p>
          </table:table-cell>
          <table:table-cell office:value-type="float" office:value="123.6" calcext:value-type="float">
            <text:p>12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8])/(LOG(1.5*[.J1238])-LOG(LOG(1+(1/0.02))))" office:value-type="float" office:value="2187.14134798189" calcext:value-type="float">
            <text:p>2187.14134798189</text:p>
          </table:table-cell>
          <table:table-cell office:value-type="float" office:value="123.7" calcext:value-type="float">
            <text:p>12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39])/(LOG(1.5*[.J1239])-LOG(LOG(1+(1/0.02))))" office:value-type="float" office:value="2188.53222756526" calcext:value-type="float">
            <text:p>2188.53222756526</text:p>
          </table:table-cell>
          <table:table-cell office:value-type="float" office:value="123.8" calcext:value-type="float">
            <text:p>12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0])/(LOG(1.5*[.J1240])-LOG(LOG(1+(1/0.02))))" office:value-type="float" office:value="2189.92293250988" calcext:value-type="float">
            <text:p>2189.92293250988</text:p>
          </table:table-cell>
          <table:table-cell office:value-type="float" office:value="123.9" calcext:value-type="float">
            <text:p>12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1])/(LOG(1.5*[.J1241])-LOG(LOG(1+(1/0.02))))" office:value-type="float" office:value="2191.31346299444" calcext:value-type="float">
            <text:p>2191.31346299444</text:p>
          </table:table-cell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2])/(LOG(1.5*[.J1242])-LOG(LOG(1+(1/0.02))))" office:value-type="float" office:value="2192.70381919732" calcext:value-type="float">
            <text:p>2192.70381919732</text:p>
          </table:table-cell>
          <table:table-cell office:value-type="float" office:value="124.1" calcext:value-type="float">
            <text:p>12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3])/(LOG(1.5*[.J1243])-LOG(LOG(1+(1/0.02))))" office:value-type="float" office:value="2194.09400129655" calcext:value-type="float">
            <text:p>2194.09400129655</text:p>
          </table:table-cell>
          <table:table-cell office:value-type="float" office:value="124.2" calcext:value-type="float">
            <text:p>12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4])/(LOG(1.5*[.J1244])-LOG(LOG(1+(1/0.02))))" office:value-type="float" office:value="2195.48400946985" calcext:value-type="float">
            <text:p>2195.48400946985</text:p>
          </table:table-cell>
          <table:table-cell office:value-type="float" office:value="124.3" calcext:value-type="float">
            <text:p>12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5])/(LOG(1.5*[.J1245])-LOG(LOG(1+(1/0.02))))" office:value-type="float" office:value="2196.87384389462" calcext:value-type="float">
            <text:p>2196.87384389462</text:p>
          </table:table-cell>
          <table:table-cell office:value-type="float" office:value="124.4" calcext:value-type="float">
            <text:p>12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6])/(LOG(1.5*[.J1246])-LOG(LOG(1+(1/0.02))))" office:value-type="float" office:value="2198.26350474793" calcext:value-type="float">
            <text:p>2198.26350474793</text:p>
          </table:table-cell>
          <table:table-cell office:value-type="float" office:value="124.5" calcext:value-type="float">
            <text:p>12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7])/(LOG(1.5*[.J1247])-LOG(LOG(1+(1/0.02))))" office:value-type="float" office:value="2199.65299220652" calcext:value-type="float">
            <text:p>2199.65299220652</text:p>
          </table:table-cell>
          <table:table-cell office:value-type="float" office:value="124.6" calcext:value-type="float">
            <text:p>12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8])/(LOG(1.5*[.J1248])-LOG(LOG(1+(1/0.02))))" office:value-type="float" office:value="2201.04230644682" calcext:value-type="float">
            <text:p>2201.04230644682</text:p>
          </table:table-cell>
          <table:table-cell office:value-type="float" office:value="124.7" calcext:value-type="float">
            <text:p>12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49])/(LOG(1.5*[.J1249])-LOG(LOG(1+(1/0.02))))" office:value-type="float" office:value="2202.43144764493" calcext:value-type="float">
            <text:p>2202.43144764493</text:p>
          </table:table-cell>
          <table:table-cell office:value-type="float" office:value="124.8" calcext:value-type="float">
            <text:p>12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0])/(LOG(1.5*[.J1250])-LOG(LOG(1+(1/0.02))))" office:value-type="float" office:value="2203.82041597665" calcext:value-type="float">
            <text:p>2203.82041597665</text:p>
          </table:table-cell>
          <table:table-cell office:value-type="float" office:value="124.9" calcext:value-type="float">
            <text:p>12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1])/(LOG(1.5*[.J1251])-LOG(LOG(1+(1/0.02))))" office:value-type="float" office:value="2205.20921161743" calcext:value-type="float">
            <text:p>2205.20921161743</text:p>
          </table:table-cell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2])/(LOG(1.5*[.J1252])-LOG(LOG(1+(1/0.02))))" office:value-type="float" office:value="2206.59783474243" calcext:value-type="float">
            <text:p>2206.59783474243</text:p>
          </table:table-cell>
          <table:table-cell office:value-type="float" office:value="125.1" calcext:value-type="float">
            <text:p>12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3])/(LOG(1.5*[.J1253])-LOG(LOG(1+(1/0.02))))" office:value-type="float" office:value="2207.98628552648" calcext:value-type="float">
            <text:p>2207.98628552648</text:p>
          </table:table-cell>
          <table:table-cell office:value-type="float" office:value="125.2" calcext:value-type="float">
            <text:p>12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4])/(LOG(1.5*[.J1254])-LOG(LOG(1+(1/0.02))))" office:value-type="float" office:value="2209.37456414409" calcext:value-type="float">
            <text:p>2209.37456414409</text:p>
          </table:table-cell>
          <table:table-cell office:value-type="float" office:value="125.3" calcext:value-type="float">
            <text:p>12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5])/(LOG(1.5*[.J1255])-LOG(LOG(1+(1/0.02))))" office:value-type="float" office:value="2210.76267076947" calcext:value-type="float">
            <text:p>2210.76267076947</text:p>
          </table:table-cell>
          <table:table-cell office:value-type="float" office:value="125.4" calcext:value-type="float">
            <text:p>12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6])/(LOG(1.5*[.J1256])-LOG(LOG(1+(1/0.02))))" office:value-type="float" office:value="2212.15060557648" calcext:value-type="float">
            <text:p>2212.15060557648</text:p>
          </table:table-cell>
          <table:table-cell office:value-type="float" office:value="125.5" calcext:value-type="float">
            <text:p>12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7])/(LOG(1.5*[.J1257])-LOG(LOG(1+(1/0.02))))" office:value-type="float" office:value="2213.53836873872" calcext:value-type="float">
            <text:p>2213.53836873872</text:p>
          </table:table-cell>
          <table:table-cell office:value-type="float" office:value="125.6" calcext:value-type="float">
            <text:p>12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8])/(LOG(1.5*[.J1258])-LOG(LOG(1+(1/0.02))))" office:value-type="float" office:value="2214.92596042942" calcext:value-type="float">
            <text:p>2214.92596042942</text:p>
          </table:table-cell>
          <table:table-cell office:value-type="float" office:value="125.7" calcext:value-type="float">
            <text:p>12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59])/(LOG(1.5*[.J1259])-LOG(LOG(1+(1/0.02))))" office:value-type="float" office:value="2216.31338082155" calcext:value-type="float">
            <text:p>2216.31338082155</text:p>
          </table:table-cell>
          <table:table-cell office:value-type="float" office:value="125.8" calcext:value-type="float">
            <text:p>12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0])/(LOG(1.5*[.J1260])-LOG(LOG(1+(1/0.02))))" office:value-type="float" office:value="2217.70063008772" calcext:value-type="float">
            <text:p>2217.70063008772</text:p>
          </table:table-cell>
          <table:table-cell office:value-type="float" office:value="125.9" calcext:value-type="float">
            <text:p>12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1])/(LOG(1.5*[.J1261])-LOG(LOG(1+(1/0.02))))" office:value-type="float" office:value="2219.08770840027" calcext:value-type="float">
            <text:p>2219.08770840027</text:p>
          </table:table-cell>
          <table:table-cell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2])/(LOG(1.5*[.J1262])-LOG(LOG(1+(1/0.02))))" office:value-type="float" office:value="2220.4746159312" calcext:value-type="float">
            <text:p>2220.4746159312</text:p>
          </table:table-cell>
          <table:table-cell office:value-type="float" office:value="126.1" calcext:value-type="float">
            <text:p>12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3])/(LOG(1.5*[.J1263])-LOG(LOG(1+(1/0.02))))" office:value-type="float" office:value="2221.86135285221" calcext:value-type="float">
            <text:p>2221.86135285221</text:p>
          </table:table-cell>
          <table:table-cell office:value-type="float" office:value="126.2" calcext:value-type="float">
            <text:p>12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4])/(LOG(1.5*[.J1264])-LOG(LOG(1+(1/0.02))))" office:value-type="float" office:value="2223.24791933471" calcext:value-type="float">
            <text:p>2223.24791933471</text:p>
          </table:table-cell>
          <table:table-cell office:value-type="float" office:value="126.3" calcext:value-type="float">
            <text:p>12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5])/(LOG(1.5*[.J1265])-LOG(LOG(1+(1/0.02))))" office:value-type="float" office:value="2224.63431554978" calcext:value-type="float">
            <text:p>2224.63431554978</text:p>
          </table:table-cell>
          <table:table-cell office:value-type="float" office:value="126.4" calcext:value-type="float">
            <text:p>12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6])/(LOG(1.5*[.J1266])-LOG(LOG(1+(1/0.02))))" office:value-type="float" office:value="2226.02054166819" calcext:value-type="float">
            <text:p>2226.02054166819</text:p>
          </table:table-cell>
          <table:table-cell office:value-type="float" office:value="126.5" calcext:value-type="float">
            <text:p>12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7])/(LOG(1.5*[.J1267])-LOG(LOG(1+(1/0.02))))" office:value-type="float" office:value="2227.40659786043" calcext:value-type="float">
            <text:p>2227.40659786043</text:p>
          </table:table-cell>
          <table:table-cell office:value-type="float" office:value="126.6" calcext:value-type="float">
            <text:p>12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8])/(LOG(1.5*[.J1268])-LOG(LOG(1+(1/0.02))))" office:value-type="float" office:value="2228.79248429666" calcext:value-type="float">
            <text:p>2228.79248429666</text:p>
          </table:table-cell>
          <table:table-cell office:value-type="float" office:value="126.7" calcext:value-type="float">
            <text:p>12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69])/(LOG(1.5*[.J1269])-LOG(LOG(1+(1/0.02))))" office:value-type="float" office:value="2230.17820114674" calcext:value-type="float">
            <text:p>2230.17820114674</text:p>
          </table:table-cell>
          <table:table-cell office:value-type="float" office:value="126.8" calcext:value-type="float">
            <text:p>12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0])/(LOG(1.5*[.J1270])-LOG(LOG(1+(1/0.02))))" office:value-type="float" office:value="2231.56374858023" calcext:value-type="float">
            <text:p>2231.56374858023</text:p>
          </table:table-cell>
          <table:table-cell office:value-type="float" office:value="126.9" calcext:value-type="float">
            <text:p>12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1])/(LOG(1.5*[.J1271])-LOG(LOG(1+(1/0.02))))" office:value-type="float" office:value="2232.9491267664" calcext:value-type="float">
            <text:p>2232.9491267664</text:p>
          </table:table-cell>
          <table:table-cell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2])/(LOG(1.5*[.J1272])-LOG(LOG(1+(1/0.02))))" office:value-type="float" office:value="2234.3343358742" calcext:value-type="float">
            <text:p>2234.3343358742</text:p>
          </table:table-cell>
          <table:table-cell office:value-type="float" office:value="127.1" calcext:value-type="float">
            <text:p>12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3])/(LOG(1.5*[.J1273])-LOG(LOG(1+(1/0.02))))" office:value-type="float" office:value="2235.71937607227" calcext:value-type="float">
            <text:p>2235.71937607227</text:p>
          </table:table-cell>
          <table:table-cell office:value-type="float" office:value="127.2" calcext:value-type="float">
            <text:p>12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4])/(LOG(1.5*[.J1274])-LOG(LOG(1+(1/0.02))))" office:value-type="float" office:value="2237.10424752899" calcext:value-type="float">
            <text:p>2237.10424752899</text:p>
          </table:table-cell>
          <table:table-cell office:value-type="float" office:value="127.3" calcext:value-type="float">
            <text:p>12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5])/(LOG(1.5*[.J1275])-LOG(LOG(1+(1/0.02))))" office:value-type="float" office:value="2238.48895041239" calcext:value-type="float">
            <text:p>2238.48895041239</text:p>
          </table:table-cell>
          <table:table-cell office:value-type="float" office:value="127.4" calcext:value-type="float">
            <text:p>12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6])/(LOG(1.5*[.J1276])-LOG(LOG(1+(1/0.02))))" office:value-type="float" office:value="2239.87348489023" calcext:value-type="float">
            <text:p>2239.87348489023</text:p>
          </table:table-cell>
          <table:table-cell office:value-type="float" office:value="127.5" calcext:value-type="float">
            <text:p>12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7])/(LOG(1.5*[.J1277])-LOG(LOG(1+(1/0.02))))" office:value-type="float" office:value="2241.25785112998" calcext:value-type="float">
            <text:p>2241.25785112998</text:p>
          </table:table-cell>
          <table:table-cell office:value-type="float" office:value="127.6" calcext:value-type="float">
            <text:p>12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8])/(LOG(1.5*[.J1278])-LOG(LOG(1+(1/0.02))))" office:value-type="float" office:value="2242.64204929878" calcext:value-type="float">
            <text:p>2242.64204929878</text:p>
          </table:table-cell>
          <table:table-cell office:value-type="float" office:value="127.7" calcext:value-type="float">
            <text:p>12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79])/(LOG(1.5*[.J1279])-LOG(LOG(1+(1/0.02))))" office:value-type="float" office:value="2244.0260795635" calcext:value-type="float">
            <text:p>2244.0260795635</text:p>
          </table:table-cell>
          <table:table-cell office:value-type="float" office:value="127.8" calcext:value-type="float">
            <text:p>12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0])/(LOG(1.5*[.J1280])-LOG(LOG(1+(1/0.02))))" office:value-type="float" office:value="2245.4099420907" calcext:value-type="float">
            <text:p>2245.4099420907</text:p>
          </table:table-cell>
          <table:table-cell office:value-type="float" office:value="127.9" calcext:value-type="float">
            <text:p>12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1])/(LOG(1.5*[.J1281])-LOG(LOG(1+(1/0.02))))" office:value-type="float" office:value="2246.79363704667" calcext:value-type="float">
            <text:p>2246.79363704667</text:p>
          </table:table-cell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2])/(LOG(1.5*[.J1282])-LOG(LOG(1+(1/0.02))))" office:value-type="float" office:value="2248.17716459736" calcext:value-type="float">
            <text:p>2248.17716459736</text:p>
          </table:table-cell>
          <table:table-cell office:value-type="float" office:value="128.1" calcext:value-type="float">
            <text:p>12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3])/(LOG(1.5*[.J1283])-LOG(LOG(1+(1/0.02))))" office:value-type="float" office:value="2249.56052490847" calcext:value-type="float">
            <text:p>2249.56052490847</text:p>
          </table:table-cell>
          <table:table-cell office:value-type="float" office:value="128.2" calcext:value-type="float">
            <text:p>12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4])/(LOG(1.5*[.J1284])-LOG(LOG(1+(1/0.02))))" office:value-type="float" office:value="2250.94371814538" calcext:value-type="float">
            <text:p>2250.94371814538</text:p>
          </table:table-cell>
          <table:table-cell office:value-type="float" office:value="128.3" calcext:value-type="float">
            <text:p>12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5])/(LOG(1.5*[.J1285])-LOG(LOG(1+(1/0.02))))" office:value-type="float" office:value="2252.3267444732" calcext:value-type="float">
            <text:p>2252.3267444732</text:p>
          </table:table-cell>
          <table:table-cell office:value-type="float" office:value="128.4" calcext:value-type="float">
            <text:p>12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6])/(LOG(1.5*[.J1286])-LOG(LOG(1+(1/0.02))))" office:value-type="float" office:value="2253.70960405671" calcext:value-type="float">
            <text:p>2253.70960405671</text:p>
          </table:table-cell>
          <table:table-cell office:value-type="float" office:value="128.5" calcext:value-type="float">
            <text:p>12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7])/(LOG(1.5*[.J1287])-LOG(LOG(1+(1/0.02))))" office:value-type="float" office:value="2255.09229706045" calcext:value-type="float">
            <text:p>2255.09229706045</text:p>
          </table:table-cell>
          <table:table-cell office:value-type="float" office:value="128.6" calcext:value-type="float">
            <text:p>12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8])/(LOG(1.5*[.J1288])-LOG(LOG(1+(1/0.02))))" office:value-type="float" office:value="2256.47482364863" calcext:value-type="float">
            <text:p>2256.47482364863</text:p>
          </table:table-cell>
          <table:table-cell office:value-type="float" office:value="128.7" calcext:value-type="float">
            <text:p>12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89])/(LOG(1.5*[.J1289])-LOG(LOG(1+(1/0.02))))" office:value-type="float" office:value="2257.8571839852" calcext:value-type="float">
            <text:p>2257.8571839852</text:p>
          </table:table-cell>
          <table:table-cell office:value-type="float" office:value="128.8" calcext:value-type="float">
            <text:p>12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0])/(LOG(1.5*[.J1290])-LOG(LOG(1+(1/0.02))))" office:value-type="float" office:value="2259.23937823379" calcext:value-type="float">
            <text:p>2259.23937823379</text:p>
          </table:table-cell>
          <table:table-cell office:value-type="float" office:value="128.9" calcext:value-type="float">
            <text:p>12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1])/(LOG(1.5*[.J1291])-LOG(LOG(1+(1/0.02))))" office:value-type="float" office:value="2260.62140655776" calcext:value-type="float">
            <text:p>2260.62140655776</text:p>
          </table:table-cell>
          <table:table-cell office:value-type="float" office:value="129" calcext:value-type="float">
            <text:p>12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2])/(LOG(1.5*[.J1292])-LOG(LOG(1+(1/0.02))))" office:value-type="float" office:value="2262.00326912019" calcext:value-type="float">
            <text:p>2262.00326912019</text:p>
          </table:table-cell>
          <table:table-cell office:value-type="float" office:value="129.1" calcext:value-type="float">
            <text:p>12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3])/(LOG(1.5*[.J1293])-LOG(LOG(1+(1/0.02))))" office:value-type="float" office:value="2263.38496608386" calcext:value-type="float">
            <text:p>2263.38496608386</text:p>
          </table:table-cell>
          <table:table-cell office:value-type="float" office:value="129.2" calcext:value-type="float">
            <text:p>12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4])/(LOG(1.5*[.J1294])-LOG(LOG(1+(1/0.02))))" office:value-type="float" office:value="2264.76649761127" calcext:value-type="float">
            <text:p>2264.76649761127</text:p>
          </table:table-cell>
          <table:table-cell office:value-type="float" office:value="129.3" calcext:value-type="float">
            <text:p>12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5])/(LOG(1.5*[.J1295])-LOG(LOG(1+(1/0.02))))" office:value-type="float" office:value="2266.14786386464" calcext:value-type="float">
            <text:p>2266.14786386464</text:p>
          </table:table-cell>
          <table:table-cell office:value-type="float" office:value="129.4" calcext:value-type="float">
            <text:p>12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6])/(LOG(1.5*[.J1296])-LOG(LOG(1+(1/0.02))))" office:value-type="float" office:value="2267.52906500589" calcext:value-type="float">
            <text:p>2267.52906500589</text:p>
          </table:table-cell>
          <table:table-cell office:value-type="float" office:value="129.5" calcext:value-type="float">
            <text:p>12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7])/(LOG(1.5*[.J1297])-LOG(LOG(1+(1/0.02))))" office:value-type="float" office:value="2268.91010119668" calcext:value-type="float">
            <text:p>2268.91010119668</text:p>
          </table:table-cell>
          <table:table-cell office:value-type="float" office:value="129.6" calcext:value-type="float">
            <text:p>12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8])/(LOG(1.5*[.J1298])-LOG(LOG(1+(1/0.02))))" office:value-type="float" office:value="2270.29097259835" calcext:value-type="float">
            <text:p>2270.29097259835</text:p>
          </table:table-cell>
          <table:table-cell office:value-type="float" office:value="129.7" calcext:value-type="float">
            <text:p>12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299])/(LOG(1.5*[.J1299])-LOG(LOG(1+(1/0.02))))" office:value-type="float" office:value="2271.67167937201" calcext:value-type="float">
            <text:p>2271.67167937201</text:p>
          </table:table-cell>
          <table:table-cell office:value-type="float" office:value="129.8" calcext:value-type="float">
            <text:p>12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0])/(LOG(1.5*[.J1300])-LOG(LOG(1+(1/0.02))))" office:value-type="float" office:value="2273.05222167844" calcext:value-type="float">
            <text:p>2273.05222167844</text:p>
          </table:table-cell>
          <table:table-cell office:value-type="float" office:value="129.9" calcext:value-type="float">
            <text:p>12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1])/(LOG(1.5*[.J1301])-LOG(LOG(1+(1/0.02))))" office:value-type="float" office:value="2274.43259967816" calcext:value-type="float">
            <text:p>2274.43259967816</text:p>
          </table:table-cell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2])/(LOG(1.5*[.J1302])-LOG(LOG(1+(1/0.02))))" office:value-type="float" office:value="2275.81281353143" calcext:value-type="float">
            <text:p>2275.81281353143</text:p>
          </table:table-cell>
          <table:table-cell office:value-type="float" office:value="130.1" calcext:value-type="float">
            <text:p>13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3])/(LOG(1.5*[.J1303])-LOG(LOG(1+(1/0.02))))" office:value-type="float" office:value="2277.19286339818" calcext:value-type="float">
            <text:p>2277.19286339818</text:p>
          </table:table-cell>
          <table:table-cell office:value-type="float" office:value="130.2" calcext:value-type="float">
            <text:p>13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4])/(LOG(1.5*[.J1304])-LOG(LOG(1+(1/0.02))))" office:value-type="float" office:value="2278.57274943811" calcext:value-type="float">
            <text:p>2278.57274943811</text:p>
          </table:table-cell>
          <table:table-cell office:value-type="float" office:value="130.3" calcext:value-type="float">
            <text:p>13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5])/(LOG(1.5*[.J1305])-LOG(LOG(1+(1/0.02))))" office:value-type="float" office:value="2279.95247181062" calcext:value-type="float">
            <text:p>2279.95247181062</text:p>
          </table:table-cell>
          <table:table-cell office:value-type="float" office:value="130.4" calcext:value-type="float">
            <text:p>13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6])/(LOG(1.5*[.J1306])-LOG(LOG(1+(1/0.02))))" office:value-type="float" office:value="2281.33203067484" calcext:value-type="float">
            <text:p>2281.33203067484</text:p>
          </table:table-cell>
          <table:table-cell office:value-type="float" office:value="130.5" calcext:value-type="float">
            <text:p>13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7])/(LOG(1.5*[.J1307])-LOG(LOG(1+(1/0.02))))" office:value-type="float" office:value="2282.71142618961" calcext:value-type="float">
            <text:p>2282.71142618961</text:p>
          </table:table-cell>
          <table:table-cell office:value-type="float" office:value="130.6" calcext:value-type="float">
            <text:p>13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8])/(LOG(1.5*[.J1308])-LOG(LOG(1+(1/0.02))))" office:value-type="float" office:value="2284.09065851351" calcext:value-type="float">
            <text:p>2284.09065851351</text:p>
          </table:table-cell>
          <table:table-cell office:value-type="float" office:value="130.7" calcext:value-type="float">
            <text:p>13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09])/(LOG(1.5*[.J1309])-LOG(LOG(1+(1/0.02))))" office:value-type="float" office:value="2285.46972780484" calcext:value-type="float">
            <text:p>2285.46972780484</text:p>
          </table:table-cell>
          <table:table-cell office:value-type="float" office:value="130.8" calcext:value-type="float">
            <text:p>13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0])/(LOG(1.5*[.J1310])-LOG(LOG(1+(1/0.02))))" office:value-type="float" office:value="2286.84863422162" calcext:value-type="float">
            <text:p>2286.84863422162</text:p>
          </table:table-cell>
          <table:table-cell office:value-type="float" office:value="130.9" calcext:value-type="float">
            <text:p>13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1])/(LOG(1.5*[.J1311])-LOG(LOG(1+(1/0.02))))" office:value-type="float" office:value="2288.2273779216" calcext:value-type="float">
            <text:p>2288.2273779216</text:p>
          </table:table-cell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2])/(LOG(1.5*[.J1312])-LOG(LOG(1+(1/0.02))))" office:value-type="float" office:value="2289.60595906226" calcext:value-type="float">
            <text:p>2289.60595906226</text:p>
          </table:table-cell>
          <table:table-cell office:value-type="float" office:value="131.1" calcext:value-type="float">
            <text:p>13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3])/(LOG(1.5*[.J1313])-LOG(LOG(1+(1/0.02))))" office:value-type="float" office:value="2290.98437780081" calcext:value-type="float">
            <text:p>2290.98437780081</text:p>
          </table:table-cell>
          <table:table-cell office:value-type="float" office:value="131.2" calcext:value-type="float">
            <text:p>13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4])/(LOG(1.5*[.J1314])-LOG(LOG(1+(1/0.02))))" office:value-type="float" office:value="2292.36263429417" calcext:value-type="float">
            <text:p>2292.36263429417</text:p>
          </table:table-cell>
          <table:table-cell office:value-type="float" office:value="131.3" calcext:value-type="float">
            <text:p>13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5])/(LOG(1.5*[.J1315])-LOG(LOG(1+(1/0.02))))" office:value-type="float" office:value="2293.740728699" calcext:value-type="float">
            <text:p>2293.740728699</text:p>
          </table:table-cell>
          <table:table-cell office:value-type="float" office:value="131.4" calcext:value-type="float">
            <text:p>13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6])/(LOG(1.5*[.J1316])-LOG(LOG(1+(1/0.02))))" office:value-type="float" office:value="2295.11866117171" calcext:value-type="float">
            <text:p>2295.11866117171</text:p>
          </table:table-cell>
          <table:table-cell office:value-type="float" office:value="131.5" calcext:value-type="float">
            <text:p>13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7])/(LOG(1.5*[.J1317])-LOG(LOG(1+(1/0.02))))" office:value-type="float" office:value="2296.49643186841" calcext:value-type="float">
            <text:p>2296.49643186841</text:p>
          </table:table-cell>
          <table:table-cell office:value-type="float" office:value="131.6" calcext:value-type="float">
            <text:p>13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8])/(LOG(1.5*[.J1318])-LOG(LOG(1+(1/0.02))))" office:value-type="float" office:value="2297.87404094495" calcext:value-type="float">
            <text:p>2297.87404094495</text:p>
          </table:table-cell>
          <table:table-cell office:value-type="float" office:value="131.7" calcext:value-type="float">
            <text:p>13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19])/(LOG(1.5*[.J1319])-LOG(LOG(1+(1/0.02))))" office:value-type="float" office:value="2299.25148855692" calcext:value-type="float">
            <text:p>2299.25148855692</text:p>
          </table:table-cell>
          <table:table-cell office:value-type="float" office:value="131.8" calcext:value-type="float">
            <text:p>13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0])/(LOG(1.5*[.J1320])-LOG(LOG(1+(1/0.02))))" office:value-type="float" office:value="2300.62877485963" calcext:value-type="float">
            <text:p>2300.62877485963</text:p>
          </table:table-cell>
          <table:table-cell office:value-type="float" office:value="131.9" calcext:value-type="float">
            <text:p>13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1])/(LOG(1.5*[.J1321])-LOG(LOG(1+(1/0.02))))" office:value-type="float" office:value="2302.00590000813" calcext:value-type="float">
            <text:p>2302.00590000813</text:p>
          </table:table-cell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2])/(LOG(1.5*[.J1322])-LOG(LOG(1+(1/0.02))))" office:value-type="float" office:value="2303.38286415721" calcext:value-type="float">
            <text:p>2303.38286415721</text:p>
          </table:table-cell>
          <table:table-cell office:value-type="float" office:value="132.1" calcext:value-type="float">
            <text:p>13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3])/(LOG(1.5*[.J1323])-LOG(LOG(1+(1/0.02))))" office:value-type="float" office:value="2304.75966746139" calcext:value-type="float">
            <text:p>2304.75966746139</text:p>
          </table:table-cell>
          <table:table-cell office:value-type="float" office:value="132.2" calcext:value-type="float">
            <text:p>13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4])/(LOG(1.5*[.J1324])-LOG(LOG(1+(1/0.02))))" office:value-type="float" office:value="2306.1363100749" calcext:value-type="float">
            <text:p>2306.1363100749</text:p>
          </table:table-cell>
          <table:table-cell office:value-type="float" office:value="132.3" calcext:value-type="float">
            <text:p>13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5])/(LOG(1.5*[.J1325])-LOG(LOG(1+(1/0.02))))" office:value-type="float" office:value="2307.51279215175" calcext:value-type="float">
            <text:p>2307.51279215175</text:p>
          </table:table-cell>
          <table:table-cell office:value-type="float" office:value="132.4" calcext:value-type="float">
            <text:p>13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6])/(LOG(1.5*[.J1326])-LOG(LOG(1+(1/0.02))))" office:value-type="float" office:value="2308.88911384566" calcext:value-type="float">
            <text:p>2308.88911384566</text:p>
          </table:table-cell>
          <table:table-cell office:value-type="float" office:value="132.5" calcext:value-type="float">
            <text:p>13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7])/(LOG(1.5*[.J1327])-LOG(LOG(1+(1/0.02))))" office:value-type="float" office:value="2310.26527531008" calcext:value-type="float">
            <text:p>2310.26527531008</text:p>
          </table:table-cell>
          <table:table-cell office:value-type="float" office:value="132.6" calcext:value-type="float">
            <text:p>13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8])/(LOG(1.5*[.J1328])-LOG(LOG(1+(1/0.02))))" office:value-type="float" office:value="2311.64127669821" calcext:value-type="float">
            <text:p>2311.64127669821</text:p>
          </table:table-cell>
          <table:table-cell office:value-type="float" office:value="132.7" calcext:value-type="float">
            <text:p>13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29])/(LOG(1.5*[.J1329])-LOG(LOG(1+(1/0.02))))" office:value-type="float" office:value="2313.01711816299" calcext:value-type="float">
            <text:p>2313.01711816299</text:p>
          </table:table-cell>
          <table:table-cell office:value-type="float" office:value="132.8" calcext:value-type="float">
            <text:p>13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0])/(LOG(1.5*[.J1330])-LOG(LOG(1+(1/0.02))))" office:value-type="float" office:value="2314.3927998571" calcext:value-type="float">
            <text:p>2314.3927998571</text:p>
          </table:table-cell>
          <table:table-cell office:value-type="float" office:value="132.9" calcext:value-type="float">
            <text:p>13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1])/(LOG(1.5*[.J1331])-LOG(LOG(1+(1/0.02))))" office:value-type="float" office:value="2315.76832193295" calcext:value-type="float">
            <text:p>2315.76832193295</text:p>
          </table:table-cell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2])/(LOG(1.5*[.J1332])-LOG(LOG(1+(1/0.02))))" office:value-type="float" office:value="2317.14368454268" calcext:value-type="float">
            <text:p>2317.14368454268</text:p>
          </table:table-cell>
          <table:table-cell office:value-type="float" office:value="133.1" calcext:value-type="float">
            <text:p>13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3])/(LOG(1.5*[.J1333])-LOG(LOG(1+(1/0.02))))" office:value-type="float" office:value="2318.51888783821" calcext:value-type="float">
            <text:p>2318.51888783821</text:p>
          </table:table-cell>
          <table:table-cell office:value-type="float" office:value="133.2" calcext:value-type="float">
            <text:p>13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4])/(LOG(1.5*[.J1334])-LOG(LOG(1+(1/0.02))))" office:value-type="float" office:value="2319.89393197115" calcext:value-type="float">
            <text:p>2319.89393197115</text:p>
          </table:table-cell>
          <table:table-cell office:value-type="float" office:value="133.3" calcext:value-type="float">
            <text:p>13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5])/(LOG(1.5*[.J1335])-LOG(LOG(1+(1/0.02))))" office:value-type="float" office:value="2321.2688170929" calcext:value-type="float">
            <text:p>2321.2688170929</text:p>
          </table:table-cell>
          <table:table-cell office:value-type="float" office:value="133.4" calcext:value-type="float">
            <text:p>13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6])/(LOG(1.5*[.J1336])-LOG(LOG(1+(1/0.02))))" office:value-type="float" office:value="2322.64354335457" calcext:value-type="float">
            <text:p>2322.64354335457</text:p>
          </table:table-cell>
          <table:table-cell office:value-type="float" office:value="133.5" calcext:value-type="float">
            <text:p>13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7])/(LOG(1.5*[.J1337])-LOG(LOG(1+(1/0.02))))" office:value-type="float" office:value="2324.01811090702" calcext:value-type="float">
            <text:p>2324.01811090702</text:p>
          </table:table-cell>
          <table:table-cell office:value-type="float" office:value="133.6" calcext:value-type="float">
            <text:p>13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8])/(LOG(1.5*[.J1338])-LOG(LOG(1+(1/0.02))))" office:value-type="float" office:value="2325.39251990087" calcext:value-type="float">
            <text:p>2325.39251990087</text:p>
          </table:table-cell>
          <table:table-cell office:value-type="float" office:value="133.7" calcext:value-type="float">
            <text:p>13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39])/(LOG(1.5*[.J1339])-LOG(LOG(1+(1/0.02))))" office:value-type="float" office:value="2326.76677048646" calcext:value-type="float">
            <text:p>2326.76677048646</text:p>
          </table:table-cell>
          <table:table-cell office:value-type="float" office:value="133.8" calcext:value-type="float">
            <text:p>13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0])/(LOG(1.5*[.J1340])-LOG(LOG(1+(1/0.02))))" office:value-type="float" office:value="2328.14086281389" calcext:value-type="float">
            <text:p>2328.14086281389</text:p>
          </table:table-cell>
          <table:table-cell office:value-type="float" office:value="133.9" calcext:value-type="float">
            <text:p>13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1])/(LOG(1.5*[.J1341])-LOG(LOG(1+(1/0.02))))" office:value-type="float" office:value="2329.514797033" calcext:value-type="float">
            <text:p>2329.514797033</text:p>
          </table:table-cell>
          <table:table-cell office:value-type="float" office:value="134" calcext:value-type="float">
            <text:p>13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2])/(LOG(1.5*[.J1342])-LOG(LOG(1+(1/0.02))))" office:value-type="float" office:value="2330.88857329339" calcext:value-type="float">
            <text:p>2330.88857329339</text:p>
          </table:table-cell>
          <table:table-cell office:value-type="float" office:value="134.1" calcext:value-type="float">
            <text:p>13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3])/(LOG(1.5*[.J1343])-LOG(LOG(1+(1/0.02))))" office:value-type="float" office:value="2332.26219174439" calcext:value-type="float">
            <text:p>2332.26219174439</text:p>
          </table:table-cell>
          <table:table-cell office:value-type="float" office:value="134.2" calcext:value-type="float">
            <text:p>13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4])/(LOG(1.5*[.J1344])-LOG(LOG(1+(1/0.02))))" office:value-type="float" office:value="2333.63565253508" calcext:value-type="float">
            <text:p>2333.63565253508</text:p>
          </table:table-cell>
          <table:table-cell office:value-type="float" office:value="134.3" calcext:value-type="float">
            <text:p>13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5])/(LOG(1.5*[.J1345])-LOG(LOG(1+(1/0.02))))" office:value-type="float" office:value="2335.00895581429" calcext:value-type="float">
            <text:p>2335.00895581429</text:p>
          </table:table-cell>
          <table:table-cell office:value-type="float" office:value="134.4" calcext:value-type="float">
            <text:p>13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6])/(LOG(1.5*[.J1346])-LOG(LOG(1+(1/0.02))))" office:value-type="float" office:value="2336.3821017306" calcext:value-type="float">
            <text:p>2336.3821017306</text:p>
          </table:table-cell>
          <table:table-cell office:value-type="float" office:value="134.5" calcext:value-type="float">
            <text:p>13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7])/(LOG(1.5*[.J1347])-LOG(LOG(1+(1/0.02))))" office:value-type="float" office:value="2337.75509043235" calcext:value-type="float">
            <text:p>2337.75509043235</text:p>
          </table:table-cell>
          <table:table-cell office:value-type="float" office:value="134.6" calcext:value-type="float">
            <text:p>13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8])/(LOG(1.5*[.J1348])-LOG(LOG(1+(1/0.02))))" office:value-type="float" office:value="2339.12792206762" calcext:value-type="float">
            <text:p>2339.12792206762</text:p>
          </table:table-cell>
          <table:table-cell office:value-type="float" office:value="134.7" calcext:value-type="float">
            <text:p>13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49])/(LOG(1.5*[.J1349])-LOG(LOG(1+(1/0.02))))" office:value-type="float" office:value="2340.50059678422" calcext:value-type="float">
            <text:p>2340.50059678422</text:p>
          </table:table-cell>
          <table:table-cell office:value-type="float" office:value="134.8" calcext:value-type="float">
            <text:p>13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0])/(LOG(1.5*[.J1350])-LOG(LOG(1+(1/0.02))))" office:value-type="float" office:value="2341.87311472975" calcext:value-type="float">
            <text:p>2341.87311472975</text:p>
          </table:table-cell>
          <table:table-cell office:value-type="float" office:value="134.9" calcext:value-type="float">
            <text:p>13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1])/(LOG(1.5*[.J1351])-LOG(LOG(1+(1/0.02))))" office:value-type="float" office:value="2343.24547605154" calcext:value-type="float">
            <text:p>2343.24547605154</text:p>
          </table:table-cell>
          <table:table-cell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2])/(LOG(1.5*[.J1352])-LOG(LOG(1+(1/0.02))))" office:value-type="float" office:value="2344.61768089667" calcext:value-type="float">
            <text:p>2344.61768089667</text:p>
          </table:table-cell>
          <table:table-cell office:value-type="float" office:value="135.1" calcext:value-type="float">
            <text:p>13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3])/(LOG(1.5*[.J1353])-LOG(LOG(1+(1/0.02))))" office:value-type="float" office:value="2345.98972941198" calcext:value-type="float">
            <text:p>2345.98972941198</text:p>
          </table:table-cell>
          <table:table-cell office:value-type="float" office:value="135.2" calcext:value-type="float">
            <text:p>13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4])/(LOG(1.5*[.J1354])-LOG(LOG(1+(1/0.02))))" office:value-type="float" office:value="2347.36162174407" calcext:value-type="float">
            <text:p>2347.36162174407</text:p>
          </table:table-cell>
          <table:table-cell office:value-type="float" office:value="135.3" calcext:value-type="float">
            <text:p>13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5])/(LOG(1.5*[.J1355])-LOG(LOG(1+(1/0.02))))" office:value-type="float" office:value="2348.73335803927" calcext:value-type="float">
            <text:p>2348.73335803927</text:p>
          </table:table-cell>
          <table:table-cell office:value-type="float" office:value="135.4" calcext:value-type="float">
            <text:p>13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6])/(LOG(1.5*[.J1356])-LOG(LOG(1+(1/0.02))))" office:value-type="float" office:value="2350.1049384437" calcext:value-type="float">
            <text:p>2350.1049384437</text:p>
          </table:table-cell>
          <table:table-cell office:value-type="float" office:value="135.5" calcext:value-type="float">
            <text:p>13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7])/(LOG(1.5*[.J1357])-LOG(LOG(1+(1/0.02))))" office:value-type="float" office:value="2351.4763631032" calcext:value-type="float">
            <text:p>2351.4763631032</text:p>
          </table:table-cell>
          <table:table-cell office:value-type="float" office:value="135.6" calcext:value-type="float">
            <text:p>13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8])/(LOG(1.5*[.J1358])-LOG(LOG(1+(1/0.02))))" office:value-type="float" office:value="2352.84763216339" calcext:value-type="float">
            <text:p>2352.84763216339</text:p>
          </table:table-cell>
          <table:table-cell office:value-type="float" office:value="135.7" calcext:value-type="float">
            <text:p>13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59])/(LOG(1.5*[.J1359])-LOG(LOG(1+(1/0.02))))" office:value-type="float" office:value="2354.21874576964" calcext:value-type="float">
            <text:p>2354.21874576964</text:p>
          </table:table-cell>
          <table:table-cell office:value-type="float" office:value="135.8" calcext:value-type="float">
            <text:p>13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0])/(LOG(1.5*[.J1360])-LOG(LOG(1+(1/0.02))))" office:value-type="float" office:value="2355.58970406707" calcext:value-type="float">
            <text:p>2355.58970406707</text:p>
          </table:table-cell>
          <table:table-cell office:value-type="float" office:value="135.9" calcext:value-type="float">
            <text:p>13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1])/(LOG(1.5*[.J1361])-LOG(LOG(1+(1/0.02))))" office:value-type="float" office:value="2356.96050720057" calcext:value-type="float">
            <text:p>2356.96050720057</text:p>
          </table:table-cell>
          <table:table-cell office:value-type="float" office:value="136" calcext:value-type="float">
            <text:p>13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2])/(LOG(1.5*[.J1362])-LOG(LOG(1+(1/0.02))))" office:value-type="float" office:value="2358.33115531478" calcext:value-type="float">
            <text:p>2358.33115531478</text:p>
          </table:table-cell>
          <table:table-cell office:value-type="float" office:value="136.1" calcext:value-type="float">
            <text:p>13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3])/(LOG(1.5*[.J1363])-LOG(LOG(1+(1/0.02))))" office:value-type="float" office:value="2359.70164855409" calcext:value-type="float">
            <text:p>2359.70164855409</text:p>
          </table:table-cell>
          <table:table-cell office:value-type="float" office:value="136.2" calcext:value-type="float">
            <text:p>13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4])/(LOG(1.5*[.J1364])-LOG(LOG(1+(1/0.02))))" office:value-type="float" office:value="2361.07198706268" calcext:value-type="float">
            <text:p>2361.07198706268</text:p>
          </table:table-cell>
          <table:table-cell office:value-type="float" office:value="136.3" calcext:value-type="float">
            <text:p>13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5])/(LOG(1.5*[.J1365])-LOG(LOG(1+(1/0.02))))" office:value-type="float" office:value="2362.44217098445" calcext:value-type="float">
            <text:p>2362.44217098445</text:p>
          </table:table-cell>
          <table:table-cell office:value-type="float" office:value="136.4" calcext:value-type="float">
            <text:p>13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6])/(LOG(1.5*[.J1366])-LOG(LOG(1+(1/0.02))))" office:value-type="float" office:value="2363.81220046309" calcext:value-type="float">
            <text:p>2363.81220046309</text:p>
          </table:table-cell>
          <table:table-cell office:value-type="float" office:value="136.5" calcext:value-type="float">
            <text:p>13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7])/(LOG(1.5*[.J1367])-LOG(LOG(1+(1/0.02))))" office:value-type="float" office:value="2365.18207564204" calcext:value-type="float">
            <text:p>2365.18207564204</text:p>
          </table:table-cell>
          <table:table-cell office:value-type="float" office:value="136.6" calcext:value-type="float">
            <text:p>13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8])/(LOG(1.5*[.J1368])-LOG(LOG(1+(1/0.02))))" office:value-type="float" office:value="2366.55179666451" calcext:value-type="float">
            <text:p>2366.55179666451</text:p>
          </table:table-cell>
          <table:table-cell office:value-type="float" office:value="136.7" calcext:value-type="float">
            <text:p>13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69])/(LOG(1.5*[.J1369])-LOG(LOG(1+(1/0.02))))" office:value-type="float" office:value="2367.92136367345" calcext:value-type="float">
            <text:p>2367.92136367345</text:p>
          </table:table-cell>
          <table:table-cell office:value-type="float" office:value="136.8" calcext:value-type="float">
            <text:p>13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0])/(LOG(1.5*[.J1370])-LOG(LOG(1+(1/0.02))))" office:value-type="float" office:value="2369.2907768116" calcext:value-type="float">
            <text:p>2369.2907768116</text:p>
          </table:table-cell>
          <table:table-cell office:value-type="float" office:value="136.9" calcext:value-type="float">
            <text:p>13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1])/(LOG(1.5*[.J1371])-LOG(LOG(1+(1/0.02))))" office:value-type="float" office:value="2370.66003622145" calcext:value-type="float">
            <text:p>2370.66003622145</text:p>
          </table:table-cell>
          <table:table-cell office:value-type="float" office:value="137" calcext:value-type="float">
            <text:p>13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2])/(LOG(1.5*[.J1372])-LOG(LOG(1+(1/0.02))))" office:value-type="float" office:value="2372.02914204526" calcext:value-type="float">
            <text:p>2372.02914204526</text:p>
          </table:table-cell>
          <table:table-cell office:value-type="float" office:value="137.1" calcext:value-type="float">
            <text:p>13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3])/(LOG(1.5*[.J1373])-LOG(LOG(1+(1/0.02))))" office:value-type="float" office:value="2373.39809442504" calcext:value-type="float">
            <text:p>2373.39809442504</text:p>
          </table:table-cell>
          <table:table-cell office:value-type="float" office:value="137.2" calcext:value-type="float">
            <text:p>13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4])/(LOG(1.5*[.J1374])-LOG(LOG(1+(1/0.02))))" office:value-type="float" office:value="2374.76689350258" calcext:value-type="float">
            <text:p>2374.76689350258</text:p>
          </table:table-cell>
          <table:table-cell office:value-type="float" office:value="137.3" calcext:value-type="float">
            <text:p>13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5])/(LOG(1.5*[.J1375])-LOG(LOG(1+(1/0.02))))" office:value-type="float" office:value="2376.13553941943" calcext:value-type="float">
            <text:p>2376.13553941943</text:p>
          </table:table-cell>
          <table:table-cell office:value-type="float" office:value="137.4" calcext:value-type="float">
            <text:p>13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6])/(LOG(1.5*[.J1376])-LOG(LOG(1+(1/0.02))))" office:value-type="float" office:value="2377.50403231691" calcext:value-type="float">
            <text:p>2377.50403231691</text:p>
          </table:table-cell>
          <table:table-cell office:value-type="float" office:value="137.5" calcext:value-type="float">
            <text:p>13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7])/(LOG(1.5*[.J1377])-LOG(LOG(1+(1/0.02))))" office:value-type="float" office:value="2378.87237233611" calcext:value-type="float">
            <text:p>2378.87237233611</text:p>
          </table:table-cell>
          <table:table-cell office:value-type="float" office:value="137.6" calcext:value-type="float">
            <text:p>13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8])/(LOG(1.5*[.J1378])-LOG(LOG(1+(1/0.02))))" office:value-type="float" office:value="2380.24055961786" calcext:value-type="float">
            <text:p>2380.24055961786</text:p>
          </table:table-cell>
          <table:table-cell office:value-type="float" office:value="137.7" calcext:value-type="float">
            <text:p>13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79])/(LOG(1.5*[.J1379])-LOG(LOG(1+(1/0.02))))" office:value-type="float" office:value="2381.6085943028" calcext:value-type="float">
            <text:p>2381.6085943028</text:p>
          </table:table-cell>
          <table:table-cell office:value-type="float" office:value="137.8" calcext:value-type="float">
            <text:p>13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0])/(LOG(1.5*[.J1380])-LOG(LOG(1+(1/0.02))))" office:value-type="float" office:value="2382.97647653131" calcext:value-type="float">
            <text:p>2382.97647653131</text:p>
          </table:table-cell>
          <table:table-cell office:value-type="float" office:value="137.9" calcext:value-type="float">
            <text:p>13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1])/(LOG(1.5*[.J1381])-LOG(LOG(1+(1/0.02))))" office:value-type="float" office:value="2384.34420644355" calcext:value-type="float">
            <text:p>2384.34420644355</text:p>
          </table:table-cell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2])/(LOG(1.5*[.J1382])-LOG(LOG(1+(1/0.02))))" office:value-type="float" office:value="2385.71178417943" calcext:value-type="float">
            <text:p>2385.71178417943</text:p>
          </table:table-cell>
          <table:table-cell office:value-type="float" office:value="138.1" calcext:value-type="float">
            <text:p>13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3])/(LOG(1.5*[.J1383])-LOG(LOG(1+(1/0.02))))" office:value-type="float" office:value="2387.07920987867" calcext:value-type="float">
            <text:p>2387.07920987867</text:p>
          </table:table-cell>
          <table:table-cell office:value-type="float" office:value="138.2" calcext:value-type="float">
            <text:p>13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4])/(LOG(1.5*[.J1384])-LOG(LOG(1+(1/0.02))))" office:value-type="float" office:value="2388.44648368072" calcext:value-type="float">
            <text:p>2388.44648368072</text:p>
          </table:table-cell>
          <table:table-cell office:value-type="float" office:value="138.3" calcext:value-type="float">
            <text:p>13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5])/(LOG(1.5*[.J1385])-LOG(LOG(1+(1/0.02))))" office:value-type="float" office:value="2389.81360572482" calcext:value-type="float">
            <text:p>2389.81360572482</text:p>
          </table:table-cell>
          <table:table-cell office:value-type="float" office:value="138.4" calcext:value-type="float">
            <text:p>13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6])/(LOG(1.5*[.J1386])-LOG(LOG(1+(1/0.02))))" office:value-type="float" office:value="2391.18057614998" calcext:value-type="float">
            <text:p>2391.18057614998</text:p>
          </table:table-cell>
          <table:table-cell office:value-type="float" office:value="138.5" calcext:value-type="float">
            <text:p>13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7])/(LOG(1.5*[.J1387])-LOG(LOG(1+(1/0.02))))" office:value-type="float" office:value="2392.54739509498" calcext:value-type="float">
            <text:p>2392.54739509498</text:p>
          </table:table-cell>
          <table:table-cell office:value-type="float" office:value="138.6" calcext:value-type="float">
            <text:p>13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8])/(LOG(1.5*[.J1388])-LOG(LOG(1+(1/0.02))))" office:value-type="float" office:value="2393.91406269839" calcext:value-type="float">
            <text:p>2393.91406269839</text:p>
          </table:table-cell>
          <table:table-cell office:value-type="float" office:value="138.7" calcext:value-type="float">
            <text:p>13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89])/(LOG(1.5*[.J1389])-LOG(LOG(1+(1/0.02))))" office:value-type="float" office:value="2395.28057909851" calcext:value-type="float">
            <text:p>2395.28057909851</text:p>
          </table:table-cell>
          <table:table-cell office:value-type="float" office:value="138.8" calcext:value-type="float">
            <text:p>13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0])/(LOG(1.5*[.J1390])-LOG(LOG(1+(1/0.02))))" office:value-type="float" office:value="2396.64694443346" calcext:value-type="float">
            <text:p>2396.64694443346</text:p>
          </table:table-cell>
          <table:table-cell office:value-type="float" office:value="138.9" calcext:value-type="float">
            <text:p>13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1])/(LOG(1.5*[.J1391])-LOG(LOG(1+(1/0.02))))" office:value-type="float" office:value="2398.01315884111" calcext:value-type="float">
            <text:p>2398.01315884111</text:p>
          </table:table-cell>
          <table:table-cell office:value-type="float" office:value="139" calcext:value-type="float">
            <text:p>13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2])/(LOG(1.5*[.J1392])-LOG(LOG(1+(1/0.02))))" office:value-type="float" office:value="2399.37922245911" calcext:value-type="float">
            <text:p>2399.37922245911</text:p>
          </table:table-cell>
          <table:table-cell office:value-type="float" office:value="139.1" calcext:value-type="float">
            <text:p>13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3])/(LOG(1.5*[.J1393])-LOG(LOG(1+(1/0.02))))" office:value-type="float" office:value="2400.74513542489" calcext:value-type="float">
            <text:p>2400.74513542489</text:p>
          </table:table-cell>
          <table:table-cell office:value-type="float" office:value="139.2" calcext:value-type="float">
            <text:p>13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4])/(LOG(1.5*[.J1394])-LOG(LOG(1+(1/0.02))))" office:value-type="float" office:value="2402.11089787565" calcext:value-type="float">
            <text:p>2402.11089787565</text:p>
          </table:table-cell>
          <table:table-cell office:value-type="float" office:value="139.3" calcext:value-type="float">
            <text:p>13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5])/(LOG(1.5*[.J1395])-LOG(LOG(1+(1/0.02))))" office:value-type="float" office:value="2403.47650994836" calcext:value-type="float">
            <text:p>2403.47650994836</text:p>
          </table:table-cell>
          <table:table-cell office:value-type="float" office:value="139.4" calcext:value-type="float">
            <text:p>13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6])/(LOG(1.5*[.J1396])-LOG(LOG(1+(1/0.02))))" office:value-type="float" office:value="2404.84197177979" calcext:value-type="float">
            <text:p>2404.84197177979</text:p>
          </table:table-cell>
          <table:table-cell office:value-type="float" office:value="139.5" calcext:value-type="float">
            <text:p>13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7])/(LOG(1.5*[.J1397])-LOG(LOG(1+(1/0.02))))" office:value-type="float" office:value="2406.20728350646" calcext:value-type="float">
            <text:p>2406.20728350646</text:p>
          </table:table-cell>
          <table:table-cell office:value-type="float" office:value="139.6" calcext:value-type="float">
            <text:p>13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8])/(LOG(1.5*[.J1398])-LOG(LOG(1+(1/0.02))))" office:value-type="float" office:value="2407.57244526468" calcext:value-type="float">
            <text:p>2407.57244526468</text:p>
          </table:table-cell>
          <table:table-cell office:value-type="float" office:value="139.7" calcext:value-type="float">
            <text:p>13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399])/(LOG(1.5*[.J1399])-LOG(LOG(1+(1/0.02))))" office:value-type="float" office:value="2408.93745719055" calcext:value-type="float">
            <text:p>2408.93745719055</text:p>
          </table:table-cell>
          <table:table-cell office:value-type="float" office:value="139.8" calcext:value-type="float">
            <text:p>13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0])/(LOG(1.5*[.J1400])-LOG(LOG(1+(1/0.02))))" office:value-type="float" office:value="2410.30231941992" calcext:value-type="float">
            <text:p>2410.30231941992</text:p>
          </table:table-cell>
          <table:table-cell office:value-type="float" office:value="139.9" calcext:value-type="float">
            <text:p>13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1])/(LOG(1.5*[.J1401])-LOG(LOG(1+(1/0.02))))" office:value-type="float" office:value="2411.66703208846" calcext:value-type="float">
            <text:p>2411.66703208846</text:p>
          </table:table-cell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2])/(LOG(1.5*[.J1402])-LOG(LOG(1+(1/0.02))))" office:value-type="float" office:value="2413.03159533159" calcext:value-type="float">
            <text:p>2413.03159533159</text:p>
          </table:table-cell>
          <table:table-cell office:value-type="float" office:value="140.1" calcext:value-type="float">
            <text:p>14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3])/(LOG(1.5*[.J1403])-LOG(LOG(1+(1/0.02))))" office:value-type="float" office:value="2414.3960092845" calcext:value-type="float">
            <text:p>2414.3960092845</text:p>
          </table:table-cell>
          <table:table-cell office:value-type="float" office:value="140.2" calcext:value-type="float">
            <text:p>14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4])/(LOG(1.5*[.J1404])-LOG(LOG(1+(1/0.02))))" office:value-type="float" office:value="2415.76027408221" calcext:value-type="float">
            <text:p>2415.76027408221</text:p>
          </table:table-cell>
          <table:table-cell office:value-type="float" office:value="140.3" calcext:value-type="float">
            <text:p>14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5])/(LOG(1.5*[.J1405])-LOG(LOG(1+(1/0.02))))" office:value-type="float" office:value="2417.12438985946" calcext:value-type="float">
            <text:p>2417.12438985946</text:p>
          </table:table-cell>
          <table:table-cell office:value-type="float" office:value="140.4" calcext:value-type="float">
            <text:p>14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6])/(LOG(1.5*[.J1406])-LOG(LOG(1+(1/0.02))))" office:value-type="float" office:value="2418.48835675083" calcext:value-type="float">
            <text:p>2418.48835675083</text:p>
          </table:table-cell>
          <table:table-cell office:value-type="float" office:value="140.5" calcext:value-type="float">
            <text:p>14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7])/(LOG(1.5*[.J1407])-LOG(LOG(1+(1/0.02))))" office:value-type="float" office:value="2419.85217489064" calcext:value-type="float">
            <text:p>2419.85217489064</text:p>
          </table:table-cell>
          <table:table-cell office:value-type="float" office:value="140.6" calcext:value-type="float">
            <text:p>14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8])/(LOG(1.5*[.J1408])-LOG(LOG(1+(1/0.02))))" office:value-type="float" office:value="2421.21584441301" calcext:value-type="float">
            <text:p>2421.21584441301</text:p>
          </table:table-cell>
          <table:table-cell office:value-type="float" office:value="140.7" calcext:value-type="float">
            <text:p>14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09])/(LOG(1.5*[.J1409])-LOG(LOG(1+(1/0.02))))" office:value-type="float" office:value="2422.57936545184" calcext:value-type="float">
            <text:p>2422.57936545184</text:p>
          </table:table-cell>
          <table:table-cell office:value-type="float" office:value="140.8" calcext:value-type="float">
            <text:p>14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0])/(LOG(1.5*[.J1410])-LOG(LOG(1+(1/0.02))))" office:value-type="float" office:value="2423.94273814083" calcext:value-type="float">
            <text:p>2423.94273814083</text:p>
          </table:table-cell>
          <table:table-cell office:value-type="float" office:value="140.9" calcext:value-type="float">
            <text:p>14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1])/(LOG(1.5*[.J1411])-LOG(LOG(1+(1/0.02))))" office:value-type="float" office:value="2425.30596261344" calcext:value-type="float">
            <text:p>2425.30596261344</text:p>
          </table:table-cell>
          <table:table-cell office:value-type="float" office:value="141" calcext:value-type="float">
            <text:p>14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2])/(LOG(1.5*[.J1412])-LOG(LOG(1+(1/0.02))))" office:value-type="float" office:value="2426.66903900292" calcext:value-type="float">
            <text:p>2426.66903900292</text:p>
          </table:table-cell>
          <table:table-cell office:value-type="float" office:value="141.1" calcext:value-type="float">
            <text:p>14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3])/(LOG(1.5*[.J1413])-LOG(LOG(1+(1/0.02))))" office:value-type="float" office:value="2428.03196744232" calcext:value-type="float">
            <text:p>2428.03196744232</text:p>
          </table:table-cell>
          <table:table-cell office:value-type="float" office:value="141.2" calcext:value-type="float">
            <text:p>14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4])/(LOG(1.5*[.J1414])-LOG(LOG(1+(1/0.02))))" office:value-type="float" office:value="2429.39474806447" calcext:value-type="float">
            <text:p>2429.39474806447</text:p>
          </table:table-cell>
          <table:table-cell office:value-type="float" office:value="141.3" calcext:value-type="float">
            <text:p>14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5])/(LOG(1.5*[.J1415])-LOG(LOG(1+(1/0.02))))" office:value-type="float" office:value="2430.75738100199" calcext:value-type="float">
            <text:p>2430.75738100199</text:p>
          </table:table-cell>
          <table:table-cell office:value-type="float" office:value="141.4" calcext:value-type="float">
            <text:p>14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6])/(LOG(1.5*[.J1416])-LOG(LOG(1+(1/0.02))))" office:value-type="float" office:value="2432.11986638726" calcext:value-type="float">
            <text:p>2432.11986638726</text:p>
          </table:table-cell>
          <table:table-cell office:value-type="float" office:value="141.5" calcext:value-type="float">
            <text:p>14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7])/(LOG(1.5*[.J1417])-LOG(LOG(1+(1/0.02))))" office:value-type="float" office:value="2433.48220435249" calcext:value-type="float">
            <text:p>2433.48220435249</text:p>
          </table:table-cell>
          <table:table-cell office:value-type="float" office:value="141.6" calcext:value-type="float">
            <text:p>14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8])/(LOG(1.5*[.J1418])-LOG(LOG(1+(1/0.02))))" office:value-type="float" office:value="2434.84439502964" calcext:value-type="float">
            <text:p>2434.84439502964</text:p>
          </table:table-cell>
          <table:table-cell office:value-type="float" office:value="141.7" calcext:value-type="float">
            <text:p>14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19])/(LOG(1.5*[.J1419])-LOG(LOG(1+(1/0.02))))" office:value-type="float" office:value="2436.20643855049" calcext:value-type="float">
            <text:p>2436.20643855049</text:p>
          </table:table-cell>
          <table:table-cell office:value-type="float" office:value="141.8" calcext:value-type="float">
            <text:p>14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0])/(LOG(1.5*[.J1420])-LOG(LOG(1+(1/0.02))))" office:value-type="float" office:value="2437.56833504659" calcext:value-type="float">
            <text:p>2437.56833504659</text:p>
          </table:table-cell>
          <table:table-cell office:value-type="float" office:value="141.9" calcext:value-type="float">
            <text:p>14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1])/(LOG(1.5*[.J1421])-LOG(LOG(1+(1/0.02))))" office:value-type="float" office:value="2438.93008464928" calcext:value-type="float">
            <text:p>2438.93008464928</text:p>
          </table:table-cell>
          <table:table-cell office:value-type="float" office:value="142" calcext:value-type="float">
            <text:p>14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2])/(LOG(1.5*[.J1422])-LOG(LOG(1+(1/0.02))))" office:value-type="float" office:value="2440.2916874897" calcext:value-type="float">
            <text:p>2440.2916874897</text:p>
          </table:table-cell>
          <table:table-cell office:value-type="float" office:value="142.1" calcext:value-type="float">
            <text:p>14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3])/(LOG(1.5*[.J1423])-LOG(LOG(1+(1/0.02))))" office:value-type="float" office:value="2441.65314369877" calcext:value-type="float">
            <text:p>2441.65314369877</text:p>
          </table:table-cell>
          <table:table-cell office:value-type="float" office:value="142.2" calcext:value-type="float">
            <text:p>14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4])/(LOG(1.5*[.J1424])-LOG(LOG(1+(1/0.02))))" office:value-type="float" office:value="2443.0144534072" calcext:value-type="float">
            <text:p>2443.0144534072</text:p>
          </table:table-cell>
          <table:table-cell office:value-type="float" office:value="142.3" calcext:value-type="float">
            <text:p>14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5])/(LOG(1.5*[.J1425])-LOG(LOG(1+(1/0.02))))" office:value-type="float" office:value="2444.37561674552" calcext:value-type="float">
            <text:p>2444.37561674552</text:p>
          </table:table-cell>
          <table:table-cell office:value-type="float" office:value="142.4" calcext:value-type="float">
            <text:p>14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6])/(LOG(1.5*[.J1426])-LOG(LOG(1+(1/0.02))))" office:value-type="float" office:value="2445.736633844" calcext:value-type="float">
            <text:p>2445.736633844</text:p>
          </table:table-cell>
          <table:table-cell office:value-type="float" office:value="142.5" calcext:value-type="float">
            <text:p>14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7])/(LOG(1.5*[.J1427])-LOG(LOG(1+(1/0.02))))" office:value-type="float" office:value="2447.09750483275" calcext:value-type="float">
            <text:p>2447.09750483275</text:p>
          </table:table-cell>
          <table:table-cell office:value-type="float" office:value="142.6" calcext:value-type="float">
            <text:p>14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8])/(LOG(1.5*[.J1428])-LOG(LOG(1+(1/0.02))))" office:value-type="float" office:value="2448.45822984164" calcext:value-type="float">
            <text:p>2448.45822984164</text:p>
          </table:table-cell>
          <table:table-cell office:value-type="float" office:value="142.7" calcext:value-type="float">
            <text:p>14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29])/(LOG(1.5*[.J1429])-LOG(LOG(1+(1/0.02))))" office:value-type="float" office:value="2449.81880900037" calcext:value-type="float">
            <text:p>2449.81880900037</text:p>
          </table:table-cell>
          <table:table-cell office:value-type="float" office:value="142.8" calcext:value-type="float">
            <text:p>14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0])/(LOG(1.5*[.J1430])-LOG(LOG(1+(1/0.02))))" office:value-type="float" office:value="2451.17924243839" calcext:value-type="float">
            <text:p>2451.17924243839</text:p>
          </table:table-cell>
          <table:table-cell office:value-type="float" office:value="142.9" calcext:value-type="float">
            <text:p>14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1])/(LOG(1.5*[.J1431])-LOG(LOG(1+(1/0.02))))" office:value-type="float" office:value="2452.53953028497" calcext:value-type="float">
            <text:p>2452.53953028497</text:p>
          </table:table-cell>
          <table:table-cell office:value-type="float" office:value="143" calcext:value-type="float">
            <text:p>14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2])/(LOG(1.5*[.J1432])-LOG(LOG(1+(1/0.02))))" office:value-type="float" office:value="2453.89967266918" calcext:value-type="float">
            <text:p>2453.89967266918</text:p>
          </table:table-cell>
          <table:table-cell office:value-type="float" office:value="143.1" calcext:value-type="float">
            <text:p>14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3])/(LOG(1.5*[.J1433])-LOG(LOG(1+(1/0.02))))" office:value-type="float" office:value="2455.25966971987" calcext:value-type="float">
            <text:p>2455.25966971987</text:p>
          </table:table-cell>
          <table:table-cell office:value-type="float" office:value="143.2" calcext:value-type="float">
            <text:p>14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4])/(LOG(1.5*[.J1434])-LOG(LOG(1+(1/0.02))))" office:value-type="float" office:value="2456.61952156568" calcext:value-type="float">
            <text:p>2456.61952156568</text:p>
          </table:table-cell>
          <table:table-cell office:value-type="float" office:value="143.3" calcext:value-type="float">
            <text:p>14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5])/(LOG(1.5*[.J1435])-LOG(LOG(1+(1/0.02))))" office:value-type="float" office:value="2457.97922833508" calcext:value-type="float">
            <text:p>2457.97922833508</text:p>
          </table:table-cell>
          <table:table-cell office:value-type="float" office:value="143.4" calcext:value-type="float">
            <text:p>14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6])/(LOG(1.5*[.J1436])-LOG(LOG(1+(1/0.02))))" office:value-type="float" office:value="2459.33879015629" calcext:value-type="float">
            <text:p>2459.33879015629</text:p>
          </table:table-cell>
          <table:table-cell office:value-type="float" office:value="143.5" calcext:value-type="float">
            <text:p>14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7])/(LOG(1.5*[.J1437])-LOG(LOG(1+(1/0.02))))" office:value-type="float" office:value="2460.69820715737" calcext:value-type="float">
            <text:p>2460.69820715737</text:p>
          </table:table-cell>
          <table:table-cell office:value-type="float" office:value="143.6" calcext:value-type="float">
            <text:p>14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8])/(LOG(1.5*[.J1438])-LOG(LOG(1+(1/0.02))))" office:value-type="float" office:value="2462.05747946615" calcext:value-type="float">
            <text:p>2462.05747946615</text:p>
          </table:table-cell>
          <table:table-cell office:value-type="float" office:value="143.7" calcext:value-type="float">
            <text:p>14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39])/(LOG(1.5*[.J1439])-LOG(LOG(1+(1/0.02))))" office:value-type="float" office:value="2463.41660721027" calcext:value-type="float">
            <text:p>2463.41660721027</text:p>
          </table:table-cell>
          <table:table-cell office:value-type="float" office:value="143.8" calcext:value-type="float">
            <text:p>14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0])/(LOG(1.5*[.J1440])-LOG(LOG(1+(1/0.02))))" office:value-type="float" office:value="2464.77559051716" calcext:value-type="float">
            <text:p>2464.77559051716</text:p>
          </table:table-cell>
          <table:table-cell office:value-type="float" office:value="143.9" calcext:value-type="float">
            <text:p>14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1])/(LOG(1.5*[.J1441])-LOG(LOG(1+(1/0.02))))" office:value-type="float" office:value="2466.13442951406" calcext:value-type="float">
            <text:p>2466.13442951406</text:p>
          </table:table-cell>
          <table:table-cell office:value-type="float" office:value="144" calcext:value-type="float">
            <text:p>14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2])/(LOG(1.5*[.J1442])-LOG(LOG(1+(1/0.02))))" office:value-type="float" office:value="2467.493124328" calcext:value-type="float">
            <text:p>2467.493124328</text:p>
          </table:table-cell>
          <table:table-cell office:value-type="float" office:value="144.1" calcext:value-type="float">
            <text:p>14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3])/(LOG(1.5*[.J1443])-LOG(LOG(1+(1/0.02))))" office:value-type="float" office:value="2468.85167508581" calcext:value-type="float">
            <text:p>2468.85167508581</text:p>
          </table:table-cell>
          <table:table-cell office:value-type="float" office:value="144.2" calcext:value-type="float">
            <text:p>14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4])/(LOG(1.5*[.J1444])-LOG(LOG(1+(1/0.02))))" office:value-type="float" office:value="2470.21008191414" calcext:value-type="float">
            <text:p>2470.21008191414</text:p>
          </table:table-cell>
          <table:table-cell office:value-type="float" office:value="144.3" calcext:value-type="float">
            <text:p>14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5])/(LOG(1.5*[.J1445])-LOG(LOG(1+(1/0.02))))" office:value-type="float" office:value="2471.5683449394" calcext:value-type="float">
            <text:p>2471.5683449394</text:p>
          </table:table-cell>
          <table:table-cell office:value-type="float" office:value="144.4" calcext:value-type="float">
            <text:p>14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6])/(LOG(1.5*[.J1446])-LOG(LOG(1+(1/0.02))))" office:value-type="float" office:value="2472.92646428784" calcext:value-type="float">
            <text:p>2472.92646428784</text:p>
          </table:table-cell>
          <table:table-cell office:value-type="float" office:value="144.5" calcext:value-type="float">
            <text:p>14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7])/(LOG(1.5*[.J1447])-LOG(LOG(1+(1/0.02))))" office:value-type="float" office:value="2474.28444008549" calcext:value-type="float">
            <text:p>2474.28444008549</text:p>
          </table:table-cell>
          <table:table-cell office:value-type="float" office:value="144.6" calcext:value-type="float">
            <text:p>14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8])/(LOG(1.5*[.J1448])-LOG(LOG(1+(1/0.02))))" office:value-type="float" office:value="2475.6422724582" calcext:value-type="float">
            <text:p>2475.6422724582</text:p>
          </table:table-cell>
          <table:table-cell office:value-type="float" office:value="144.7" calcext:value-type="float">
            <text:p>14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49])/(LOG(1.5*[.J1449])-LOG(LOG(1+(1/0.02))))" office:value-type="float" office:value="2476.9999615316" calcext:value-type="float">
            <text:p>2476.9999615316</text:p>
          </table:table-cell>
          <table:table-cell office:value-type="float" office:value="144.8" calcext:value-type="float">
            <text:p>14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0])/(LOG(1.5*[.J1450])-LOG(LOG(1+(1/0.02))))" office:value-type="float" office:value="2478.35750743114" calcext:value-type="float">
            <text:p>2478.35750743114</text:p>
          </table:table-cell>
          <table:table-cell office:value-type="float" office:value="144.9" calcext:value-type="float">
            <text:p>14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1])/(LOG(1.5*[.J1451])-LOG(LOG(1+(1/0.02))))" office:value-type="float" office:value="2479.71491028206" calcext:value-type="float">
            <text:p>2479.71491028206</text:p>
          </table:table-cell>
          <table:table-cell office:value-type="float" office:value="145" calcext:value-type="float">
            <text:p>14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2])/(LOG(1.5*[.J1452])-LOG(LOG(1+(1/0.02))))" office:value-type="float" office:value="2481.07217020943" calcext:value-type="float">
            <text:p>2481.07217020943</text:p>
          </table:table-cell>
          <table:table-cell office:value-type="float" office:value="145.1" calcext:value-type="float">
            <text:p>14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3])/(LOG(1.5*[.J1453])-LOG(LOG(1+(1/0.02))))" office:value-type="float" office:value="2482.42928733809" calcext:value-type="float">
            <text:p>2482.42928733809</text:p>
          </table:table-cell>
          <table:table-cell office:value-type="float" office:value="145.2" calcext:value-type="float">
            <text:p>14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4])/(LOG(1.5*[.J1454])-LOG(LOG(1+(1/0.02))))" office:value-type="float" office:value="2483.78626179271" calcext:value-type="float">
            <text:p>2483.78626179271</text:p>
          </table:table-cell>
          <table:table-cell office:value-type="float" office:value="145.3" calcext:value-type="float">
            <text:p>14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5])/(LOG(1.5*[.J1455])-LOG(LOG(1+(1/0.02))))" office:value-type="float" office:value="2485.14309369774" calcext:value-type="float">
            <text:p>2485.14309369774</text:p>
          </table:table-cell>
          <table:table-cell office:value-type="float" office:value="145.4" calcext:value-type="float">
            <text:p>14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6])/(LOG(1.5*[.J1456])-LOG(LOG(1+(1/0.02))))" office:value-type="float" office:value="2486.49978317748" calcext:value-type="float">
            <text:p>2486.49978317748</text:p>
          </table:table-cell>
          <table:table-cell office:value-type="float" office:value="145.5" calcext:value-type="float">
            <text:p>14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7])/(LOG(1.5*[.J1457])-LOG(LOG(1+(1/0.02))))" office:value-type="float" office:value="2487.85633035598" calcext:value-type="float">
            <text:p>2487.85633035598</text:p>
          </table:table-cell>
          <table:table-cell office:value-type="float" office:value="145.6" calcext:value-type="float">
            <text:p>14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8])/(LOG(1.5*[.J1458])-LOG(LOG(1+(1/0.02))))" office:value-type="float" office:value="2489.21273535713" calcext:value-type="float">
            <text:p>2489.21273535713</text:p>
          </table:table-cell>
          <table:table-cell office:value-type="float" office:value="145.7" calcext:value-type="float">
            <text:p>14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59])/(LOG(1.5*[.J1459])-LOG(LOG(1+(1/0.02))))" office:value-type="float" office:value="2490.56899830464" calcext:value-type="float">
            <text:p>2490.56899830464</text:p>
          </table:table-cell>
          <table:table-cell office:value-type="float" office:value="145.8" calcext:value-type="float">
            <text:p>14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0])/(LOG(1.5*[.J1460])-LOG(LOG(1+(1/0.02))))" office:value-type="float" office:value="2491.92511932198" calcext:value-type="float">
            <text:p>2491.92511932198</text:p>
          </table:table-cell>
          <table:table-cell office:value-type="float" office:value="145.9" calcext:value-type="float">
            <text:p>14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1])/(LOG(1.5*[.J1461])-LOG(LOG(1+(1/0.02))))" office:value-type="float" office:value="2493.28109853248" calcext:value-type="float">
            <text:p>2493.28109853248</text:p>
          </table:table-cell>
          <table:table-cell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2])/(LOG(1.5*[.J1462])-LOG(LOG(1+(1/0.02))))" office:value-type="float" office:value="2494.63693605924" calcext:value-type="float">
            <text:p>2494.63693605924</text:p>
          </table:table-cell>
          <table:table-cell office:value-type="float" office:value="146.1" calcext:value-type="float">
            <text:p>14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3])/(LOG(1.5*[.J1463])-LOG(LOG(1+(1/0.02))))" office:value-type="float" office:value="2495.99263202519" calcext:value-type="float">
            <text:p>2495.99263202519</text:p>
          </table:table-cell>
          <table:table-cell office:value-type="float" office:value="146.2" calcext:value-type="float">
            <text:p>14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4])/(LOG(1.5*[.J1464])-LOG(LOG(1+(1/0.02))))" office:value-type="float" office:value="2497.34818655306" calcext:value-type="float">
            <text:p>2497.34818655306</text:p>
          </table:table-cell>
          <table:table-cell office:value-type="float" office:value="146.3" calcext:value-type="float">
            <text:p>14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5])/(LOG(1.5*[.J1465])-LOG(LOG(1+(1/0.02))))" office:value-type="float" office:value="2498.70359976539" calcext:value-type="float">
            <text:p>2498.70359976539</text:p>
          </table:table-cell>
          <table:table-cell office:value-type="float" office:value="146.4" calcext:value-type="float">
            <text:p>14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6])/(LOG(1.5*[.J1466])-LOG(LOG(1+(1/0.02))))" office:value-type="float" office:value="2500.05887178453" calcext:value-type="float">
            <text:p>2500.05887178453</text:p>
          </table:table-cell>
          <table:table-cell office:value-type="float" office:value="146.5" calcext:value-type="float">
            <text:p>14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7])/(LOG(1.5*[.J1467])-LOG(LOG(1+(1/0.02))))" office:value-type="float" office:value="2501.41400273265" calcext:value-type="float">
            <text:p>2501.41400273265</text:p>
          </table:table-cell>
          <table:table-cell office:value-type="float" office:value="146.6" calcext:value-type="float">
            <text:p>14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8])/(LOG(1.5*[.J1468])-LOG(LOG(1+(1/0.02))))" office:value-type="float" office:value="2502.76899273171" calcext:value-type="float">
            <text:p>2502.76899273171</text:p>
          </table:table-cell>
          <table:table-cell office:value-type="float" office:value="146.7" calcext:value-type="float">
            <text:p>14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69])/(LOG(1.5*[.J1469])-LOG(LOG(1+(1/0.02))))" office:value-type="float" office:value="2504.1238419035" calcext:value-type="float">
            <text:p>2504.1238419035</text:p>
          </table:table-cell>
          <table:table-cell office:value-type="float" office:value="146.8" calcext:value-type="float">
            <text:p>14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0])/(LOG(1.5*[.J1470])-LOG(LOG(1+(1/0.02))))" office:value-type="float" office:value="2505.47855036962" calcext:value-type="float">
            <text:p>2505.47855036962</text:p>
          </table:table-cell>
          <table:table-cell office:value-type="float" office:value="146.9" calcext:value-type="float">
            <text:p>14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1])/(LOG(1.5*[.J1471])-LOG(LOG(1+(1/0.02))))" office:value-type="float" office:value="2506.83311825147" calcext:value-type="float">
            <text:p>2506.83311825147</text:p>
          </table:table-cell>
          <table:table-cell office:value-type="float" office:value="147" calcext:value-type="float">
            <text:p>14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2])/(LOG(1.5*[.J1472])-LOG(LOG(1+(1/0.02))))" office:value-type="float" office:value="2508.18754567027" calcext:value-type="float">
            <text:p>2508.18754567027</text:p>
          </table:table-cell>
          <table:table-cell office:value-type="float" office:value="147.1" calcext:value-type="float">
            <text:p>14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3])/(LOG(1.5*[.J1473])-LOG(LOG(1+(1/0.02))))" office:value-type="float" office:value="2509.54183274706" calcext:value-type="float">
            <text:p>2509.54183274706</text:p>
          </table:table-cell>
          <table:table-cell office:value-type="float" office:value="147.2" calcext:value-type="float">
            <text:p>14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4])/(LOG(1.5*[.J1474])-LOG(LOG(1+(1/0.02))))" office:value-type="float" office:value="2510.89597960267" calcext:value-type="float">
            <text:p>2510.89597960267</text:p>
          </table:table-cell>
          <table:table-cell office:value-type="float" office:value="147.3" calcext:value-type="float">
            <text:p>14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5])/(LOG(1.5*[.J1475])-LOG(LOG(1+(1/0.02))))" office:value-type="float" office:value="2512.24998635778" calcext:value-type="float">
            <text:p>2512.24998635778</text:p>
          </table:table-cell>
          <table:table-cell office:value-type="float" office:value="147.4" calcext:value-type="float">
            <text:p>14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6])/(LOG(1.5*[.J1476])-LOG(LOG(1+(1/0.02))))" office:value-type="float" office:value="2513.60385313285" calcext:value-type="float">
            <text:p>2513.60385313285</text:p>
          </table:table-cell>
          <table:table-cell office:value-type="float" office:value="147.5" calcext:value-type="float">
            <text:p>14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7])/(LOG(1.5*[.J1477])-LOG(LOG(1+(1/0.02))))" office:value-type="float" office:value="2514.95758004817" calcext:value-type="float">
            <text:p>2514.95758004817</text:p>
          </table:table-cell>
          <table:table-cell office:value-type="float" office:value="147.6" calcext:value-type="float">
            <text:p>14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8])/(LOG(1.5*[.J1478])-LOG(LOG(1+(1/0.02))))" office:value-type="float" office:value="2516.31116722384" calcext:value-type="float">
            <text:p>2516.31116722384</text:p>
          </table:table-cell>
          <table:table-cell office:value-type="float" office:value="147.7" calcext:value-type="float">
            <text:p>14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79])/(LOG(1.5*[.J1479])-LOG(LOG(1+(1/0.02))))" office:value-type="float" office:value="2517.66461477978" calcext:value-type="float">
            <text:p>2517.66461477978</text:p>
          </table:table-cell>
          <table:table-cell office:value-type="float" office:value="147.8" calcext:value-type="float">
            <text:p>14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0])/(LOG(1.5*[.J1480])-LOG(LOG(1+(1/0.02))))" office:value-type="float" office:value="2519.01792283573" calcext:value-type="float">
            <text:p>2519.01792283573</text:p>
          </table:table-cell>
          <table:table-cell office:value-type="float" office:value="147.9" calcext:value-type="float">
            <text:p>14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1])/(LOG(1.5*[.J1481])-LOG(LOG(1+(1/0.02))))" office:value-type="float" office:value="2520.37109151124" calcext:value-type="float">
            <text:p>2520.37109151124</text:p>
          </table:table-cell>
          <table:table-cell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2])/(LOG(1.5*[.J1482])-LOG(LOG(1+(1/0.02))))" office:value-type="float" office:value="2521.72412092567" calcext:value-type="float">
            <text:p>2521.72412092567</text:p>
          </table:table-cell>
          <table:table-cell office:value-type="float" office:value="148.1" calcext:value-type="float">
            <text:p>14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3])/(LOG(1.5*[.J1483])-LOG(LOG(1+(1/0.02))))" office:value-type="float" office:value="2523.0770111982" calcext:value-type="float">
            <text:p>2523.0770111982</text:p>
          </table:table-cell>
          <table:table-cell office:value-type="float" office:value="148.2" calcext:value-type="float">
            <text:p>14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4])/(LOG(1.5*[.J1484])-LOG(LOG(1+(1/0.02))))" office:value-type="float" office:value="2524.42976244784" calcext:value-type="float">
            <text:p>2524.42976244784</text:p>
          </table:table-cell>
          <table:table-cell office:value-type="float" office:value="148.3" calcext:value-type="float">
            <text:p>14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5])/(LOG(1.5*[.J1485])-LOG(LOG(1+(1/0.02))))" office:value-type="float" office:value="2525.78237479341" calcext:value-type="float">
            <text:p>2525.78237479341</text:p>
          </table:table-cell>
          <table:table-cell office:value-type="float" office:value="148.4" calcext:value-type="float">
            <text:p>14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6])/(LOG(1.5*[.J1486])-LOG(LOG(1+(1/0.02))))" office:value-type="float" office:value="2527.13484835353" calcext:value-type="float">
            <text:p>2527.13484835353</text:p>
          </table:table-cell>
          <table:table-cell office:value-type="float" office:value="148.5" calcext:value-type="float">
            <text:p>14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7])/(LOG(1.5*[.J1487])-LOG(LOG(1+(1/0.02))))" office:value-type="float" office:value="2528.48718324668" calcext:value-type="float">
            <text:p>2528.48718324668</text:p>
          </table:table-cell>
          <table:table-cell office:value-type="float" office:value="148.6" calcext:value-type="float">
            <text:p>14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8])/(LOG(1.5*[.J1488])-LOG(LOG(1+(1/0.02))))" office:value-type="float" office:value="2529.83937959111" calcext:value-type="float">
            <text:p>2529.83937959111</text:p>
          </table:table-cell>
          <table:table-cell office:value-type="float" office:value="148.7" calcext:value-type="float">
            <text:p>14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89])/(LOG(1.5*[.J1489])-LOG(LOG(1+(1/0.02))))" office:value-type="float" office:value="2531.19143750493" calcext:value-type="float">
            <text:p>2531.19143750493</text:p>
          </table:table-cell>
          <table:table-cell office:value-type="float" office:value="148.8" calcext:value-type="float">
            <text:p>14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0])/(LOG(1.5*[.J1490])-LOG(LOG(1+(1/0.02))))" office:value-type="float" office:value="2532.54335710605" calcext:value-type="float">
            <text:p>2532.54335710605</text:p>
          </table:table-cell>
          <table:table-cell office:value-type="float" office:value="148.9" calcext:value-type="float">
            <text:p>14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1])/(LOG(1.5*[.J1491])-LOG(LOG(1+(1/0.02))))" office:value-type="float" office:value="2533.89513851219" calcext:value-type="float">
            <text:p>2533.89513851219</text:p>
          </table:table-cell>
          <table:table-cell office:value-type="float" office:value="149" calcext:value-type="float">
            <text:p>14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2])/(LOG(1.5*[.J1492])-LOG(LOG(1+(1/0.02))))" office:value-type="float" office:value="2535.24678184093" calcext:value-type="float">
            <text:p>2535.24678184093</text:p>
          </table:table-cell>
          <table:table-cell office:value-type="float" office:value="149.1" calcext:value-type="float">
            <text:p>14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3])/(LOG(1.5*[.J1493])-LOG(LOG(1+(1/0.02))))" office:value-type="float" office:value="2536.59828720962" calcext:value-type="float">
            <text:p>2536.59828720962</text:p>
          </table:table-cell>
          <table:table-cell office:value-type="float" office:value="149.2" calcext:value-type="float">
            <text:p>14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4])/(LOG(1.5*[.J1494])-LOG(LOG(1+(1/0.02))))" office:value-type="float" office:value="2537.94965473547" calcext:value-type="float">
            <text:p>2537.94965473547</text:p>
          </table:table-cell>
          <table:table-cell office:value-type="float" office:value="149.3" calcext:value-type="float">
            <text:p>14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5])/(LOG(1.5*[.J1495])-LOG(LOG(1+(1/0.02))))" office:value-type="float" office:value="2539.30088453549" calcext:value-type="float">
            <text:p>2539.30088453549</text:p>
          </table:table-cell>
          <table:table-cell office:value-type="float" office:value="149.4" calcext:value-type="float">
            <text:p>14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6])/(LOG(1.5*[.J1496])-LOG(LOG(1+(1/0.02))))" office:value-type="float" office:value="2540.65197672652" calcext:value-type="float">
            <text:p>2540.65197672652</text:p>
          </table:table-cell>
          <table:table-cell office:value-type="float" office:value="149.5" calcext:value-type="float">
            <text:p>14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7])/(LOG(1.5*[.J1497])-LOG(LOG(1+(1/0.02))))" office:value-type="float" office:value="2542.00293142523" calcext:value-type="float">
            <text:p>2542.00293142523</text:p>
          </table:table-cell>
          <table:table-cell office:value-type="float" office:value="149.6" calcext:value-type="float">
            <text:p>14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8])/(LOG(1.5*[.J1498])-LOG(LOG(1+(1/0.02))))" office:value-type="float" office:value="2543.3537487481" calcext:value-type="float">
            <text:p>2543.3537487481</text:p>
          </table:table-cell>
          <table:table-cell office:value-type="float" office:value="149.7" calcext:value-type="float">
            <text:p>14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499])/(LOG(1.5*[.J1499])-LOG(LOG(1+(1/0.02))))" office:value-type="float" office:value="2544.70442881144" calcext:value-type="float">
            <text:p>2544.70442881144</text:p>
          </table:table-cell>
          <table:table-cell office:value-type="float" office:value="149.8" calcext:value-type="float">
            <text:p>14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0])/(LOG(1.5*[.J1500])-LOG(LOG(1+(1/0.02))))" office:value-type="float" office:value="2546.05497173138" calcext:value-type="float">
            <text:p>2546.05497173138</text:p>
          </table:table-cell>
          <table:table-cell office:value-type="float" office:value="149.9" calcext:value-type="float">
            <text:p>14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1])/(LOG(1.5*[.J1501])-LOG(LOG(1+(1/0.02))))" office:value-type="float" office:value="2547.40537762388" calcext:value-type="float">
            <text:p>2547.40537762388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2])/(LOG(1.5*[.J1502])-LOG(LOG(1+(1/0.02))))" office:value-type="float" office:value="2548.75564660472" calcext:value-type="float">
            <text:p>2548.75564660472</text:p>
          </table:table-cell>
          <table:table-cell office:value-type="float" office:value="150.1" calcext:value-type="float">
            <text:p>15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3])/(LOG(1.5*[.J1503])-LOG(LOG(1+(1/0.02))))" office:value-type="float" office:value="2550.10577878949" calcext:value-type="float">
            <text:p>2550.10577878949</text:p>
          </table:table-cell>
          <table:table-cell office:value-type="float" office:value="150.2" calcext:value-type="float">
            <text:p>15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4])/(LOG(1.5*[.J1504])-LOG(LOG(1+(1/0.02))))" office:value-type="float" office:value="2551.45577429365" calcext:value-type="float">
            <text:p>2551.45577429365</text:p>
          </table:table-cell>
          <table:table-cell office:value-type="float" office:value="150.3" calcext:value-type="float">
            <text:p>15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5])/(LOG(1.5*[.J1505])-LOG(LOG(1+(1/0.02))))" office:value-type="float" office:value="2552.80563323243" calcext:value-type="float">
            <text:p>2552.80563323243</text:p>
          </table:table-cell>
          <table:table-cell office:value-type="float" office:value="150.4" calcext:value-type="float">
            <text:p>15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6])/(LOG(1.5*[.J1506])-LOG(LOG(1+(1/0.02))))" office:value-type="float" office:value="2554.15535572092" calcext:value-type="float">
            <text:p>2554.15535572092</text:p>
          </table:table-cell>
          <table:table-cell office:value-type="float" office:value="150.5" calcext:value-type="float">
            <text:p>15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7])/(LOG(1.5*[.J1507])-LOG(LOG(1+(1/0.02))))" office:value-type="float" office:value="2555.50494187403" calcext:value-type="float">
            <text:p>2555.50494187403</text:p>
          </table:table-cell>
          <table:table-cell office:value-type="float" office:value="150.6" calcext:value-type="float">
            <text:p>15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8])/(LOG(1.5*[.J1508])-LOG(LOG(1+(1/0.02))))" office:value-type="float" office:value="2556.85439180649" calcext:value-type="float">
            <text:p>2556.85439180649</text:p>
          </table:table-cell>
          <table:table-cell office:value-type="float" office:value="150.7" calcext:value-type="float">
            <text:p>15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09])/(LOG(1.5*[.J1509])-LOG(LOG(1+(1/0.02))))" office:value-type="float" office:value="2558.20370563288" calcext:value-type="float">
            <text:p>2558.20370563288</text:p>
          </table:table-cell>
          <table:table-cell office:value-type="float" office:value="150.8" calcext:value-type="float">
            <text:p>15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0])/(LOG(1.5*[.J1510])-LOG(LOG(1+(1/0.02))))" office:value-type="float" office:value="2559.55288346756" calcext:value-type="float">
            <text:p>2559.55288346756</text:p>
          </table:table-cell>
          <table:table-cell office:value-type="float" office:value="150.9" calcext:value-type="float">
            <text:p>15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1])/(LOG(1.5*[.J1511])-LOG(LOG(1+(1/0.02))))" office:value-type="float" office:value="2560.90192542477" calcext:value-type="float">
            <text:p>2560.90192542477</text:p>
          </table:table-cell>
          <table:table-cell office:value-type="float" office:value="151" calcext:value-type="float">
            <text:p>15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2])/(LOG(1.5*[.J1512])-LOG(LOG(1+(1/0.02))))" office:value-type="float" office:value="2562.25083161854" calcext:value-type="float">
            <text:p>2562.25083161854</text:p>
          </table:table-cell>
          <table:table-cell office:value-type="float" office:value="151.1" calcext:value-type="float">
            <text:p>15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3])/(LOG(1.5*[.J1513])-LOG(LOG(1+(1/0.02))))" office:value-type="float" office:value="2563.59960216276" calcext:value-type="float">
            <text:p>2563.59960216276</text:p>
          </table:table-cell>
          <table:table-cell office:value-type="float" office:value="151.2" calcext:value-type="float">
            <text:p>15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4])/(LOG(1.5*[.J1514])-LOG(LOG(1+(1/0.02))))" office:value-type="float" office:value="2564.94823717112" calcext:value-type="float">
            <text:p>2564.94823717112</text:p>
          </table:table-cell>
          <table:table-cell office:value-type="float" office:value="151.3" calcext:value-type="float">
            <text:p>15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5])/(LOG(1.5*[.J1515])-LOG(LOG(1+(1/0.02))))" office:value-type="float" office:value="2566.29673675716" calcext:value-type="float">
            <text:p>2566.29673675716</text:p>
          </table:table-cell>
          <table:table-cell office:value-type="float" office:value="151.4" calcext:value-type="float">
            <text:p>15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6])/(LOG(1.5*[.J1516])-LOG(LOG(1+(1/0.02))))" office:value-type="float" office:value="2567.64510103423" calcext:value-type="float">
            <text:p>2567.64510103423</text:p>
          </table:table-cell>
          <table:table-cell office:value-type="float" office:value="151.5" calcext:value-type="float">
            <text:p>15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7])/(LOG(1.5*[.J1517])-LOG(LOG(1+(1/0.02))))" office:value-type="float" office:value="2568.99333011553" calcext:value-type="float">
            <text:p>2568.99333011553</text:p>
          </table:table-cell>
          <table:table-cell office:value-type="float" office:value="151.6" calcext:value-type="float">
            <text:p>15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8])/(LOG(1.5*[.J1518])-LOG(LOG(1+(1/0.02))))" office:value-type="float" office:value="2570.34142411409" calcext:value-type="float">
            <text:p>2570.34142411409</text:p>
          </table:table-cell>
          <table:table-cell office:value-type="float" office:value="151.7" calcext:value-type="float">
            <text:p>15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19])/(LOG(1.5*[.J1519])-LOG(LOG(1+(1/0.02))))" office:value-type="float" office:value="2571.68938314274" calcext:value-type="float">
            <text:p>2571.68938314274</text:p>
          </table:table-cell>
          <table:table-cell office:value-type="float" office:value="151.8" calcext:value-type="float">
            <text:p>15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0])/(LOG(1.5*[.J1520])-LOG(LOG(1+(1/0.02))))" office:value-type="float" office:value="2573.03720731419" calcext:value-type="float">
            <text:p>2573.03720731419</text:p>
          </table:table-cell>
          <table:table-cell office:value-type="float" office:value="151.9" calcext:value-type="float">
            <text:p>15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1])/(LOG(1.5*[.J1521])-LOG(LOG(1+(1/0.02))))" office:value-type="float" office:value="2574.38489674093" calcext:value-type="float">
            <text:p>2574.38489674093</text:p>
          </table:table-cell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2])/(LOG(1.5*[.J1522])-LOG(LOG(1+(1/0.02))))" office:value-type="float" office:value="2575.73245153533" calcext:value-type="float">
            <text:p>2575.73245153533</text:p>
          </table:table-cell>
          <table:table-cell office:value-type="float" office:value="152.1" calcext:value-type="float">
            <text:p>15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3])/(LOG(1.5*[.J1523])-LOG(LOG(1+(1/0.02))))" office:value-type="float" office:value="2577.07987180955" calcext:value-type="float">
            <text:p>2577.07987180955</text:p>
          </table:table-cell>
          <table:table-cell office:value-type="float" office:value="152.2" calcext:value-type="float">
            <text:p>15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4])/(LOG(1.5*[.J1524])-LOG(LOG(1+(1/0.02))))" office:value-type="float" office:value="2578.42715767562" calcext:value-type="float">
            <text:p>2578.42715767562</text:p>
          </table:table-cell>
          <table:table-cell office:value-type="float" office:value="152.3" calcext:value-type="float">
            <text:p>15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5])/(LOG(1.5*[.J1525])-LOG(LOG(1+(1/0.02))))" office:value-type="float" office:value="2579.77430924537" calcext:value-type="float">
            <text:p>2579.77430924537</text:p>
          </table:table-cell>
          <table:table-cell office:value-type="float" office:value="152.4" calcext:value-type="float">
            <text:p>15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6])/(LOG(1.5*[.J1526])-LOG(LOG(1+(1/0.02))))" office:value-type="float" office:value="2581.12132663049" calcext:value-type="float">
            <text:p>2581.12132663049</text:p>
          </table:table-cell>
          <table:table-cell office:value-type="float" office:value="152.5" calcext:value-type="float">
            <text:p>15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7])/(LOG(1.5*[.J1527])-LOG(LOG(1+(1/0.02))))" office:value-type="float" office:value="2582.46820994248" calcext:value-type="float">
            <text:p>2582.46820994248</text:p>
          </table:table-cell>
          <table:table-cell office:value-type="float" office:value="152.6" calcext:value-type="float">
            <text:p>15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8])/(LOG(1.5*[.J1528])-LOG(LOG(1+(1/0.02))))" office:value-type="float" office:value="2583.81495929269" calcext:value-type="float">
            <text:p>2583.81495929269</text:p>
          </table:table-cell>
          <table:table-cell office:value-type="float" office:value="152.7" calcext:value-type="float">
            <text:p>15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29])/(LOG(1.5*[.J1529])-LOG(LOG(1+(1/0.02))))" office:value-type="float" office:value="2585.16157479231" calcext:value-type="float">
            <text:p>2585.16157479231</text:p>
          </table:table-cell>
          <table:table-cell office:value-type="float" office:value="152.8" calcext:value-type="float">
            <text:p>15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0])/(LOG(1.5*[.J1530])-LOG(LOG(1+(1/0.02))))" office:value-type="float" office:value="2586.50805655234" calcext:value-type="float">
            <text:p>2586.50805655234</text:p>
          </table:table-cell>
          <table:table-cell office:value-type="float" office:value="152.9" calcext:value-type="float">
            <text:p>15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1])/(LOG(1.5*[.J1531])-LOG(LOG(1+(1/0.02))))" office:value-type="float" office:value="2587.85440468363" calcext:value-type="float">
            <text:p>2587.85440468363</text:p>
          </table:table-cell>
          <table:table-cell office:value-type="float" office:value="153" calcext:value-type="float">
            <text:p>15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2])/(LOG(1.5*[.J1532])-LOG(LOG(1+(1/0.02))))" office:value-type="float" office:value="2589.20061929688" calcext:value-type="float">
            <text:p>2589.20061929688</text:p>
          </table:table-cell>
          <table:table-cell office:value-type="float" office:value="153.1" calcext:value-type="float">
            <text:p>15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3])/(LOG(1.5*[.J1533])-LOG(LOG(1+(1/0.02))))" office:value-type="float" office:value="2590.54670050259" calcext:value-type="float">
            <text:p>2590.54670050259</text:p>
          </table:table-cell>
          <table:table-cell office:value-type="float" office:value="153.2" calcext:value-type="float">
            <text:p>15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4])/(LOG(1.5*[.J1534])-LOG(LOG(1+(1/0.02))))" office:value-type="float" office:value="2591.89264841114" calcext:value-type="float">
            <text:p>2591.89264841114</text:p>
          </table:table-cell>
          <table:table-cell office:value-type="float" office:value="153.3" calcext:value-type="float">
            <text:p>15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5])/(LOG(1.5*[.J1535])-LOG(LOG(1+(1/0.02))))" office:value-type="float" office:value="2593.2384631327" calcext:value-type="float">
            <text:p>2593.2384631327</text:p>
          </table:table-cell>
          <table:table-cell office:value-type="float" office:value="153.4" calcext:value-type="float">
            <text:p>15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6])/(LOG(1.5*[.J1536])-LOG(LOG(1+(1/0.02))))" office:value-type="float" office:value="2594.58414477732" calcext:value-type="float">
            <text:p>2594.58414477732</text:p>
          </table:table-cell>
          <table:table-cell office:value-type="float" office:value="153.5" calcext:value-type="float">
            <text:p>15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7])/(LOG(1.5*[.J1537])-LOG(LOG(1+(1/0.02))))" office:value-type="float" office:value="2595.92969345486" calcext:value-type="float">
            <text:p>2595.92969345486</text:p>
          </table:table-cell>
          <table:table-cell office:value-type="float" office:value="153.6" calcext:value-type="float">
            <text:p>15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8])/(LOG(1.5*[.J1538])-LOG(LOG(1+(1/0.02))))" office:value-type="float" office:value="2597.27510927502" calcext:value-type="float">
            <text:p>2597.27510927502</text:p>
          </table:table-cell>
          <table:table-cell office:value-type="float" office:value="153.7" calcext:value-type="float">
            <text:p>15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39])/(LOG(1.5*[.J1539])-LOG(LOG(1+(1/0.02))))" office:value-type="float" office:value="2598.62039234735" calcext:value-type="float">
            <text:p>2598.62039234735</text:p>
          </table:table-cell>
          <table:table-cell office:value-type="float" office:value="153.8" calcext:value-type="float">
            <text:p>15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0])/(LOG(1.5*[.J1540])-LOG(LOG(1+(1/0.02))))" office:value-type="float" office:value="2599.96554278122" calcext:value-type="float">
            <text:p>2599.96554278122</text:p>
          </table:table-cell>
          <table:table-cell office:value-type="float" office:value="153.9" calcext:value-type="float">
            <text:p>15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1])/(LOG(1.5*[.J1541])-LOG(LOG(1+(1/0.02))))" office:value-type="float" office:value="2601.31056068586" calcext:value-type="float">
            <text:p>2601.31056068586</text:p>
          </table:table-cell>
          <table:table-cell office:value-type="float" office:value="154" calcext:value-type="float">
            <text:p>15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2])/(LOG(1.5*[.J1542])-LOG(LOG(1+(1/0.02))))" office:value-type="float" office:value="2602.65544617033" calcext:value-type="float">
            <text:p>2602.65544617033</text:p>
          </table:table-cell>
          <table:table-cell office:value-type="float" office:value="154.1" calcext:value-type="float">
            <text:p>15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3])/(LOG(1.5*[.J1543])-LOG(LOG(1+(1/0.02))))" office:value-type="float" office:value="2604.00019934352" calcext:value-type="float">
            <text:p>2604.00019934352</text:p>
          </table:table-cell>
          <table:table-cell office:value-type="float" office:value="154.2" calcext:value-type="float">
            <text:p>15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4])/(LOG(1.5*[.J1544])-LOG(LOG(1+(1/0.02))))" office:value-type="float" office:value="2605.34482031416" calcext:value-type="float">
            <text:p>2605.34482031416</text:p>
          </table:table-cell>
          <table:table-cell office:value-type="float" office:value="154.3" calcext:value-type="float">
            <text:p>15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5])/(LOG(1.5*[.J1545])-LOG(LOG(1+(1/0.02))))" office:value-type="float" office:value="2606.68930919085" calcext:value-type="float">
            <text:p>2606.68930919085</text:p>
          </table:table-cell>
          <table:table-cell office:value-type="float" office:value="154.4" calcext:value-type="float">
            <text:p>15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6])/(LOG(1.5*[.J1546])-LOG(LOG(1+(1/0.02))))" office:value-type="float" office:value="2608.03366608198" calcext:value-type="float">
            <text:p>2608.03366608198</text:p>
          </table:table-cell>
          <table:table-cell office:value-type="float" office:value="154.5" calcext:value-type="float">
            <text:p>15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7])/(LOG(1.5*[.J1547])-LOG(LOG(1+(1/0.02))))" office:value-type="float" office:value="2609.37789109583" calcext:value-type="float">
            <text:p>2609.37789109583</text:p>
          </table:table-cell>
          <table:table-cell office:value-type="float" office:value="154.6" calcext:value-type="float">
            <text:p>15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8])/(LOG(1.5*[.J1548])-LOG(LOG(1+(1/0.02))))" office:value-type="float" office:value="2610.72198434048" calcext:value-type="float">
            <text:p>2610.72198434048</text:p>
          </table:table-cell>
          <table:table-cell office:value-type="float" office:value="154.7" calcext:value-type="float">
            <text:p>15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49])/(LOG(1.5*[.J1549])-LOG(LOG(1+(1/0.02))))" office:value-type="float" office:value="2612.06594592389" calcext:value-type="float">
            <text:p>2612.06594592389</text:p>
          </table:table-cell>
          <table:table-cell office:value-type="float" office:value="154.8" calcext:value-type="float">
            <text:p>15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0])/(LOG(1.5*[.J1550])-LOG(LOG(1+(1/0.02))))" office:value-type="float" office:value="2613.40977595382" calcext:value-type="float">
            <text:p>2613.40977595382</text:p>
          </table:table-cell>
          <table:table-cell office:value-type="float" office:value="154.9" calcext:value-type="float">
            <text:p>15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1])/(LOG(1.5*[.J1551])-LOG(LOG(1+(1/0.02))))" office:value-type="float" office:value="2614.7534745379" calcext:value-type="float">
            <text:p>2614.7534745379</text:p>
          </table:table-cell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2])/(LOG(1.5*[.J1552])-LOG(LOG(1+(1/0.02))))" office:value-type="float" office:value="2616.09704178361" calcext:value-type="float">
            <text:p>2616.09704178361</text:p>
          </table:table-cell>
          <table:table-cell office:value-type="float" office:value="155.1" calcext:value-type="float">
            <text:p>15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3])/(LOG(1.5*[.J1553])-LOG(LOG(1+(1/0.02))))" office:value-type="float" office:value="2617.44047779824" calcext:value-type="float">
            <text:p>2617.44047779824</text:p>
          </table:table-cell>
          <table:table-cell office:value-type="float" office:value="155.2" calcext:value-type="float">
            <text:p>15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4])/(LOG(1.5*[.J1554])-LOG(LOG(1+(1/0.02))))" office:value-type="float" office:value="2618.78378268894" calcext:value-type="float">
            <text:p>2618.78378268894</text:p>
          </table:table-cell>
          <table:table-cell office:value-type="float" office:value="155.3" calcext:value-type="float">
            <text:p>15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5])/(LOG(1.5*[.J1555])-LOG(LOG(1+(1/0.02))))" office:value-type="float" office:value="2620.12695656272" calcext:value-type="float">
            <text:p>2620.12695656272</text:p>
          </table:table-cell>
          <table:table-cell office:value-type="float" office:value="155.4" calcext:value-type="float">
            <text:p>15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6])/(LOG(1.5*[.J1556])-LOG(LOG(1+(1/0.02))))" office:value-type="float" office:value="2621.4699995264" calcext:value-type="float">
            <text:p>2621.4699995264</text:p>
          </table:table-cell>
          <table:table-cell office:value-type="float" office:value="155.5" calcext:value-type="float">
            <text:p>15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7])/(LOG(1.5*[.J1557])-LOG(LOG(1+(1/0.02))))" office:value-type="float" office:value="2622.81291168668" calcext:value-type="float">
            <text:p>2622.81291168668</text:p>
          </table:table-cell>
          <table:table-cell office:value-type="float" office:value="155.6" calcext:value-type="float">
            <text:p>15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8])/(LOG(1.5*[.J1558])-LOG(LOG(1+(1/0.02))))" office:value-type="float" office:value="2624.15569315007" calcext:value-type="float">
            <text:p>2624.15569315007</text:p>
          </table:table-cell>
          <table:table-cell office:value-type="float" office:value="155.7" calcext:value-type="float">
            <text:p>15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59])/(LOG(1.5*[.J1559])-LOG(LOG(1+(1/0.02))))" office:value-type="float" office:value="2625.49834402295" calcext:value-type="float">
            <text:p>2625.49834402295</text:p>
          </table:table-cell>
          <table:table-cell office:value-type="float" office:value="155.8" calcext:value-type="float">
            <text:p>15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0])/(LOG(1.5*[.J1560])-LOG(LOG(1+(1/0.02))))" office:value-type="float" office:value="2626.84086441153" calcext:value-type="float">
            <text:p>2626.84086441153</text:p>
          </table:table-cell>
          <table:table-cell office:value-type="float" office:value="155.9" calcext:value-type="float">
            <text:p>15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1])/(LOG(1.5*[.J1561])-LOG(LOG(1+(1/0.02))))" office:value-type="float" office:value="2628.18325442187" calcext:value-type="float">
            <text:p>2628.18325442187</text:p>
          </table:table-cell>
          <table:table-cell office:value-type="float" office:value="156" calcext:value-type="float">
            <text:p>15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2])/(LOG(1.5*[.J1562])-LOG(LOG(1+(1/0.02))))" office:value-type="float" office:value="2629.52551415987" calcext:value-type="float">
            <text:p>2629.52551415987</text:p>
          </table:table-cell>
          <table:table-cell office:value-type="float" office:value="156.1" calcext:value-type="float">
            <text:p>15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3])/(LOG(1.5*[.J1563])-LOG(LOG(1+(1/0.02))))" office:value-type="float" office:value="2630.8676437313" calcext:value-type="float">
            <text:p>2630.8676437313</text:p>
          </table:table-cell>
          <table:table-cell office:value-type="float" office:value="156.2" calcext:value-type="float">
            <text:p>15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4])/(LOG(1.5*[.J1564])-LOG(LOG(1+(1/0.02))))" office:value-type="float" office:value="2632.20964324174" calcext:value-type="float">
            <text:p>2632.20964324174</text:p>
          </table:table-cell>
          <table:table-cell office:value-type="float" office:value="156.3" calcext:value-type="float">
            <text:p>15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5])/(LOG(1.5*[.J1565])-LOG(LOG(1+(1/0.02))))" office:value-type="float" office:value="2633.55151279664" calcext:value-type="float">
            <text:p>2633.55151279664</text:p>
          </table:table-cell>
          <table:table-cell office:value-type="float" office:value="156.4" calcext:value-type="float">
            <text:p>15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6])/(LOG(1.5*[.J1566])-LOG(LOG(1+(1/0.02))))" office:value-type="float" office:value="2634.8932525013" calcext:value-type="float">
            <text:p>2634.8932525013</text:p>
          </table:table-cell>
          <table:table-cell office:value-type="float" office:value="156.5" calcext:value-type="float">
            <text:p>15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7])/(LOG(1.5*[.J1567])-LOG(LOG(1+(1/0.02))))" office:value-type="float" office:value="2636.23486246084" calcext:value-type="float">
            <text:p>2636.23486246084</text:p>
          </table:table-cell>
          <table:table-cell office:value-type="float" office:value="156.6" calcext:value-type="float">
            <text:p>15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8])/(LOG(1.5*[.J1568])-LOG(LOG(1+(1/0.02))))" office:value-type="float" office:value="2637.57634278026" calcext:value-type="float">
            <text:p>2637.57634278026</text:p>
          </table:table-cell>
          <table:table-cell office:value-type="float" office:value="156.7" calcext:value-type="float">
            <text:p>15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69])/(LOG(1.5*[.J1569])-LOG(LOG(1+(1/0.02))))" office:value-type="float" office:value="2638.91769356439" calcext:value-type="float">
            <text:p>2638.91769356439</text:p>
          </table:table-cell>
          <table:table-cell office:value-type="float" office:value="156.8" calcext:value-type="float">
            <text:p>15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0])/(LOG(1.5*[.J1570])-LOG(LOG(1+(1/0.02))))" office:value-type="float" office:value="2640.25891491791" calcext:value-type="float">
            <text:p>2640.25891491791</text:p>
          </table:table-cell>
          <table:table-cell office:value-type="float" office:value="156.9" calcext:value-type="float">
            <text:p>15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1])/(LOG(1.5*[.J1571])-LOG(LOG(1+(1/0.02))))" office:value-type="float" office:value="2641.60000694534" calcext:value-type="float">
            <text:p>2641.60000694534</text:p>
          </table:table-cell>
          <table:table-cell office:value-type="float" office:value="157" calcext:value-type="float">
            <text:p>15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2])/(LOG(1.5*[.J1572])-LOG(LOG(1+(1/0.02))))" office:value-type="float" office:value="2642.94096975108" calcext:value-type="float">
            <text:p>2642.94096975108</text:p>
          </table:table-cell>
          <table:table-cell office:value-type="float" office:value="157.1" calcext:value-type="float">
            <text:p>15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3])/(LOG(1.5*[.J1573])-LOG(LOG(1+(1/0.02))))" office:value-type="float" office:value="2644.28180343934" calcext:value-type="float">
            <text:p>2644.28180343934</text:p>
          </table:table-cell>
          <table:table-cell office:value-type="float" office:value="157.2" calcext:value-type="float">
            <text:p>15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4])/(LOG(1.5*[.J1574])-LOG(LOG(1+(1/0.02))))" office:value-type="float" office:value="2645.62250811421" calcext:value-type="float">
            <text:p>2645.62250811421</text:p>
          </table:table-cell>
          <table:table-cell office:value-type="float" office:value="157.3" calcext:value-type="float">
            <text:p>15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5])/(LOG(1.5*[.J1575])-LOG(LOG(1+(1/0.02))))" office:value-type="float" office:value="2646.9630838796" calcext:value-type="float">
            <text:p>2646.9630838796</text:p>
          </table:table-cell>
          <table:table-cell office:value-type="float" office:value="157.4" calcext:value-type="float">
            <text:p>15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6])/(LOG(1.5*[.J1576])-LOG(LOG(1+(1/0.02))))" office:value-type="float" office:value="2648.3035308393" calcext:value-type="float">
            <text:p>2648.3035308393</text:p>
          </table:table-cell>
          <table:table-cell office:value-type="float" office:value="157.5" calcext:value-type="float">
            <text:p>15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7])/(LOG(1.5*[.J1577])-LOG(LOG(1+(1/0.02))))" office:value-type="float" office:value="2649.64384909694" calcext:value-type="float">
            <text:p>2649.64384909694</text:p>
          </table:table-cell>
          <table:table-cell office:value-type="float" office:value="157.6" calcext:value-type="float">
            <text:p>15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8])/(LOG(1.5*[.J1578])-LOG(LOG(1+(1/0.02))))" office:value-type="float" office:value="2650.98403875598" calcext:value-type="float">
            <text:p>2650.98403875598</text:p>
          </table:table-cell>
          <table:table-cell office:value-type="float" office:value="157.7" calcext:value-type="float">
            <text:p>15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79])/(LOG(1.5*[.J1579])-LOG(LOG(1+(1/0.02))))" office:value-type="float" office:value="2652.32409991976" calcext:value-type="float">
            <text:p>2652.32409991976</text:p>
          </table:table-cell>
          <table:table-cell office:value-type="float" office:value="157.8" calcext:value-type="float">
            <text:p>15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0])/(LOG(1.5*[.J1580])-LOG(LOG(1+(1/0.02))))" office:value-type="float" office:value="2653.66403269146" calcext:value-type="float">
            <text:p>2653.66403269146</text:p>
          </table:table-cell>
          <table:table-cell office:value-type="float" office:value="157.9" calcext:value-type="float">
            <text:p>15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1])/(LOG(1.5*[.J1581])-LOG(LOG(1+(1/0.02))))" office:value-type="float" office:value="2655.00383717411" calcext:value-type="float">
            <text:p>2655.00383717411</text:p>
          </table:table-cell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2])/(LOG(1.5*[.J1582])-LOG(LOG(1+(1/0.02))))" office:value-type="float" office:value="2656.34351347059" calcext:value-type="float">
            <text:p>2656.34351347059</text:p>
          </table:table-cell>
          <table:table-cell office:value-type="float" office:value="158.1" calcext:value-type="float">
            <text:p>15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3])/(LOG(1.5*[.J1583])-LOG(LOG(1+(1/0.02))))" office:value-type="float" office:value="2657.68306168363" calcext:value-type="float">
            <text:p>2657.68306168363</text:p>
          </table:table-cell>
          <table:table-cell office:value-type="float" office:value="158.2" calcext:value-type="float">
            <text:p>15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4])/(LOG(1.5*[.J1584])-LOG(LOG(1+(1/0.02))))" office:value-type="float" office:value="2659.02248191583" calcext:value-type="float">
            <text:p>2659.02248191583</text:p>
          </table:table-cell>
          <table:table-cell office:value-type="float" office:value="158.3" calcext:value-type="float">
            <text:p>15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5])/(LOG(1.5*[.J1585])-LOG(LOG(1+(1/0.02))))" office:value-type="float" office:value="2660.36177426961" calcext:value-type="float">
            <text:p>2660.36177426961</text:p>
          </table:table-cell>
          <table:table-cell office:value-type="float" office:value="158.4" calcext:value-type="float">
            <text:p>15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6])/(LOG(1.5*[.J1586])-LOG(LOG(1+(1/0.02))))" office:value-type="float" office:value="2661.70093884729" calcext:value-type="float">
            <text:p>2661.70093884729</text:p>
          </table:table-cell>
          <table:table-cell office:value-type="float" office:value="158.5" calcext:value-type="float">
            <text:p>15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7])/(LOG(1.5*[.J1587])-LOG(LOG(1+(1/0.02))))" office:value-type="float" office:value="2663.039975751" calcext:value-type="float">
            <text:p>2663.039975751</text:p>
          </table:table-cell>
          <table:table-cell office:value-type="float" office:value="158.6" calcext:value-type="float">
            <text:p>158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8])/(LOG(1.5*[.J1588])-LOG(LOG(1+(1/0.02))))" office:value-type="float" office:value="2664.37888508274" calcext:value-type="float">
            <text:p>2664.37888508274</text:p>
          </table:table-cell>
          <table:table-cell office:value-type="float" office:value="158.7" calcext:value-type="float">
            <text:p>158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89])/(LOG(1.5*[.J1589])-LOG(LOG(1+(1/0.02))))" office:value-type="float" office:value="2665.71766694436" calcext:value-type="float">
            <text:p>2665.71766694436</text:p>
          </table:table-cell>
          <table:table-cell office:value-type="float" office:value="158.8" calcext:value-type="float">
            <text:p>158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0])/(LOG(1.5*[.J1590])-LOG(LOG(1+(1/0.02))))" office:value-type="float" office:value="2667.05632143758" calcext:value-type="float">
            <text:p>2667.05632143758</text:p>
          </table:table-cell>
          <table:table-cell office:value-type="float" office:value="158.9" calcext:value-type="float">
            <text:p>158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1])/(LOG(1.5*[.J1591])-LOG(LOG(1+(1/0.02))))" office:value-type="float" office:value="2668.39484866396" calcext:value-type="float">
            <text:p>2668.39484866396</text:p>
          </table:table-cell>
          <table:table-cell office:value-type="float" office:value="159" calcext:value-type="float">
            <text:p>15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2])/(LOG(1.5*[.J1592])-LOG(LOG(1+(1/0.02))))" office:value-type="float" office:value="2669.73324872491" calcext:value-type="float">
            <text:p>2669.73324872491</text:p>
          </table:table-cell>
          <table:table-cell office:value-type="float" office:value="159.1" calcext:value-type="float">
            <text:p>159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3])/(LOG(1.5*[.J1593])-LOG(LOG(1+(1/0.02))))" office:value-type="float" office:value="2671.0715217217" calcext:value-type="float">
            <text:p>2671.0715217217</text:p>
          </table:table-cell>
          <table:table-cell office:value-type="float" office:value="159.2" calcext:value-type="float">
            <text:p>159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4])/(LOG(1.5*[.J1594])-LOG(LOG(1+(1/0.02))))" office:value-type="float" office:value="2672.40966775547" calcext:value-type="float">
            <text:p>2672.40966775547</text:p>
          </table:table-cell>
          <table:table-cell office:value-type="float" office:value="159.3" calcext:value-type="float">
            <text:p>159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5])/(LOG(1.5*[.J1595])-LOG(LOG(1+(1/0.02))))" office:value-type="float" office:value="2673.7476869272" calcext:value-type="float">
            <text:p>2673.7476869272</text:p>
          </table:table-cell>
          <table:table-cell office:value-type="float" office:value="159.4" calcext:value-type="float">
            <text:p>159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6])/(LOG(1.5*[.J1596])-LOG(LOG(1+(1/0.02))))" office:value-type="float" office:value="2675.08557933773" calcext:value-type="float">
            <text:p>2675.08557933773</text:p>
          </table:table-cell>
          <table:table-cell office:value-type="float" office:value="159.5" calcext:value-type="float">
            <text:p>159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7])/(LOG(1.5*[.J1597])-LOG(LOG(1+(1/0.02))))" office:value-type="float" office:value="2676.42334508775" calcext:value-type="float">
            <text:p>2676.42334508775</text:p>
          </table:table-cell>
          <table:table-cell office:value-type="float" office:value="159.6" calcext:value-type="float">
            <text:p>159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8])/(LOG(1.5*[.J1598])-LOG(LOG(1+(1/0.02))))" office:value-type="float" office:value="2677.76098427782" calcext:value-type="float">
            <text:p>2677.76098427782</text:p>
          </table:table-cell>
          <table:table-cell office:value-type="float" office:value="159.7" calcext:value-type="float">
            <text:p>159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599])/(LOG(1.5*[.J1599])-LOG(LOG(1+(1/0.02))))" office:value-type="float" office:value="2679.09849700835" calcext:value-type="float">
            <text:p>2679.09849700835</text:p>
          </table:table-cell>
          <table:table-cell office:value-type="float" office:value="159.8" calcext:value-type="float">
            <text:p>159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0])/(LOG(1.5*[.J1600])-LOG(LOG(1+(1/0.02))))" office:value-type="float" office:value="2680.4358833796" calcext:value-type="float">
            <text:p>2680.4358833796</text:p>
          </table:table-cell>
          <table:table-cell office:value-type="float" office:value="159.9" calcext:value-type="float">
            <text:p>159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1])/(LOG(1.5*[.J1601])-LOG(LOG(1+(1/0.02))))" office:value-type="float" office:value="2681.7731434917" calcext:value-type="float">
            <text:p>2681.7731434917</text:p>
          </table:table-cell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2])/(LOG(1.5*[.J1602])-LOG(LOG(1+(1/0.02))))" office:value-type="float" office:value="2683.11027744462" calcext:value-type="float">
            <text:p>2683.11027744462</text:p>
          </table:table-cell>
          <table:table-cell office:value-type="float" office:value="160.1" calcext:value-type="float">
            <text:p>160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3])/(LOG(1.5*[.J1603])-LOG(LOG(1+(1/0.02))))" office:value-type="float" office:value="2684.44728533822" calcext:value-type="float">
            <text:p>2684.44728533822</text:p>
          </table:table-cell>
          <table:table-cell office:value-type="float" office:value="160.2" calcext:value-type="float">
            <text:p>160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4])/(LOG(1.5*[.J1604])-LOG(LOG(1+(1/0.02))))" office:value-type="float" office:value="2685.78416727218" calcext:value-type="float">
            <text:p>2685.78416727218</text:p>
          </table:table-cell>
          <table:table-cell office:value-type="float" office:value="160.3" calcext:value-type="float">
            <text:p>160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5])/(LOG(1.5*[.J1605])-LOG(LOG(1+(1/0.02))))" office:value-type="float" office:value="2687.12092334607" calcext:value-type="float">
            <text:p>2687.12092334607</text:p>
          </table:table-cell>
          <table:table-cell office:value-type="float" office:value="160.4" calcext:value-type="float">
            <text:p>160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6])/(LOG(1.5*[.J1606])-LOG(LOG(1+(1/0.02))))" office:value-type="float" office:value="2688.4575536593" calcext:value-type="float">
            <text:p>2688.4575536593</text:p>
          </table:table-cell>
          <table:table-cell office:value-type="float" office:value="160.5" calcext:value-type="float">
            <text:p>160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7])/(LOG(1.5*[.J1607])-LOG(LOG(1+(1/0.02))))" office:value-type="float" office:value="2689.79405831115" calcext:value-type="float">
            <text:p>2689.79405831115</text:p>
          </table:table-cell>
          <table:table-cell office:value-type="float" office:value="160.6" calcext:value-type="float">
            <text:p>160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8])/(LOG(1.5*[.J1608])-LOG(LOG(1+(1/0.02))))" office:value-type="float" office:value="2691.13043740075" calcext:value-type="float">
            <text:p>2691.13043740075</text:p>
          </table:table-cell>
          <table:table-cell office:value-type="float" office:value="160.7" calcext:value-type="float">
            <text:p>160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09])/(LOG(1.5*[.J1609])-LOG(LOG(1+(1/0.02))))" office:value-type="float" office:value="2692.4666910271" calcext:value-type="float">
            <text:p>2692.4666910271</text:p>
          </table:table-cell>
          <table:table-cell office:value-type="float" office:value="160.8" calcext:value-type="float">
            <text:p>160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0])/(LOG(1.5*[.J1610])-LOG(LOG(1+(1/0.02))))" office:value-type="float" office:value="2693.80281928905" calcext:value-type="float">
            <text:p>2693.80281928905</text:p>
          </table:table-cell>
          <table:table-cell office:value-type="float" office:value="160.9" calcext:value-type="float">
            <text:p>160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1])/(LOG(1.5*[.J1611])-LOG(LOG(1+(1/0.02))))" office:value-type="float" office:value="2695.13882228531" calcext:value-type="float">
            <text:p>2695.13882228531</text:p>
          </table:table-cell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2])/(LOG(1.5*[.J1612])-LOG(LOG(1+(1/0.02))))" office:value-type="float" office:value="2696.47470011446" calcext:value-type="float">
            <text:p>2696.47470011446</text:p>
          </table:table-cell>
          <table:table-cell office:value-type="float" office:value="161.1" calcext:value-type="float">
            <text:p>161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3])/(LOG(1.5*[.J1613])-LOG(LOG(1+(1/0.02))))" office:value-type="float" office:value="2697.81045287494" calcext:value-type="float">
            <text:p>2697.81045287494</text:p>
          </table:table-cell>
          <table:table-cell office:value-type="float" office:value="161.2" calcext:value-type="float">
            <text:p>161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4])/(LOG(1.5*[.J1614])-LOG(LOG(1+(1/0.02))))" office:value-type="float" office:value="2699.14608066505" calcext:value-type="float">
            <text:p>2699.14608066505</text:p>
          </table:table-cell>
          <table:table-cell office:value-type="float" office:value="161.3" calcext:value-type="float">
            <text:p>161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5])/(LOG(1.5*[.J1615])-LOG(LOG(1+(1/0.02))))" office:value-type="float" office:value="2700.48158358294" calcext:value-type="float">
            <text:p>2700.48158358294</text:p>
          </table:table-cell>
          <table:table-cell office:value-type="float" office:value="161.4" calcext:value-type="float">
            <text:p>161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6])/(LOG(1.5*[.J1616])-LOG(LOG(1+(1/0.02))))" office:value-type="float" office:value="2701.81696172664" calcext:value-type="float">
            <text:p>2701.81696172664</text:p>
          </table:table-cell>
          <table:table-cell office:value-type="float" office:value="161.5" calcext:value-type="float">
            <text:p>161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7])/(LOG(1.5*[.J1617])-LOG(LOG(1+(1/0.02))))" office:value-type="float" office:value="2703.15221519403" calcext:value-type="float">
            <text:p>2703.15221519403</text:p>
          </table:table-cell>
          <table:table-cell office:value-type="float" office:value="161.6" calcext:value-type="float">
            <text:p>161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8])/(LOG(1.5*[.J1618])-LOG(LOG(1+(1/0.02))))" office:value-type="float" office:value="2704.48734408285" calcext:value-type="float">
            <text:p>2704.48734408285</text:p>
          </table:table-cell>
          <table:table-cell office:value-type="float" office:value="161.7" calcext:value-type="float">
            <text:p>161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19])/(LOG(1.5*[.J1619])-LOG(LOG(1+(1/0.02))))" office:value-type="float" office:value="2705.82234849071" calcext:value-type="float">
            <text:p>2705.82234849071</text:p>
          </table:table-cell>
          <table:table-cell office:value-type="float" office:value="161.8" calcext:value-type="float">
            <text:p>161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0])/(LOG(1.5*[.J1620])-LOG(LOG(1+(1/0.02))))" office:value-type="float" office:value="2707.15722851509" calcext:value-type="float">
            <text:p>2707.15722851509</text:p>
          </table:table-cell>
          <table:table-cell office:value-type="float" office:value="161.9" calcext:value-type="float">
            <text:p>161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1])/(LOG(1.5*[.J1621])-LOG(LOG(1+(1/0.02))))" office:value-type="float" office:value="2708.49198425331" calcext:value-type="float">
            <text:p>2708.49198425331</text:p>
          </table:table-cell>
          <table:table-cell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2])/(LOG(1.5*[.J1622])-LOG(LOG(1+(1/0.02))))" office:value-type="float" office:value="2709.82661580258" calcext:value-type="float">
            <text:p>2709.82661580258</text:p>
          </table:table-cell>
          <table:table-cell office:value-type="float" office:value="162.1" calcext:value-type="float">
            <text:p>162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3])/(LOG(1.5*[.J1623])-LOG(LOG(1+(1/0.02))))" office:value-type="float" office:value="2711.16112325996" calcext:value-type="float">
            <text:p>2711.16112325996</text:p>
          </table:table-cell>
          <table:table-cell office:value-type="float" office:value="162.2" calcext:value-type="float">
            <text:p>162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4])/(LOG(1.5*[.J1624])-LOG(LOG(1+(1/0.02))))" office:value-type="float" office:value="2712.49550672237" calcext:value-type="float">
            <text:p>2712.49550672237</text:p>
          </table:table-cell>
          <table:table-cell office:value-type="float" office:value="162.3" calcext:value-type="float">
            <text:p>162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5])/(LOG(1.5*[.J1625])-LOG(LOG(1+(1/0.02))))" office:value-type="float" office:value="2713.82976628659" calcext:value-type="float">
            <text:p>2713.82976628659</text:p>
          </table:table-cell>
          <table:table-cell office:value-type="float" office:value="162.4" calcext:value-type="float">
            <text:p>162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6])/(LOG(1.5*[.J1626])-LOG(LOG(1+(1/0.02))))" office:value-type="float" office:value="2715.1639020493" calcext:value-type="float">
            <text:p>2715.1639020493</text:p>
          </table:table-cell>
          <table:table-cell office:value-type="float" office:value="162.5" calcext:value-type="float">
            <text:p>162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7])/(LOG(1.5*[.J1627])-LOG(LOG(1+(1/0.02))))" office:value-type="float" office:value="2716.49791410699" calcext:value-type="float">
            <text:p>2716.49791410699</text:p>
          </table:table-cell>
          <table:table-cell office:value-type="float" office:value="162.6" calcext:value-type="float">
            <text:p>162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8])/(LOG(1.5*[.J1628])-LOG(LOG(1+(1/0.02))))" office:value-type="float" office:value="2717.83180255607" calcext:value-type="float">
            <text:p>2717.83180255607</text:p>
          </table:table-cell>
          <table:table-cell office:value-type="float" office:value="162.7" calcext:value-type="float">
            <text:p>162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29])/(LOG(1.5*[.J1629])-LOG(LOG(1+(1/0.02))))" office:value-type="float" office:value="2719.16556749277" calcext:value-type="float">
            <text:p>2719.16556749277</text:p>
          </table:table-cell>
          <table:table-cell office:value-type="float" office:value="162.8" calcext:value-type="float">
            <text:p>162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0])/(LOG(1.5*[.J1630])-LOG(LOG(1+(1/0.02))))" office:value-type="float" office:value="2720.49920901321" calcext:value-type="float">
            <text:p>2720.49920901321</text:p>
          </table:table-cell>
          <table:table-cell office:value-type="float" office:value="162.9" calcext:value-type="float">
            <text:p>162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1])/(LOG(1.5*[.J1631])-LOG(LOG(1+(1/0.02))))" office:value-type="float" office:value="2721.83272721338" calcext:value-type="float">
            <text:p>2721.83272721338</text:p>
          </table:table-cell>
          <table:table-cell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2])/(LOG(1.5*[.J1632])-LOG(LOG(1+(1/0.02))))" office:value-type="float" office:value="2723.16612218911" calcext:value-type="float">
            <text:p>2723.16612218911</text:p>
          </table:table-cell>
          <table:table-cell office:value-type="float" office:value="163.1" calcext:value-type="float">
            <text:p>163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3])/(LOG(1.5*[.J1633])-LOG(LOG(1+(1/0.02))))" office:value-type="float" office:value="2724.49939403613" calcext:value-type="float">
            <text:p>2724.49939403613</text:p>
          </table:table-cell>
          <table:table-cell office:value-type="float" office:value="163.2" calcext:value-type="float">
            <text:p>163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4])/(LOG(1.5*[.J1634])-LOG(LOG(1+(1/0.02))))" office:value-type="float" office:value="2725.83254285" calcext:value-type="float">
            <text:p>2725.83254285</text:p>
          </table:table-cell>
          <table:table-cell office:value-type="float" office:value="163.3" calcext:value-type="float">
            <text:p>163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5])/(LOG(1.5*[.J1635])-LOG(LOG(1+(1/0.02))))" office:value-type="float" office:value="2727.16556872619" calcext:value-type="float">
            <text:p>2727.16556872619</text:p>
          </table:table-cell>
          <table:table-cell office:value-type="float" office:value="163.4" calcext:value-type="float">
            <text:p>163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6])/(LOG(1.5*[.J1636])-LOG(LOG(1+(1/0.02))))" office:value-type="float" office:value="2728.49847176" calcext:value-type="float">
            <text:p>2728.49847176</text:p>
          </table:table-cell>
          <table:table-cell office:value-type="float" office:value="163.5" calcext:value-type="float">
            <text:p>163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7])/(LOG(1.5*[.J1637])-LOG(LOG(1+(1/0.02))))" office:value-type="float" office:value="2729.83125204662" calcext:value-type="float">
            <text:p>2729.83125204662</text:p>
          </table:table-cell>
          <table:table-cell office:value-type="float" office:value="163.6" calcext:value-type="float">
            <text:p>163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8])/(LOG(1.5*[.J1638])-LOG(LOG(1+(1/0.02))))" office:value-type="float" office:value="2731.16390968109" calcext:value-type="float">
            <text:p>2731.16390968109</text:p>
          </table:table-cell>
          <table:table-cell office:value-type="float" office:value="163.7" calcext:value-type="float">
            <text:p>163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39])/(LOG(1.5*[.J1639])-LOG(LOG(1+(1/0.02))))" office:value-type="float" office:value="2732.49644475833" calcext:value-type="float">
            <text:p>2732.49644475833</text:p>
          </table:table-cell>
          <table:table-cell office:value-type="float" office:value="163.8" calcext:value-type="float">
            <text:p>163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0])/(LOG(1.5*[.J1640])-LOG(LOG(1+(1/0.02))))" office:value-type="float" office:value="2733.82885737313" calcext:value-type="float">
            <text:p>2733.82885737313</text:p>
          </table:table-cell>
          <table:table-cell office:value-type="float" office:value="163.9" calcext:value-type="float">
            <text:p>163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1])/(LOG(1.5*[.J1641])-LOG(LOG(1+(1/0.02))))" office:value-type="float" office:value="2735.16114762015" calcext:value-type="float">
            <text:p>2735.16114762015</text:p>
          </table:table-cell>
          <table:table-cell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2])/(LOG(1.5*[.J1642])-LOG(LOG(1+(1/0.02))))" office:value-type="float" office:value="2736.49331559389" calcext:value-type="float">
            <text:p>2736.49331559389</text:p>
          </table:table-cell>
          <table:table-cell office:value-type="float" office:value="164.1" calcext:value-type="float">
            <text:p>164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3])/(LOG(1.5*[.J1643])-LOG(LOG(1+(1/0.02))))" office:value-type="float" office:value="2737.82536138877" calcext:value-type="float">
            <text:p>2737.82536138877</text:p>
          </table:table-cell>
          <table:table-cell office:value-type="float" office:value="164.2" calcext:value-type="float">
            <text:p>164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4])/(LOG(1.5*[.J1644])-LOG(LOG(1+(1/0.02))))" office:value-type="float" office:value="2739.15728509903" calcext:value-type="float">
            <text:p>2739.15728509903</text:p>
          </table:table-cell>
          <table:table-cell office:value-type="float" office:value="164.3" calcext:value-type="float">
            <text:p>164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5])/(LOG(1.5*[.J1645])-LOG(LOG(1+(1/0.02))))" office:value-type="float" office:value="2740.48908681881" calcext:value-type="float">
            <text:p>2740.48908681881</text:p>
          </table:table-cell>
          <table:table-cell office:value-type="float" office:value="164.4" calcext:value-type="float">
            <text:p>164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6])/(LOG(1.5*[.J1646])-LOG(LOG(1+(1/0.02))))" office:value-type="float" office:value="2741.82076664212" calcext:value-type="float">
            <text:p>2741.82076664212</text:p>
          </table:table-cell>
          <table:table-cell office:value-type="float" office:value="164.5" calcext:value-type="float">
            <text:p>164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7])/(LOG(1.5*[.J1647])-LOG(LOG(1+(1/0.02))))" office:value-type="float" office:value="2743.15232466281" calcext:value-type="float">
            <text:p>2743.15232466281</text:p>
          </table:table-cell>
          <table:table-cell office:value-type="float" office:value="164.6" calcext:value-type="float">
            <text:p>164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8])/(LOG(1.5*[.J1648])-LOG(LOG(1+(1/0.02))))" office:value-type="float" office:value="2744.48376097464" calcext:value-type="float">
            <text:p>2744.48376097464</text:p>
          </table:table-cell>
          <table:table-cell office:value-type="float" office:value="164.7" calcext:value-type="float">
            <text:p>164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49])/(LOG(1.5*[.J1649])-LOG(LOG(1+(1/0.02))))" office:value-type="float" office:value="2745.81507567121" calcext:value-type="float">
            <text:p>2745.81507567121</text:p>
          </table:table-cell>
          <table:table-cell office:value-type="float" office:value="164.8" calcext:value-type="float">
            <text:p>164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0])/(LOG(1.5*[.J1650])-LOG(LOG(1+(1/0.02))))" office:value-type="float" office:value="2747.14626884601" calcext:value-type="float">
            <text:p>2747.14626884601</text:p>
          </table:table-cell>
          <table:table-cell office:value-type="float" office:value="164.9" calcext:value-type="float">
            <text:p>164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1])/(LOG(1.5*[.J1651])-LOG(LOG(1+(1/0.02))))" office:value-type="float" office:value="2748.4773405924" calcext:value-type="float">
            <text:p>2748.4773405924</text:p>
          </table:table-cell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2])/(LOG(1.5*[.J1652])-LOG(LOG(1+(1/0.02))))" office:value-type="float" office:value="2749.80829100358" calcext:value-type="float">
            <text:p>2749.80829100358</text:p>
          </table:table-cell>
          <table:table-cell office:value-type="float" office:value="165.1" calcext:value-type="float">
            <text:p>165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3])/(LOG(1.5*[.J1653])-LOG(LOG(1+(1/0.02))))" office:value-type="float" office:value="2751.13912017268" calcext:value-type="float">
            <text:p>2751.13912017268</text:p>
          </table:table-cell>
          <table:table-cell office:value-type="float" office:value="165.2" calcext:value-type="float">
            <text:p>165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4])/(LOG(1.5*[.J1654])-LOG(LOG(1+(1/0.02))))" office:value-type="float" office:value="2752.46982819264" calcext:value-type="float">
            <text:p>2752.46982819264</text:p>
          </table:table-cell>
          <table:table-cell office:value-type="float" office:value="165.3" calcext:value-type="float">
            <text:p>165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5])/(LOG(1.5*[.J1655])-LOG(LOG(1+(1/0.02))))" office:value-type="float" office:value="2753.80041515633" calcext:value-type="float">
            <text:p>2753.80041515633</text:p>
          </table:table-cell>
          <table:table-cell office:value-type="float" office:value="165.4" calcext:value-type="float">
            <text:p>165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6])/(LOG(1.5*[.J1656])-LOG(LOG(1+(1/0.02))))" office:value-type="float" office:value="2755.13088115643" calcext:value-type="float">
            <text:p>2755.13088115643</text:p>
          </table:table-cell>
          <table:table-cell office:value-type="float" office:value="165.5" calcext:value-type="float">
            <text:p>165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7])/(LOG(1.5*[.J1657])-LOG(LOG(1+(1/0.02))))" office:value-type="float" office:value="2756.46122628555" calcext:value-type="float">
            <text:p>2756.46122628555</text:p>
          </table:table-cell>
          <table:table-cell office:value-type="float" office:value="165.6" calcext:value-type="float">
            <text:p>165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8])/(LOG(1.5*[.J1658])-LOG(LOG(1+(1/0.02))))" office:value-type="float" office:value="2757.79145063615" calcext:value-type="float">
            <text:p>2757.79145063615</text:p>
          </table:table-cell>
          <table:table-cell office:value-type="float" office:value="165.7" calcext:value-type="float">
            <text:p>165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59])/(LOG(1.5*[.J1659])-LOG(LOG(1+(1/0.02))))" office:value-type="float" office:value="2759.12155430055" calcext:value-type="float">
            <text:p>2759.12155430055</text:p>
          </table:table-cell>
          <table:table-cell office:value-type="float" office:value="165.8" calcext:value-type="float">
            <text:p>165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0])/(LOG(1.5*[.J1660])-LOG(LOG(1+(1/0.02))))" office:value-type="float" office:value="2760.45153737095" calcext:value-type="float">
            <text:p>2760.45153737095</text:p>
          </table:table-cell>
          <table:table-cell office:value-type="float" office:value="165.9" calcext:value-type="float">
            <text:p>165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1])/(LOG(1.5*[.J1661])-LOG(LOG(1+(1/0.02))))" office:value-type="float" office:value="2761.78139993945" calcext:value-type="float">
            <text:p>2761.78139993945</text:p>
          </table:table-cell>
          <table:table-cell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2])/(LOG(1.5*[.J1662])-LOG(LOG(1+(1/0.02))))" office:value-type="float" office:value="2763.11114209799" calcext:value-type="float">
            <text:p>2763.11114209799</text:p>
          </table:table-cell>
          <table:table-cell office:value-type="float" office:value="166.1" calcext:value-type="float">
            <text:p>166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3])/(LOG(1.5*[.J1663])-LOG(LOG(1+(1/0.02))))" office:value-type="float" office:value="2764.4407639384" calcext:value-type="float">
            <text:p>2764.4407639384</text:p>
          </table:table-cell>
          <table:table-cell office:value-type="float" office:value="166.2" calcext:value-type="float">
            <text:p>166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4])/(LOG(1.5*[.J1664])-LOG(LOG(1+(1/0.02))))" office:value-type="float" office:value="2765.77026555239" calcext:value-type="float">
            <text:p>2765.77026555239</text:p>
          </table:table-cell>
          <table:table-cell office:value-type="float" office:value="166.3" calcext:value-type="float">
            <text:p>166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5])/(LOG(1.5*[.J1665])-LOG(LOG(1+(1/0.02))))" office:value-type="float" office:value="2767.09964703152" calcext:value-type="float">
            <text:p>2767.09964703152</text:p>
          </table:table-cell>
          <table:table-cell office:value-type="float" office:value="166.4" calcext:value-type="float">
            <text:p>166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6])/(LOG(1.5*[.J1666])-LOG(LOG(1+(1/0.02))))" office:value-type="float" office:value="2768.42890846725" calcext:value-type="float">
            <text:p>2768.42890846725</text:p>
          </table:table-cell>
          <table:table-cell office:value-type="float" office:value="166.5" calcext:value-type="float">
            <text:p>166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7])/(LOG(1.5*[.J1667])-LOG(LOG(1+(1/0.02))))" office:value-type="float" office:value="2769.7580499509" calcext:value-type="float">
            <text:p>2769.7580499509</text:p>
          </table:table-cell>
          <table:table-cell office:value-type="float" office:value="166.6" calcext:value-type="float">
            <text:p>166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8])/(LOG(1.5*[.J1668])-LOG(LOG(1+(1/0.02))))" office:value-type="float" office:value="2771.08707157368" calcext:value-type="float">
            <text:p>2771.08707157368</text:p>
          </table:table-cell>
          <table:table-cell office:value-type="float" office:value="166.7" calcext:value-type="float">
            <text:p>166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69])/(LOG(1.5*[.J1669])-LOG(LOG(1+(1/0.02))))" office:value-type="float" office:value="2772.41597342667" calcext:value-type="float">
            <text:p>2772.41597342667</text:p>
          </table:table-cell>
          <table:table-cell office:value-type="float" office:value="166.8" calcext:value-type="float">
            <text:p>166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0])/(LOG(1.5*[.J1670])-LOG(LOG(1+(1/0.02))))" office:value-type="float" office:value="2773.74475560081" calcext:value-type="float">
            <text:p>2773.74475560081</text:p>
          </table:table-cell>
          <table:table-cell office:value-type="float" office:value="166.9" calcext:value-type="float">
            <text:p>166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1])/(LOG(1.5*[.J1671])-LOG(LOG(1+(1/0.02))))" office:value-type="float" office:value="2775.07341818695" calcext:value-type="float">
            <text:p>2775.07341818695</text:p>
          </table:table-cell>
          <table:table-cell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2])/(LOG(1.5*[.J1672])-LOG(LOG(1+(1/0.02))))" office:value-type="float" office:value="2776.40196127577" calcext:value-type="float">
            <text:p>2776.40196127577</text:p>
          </table:table-cell>
          <table:table-cell office:value-type="float" office:value="167.1" calcext:value-type="float">
            <text:p>167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3])/(LOG(1.5*[.J1673])-LOG(LOG(1+(1/0.02))))" office:value-type="float" office:value="2777.73038495787" calcext:value-type="float">
            <text:p>2777.73038495787</text:p>
          </table:table-cell>
          <table:table-cell office:value-type="float" office:value="167.2" calcext:value-type="float">
            <text:p>167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4])/(LOG(1.5*[.J1674])-LOG(LOG(1+(1/0.02))))" office:value-type="float" office:value="2779.0586893237" calcext:value-type="float">
            <text:p>2779.0586893237</text:p>
          </table:table-cell>
          <table:table-cell office:value-type="float" office:value="167.3" calcext:value-type="float">
            <text:p>167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5])/(LOG(1.5*[.J1675])-LOG(LOG(1+(1/0.02))))" office:value-type="float" office:value="2780.38687446361" calcext:value-type="float">
            <text:p>2780.38687446361</text:p>
          </table:table-cell>
          <table:table-cell office:value-type="float" office:value="167.4" calcext:value-type="float">
            <text:p>167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6])/(LOG(1.5*[.J1676])-LOG(LOG(1+(1/0.02))))" office:value-type="float" office:value="2781.71494046779" calcext:value-type="float">
            <text:p>2781.71494046779</text:p>
          </table:table-cell>
          <table:table-cell office:value-type="float" office:value="167.5" calcext:value-type="float">
            <text:p>167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7])/(LOG(1.5*[.J1677])-LOG(LOG(1+(1/0.02))))" office:value-type="float" office:value="2783.04288742636" calcext:value-type="float">
            <text:p>2783.04288742636</text:p>
          </table:table-cell>
          <table:table-cell office:value-type="float" office:value="167.6" calcext:value-type="float">
            <text:p>167.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8])/(LOG(1.5*[.J1678])-LOG(LOG(1+(1/0.02))))" office:value-type="float" office:value="2784.37071542926" calcext:value-type="float">
            <text:p>2784.37071542926</text:p>
          </table:table-cell>
          <table:table-cell office:value-type="float" office:value="167.7" calcext:value-type="float">
            <text:p>167.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79])/(LOG(1.5*[.J1679])-LOG(LOG(1+(1/0.02))))" office:value-type="float" office:value="2785.69842456636" calcext:value-type="float">
            <text:p>2785.69842456636</text:p>
          </table:table-cell>
          <table:table-cell office:value-type="float" office:value="167.8" calcext:value-type="float">
            <text:p>167.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0])/(LOG(1.5*[.J1680])-LOG(LOG(1+(1/0.02))))" office:value-type="float" office:value="2787.02601492738" calcext:value-type="float">
            <text:p>2787.02601492738</text:p>
          </table:table-cell>
          <table:table-cell office:value-type="float" office:value="167.9" calcext:value-type="float">
            <text:p>167.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1])/(LOG(1.5*[.J1681])-LOG(LOG(1+(1/0.02))))" office:value-type="float" office:value="2788.35348660191" calcext:value-type="float">
            <text:p>2788.35348660191</text:p>
          </table:table-cell>
          <table:table-cell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2])/(LOG(1.5*[.J1682])-LOG(LOG(1+(1/0.02))))" office:value-type="float" office:value="2789.68083967944" calcext:value-type="float">
            <text:p>2789.68083967944</text:p>
          </table:table-cell>
          <table:table-cell office:value-type="float" office:value="168.1" calcext:value-type="float">
            <text:p>168.1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3])/(LOG(1.5*[.J1683])-LOG(LOG(1+(1/0.02))))" office:value-type="float" office:value="2791.00807424934" calcext:value-type="float">
            <text:p>2791.00807424934</text:p>
          </table:table-cell>
          <table:table-cell office:value-type="float" office:value="168.2" calcext:value-type="float">
            <text:p>168.2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4])/(LOG(1.5*[.J1684])-LOG(LOG(1+(1/0.02))))" office:value-type="float" office:value="2792.33519040085" calcext:value-type="float">
            <text:p>2792.33519040085</text:p>
          </table:table-cell>
          <table:table-cell office:value-type="float" office:value="168.3" calcext:value-type="float">
            <text:p>168.3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5])/(LOG(1.5*[.J1685])-LOG(LOG(1+(1/0.02))))" office:value-type="float" office:value="2793.66218822308" calcext:value-type="float">
            <text:p>2793.66218822308</text:p>
          </table:table-cell>
          <table:table-cell office:value-type="float" office:value="168.4" calcext:value-type="float">
            <text:p>168.4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6])/(LOG(1.5*[.J1686])-LOG(LOG(1+(1/0.02))))" office:value-type="float" office:value="2794.98906780503" calcext:value-type="float">
            <text:p>2794.98906780503</text:p>
          </table:table-cell>
          <table:table-cell office:value-type="float" office:value="168.5" calcext:value-type="float">
            <text:p>168.5</text:p>
          </table:table-cell>
          <table:table-cell table:number-columns-repeated="14"/>
        </table:table-row>
        <table:table-row table:style-name="ro1">
          <table:table-cell table:number-columns-repeated="8"/>
          <table:table-cell table:formula="of:=(36*[.J1687])/(LOG(1.5*[.J1687])-LOG(LOG(1+(1/0.02))))" office:value-type="float" office:value="2796.31582923558" calcext:value-type="float">
            <text:p>2796.31582923558</text:p>
          </table:table-cell>
          <table:table-cell office:value-type="float" office:value="168.6" calcext:value-type="float">
            <text:p>168.6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52:59.628666619</meta:creation-date>
    <dc:date>2019-06-11T19:14:05.112266359</dc:date>
    <meta:editing-duration>PT2H38M3S</meta:editing-duration>
    <meta:editing-cycles>7</meta:editing-cycles>
    <meta:generator>LibreOffice/6.1.4.2$MacOSX_X86_64 LibreOffice_project/9d0f32d1f0b509096fd65e0d4bec26ddd1938fd3</meta:generator>
    <meta:document-statistic meta:table-count="1" meta:cell-count="35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9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932cm" svg:height="19.952cm" xlink:href=".." xlink:type="simple" chart:class="chart:scatter" chart:column-mapping="1" chart:style-name="ch1">
        <chart:title svg:x="6.611cm" svg:y="0.535cm" chart:style-name="ch2">
          <text:p>Breakdown Voltage vs Probe-Pressure product for an evacuated cylinder</text:p>
        </chart:title>
        <chart:legend chart:legend-position="end" svg:x="24.17cm" svg:y="9.201cm" style:legend-expansion="high" chart:style-name="ch3"/>
        <chart:plot-area chart:style-name="ch4" table:cell-range-address="Sheet1.I2:Sheet1.J1687 Sheet1.C2:Sheet1.C39 Sheet1.F2:Sheet1.F23" svg:x="1.557cm" svg:y="1.105cm" svg:width="21.865cm" svg:height="17.943cm">
          <chartooo:coordinate-region svg:x="2.617cm" svg:y="1.105cm" svg:width="20.805cm" svg:height="17.311cm"/>
          <chart:axis chart:dimension="x" chart:name="primary-x" chart:style-name="ch5">
            <chart:title svg:x="11.802cm" svg:y="19.402cm" chart:style-name="ch6">
              <text:p>mTorr*m</text:p>
            </chart:title>
          </chart:axis>
          <chart:axis chart:dimension="y" chart:name="primary-y" chart:style-name="ch7">
            <chart:title svg:x="0.449cm" svg:y="11.729cm" chart:style-name="ch8">
              <text:p>Breakdown Voltage(V)</text:p>
            </chart:title>
            <chart:grid chart:style-name="ch9" chart:class="major"/>
          </chart:axis>
          <chart:series chart:style-name="ch10" chart:values-cell-range-address="Sheet1.I2:Sheet1.I1687" chart:class="chart:scatter">
            <chart:domain table:cell-range-address="Sheet1.J2:Sheet1.J1687"/>
            <chart:data-point chart:repeated="666"/>
            <chart:data-point chart:style-name="ch11"/>
            <chart:data-point chart:repeated="12"/>
            <chart:data-point chart:style-name="ch11"/>
            <chart:data-point chart:repeated="7"/>
            <chart:data-point chart:style-name="ch11"/>
            <chart:data-point chart:repeated="10"/>
            <chart:data-point chart:style-name="ch11"/>
            <chart:data-point chart:repeated="51"/>
            <chart:data-point chart:style-name="ch11"/>
            <chart:data-point chart:repeated="935"/>
          </chart:series>
          <chart:series chart:style-name="ch12" chart:values-cell-range-address="Sheet1.C2:Sheet1.C39" chart:class="chart:scatter">
            <chart:domain table:cell-range-address="Sheet1.D2:Sheet1.D39"/>
            <chart:data-point chart:repeated="38"/>
          </chart:series>
          <chart:series chart:style-name="ch13" chart:values-cell-range-address="Sheet1.F2:Sheet1.F23" chart:class="chart:scatter">
            <chart:domain table:cell-range-address="Sheet1.G2:Sheet1.G23"/>
            <chart:data-point chart:repeated="3"/>
            <chart:data-point chart:style-name="ch14" chart:repeated="2"/>
            <chart:data-point/>
            <chart:data-point chart:style-name="ch14"/>
            <chart:data-point chart:repeated="6"/>
            <chart:data-point chart:style-name="ch14" chart:repeated="3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J2:Sheet1.J1687</svg:desc>
                </draw:g>
              </table:table-cell>
              <table:table-cell office:value-type="float" office:value="NaN">
                <text:p>NaN</text:p>
                <draw:g>
                  <svg:desc>Sheet1.I2:Sheet1.I1687</svg:desc>
                </draw:g>
              </table:table-cell>
              <table:table-cell office:value-type="float" office:value="33">
                <text:p>33</text:p>
                <draw:g>
                  <svg:desc>Sheet1.D2:Sheet1.D39</svg:desc>
                </draw:g>
              </table:table-cell>
              <table:table-cell office:value-type="float" office:value="710">
                <text:p>710</text:p>
                <draw:g>
                  <svg:desc>Sheet1.C2:Sheet1.C39</svg:desc>
                </draw:g>
              </table:table-cell>
              <table:table-cell office:value-type="float" office:value="33">
                <text:p>33</text:p>
                <draw:g>
                  <svg:desc>Sheet1.G2:Sheet1.G23</svg:desc>
                </draw:g>
              </table:table-cell>
              <table:table-cell office:value-type="float" office:value="715.5">
                <text:p>715.5</text:p>
                <draw:g>
                  <svg:desc>Sheet1.F2:Sheet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721">
                <text:p>721</text:p>
              </table:table-cell>
              <table:table-cell office:value-type="float" office:value="49.5">
                <text:p>49.5</text:p>
              </table:table-cell>
              <table:table-cell office:value-type="float" office:value="923.5">
                <text:p>92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903">
                <text:p>903</text:p>
              </table:table-cell>
              <table:table-cell office:value-type="float" office:value="66">
                <text:p>66</text:p>
              </table:table-cell>
              <table:table-cell office:value-type="float" office:value="1015.5">
                <text:p>101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5">
                <text:p>49.5</text:p>
              </table:table-cell>
              <table:table-cell office:value-type="float" office:value="944">
                <text:p>944</text:p>
              </table:table-cell>
              <table:table-cell office:value-type="float" office:value="99">
                <text:p>99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075">
                <text:p>1075</text:p>
              </table:table-cell>
              <table:table-cell office:value-type="float" office:value="21">
                <text:p>2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956">
                <text:p>956</text:p>
              </table:table-cell>
              <table:table-cell office:value-type="float" office:value="31.5">
                <text:p>31.5</text:p>
              </table:table-cell>
              <table:table-cell office:value-type="float" office:value="626.5">
                <text:p>62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970">
                <text:p>970</text:p>
              </table:table-cell>
              <table:table-cell office:value-type="float" office:value="42">
                <text:p>4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1140">
                <text:p>1140</text:p>
              </table:table-cell>
              <table:table-cell office:value-type="float" office:value="63">
                <text:p>6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15">
                <text:p>615</text:p>
              </table:table-cell>
              <table:table-cell office:value-type="float" office:value="57">
                <text:p>57</text:p>
              </table:table-cell>
              <table:table-cell office:value-type="float" office:value="1090.5">
                <text:p>109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15">
                <text:p>615</text:p>
              </table:table-cell>
              <table:table-cell office:value-type="float" office:value="85.5">
                <text:p>85.5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540">
                <text:p>540</text:p>
              </table:table-cell>
              <table:table-cell office:value-type="float" office:value="114">
                <text:p>114</text:p>
              </table:table-cell>
              <table:table-cell office:value-type="float" office:value="1710.5">
                <text:p>171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1886.96188375488">
                <text:p>1886.96188375488</text:p>
              </table:table-cell>
              <table:table-cell office:value-type="float" office:value="31.5">
                <text:p>31.5</text:p>
              </table:table-cell>
              <table:table-cell office:value-type="float" office:value="713">
                <text:p>713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811.71012685011">
                <text:p>811.71012685011</text:p>
              </table:table-cell>
              <table:table-cell office:value-type="float" office:value="42">
                <text:p>42</text:p>
              </table:table-cell>
              <table:table-cell office:value-type="float" office:value="818">
                <text:p>818</text:p>
              </table:table-cell>
              <table:table-cell office:value-type="float" office:value="1">
                <text:p>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560.992746531743">
                <text:p>560.992746531743</text:p>
              </table:table-cell>
              <table:table-cell office:value-type="float" office:value="42">
                <text:p>42</text:p>
              </table:table-cell>
              <table:table-cell office:value-type="float" office:value="870">
                <text:p>870</text:p>
              </table:table-cell>
              <table:table-cell office:value-type="float" office:value="1.5">
                <text:p>1.5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450.736363607323">
                <text:p>450.736363607323</text:p>
              </table:table-cell>
              <table:table-cell office:value-type="float" office:value="63">
                <text:p>63</text:p>
              </table:table-cell>
              <table:table-cell office:value-type="float" office:value="994">
                <text:p>994</text:p>
              </table:table-cell>
              <table:table-cell office:value-type="float" office:value="2">
                <text:p>2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389.629679313031">
                <text:p>389.629679313031</text:p>
              </table:table-cell>
              <table:table-cell office:value-type="float" office:value="63">
                <text:p>63</text:p>
              </table:table-cell>
              <table:table-cell office:value-type="float" office:value="1014">
                <text:p>1014</text:p>
              </table:table-cell>
              <table:table-cell office:value-type="float" office:value="3">
                <text:p>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351.397742962822">
                <text:p>351.397742962822</text:p>
              </table:table-cell>
              <table:table-cell office:value-type="float" office:value="57">
                <text:p>57</text:p>
              </table:table-cell>
              <table:table-cell office:value-type="float" office:value="1061">
                <text:p>1061</text:p>
              </table:table-cell>
              <table:table-cell office:value-type="float" office:value="4">
                <text:p>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325.652354811248">
                <text:p>325.652354811248</text:p>
              </table:table-cell>
              <table:table-cell office:value-type="float" office:value="57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1.75">
                <text:p>1.75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307.462300075149">
                <text:p>307.462300075149</text:p>
              </table:table-cell>
              <table:table-cell office:value-type="float" office:value="85.5">
                <text:p>85.5</text:p>
              </table:table-cell>
              <table:table-cell office:value-type="float" office:value="1378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341.5">
                <text:p>34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94.186514370866">
                <text:p>294.186514370866</text:p>
              </table:table-cell>
              <table:table-cell office:value-type="float" office:value="85.5">
                <text:p>85.5</text:p>
              </table:table-cell>
              <table:table-cell office:value-type="float" office:value="1430">
                <text:p>14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284.283207863241">
                <text:p>284.283207863241</text:p>
              </table:table-cell>
              <table:table-cell office:value-type="float" office:value="114">
                <text:p>114</text:p>
              </table:table-cell>
              <table:table-cell office:value-type="float" office:value="1730">
                <text:p>17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276.792056594726">
                <text:p>276.792056594726</text:p>
              </table:table-cell>
              <table:table-cell office:value-type="float" office:value="114">
                <text:p>114</text:p>
              </table:table-cell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271.083863298202">
                <text:p>271.08386329820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266.729282333286">
                <text:p>266.729282333286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263.425397231271">
                <text:p>263.425397231271</text:p>
              </table:table-cell>
              <table:table-cell office:value-type="float" office:value="1">
                <text:p>1</text:p>
              </table:table-cell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260.952443012281">
                <text:p>260.952443012281</text:p>
              </table:table-cell>
              <table:table-cell office:value-type="float" office:value="1">
                <text:p>1</text:p>
              </table:table-cell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259.147160051603">
                <text:p>259.147160051603</text:p>
              </table:table-cell>
              <table:table-cell office:value-type="float" office:value="1.5">
                <text:p>1.5</text:p>
              </table:table-cell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257.885772466204">
                <text:p>257.885772466204</text:p>
              </table:table-cell>
              <table:table-cell office:value-type="float" office:value="1.5">
                <text:p>1.5</text:p>
              </table:table-cell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257.072766182239">
                <text:p>257.072766182239</text:p>
              </table:table-cell>
              <table:table-cell office:value-type="float" office:value="2">
                <text:p>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56.633285582194">
                <text:p>256.633285582194</text:p>
              </table:table-cell>
              <table:table-cell office:value-type="float" office:value="2">
                <text:p>2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256.507857197702">
                <text:p>256.507857197702</text:p>
              </table:table-cell>
              <table:table-cell office:value-type="float" office:value="3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256.648650129429">
                <text:p>256.648650129429</text:p>
              </table:table-cell>
              <table:table-cell office:value-type="float" office:value="3">
                <text:p>3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257.016775399106">
                <text:p>257.016775399106</text:p>
              </table:table-cell>
              <table:table-cell office:value-type="float" office:value="4">
                <text:p>4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257.580302548052">
                <text:p>257.580302548052</text:p>
              </table:table-cell>
              <table:table-cell office:value-type="float" office:value="4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258.312780786901">
                <text:p>258.312780786901</text:p>
              </table:table-cell>
              <table:table-cell office:value-type="float" office:value="1.75">
                <text:p>1.7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259.192121139934">
                <text:p>259.192121139934</text:p>
              </table:table-cell>
              <table:table-cell office:value-type="float" office:value="1.75">
                <text:p>1.75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260.199740872222">
                <text:p>260.199740872222</text:p>
              </table:table-cell>
              <table:table-cell office:value-type="float" office:value="6">
                <text:p>6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261.319901166815">
                <text:p>261.319901166815</text:p>
              </table:table-cell>
              <table:table-cell office:value-type="float" office:value="6">
                <text:p>6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262.539189024418">
                <text:p>262.53918902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63.84610807017">
                <text:p>263.8461080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265.230752496485">
                <text:p>265.23075249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266.68454510876">
                <text:p>266.68454510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268.200025260069">
                <text:p>268.20002526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269.77067594988">
                <text:p>269.7706759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271.390781916395">
                <text:p>271.39078191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273.055312442106">
                <text:p>273.055312442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274.759824004384">
                <text:p>274.759824004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276.500378967759">
                <text:p>276.50037896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278.273477324536">
                <text:p>278.27347732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80.075999111343">
                <text:p>280.07599911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281.905155609117">
                <text:p>281.905155609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283.758447807384">
                <text:p>283.75844780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285.633630906297">
                <text:p>285.633630906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287.528683860608">
                <text:p>287.52868386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289.441783152804">
                <text:p>289.44178315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291.371280128742">
                <text:p>291.371280128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293.315681346305">
                <text:p>293.31568134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295.273631482196">
                <text:p>295.273631482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297.243898418616">
                <text:p>297.24389841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299.22536019402">
                <text:p>299.2253601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301.216993553249">
                <text:p>301.216993553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303.217863874302">
                <text:p>303.217863874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305.2271162837">
                <text:p>305.2271162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307.243967801058">
                <text:p>307.24396780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309.267700377423">
                <text:p>309.267700377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311.297654711802">
                <text:p>311.29765471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313.333224747072">
                <text:p>313.333224747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315.37385276045">
                <text:p>315.3738527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317.419024975569">
                <text:p>317.41902497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19.468267633206">
                <text:p>319.46826763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321.521143466218">
                <text:p>321.52114346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323.577248531463">
                <text:p>323.57724853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325.636209357659">
                <text:p>325.636209357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327.697680373412">
                <text:p>327.69768037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329.761341584181">
                <text:p>329.76134158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331.826896470838">
                <text:p>331.82689647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333.894070085837">
                <text:p>333.89407008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335.962607325929">
                <text:p>335.96260732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338.032271362847">
                <text:p>338.03227136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340.10284221559">
                <text:p>340.1028422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342.174115449832">
                <text:p>342.17411544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344.245900991627">
                <text:p>344.24590099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346.318022044033">
                <text:p>346.31802204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348.39031409656">
                <text:p>348.39031409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350.462624018428">
                <text:p>350.462624018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352.534809227617">
                <text:p>352.53480922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354.606736928557">
                <text:p>354.60673692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356.678283412034">
                <text:p>356.67828341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358.749333411583">
                <text:p>358.74933341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360.819779511222">
                <text:p>360.81977951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362.889521599902">
                <text:p>362.88952159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364.958466368523">
                <text:p>364.958466368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367.026526845755">
                <text:p>367.02652684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369.093621969313">
                <text:p>369.09362196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371.159676189612">
                <text:p>371.159676189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373.224619103072">
                <text:p>373.224619103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375.288385112559">
                <text:p>375.288385112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377.350913112712">
                <text:p>377.35091311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379.412146198111">
                <text:p>379.412146198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81.472031392414">
                <text:p>381.47203139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383.530519396782">
                <text:p>383.53051939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385.587564356042">
                <text:p>385.58756435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387.643123641197">
                <text:p>387.64312364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389.697157646992">
                <text:p>389.69715764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391.749629603384">
                <text:p>391.74962960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393.800505399828">
                <text:p>393.80050539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395.849753421428">
                <text:p>395.84975342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397.897344396037">
                <text:p>397.89734439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399.943251251512">
                <text:p>399.94325125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401.987448982351">
                <text:p>401.987448982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404.029914525038">
                <text:p>404.02991452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406.070626641458">
                <text:p>406.07062664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408.109565809811">
                <text:p>408.10956580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410.146714122472">
                <text:p>410.14671412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412.182055190317">
                <text:p>412.18205519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414.215574053068">
                <text:p>414.21557405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416.247257095221">
                <text:p>416.24725709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418.277091967184">
                <text:p>418.277091967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420.305067511264">
                <text:p>420.30506751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422.33117369218">
                <text:p>422.3311736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424.355401531784">
                <text:p>424.35540153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426.377743047722">
                <text:p>426.377743047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428.398191195769">
                <text:p>428.39819119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430.416739815591">
                <text:p>430.416739815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432.43338357972">
                <text:p>432.4333835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434.448117945527">
                <text:p>434.44811794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436.460939109999">
                <text:p>436.46093910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438.471843967145">
                <text:p>438.471843967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440.480830067868">
                <text:p>440.480830067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442.487895582129">
                <text:p>442.487895582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444.493039263288">
                <text:p>444.49303926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446.496260414462">
                <text:p>446.49626041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448.497558856788">
                <text:p>448.497558856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450.496934899473">
                <text:p>450.49693489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452.494389311514">
                <text:p>452.49438931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454.489923295005">
                <text:p>454.48992329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456.483538459915">
                <text:p>456.483538459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458.475236800258">
                <text:p>458.47523680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460.46502067158">
                <text:p>460.4650206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462.452892769671">
                <text:p>462.452892769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464.43885611044">
                <text:p>464.4388561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466.422914010885">
                <text:p>466.42291401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468.405070071084">
                <text:p>468.40507007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470.385328157165">
                <text:p>470.38532815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472.363692385187">
                <text:p>472.363692385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474.340167105878">
                <text:p>474.340167105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476.314756890196">
                <text:p>476.31475689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478.28746651565">
                <text:p>478.2874665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480.258300953347">
                <text:p>480.25830095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482.22726535573">
                <text:p>482.2272653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484.194365044947">
                <text:p>484.19436504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486.159605501853">
                <text:p>486.15960550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488.122992355564">
                <text:p>488.12299235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490.084531373577">
                <text:p>490.08453137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492.044228452397">
                <text:p>492.044228452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494.002089608652">
                <text:p>494.00208960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495.958120970671">
                <text:p>495.958120970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497.912328770501">
                <text:p>497.912328770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499.864719336334">
                <text:p>499.86471933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501.815299085332">
                <text:p>501.81529908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503.764074516815">
                <text:p>503.76407451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505.711052205808">
                <text:p>505.711052205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507.656238796916">
                <text:p>507.65623879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509.59964099852">
                <text:p>509.5996409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511.541265577265">
                <text:p>511.54126557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513.481119352843">
                <text:p>513.48111935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515.419209193033">
                <text:p>515.419209193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517.355542009006">
                <text:p>517.35554200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519.290124750867">
                <text:p>519.290124750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521.222964403431">
                <text:p>521.22296440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523.154067982214">
                <text:p>523.15406798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525.083442529633">
                <text:p>525.083442529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527.011095111402">
                <text:p>527.01109511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528.937032813117">
                <text:p>528.937032813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530.86126273702">
                <text:p>530.8612627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6">
                <text:p>17.6</text:p>
              </table:table-cell>
              <table:table-cell office:value-type="float" office:value="532.783791998924">
                <text:p>532.783791998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7">
                <text:p>17.7</text:p>
              </table:table-cell>
              <table:table-cell office:value-type="float" office:value="534.704627725307">
                <text:p>534.70462772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8">
                <text:p>17.8</text:p>
              </table:table-cell>
              <table:table-cell office:value-type="float" office:value="536.623777050555">
                <text:p>536.62377705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">
                <text:p>17.9</text:p>
              </table:table-cell>
              <table:table-cell office:value-type="float" office:value="538.541247114347">
                <text:p>538.54124711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540.457045059188">
                <text:p>540.45704505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1">
                <text:p>18.1</text:p>
              </table:table-cell>
              <table:table-cell office:value-type="float" office:value="542.371178028057">
                <text:p>542.37117802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2">
                <text:p>18.2</text:p>
              </table:table-cell>
              <table:table-cell office:value-type="float" office:value="544.283653162195">
                <text:p>544.283653162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3">
                <text:p>18.3</text:p>
              </table:table-cell>
              <table:table-cell office:value-type="float" office:value="546.194477599001">
                <text:p>546.19447759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4">
                <text:p>18.4</text:p>
              </table:table-cell>
              <table:table-cell office:value-type="float" office:value="548.103658470047">
                <text:p>548.103658470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5">
                <text:p>18.5</text:p>
              </table:table-cell>
              <table:table-cell office:value-type="float" office:value="550.011202899195">
                <text:p>550.011202899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6">
                <text:p>18.6</text:p>
              </table:table-cell>
              <table:table-cell office:value-type="float" office:value="551.917118000821">
                <text:p>551.91711800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7">
                <text:p>18.7</text:p>
              </table:table-cell>
              <table:table-cell office:value-type="float" office:value="553.821410878134">
                <text:p>553.82141087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8">
                <text:p>18.8</text:p>
              </table:table-cell>
              <table:table-cell office:value-type="float" office:value="555.724088621583">
                <text:p>555.72408862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9">
                <text:p>18.9</text:p>
              </table:table-cell>
              <table:table-cell office:value-type="float" office:value="557.625158307362">
                <text:p>557.625158307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559.524626995988">
                <text:p>559.524626995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.1">
                <text:p>19.1</text:p>
              </table:table-cell>
              <table:table-cell office:value-type="float" office:value="561.422501730964">
                <text:p>561.42250173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2">
                <text:p>19.2</text:p>
              </table:table-cell>
              <table:table-cell office:value-type="float" office:value="563.318789537517">
                <text:p>563.31878953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3">
                <text:p>19.3</text:p>
              </table:table-cell>
              <table:table-cell office:value-type="float" office:value="565.21349742141">
                <text:p>565.2134974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4">
                <text:p>19.4</text:p>
              </table:table-cell>
              <table:table-cell office:value-type="float" office:value="567.106632367818">
                <text:p>567.10663236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5">
                <text:p>19.5</text:p>
              </table:table-cell>
              <table:table-cell office:value-type="float" office:value="568.998201340275">
                <text:p>568.99820134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6">
                <text:p>19.6</text:p>
              </table:table-cell>
              <table:table-cell office:value-type="float" office:value="570.888211279678">
                <text:p>570.88821127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7">
                <text:p>19.7</text:p>
              </table:table-cell>
              <table:table-cell office:value-type="float" office:value="572.776669103352">
                <text:p>572.77666910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8">
                <text:p>19.8</text:p>
              </table:table-cell>
              <table:table-cell office:value-type="float" office:value="574.663581704178">
                <text:p>574.66358170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9">
                <text:p>19.9</text:p>
              </table:table-cell>
              <table:table-cell office:value-type="float" office:value="576.548955949762">
                <text:p>576.548955949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578.432798681664">
                <text:p>578.43279868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">
                <text:p>20.1</text:p>
              </table:table-cell>
              <table:table-cell office:value-type="float" office:value="580.31511671468">
                <text:p>580.3151167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">
                <text:p>20.2</text:p>
              </table:table-cell>
              <table:table-cell office:value-type="float" office:value="582.195916836156">
                <text:p>582.19591683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">
                <text:p>20.3</text:p>
              </table:table-cell>
              <table:table-cell office:value-type="float" office:value="584.075205805359">
                <text:p>584.07520580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">
                <text:p>20.4</text:p>
              </table:table-cell>
              <table:table-cell office:value-type="float" office:value="585.952990352886">
                <text:p>585.95299035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">
                <text:p>20.5</text:p>
              </table:table-cell>
              <table:table-cell office:value-type="float" office:value="587.829277180113">
                <text:p>587.829277180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">
                <text:p>20.6</text:p>
              </table:table-cell>
              <table:table-cell office:value-type="float" office:value="589.704072958682">
                <text:p>589.704072958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">
                <text:p>20.7</text:p>
              </table:table-cell>
              <table:table-cell office:value-type="float" office:value="591.577384330021">
                <text:p>591.57738433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593.449217904912">
                <text:p>593.44921790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">
                <text:p>20.9</text:p>
              </table:table-cell>
              <table:table-cell office:value-type="float" office:value="595.319580263069">
                <text:p>595.31958026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597.188477952773">
                <text:p>597.188477952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1">
                <text:p>21.1</text:p>
              </table:table-cell>
              <table:table-cell office:value-type="float" office:value="599.055917490518">
                <text:p>599.05591749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2">
                <text:p>21.2</text:p>
              </table:table-cell>
              <table:table-cell office:value-type="float" office:value="600.921905360693">
                <text:p>600.921905360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3">
                <text:p>21.3</text:p>
              </table:table-cell>
              <table:table-cell office:value-type="float" office:value="602.786448015294">
                <text:p>602.78644801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4">
                <text:p>21.4</text:p>
              </table:table-cell>
              <table:table-cell office:value-type="float" office:value="604.649551873653">
                <text:p>604.649551873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5">
                <text:p>21.5</text:p>
              </table:table-cell>
              <table:table-cell office:value-type="float" office:value="606.5112233222">
                <text:p>606.5112233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6">
                <text:p>21.6</text:p>
              </table:table-cell>
              <table:table-cell office:value-type="float" office:value="608.371468714247">
                <text:p>608.37146871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">
                <text:p>21.7</text:p>
              </table:table-cell>
              <table:table-cell office:value-type="float" office:value="610.230294369788">
                <text:p>610.230294369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">
                <text:p>21.8</text:p>
              </table:table-cell>
              <table:table-cell office:value-type="float" office:value="612.087706575329">
                <text:p>612.08770657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">
                <text:p>21.9</text:p>
              </table:table-cell>
              <table:table-cell office:value-type="float" office:value="613.94371158373">
                <text:p>613.94371158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">
                <text:p>22</text:p>
              </table:table-cell>
              <table:table-cell office:value-type="float" office:value="615.798315614076">
                <text:p>615.79831561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">
                <text:p>22.1</text:p>
              </table:table-cell>
              <table:table-cell office:value-type="float" office:value="617.651524851554">
                <text:p>617.65152485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">
                <text:p>22.2</text:p>
              </table:table-cell>
              <table:table-cell office:value-type="float" office:value="619.503345447359">
                <text:p>619.50334544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">
                <text:p>22.3</text:p>
              </table:table-cell>
              <table:table-cell office:value-type="float" office:value="621.353783518608">
                <text:p>621.353783518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4">
                <text:p>22.4</text:p>
              </table:table-cell>
              <table:table-cell office:value-type="float" office:value="623.202845148274">
                <text:p>623.202845148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5">
                <text:p>22.5</text:p>
              </table:table-cell>
              <table:table-cell office:value-type="float" office:value="625.050536385137">
                <text:p>625.050536385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6">
                <text:p>22.6</text:p>
              </table:table-cell>
              <table:table-cell office:value-type="float" office:value="626.896863243742">
                <text:p>626.89686324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7">
                <text:p>22.7</text:p>
              </table:table-cell>
              <table:table-cell office:value-type="float" office:value="628.741831704376">
                <text:p>628.74183170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8">
                <text:p>22.8</text:p>
              </table:table-cell>
              <table:table-cell office:value-type="float" office:value="630.585447713058">
                <text:p>630.58544771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9">
                <text:p>22.9</text:p>
              </table:table-cell>
              <table:table-cell office:value-type="float" office:value="632.42771718154">
                <text:p>632.42771718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">
                <text:p>23</text:p>
              </table:table-cell>
              <table:table-cell office:value-type="float" office:value="634.268645987317">
                <text:p>634.26864598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1">
                <text:p>23.1</text:p>
              </table:table-cell>
              <table:table-cell office:value-type="float" office:value="636.108239973649">
                <text:p>636.10823997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2">
                <text:p>23.2</text:p>
              </table:table-cell>
              <table:table-cell office:value-type="float" office:value="637.946504949603">
                <text:p>637.946504949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3">
                <text:p>23.3</text:p>
              </table:table-cell>
              <table:table-cell office:value-type="float" office:value="639.783446690084">
                <text:p>639.783446690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4">
                <text:p>23.4</text:p>
              </table:table-cell>
              <table:table-cell office:value-type="float" office:value="641.619070935899">
                <text:p>641.61907093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5">
                <text:p>23.5</text:p>
              </table:table-cell>
              <table:table-cell office:value-type="float" office:value="643.453383393812">
                <text:p>643.45338339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6">
                <text:p>23.6</text:p>
              </table:table-cell>
              <table:table-cell office:value-type="float" office:value="645.286389736617">
                <text:p>645.286389736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7">
                <text:p>23.7</text:p>
              </table:table-cell>
              <table:table-cell office:value-type="float" office:value="647.118095603215">
                <text:p>647.118095603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8">
                <text:p>23.8</text:p>
              </table:table-cell>
              <table:table-cell office:value-type="float" office:value="648.948506598702">
                <text:p>648.94850659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9">
                <text:p>23.9</text:p>
              </table:table-cell>
              <table:table-cell office:value-type="float" office:value="650.777628294456">
                <text:p>650.777628294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">
                <text:p>24</text:p>
              </table:table-cell>
              <table:table-cell office:value-type="float" office:value="652.605466228243">
                <text:p>652.605466228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1">
                <text:p>24.1</text:p>
              </table:table-cell>
              <table:table-cell office:value-type="float" office:value="654.432025904319">
                <text:p>654.43202590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2">
                <text:p>24.2</text:p>
              </table:table-cell>
              <table:table-cell office:value-type="float" office:value="656.257312793543">
                <text:p>656.25731279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3">
                <text:p>24.3</text:p>
              </table:table-cell>
              <table:table-cell office:value-type="float" office:value="658.081332333493">
                <text:p>658.081332333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4">
                <text:p>24.4</text:p>
              </table:table-cell>
              <table:table-cell office:value-type="float" office:value="659.904089928592">
                <text:p>659.90408992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5">
                <text:p>24.5</text:p>
              </table:table-cell>
              <table:table-cell office:value-type="float" office:value="661.725590950231">
                <text:p>661.725590950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6">
                <text:p>24.6</text:p>
              </table:table-cell>
              <table:table-cell office:value-type="float" office:value="663.545840736906">
                <text:p>663.54584073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7">
                <text:p>24.7</text:p>
              </table:table-cell>
              <table:table-cell office:value-type="float" office:value="665.364844594354">
                <text:p>665.36484459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8">
                <text:p>24.8</text:p>
              </table:table-cell>
              <table:table-cell office:value-type="float" office:value="667.182607795692">
                <text:p>667.18260779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9">
                <text:p>24.9</text:p>
              </table:table-cell>
              <table:table-cell office:value-type="float" office:value="668.999135581563">
                <text:p>668.99913558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">
                <text:p>25</text:p>
              </table:table-cell>
              <table:table-cell office:value-type="float" office:value="670.814433160286">
                <text:p>670.814433160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1">
                <text:p>25.1</text:p>
              </table:table-cell>
              <table:table-cell office:value-type="float" office:value="672.628505708008">
                <text:p>672.628505708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2">
                <text:p>25.2</text:p>
              </table:table-cell>
              <table:table-cell office:value-type="float" office:value="674.441358368857">
                <text:p>674.441358368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3">
                <text:p>25.3</text:p>
              </table:table-cell>
              <table:table-cell office:value-type="float" office:value="676.252996255103">
                <text:p>676.25299625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4">
                <text:p>25.4</text:p>
              </table:table-cell>
              <table:table-cell office:value-type="float" office:value="678.063424447318">
                <text:p>678.06342444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5">
                <text:p>25.5</text:p>
              </table:table-cell>
              <table:table-cell office:value-type="float" office:value="679.87264799454">
                <text:p>679.8726479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">
                <text:p>25.6</text:p>
              </table:table-cell>
              <table:table-cell office:value-type="float" office:value="681.68067191444">
                <text:p>681.6806719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">
                <text:p>25.7</text:p>
              </table:table-cell>
              <table:table-cell office:value-type="float" office:value="683.487501193489">
                <text:p>683.487501193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8">
                <text:p>25.8</text:p>
              </table:table-cell>
              <table:table-cell office:value-type="float" office:value="685.293140787128">
                <text:p>685.29314078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9">
                <text:p>25.9</text:p>
              </table:table-cell>
              <table:table-cell office:value-type="float" office:value="687.097595619942">
                <text:p>687.09759561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">
                <text:p>26</text:p>
              </table:table-cell>
              <table:table-cell office:value-type="float" office:value="688.900870585835">
                <text:p>688.900870585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1">
                <text:p>26.1</text:p>
              </table:table-cell>
              <table:table-cell office:value-type="float" office:value="690.702970548202">
                <text:p>690.70297054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2">
                <text:p>26.2</text:p>
              </table:table-cell>
              <table:table-cell office:value-type="float" office:value="692.503900340109">
                <text:p>692.50390034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3">
                <text:p>26.3</text:p>
              </table:table-cell>
              <table:table-cell office:value-type="float" office:value="694.303664764471">
                <text:p>694.30366476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4">
                <text:p>26.4</text:p>
              </table:table-cell>
              <table:table-cell office:value-type="float" office:value="696.102268594231">
                <text:p>696.10226859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5">
                <text:p>26.5</text:p>
              </table:table-cell>
              <table:table-cell office:value-type="float" office:value="697.899716572542">
                <text:p>697.899716572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6">
                <text:p>26.6</text:p>
              </table:table-cell>
              <table:table-cell office:value-type="float" office:value="699.696013412947">
                <text:p>699.69601341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7">
                <text:p>26.7</text:p>
              </table:table-cell>
              <table:table-cell office:value-type="float" office:value="701.491163799562">
                <text:p>701.491163799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8">
                <text:p>26.8</text:p>
              </table:table-cell>
              <table:table-cell office:value-type="float" office:value="703.285172387259">
                <text:p>703.28517238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9">
                <text:p>26.9</text:p>
              </table:table-cell>
              <table:table-cell office:value-type="float" office:value="705.078043801854">
                <text:p>705.07804380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">
                <text:p>27</text:p>
              </table:table-cell>
              <table:table-cell office:value-type="float" office:value="706.869782640282">
                <text:p>706.869782640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1">
                <text:p>27.1</text:p>
              </table:table-cell>
              <table:table-cell office:value-type="float" office:value="708.660393470792">
                <text:p>708.66039347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">
                <text:p>27.2</text:p>
              </table:table-cell>
              <table:table-cell office:value-type="float" office:value="710.449880833126">
                <text:p>710.44988083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3">
                <text:p>27.3</text:p>
              </table:table-cell>
              <table:table-cell office:value-type="float" office:value="712.238249238706">
                <text:p>712.238249238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4">
                <text:p>27.4</text:p>
              </table:table-cell>
              <table:table-cell office:value-type="float" office:value="714.025503170822">
                <text:p>714.025503170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5">
                <text:p>27.5</text:p>
              </table:table-cell>
              <table:table-cell office:value-type="float" office:value="715.811647084812">
                <text:p>715.811647084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6">
                <text:p>27.6</text:p>
              </table:table-cell>
              <table:table-cell office:value-type="float" office:value="717.596685408255">
                <text:p>717.596685408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">
                <text:p>27.7</text:p>
              </table:table-cell>
              <table:table-cell office:value-type="float" office:value="719.380622541151">
                <text:p>719.38062254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8">
                <text:p>27.8</text:p>
              </table:table-cell>
              <table:table-cell office:value-type="float" office:value="721.163462856109">
                <text:p>721.16346285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9">
                <text:p>27.9</text:p>
              </table:table-cell>
              <table:table-cell office:value-type="float" office:value="722.945210698533">
                <text:p>722.94521069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">
                <text:p>28</text:p>
              </table:table-cell>
              <table:table-cell office:value-type="float" office:value="724.725870386807">
                <text:p>724.72587038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1">
                <text:p>28.1</text:p>
              </table:table-cell>
              <table:table-cell office:value-type="float" office:value="726.505446212478">
                <text:p>726.505446212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2">
                <text:p>28.2</text:p>
              </table:table-cell>
              <table:table-cell office:value-type="float" office:value="728.283942440446">
                <text:p>728.28394244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3">
                <text:p>28.3</text:p>
              </table:table-cell>
              <table:table-cell office:value-type="float" office:value="730.061363309142">
                <text:p>730.061363309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4">
                <text:p>28.4</text:p>
              </table:table-cell>
              <table:table-cell office:value-type="float" office:value="731.837713030714">
                <text:p>731.83771303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5">
                <text:p>28.5</text:p>
              </table:table-cell>
              <table:table-cell office:value-type="float" office:value="733.612995791214">
                <text:p>733.61299579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6">
                <text:p>28.6</text:p>
              </table:table-cell>
              <table:table-cell office:value-type="float" office:value="735.387215750777">
                <text:p>735.387215750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7">
                <text:p>28.7</text:p>
              </table:table-cell>
              <table:table-cell office:value-type="float" office:value="737.160377043803">
                <text:p>737.16037704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8">
                <text:p>28.8</text:p>
              </table:table-cell>
              <table:table-cell office:value-type="float" office:value="738.932483779145">
                <text:p>738.93248377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9">
                <text:p>28.9</text:p>
              </table:table-cell>
              <table:table-cell office:value-type="float" office:value="740.703540040279">
                <text:p>740.70354004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">
                <text:p>29</text:p>
              </table:table-cell>
              <table:table-cell office:value-type="float" office:value="742.473549885498">
                <text:p>742.473549885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">
                <text:p>29.1</text:p>
              </table:table-cell>
              <table:table-cell office:value-type="float" office:value="744.242517348081">
                <text:p>744.242517348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">
                <text:p>29.2</text:p>
              </table:table-cell>
              <table:table-cell office:value-type="float" office:value="746.010446436476">
                <text:p>746.01044643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">
                <text:p>29.3</text:p>
              </table:table-cell>
              <table:table-cell office:value-type="float" office:value="747.777341134482">
                <text:p>747.77734113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">
                <text:p>29.4</text:p>
              </table:table-cell>
              <table:table-cell office:value-type="float" office:value="749.543205401419">
                <text:p>749.54320540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5">
                <text:p>29.5</text:p>
              </table:table-cell>
              <table:table-cell office:value-type="float" office:value="751.308043172312">
                <text:p>751.30804317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6">
                <text:p>29.6</text:p>
              </table:table-cell>
              <table:table-cell office:value-type="float" office:value="753.071858358063">
                <text:p>753.07185835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7">
                <text:p>29.7</text:p>
              </table:table-cell>
              <table:table-cell office:value-type="float" office:value="754.834654845628">
                <text:p>754.83465484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8">
                <text:p>29.8</text:p>
              </table:table-cell>
              <table:table-cell office:value-type="float" office:value="756.596436498188">
                <text:p>756.59643649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9">
                <text:p>29.9</text:p>
              </table:table-cell>
              <table:table-cell office:value-type="float" office:value="758.357207155328">
                <text:p>758.35720715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760.116970633205">
                <text:p>760.11697063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1">
                <text:p>30.1</text:p>
              </table:table-cell>
              <table:table-cell office:value-type="float" office:value="761.875730724718">
                <text:p>761.875730724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2">
                <text:p>30.2</text:p>
              </table:table-cell>
              <table:table-cell office:value-type="float" office:value="763.633491199687">
                <text:p>763.633491199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3">
                <text:p>30.3</text:p>
              </table:table-cell>
              <table:table-cell office:value-type="float" office:value="765.390255805013">
                <text:p>765.39025580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4">
                <text:p>30.4</text:p>
              </table:table-cell>
              <table:table-cell office:value-type="float" office:value="767.14602826485">
                <text:p>767.1460282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5">
                <text:p>30.5</text:p>
              </table:table-cell>
              <table:table-cell office:value-type="float" office:value="768.900812280778">
                <text:p>768.90081228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6">
                <text:p>30.6</text:p>
              </table:table-cell>
              <table:table-cell office:value-type="float" office:value="770.654611531961">
                <text:p>770.65461153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7">
                <text:p>30.7</text:p>
              </table:table-cell>
              <table:table-cell office:value-type="float" office:value="772.407429675317">
                <text:p>772.407429675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8">
                <text:p>30.8</text:p>
              </table:table-cell>
              <table:table-cell office:value-type="float" office:value="774.159270345686">
                <text:p>774.159270345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9">
                <text:p>30.9</text:p>
              </table:table-cell>
              <table:table-cell office:value-type="float" office:value="775.910137155985">
                <text:p>775.910137155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">
                <text:p>31</text:p>
              </table:table-cell>
              <table:table-cell office:value-type="float" office:value="777.660033697381">
                <text:p>777.66003369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1">
                <text:p>31.1</text:p>
              </table:table-cell>
              <table:table-cell office:value-type="float" office:value="779.408963539443">
                <text:p>779.40896353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">
                <text:p>31.2</text:p>
              </table:table-cell>
              <table:table-cell office:value-type="float" office:value="781.156930230308">
                <text:p>781.156930230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3">
                <text:p>31.3</text:p>
              </table:table-cell>
              <table:table-cell office:value-type="float" office:value="782.903937296842">
                <text:p>782.903937296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4">
                <text:p>31.4</text:p>
              </table:table-cell>
              <table:table-cell office:value-type="float" office:value="784.649988244792">
                <text:p>784.649988244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5">
                <text:p>31.5</text:p>
              </table:table-cell>
              <table:table-cell office:value-type="float" office:value="786.39508655895">
                <text:p>786.39508655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6">
                <text:p>31.6</text:p>
              </table:table-cell>
              <table:table-cell office:value-type="float" office:value="788.139235703303">
                <text:p>788.139235703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7">
                <text:p>31.7</text:p>
              </table:table-cell>
              <table:table-cell office:value-type="float" office:value="789.882439121194">
                <text:p>789.88243912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8">
                <text:p>31.8</text:p>
              </table:table-cell>
              <table:table-cell office:value-type="float" office:value="791.624700235474">
                <text:p>791.62470023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9">
                <text:p>31.9</text:p>
              </table:table-cell>
              <table:table-cell office:value-type="float" office:value="793.366022448653">
                <text:p>793.366022448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">
                <text:p>32</text:p>
              </table:table-cell>
              <table:table-cell office:value-type="float" office:value="795.106409143054">
                <text:p>795.10640914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1">
                <text:p>32.1</text:p>
              </table:table-cell>
              <table:table-cell office:value-type="float" office:value="796.845863680965">
                <text:p>796.845863680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2">
                <text:p>32.2</text:p>
              </table:table-cell>
              <table:table-cell office:value-type="float" office:value="798.584389404785">
                <text:p>798.584389404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3">
                <text:p>32.3</text:p>
              </table:table-cell>
              <table:table-cell office:value-type="float" office:value="800.321989637178">
                <text:p>800.32198963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4">
                <text:p>32.4</text:p>
              </table:table-cell>
              <table:table-cell office:value-type="float" office:value="802.058667681213">
                <text:p>802.05866768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5">
                <text:p>32.5</text:p>
              </table:table-cell>
              <table:table-cell office:value-type="float" office:value="803.794426820521">
                <text:p>803.79442682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6">
                <text:p>32.6</text:p>
              </table:table-cell>
              <table:table-cell office:value-type="float" office:value="805.529270319431">
                <text:p>805.529270319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7">
                <text:p>32.7</text:p>
              </table:table-cell>
              <table:table-cell office:value-type="float" office:value="807.263201423118">
                <text:p>807.26320142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8">
                <text:p>32.8</text:p>
              </table:table-cell>
              <table:table-cell office:value-type="float" office:value="808.996223357749">
                <text:p>808.99622335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9">
                <text:p>32.9</text:p>
              </table:table-cell>
              <table:table-cell office:value-type="float" office:value="810.72833933062">
                <text:p>810.7283393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">
                <text:p>33</text:p>
              </table:table-cell>
              <table:table-cell office:value-type="float" office:value="812.4595525303">
                <text:p>812.459552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1">
                <text:p>33.1</text:p>
              </table:table-cell>
              <table:table-cell office:value-type="float" office:value="814.189866126774">
                <text:p>814.18986612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2">
                <text:p>33.2</text:p>
              </table:table-cell>
              <table:table-cell office:value-type="float" office:value="815.919283271575">
                <text:p>815.91928327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3">
                <text:p>33.3</text:p>
              </table:table-cell>
              <table:table-cell office:value-type="float" office:value="817.647807097927">
                <text:p>817.64780709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4">
                <text:p>33.4</text:p>
              </table:table-cell>
              <table:table-cell office:value-type="float" office:value="819.375440720882">
                <text:p>819.375440720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5">
                <text:p>33.5</text:p>
              </table:table-cell>
              <table:table-cell office:value-type="float" office:value="821.102187237452">
                <text:p>821.102187237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6">
                <text:p>33.6</text:p>
              </table:table-cell>
              <table:table-cell office:value-type="float" office:value="822.828049726751">
                <text:p>822.82804972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7">
                <text:p>33.7</text:p>
              </table:table-cell>
              <table:table-cell office:value-type="float" office:value="824.553031250117">
                <text:p>824.55303125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8">
                <text:p>33.8</text:p>
              </table:table-cell>
              <table:table-cell office:value-type="float" office:value="826.277134851258">
                <text:p>826.27713485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9">
                <text:p>33.9</text:p>
              </table:table-cell>
              <table:table-cell office:value-type="float" office:value="828.000363556373">
                <text:p>828.00036355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">
                <text:p>34</text:p>
              </table:table-cell>
              <table:table-cell office:value-type="float" office:value="829.72272037429">
                <text:p>829.72272037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1">
                <text:p>34.1</text:p>
              </table:table-cell>
              <table:table-cell office:value-type="float" office:value="831.44420829659">
                <text:p>831.44420829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2">
                <text:p>34.2</text:p>
              </table:table-cell>
              <table:table-cell office:value-type="float" office:value="833.164830297739">
                <text:p>833.164830297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3">
                <text:p>34.3</text:p>
              </table:table-cell>
              <table:table-cell office:value-type="float" office:value="834.884589335213">
                <text:p>834.884589335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4">
                <text:p>34.4</text:p>
              </table:table-cell>
              <table:table-cell office:value-type="float" office:value="836.603488349628">
                <text:p>836.60348834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5">
                <text:p>34.5</text:p>
              </table:table-cell>
              <table:table-cell office:value-type="float" office:value="838.321530264861">
                <text:p>838.32153026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6">
                <text:p>34.6</text:p>
              </table:table-cell>
              <table:table-cell office:value-type="float" office:value="840.038717988178">
                <text:p>840.038717988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7">
                <text:p>34.7</text:p>
              </table:table-cell>
              <table:table-cell office:value-type="float" office:value="841.755054410355">
                <text:p>841.75505441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8">
                <text:p>34.8</text:p>
              </table:table-cell>
              <table:table-cell office:value-type="float" office:value="843.470542405801">
                <text:p>843.470542405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9">
                <text:p>34.9</text:p>
              </table:table-cell>
              <table:table-cell office:value-type="float" office:value="845.185184832683">
                <text:p>845.185184832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">
                <text:p>35</text:p>
              </table:table-cell>
              <table:table-cell office:value-type="float" office:value="846.89898453304">
                <text:p>846.8989845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1">
                <text:p>35.1</text:p>
              </table:table-cell>
              <table:table-cell office:value-type="float" office:value="848.611944332907">
                <text:p>848.611944332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2">
                <text:p>35.2</text:p>
              </table:table-cell>
              <table:table-cell office:value-type="float" office:value="850.324067042432">
                <text:p>850.32406704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3">
                <text:p>35.3</text:p>
              </table:table-cell>
              <table:table-cell office:value-type="float" office:value="852.035355455994">
                <text:p>852.03535545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4">
                <text:p>35.4</text:p>
              </table:table-cell>
              <table:table-cell office:value-type="float" office:value="853.745812352318">
                <text:p>853.745812352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5">
                <text:p>35.5</text:p>
              </table:table-cell>
              <table:table-cell office:value-type="float" office:value="855.455440494595">
                <text:p>855.45544049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6">
                <text:p>35.6</text:p>
              </table:table-cell>
              <table:table-cell office:value-type="float" office:value="857.16424263059">
                <text:p>857.1642426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7">
                <text:p>35.7</text:p>
              </table:table-cell>
              <table:table-cell office:value-type="float" office:value="858.872221492761">
                <text:p>858.872221492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8">
                <text:p>35.8</text:p>
              </table:table-cell>
              <table:table-cell office:value-type="float" office:value="860.579379798369">
                <text:p>860.57937979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9">
                <text:p>35.9</text:p>
              </table:table-cell>
              <table:table-cell office:value-type="float" office:value="862.285720249592">
                <text:p>862.28572024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">
                <text:p>36</text:p>
              </table:table-cell>
              <table:table-cell office:value-type="float" office:value="863.991245533633">
                <text:p>863.991245533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1">
                <text:p>36.1</text:p>
              </table:table-cell>
              <table:table-cell office:value-type="float" office:value="865.695958322833">
                <text:p>865.69595832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2">
                <text:p>36.2</text:p>
              </table:table-cell>
              <table:table-cell office:value-type="float" office:value="867.399861274778">
                <text:p>867.39986127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3">
                <text:p>36.3</text:p>
              </table:table-cell>
              <table:table-cell office:value-type="float" office:value="869.102957032407">
                <text:p>869.10295703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4">
                <text:p>36.4</text:p>
              </table:table-cell>
              <table:table-cell office:value-type="float" office:value="870.805248224121">
                <text:p>870.80524822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5">
                <text:p>36.5</text:p>
              </table:table-cell>
              <table:table-cell office:value-type="float" office:value="872.506737463888">
                <text:p>872.50673746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6">
                <text:p>36.6</text:p>
              </table:table-cell>
              <table:table-cell office:value-type="float" office:value="874.207427351349">
                <text:p>874.20742735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7">
                <text:p>36.7</text:p>
              </table:table-cell>
              <table:table-cell office:value-type="float" office:value="875.907320471922">
                <text:p>875.90732047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8">
                <text:p>36.8</text:p>
              </table:table-cell>
              <table:table-cell office:value-type="float" office:value="877.606419396906">
                <text:p>877.606419396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9">
                <text:p>36.9</text:p>
              </table:table-cell>
              <table:table-cell office:value-type="float" office:value="879.304726683585">
                <text:p>879.3047266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">
                <text:p>37</text:p>
              </table:table-cell>
              <table:table-cell office:value-type="float" office:value="881.002244875327">
                <text:p>881.00224487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1">
                <text:p>37.1</text:p>
              </table:table-cell>
              <table:table-cell office:value-type="float" office:value="882.698976501689">
                <text:p>882.69897650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2">
                <text:p>37.2</text:p>
              </table:table-cell>
              <table:table-cell office:value-type="float" office:value="884.394924078514">
                <text:p>884.394924078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3">
                <text:p>37.3</text:p>
              </table:table-cell>
              <table:table-cell office:value-type="float" office:value="886.090090108031">
                <text:p>886.090090108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4">
                <text:p>37.4</text:p>
              </table:table-cell>
              <table:table-cell office:value-type="float" office:value="887.784477078957">
                <text:p>887.784477078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5">
                <text:p>37.5</text:p>
              </table:table-cell>
              <table:table-cell office:value-type="float" office:value="889.478087466589">
                <text:p>889.47808746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6">
                <text:p>37.6</text:p>
              </table:table-cell>
              <table:table-cell office:value-type="float" office:value="891.170923732906">
                <text:p>891.170923732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7">
                <text:p>37.7</text:p>
              </table:table-cell>
              <table:table-cell office:value-type="float" office:value="892.862988326663">
                <text:p>892.86298832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8">
                <text:p>37.8</text:p>
              </table:table-cell>
              <table:table-cell office:value-type="float" office:value="894.554283683484">
                <text:p>894.554283683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9">
                <text:p>37.9</text:p>
              </table:table-cell>
              <table:table-cell office:value-type="float" office:value="896.244812225964">
                <text:p>896.24481222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">
                <text:p>38</text:p>
              </table:table-cell>
              <table:table-cell office:value-type="float" office:value="897.934576363752">
                <text:p>897.934576363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">
                <text:p>38.1</text:p>
              </table:table-cell>
              <table:table-cell office:value-type="float" office:value="899.623578493654">
                <text:p>899.623578493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2">
                <text:p>38.2</text:p>
              </table:table-cell>
              <table:table-cell office:value-type="float" office:value="901.311820999719">
                <text:p>901.31182099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3">
                <text:p>38.3</text:p>
              </table:table-cell>
              <table:table-cell office:value-type="float" office:value="902.999306253331">
                <text:p>902.999306253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4">
                <text:p>38.4</text:p>
              </table:table-cell>
              <table:table-cell office:value-type="float" office:value="904.686036613304">
                <text:p>904.68603661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5">
                <text:p>38.5</text:p>
              </table:table-cell>
              <table:table-cell office:value-type="float" office:value="906.372014425966">
                <text:p>906.37201442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6">
                <text:p>38.6</text:p>
              </table:table-cell>
              <table:table-cell office:value-type="float" office:value="908.057242025251">
                <text:p>908.057242025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7">
                <text:p>38.7</text:p>
              </table:table-cell>
              <table:table-cell office:value-type="float" office:value="909.741721732788">
                <text:p>909.741721732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8">
                <text:p>38.8</text:p>
              </table:table-cell>
              <table:table-cell office:value-type="float" office:value="911.425455857987">
                <text:p>911.425455857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9">
                <text:p>38.9</text:p>
              </table:table-cell>
              <table:table-cell office:value-type="float" office:value="913.108446698128">
                <text:p>913.108446698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">
                <text:p>39</text:p>
              </table:table-cell>
              <table:table-cell office:value-type="float" office:value="914.790696538443">
                <text:p>914.790696538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1">
                <text:p>39.1</text:p>
              </table:table-cell>
              <table:table-cell office:value-type="float" office:value="916.472207652207">
                <text:p>916.47220765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2">
                <text:p>39.2</text:p>
              </table:table-cell>
              <table:table-cell office:value-type="float" office:value="918.152982300817">
                <text:p>918.152982300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3">
                <text:p>39.3</text:p>
              </table:table-cell>
              <table:table-cell office:value-type="float" office:value="919.833022733882">
                <text:p>919.83302273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4">
                <text:p>39.4</text:p>
              </table:table-cell>
              <table:table-cell office:value-type="float" office:value="921.512331189298">
                <text:p>921.51233118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5">
                <text:p>39.5</text:p>
              </table:table-cell>
              <table:table-cell office:value-type="float" office:value="923.190909893341">
                <text:p>923.190909893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6">
                <text:p>39.6</text:p>
              </table:table-cell>
              <table:table-cell office:value-type="float" office:value="924.868761060741">
                <text:p>924.86876106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7">
                <text:p>39.7</text:p>
              </table:table-cell>
              <table:table-cell office:value-type="float" office:value="926.545886894765">
                <text:p>926.545886894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8">
                <text:p>39.8</text:p>
              </table:table-cell>
              <table:table-cell office:value-type="float" office:value="928.222289587299">
                <text:p>928.222289587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9">
                <text:p>39.9</text:p>
              </table:table-cell>
              <table:table-cell office:value-type="float" office:value="929.897971318926">
                <text:p>929.89797131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931.572934259009">
                <text:p>931.57293425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1">
                <text:p>40.1</text:p>
              </table:table-cell>
              <table:table-cell office:value-type="float" office:value="933.247180565763">
                <text:p>933.24718056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2">
                <text:p>40.2</text:p>
              </table:table-cell>
              <table:table-cell office:value-type="float" office:value="934.920712386337">
                <text:p>934.92071238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3">
                <text:p>40.3</text:p>
              </table:table-cell>
              <table:table-cell office:value-type="float" office:value="936.593531856895">
                <text:p>936.59353185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4">
                <text:p>40.4</text:p>
              </table:table-cell>
              <table:table-cell office:value-type="float" office:value="938.265641102682">
                <text:p>938.26564110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5">
                <text:p>40.5</text:p>
              </table:table-cell>
              <table:table-cell office:value-type="float" office:value="939.937042238109">
                <text:p>939.93704223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6">
                <text:p>40.6</text:p>
              </table:table-cell>
              <table:table-cell office:value-type="float" office:value="941.607737366827">
                <text:p>941.607737366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7">
                <text:p>40.7</text:p>
              </table:table-cell>
              <table:table-cell office:value-type="float" office:value="943.277728581796">
                <text:p>943.27772858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8">
                <text:p>40.8</text:p>
              </table:table-cell>
              <table:table-cell office:value-type="float" office:value="944.947017965367">
                <text:p>944.947017965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9">
                <text:p>40.9</text:p>
              </table:table-cell>
              <table:table-cell office:value-type="float" office:value="946.615607589348">
                <text:p>946.615607589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">
                <text:p>41</text:p>
              </table:table-cell>
              <table:table-cell office:value-type="float" office:value="948.283499515082">
                <text:p>948.28349951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1">
                <text:p>41.1</text:p>
              </table:table-cell>
              <table:table-cell office:value-type="float" office:value="949.950695793518">
                <text:p>949.950695793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2">
                <text:p>41.2</text:p>
              </table:table-cell>
              <table:table-cell office:value-type="float" office:value="951.61719846528">
                <text:p>951.6171984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3">
                <text:p>41.3</text:p>
              </table:table-cell>
              <table:table-cell office:value-type="float" office:value="953.283009560741">
                <text:p>953.28300956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4">
                <text:p>41.4</text:p>
              </table:table-cell>
              <table:table-cell office:value-type="float" office:value="954.948131100092">
                <text:p>954.94813110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5">
                <text:p>41.5</text:p>
              </table:table-cell>
              <table:table-cell office:value-type="float" office:value="956.61256509341">
                <text:p>956.61256509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6">
                <text:p>41.6</text:p>
              </table:table-cell>
              <table:table-cell office:value-type="float" office:value="958.276313540734">
                <text:p>958.27631354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7">
                <text:p>41.7</text:p>
              </table:table-cell>
              <table:table-cell office:value-type="float" office:value="959.939378432125">
                <text:p>959.93937843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8">
                <text:p>41.8</text:p>
              </table:table-cell>
              <table:table-cell office:value-type="float" office:value="961.601761747738">
                <text:p>961.60176174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9">
                <text:p>41.9</text:p>
              </table:table-cell>
              <table:table-cell office:value-type="float" office:value="963.263465457892">
                <text:p>963.26346545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">
                <text:p>42</text:p>
              </table:table-cell>
              <table:table-cell office:value-type="float" office:value="964.924491523131">
                <text:p>964.92449152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1">
                <text:p>42.1</text:p>
              </table:table-cell>
              <table:table-cell office:value-type="float" office:value="966.584841894298">
                <text:p>966.58484189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2">
                <text:p>42.2</text:p>
              </table:table-cell>
              <table:table-cell office:value-type="float" office:value="968.244518512592">
                <text:p>968.24451851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3">
                <text:p>42.3</text:p>
              </table:table-cell>
              <table:table-cell office:value-type="float" office:value="969.903523309641">
                <text:p>969.903523309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4">
                <text:p>42.4</text:p>
              </table:table-cell>
              <table:table-cell office:value-type="float" office:value="971.561858207564">
                <text:p>971.56185820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5">
                <text:p>42.5</text:p>
              </table:table-cell>
              <table:table-cell office:value-type="float" office:value="973.219525119032">
                <text:p>973.219525119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6">
                <text:p>42.6</text:p>
              </table:table-cell>
              <table:table-cell office:value-type="float" office:value="974.876525947337">
                <text:p>974.8765259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7">
                <text:p>42.7</text:p>
              </table:table-cell>
              <table:table-cell office:value-type="float" office:value="976.532862586453">
                <text:p>976.532862586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8">
                <text:p>42.8</text:p>
              </table:table-cell>
              <table:table-cell office:value-type="float" office:value="978.188536921097">
                <text:p>978.18853692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9">
                <text:p>42.9</text:p>
              </table:table-cell>
              <table:table-cell office:value-type="float" office:value="979.843550826793">
                <text:p>979.843550826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">
                <text:p>43</text:p>
              </table:table-cell>
              <table:table-cell office:value-type="float" office:value="981.497906169934">
                <text:p>981.497906169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1">
                <text:p>43.1</text:p>
              </table:table-cell>
              <table:table-cell office:value-type="float" office:value="983.151604807841">
                <text:p>983.15160480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2">
                <text:p>43.2</text:p>
              </table:table-cell>
              <table:table-cell office:value-type="float" office:value="984.804648588825">
                <text:p>984.80464858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3">
                <text:p>43.3</text:p>
              </table:table-cell>
              <table:table-cell office:value-type="float" office:value="986.457039352249">
                <text:p>986.45703935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4">
                <text:p>43.4</text:p>
              </table:table-cell>
              <table:table-cell office:value-type="float" office:value="988.108778928583">
                <text:p>988.108778928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5">
                <text:p>43.5</text:p>
              </table:table-cell>
              <table:table-cell office:value-type="float" office:value="989.759869139467">
                <text:p>989.75986913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6">
                <text:p>43.6</text:p>
              </table:table-cell>
              <table:table-cell office:value-type="float" office:value="991.41031179777">
                <text:p>991.4103117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7">
                <text:p>43.7</text:p>
              </table:table-cell>
              <table:table-cell office:value-type="float" office:value="993.060108707643">
                <text:p>993.06010870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8">
                <text:p>43.8</text:p>
              </table:table-cell>
              <table:table-cell office:value-type="float" office:value="994.709261664584">
                <text:p>994.70926166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9">
                <text:p>43.9</text:p>
              </table:table-cell>
              <table:table-cell office:value-type="float" office:value="996.35777245549">
                <text:p>996.35777245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">
                <text:p>44</text:p>
              </table:table-cell>
              <table:table-cell office:value-type="float" office:value="998.005642858714">
                <text:p>998.00564285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1">
                <text:p>44.1</text:p>
              </table:table-cell>
              <table:table-cell office:value-type="float" office:value="999.652874644125">
                <text:p>999.6528746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2">
                <text:p>44.2</text:p>
              </table:table-cell>
              <table:table-cell office:value-type="float" office:value="1001.29946957316">
                <text:p>1001.2994695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3">
                <text:p>44.3</text:p>
              </table:table-cell>
              <table:table-cell office:value-type="float" office:value="1002.94542939888">
                <text:p>1002.9454293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4">
                <text:p>44.4</text:p>
              </table:table-cell>
              <table:table-cell office:value-type="float" office:value="1004.59075586603">
                <text:p>1004.59075586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5">
                <text:p>44.5</text:p>
              </table:table-cell>
              <table:table-cell office:value-type="float" office:value="1006.23545071109">
                <text:p>1006.2354507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6">
                <text:p>44.6</text:p>
              </table:table-cell>
              <table:table-cell office:value-type="float" office:value="1007.87951566231">
                <text:p>1007.87951566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7">
                <text:p>44.7</text:p>
              </table:table-cell>
              <table:table-cell office:value-type="float" office:value="1009.52295243981">
                <text:p>1009.52295243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8">
                <text:p>44.8</text:p>
              </table:table-cell>
              <table:table-cell office:value-type="float" office:value="1011.16576275559">
                <text:p>1011.16576275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9">
                <text:p>44.9</text:p>
              </table:table-cell>
              <table:table-cell office:value-type="float" office:value="1012.8079483136">
                <text:p>1012.807948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">
                <text:p>45</text:p>
              </table:table-cell>
              <table:table-cell office:value-type="float" office:value="1014.44951080979">
                <text:p>1014.4495108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1">
                <text:p>45.1</text:p>
              </table:table-cell>
              <table:table-cell office:value-type="float" office:value="1016.09045193216">
                <text:p>1016.09045193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2">
                <text:p>45.2</text:p>
              </table:table-cell>
              <table:table-cell office:value-type="float" office:value="1017.73077336082">
                <text:p>1017.73077336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3">
                <text:p>45.3</text:p>
              </table:table-cell>
              <table:table-cell office:value-type="float" office:value="1019.37047676803">
                <text:p>1019.3704767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4">
                <text:p>45.4</text:p>
              </table:table-cell>
              <table:table-cell office:value-type="float" office:value="1021.00956381825">
                <text:p>1021.0095638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5">
                <text:p>45.5</text:p>
              </table:table-cell>
              <table:table-cell office:value-type="float" office:value="1022.64803616821">
                <text:p>1022.6480361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6">
                <text:p>45.6</text:p>
              </table:table-cell>
              <table:table-cell office:value-type="float" office:value="1024.28589546693">
                <text:p>1024.2858954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7">
                <text:p>45.7</text:p>
              </table:table-cell>
              <table:table-cell office:value-type="float" office:value="1025.9231433558">
                <text:p>1025.923143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8">
                <text:p>45.8</text:p>
              </table:table-cell>
              <table:table-cell office:value-type="float" office:value="1027.55978146861">
                <text:p>1027.55978146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9">
                <text:p>45.9</text:p>
              </table:table-cell>
              <table:table-cell office:value-type="float" office:value="1029.19581143159">
                <text:p>1029.1958114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">
                <text:p>46</text:p>
              </table:table-cell>
              <table:table-cell office:value-type="float" office:value="1030.83123486349">
                <text:p>1030.83123486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1">
                <text:p>46.1</text:p>
              </table:table-cell>
              <table:table-cell office:value-type="float" office:value="1032.4660533756">
                <text:p>1032.4660533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2">
                <text:p>46.2</text:p>
              </table:table-cell>
              <table:table-cell office:value-type="float" office:value="1034.1002685718">
                <text:p>1034.1002685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3">
                <text:p>46.3</text:p>
              </table:table-cell>
              <table:table-cell office:value-type="float" office:value="1035.73388204862">
                <text:p>1035.7338820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4">
                <text:p>46.4</text:p>
              </table:table-cell>
              <table:table-cell office:value-type="float" office:value="1037.36689539529">
                <text:p>1037.36689539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">
                <text:p>46.5</text:p>
              </table:table-cell>
              <table:table-cell office:value-type="float" office:value="1038.99931019376">
                <text:p>1038.9993101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">
                <text:p>46.6</text:p>
              </table:table-cell>
              <table:table-cell office:value-type="float" office:value="1040.63112801878">
                <text:p>1040.6311280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">
                <text:p>46.7</text:p>
              </table:table-cell>
              <table:table-cell office:value-type="float" office:value="1042.2623504379">
                <text:p>1042.26235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">
                <text:p>46.8</text:p>
              </table:table-cell>
              <table:table-cell office:value-type="float" office:value="1043.89297901159">
                <text:p>1043.8929790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9">
                <text:p>46.9</text:p>
              </table:table-cell>
              <table:table-cell office:value-type="float" office:value="1045.52301529319">
                <text:p>1045.52301529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">
                <text:p>47</text:p>
              </table:table-cell>
              <table:table-cell office:value-type="float" office:value="1047.15246082904">
                <text:p>1047.15246082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1">
                <text:p>47.1</text:p>
              </table:table-cell>
              <table:table-cell office:value-type="float" office:value="1048.78131715847">
                <text:p>1048.78131715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2">
                <text:p>47.2</text:p>
              </table:table-cell>
              <table:table-cell office:value-type="float" office:value="1050.40958581386">
                <text:p>1050.4095858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3">
                <text:p>47.3</text:p>
              </table:table-cell>
              <table:table-cell office:value-type="float" office:value="1052.0372683207">
                <text:p>1052.0372683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4">
                <text:p>47.4</text:p>
              </table:table-cell>
              <table:table-cell office:value-type="float" office:value="1053.6643661976">
                <text:p>1053.664366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5">
                <text:p>47.5</text:p>
              </table:table-cell>
              <table:table-cell office:value-type="float" office:value="1055.29088095637">
                <text:p>1055.2908809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6">
                <text:p>47.6</text:p>
              </table:table-cell>
              <table:table-cell office:value-type="float" office:value="1056.91681410203">
                <text:p>1056.91681410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7">
                <text:p>47.7</text:p>
              </table:table-cell>
              <table:table-cell office:value-type="float" office:value="1058.54216713287">
                <text:p>1058.54216713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8">
                <text:p>47.8</text:p>
              </table:table-cell>
              <table:table-cell office:value-type="float" office:value="1060.1669415405">
                <text:p>1060.1669415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9">
                <text:p>47.9</text:p>
              </table:table-cell>
              <table:table-cell office:value-type="float" office:value="1061.79113880985">
                <text:p>1061.7911388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">
                <text:p>48</text:p>
              </table:table-cell>
              <table:table-cell office:value-type="float" office:value="1063.41476041927">
                <text:p>1063.4147604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1">
                <text:p>48.1</text:p>
              </table:table-cell>
              <table:table-cell office:value-type="float" office:value="1065.03780784054">
                <text:p>1065.03780784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2">
                <text:p>48.2</text:p>
              </table:table-cell>
              <table:table-cell office:value-type="float" office:value="1066.66028253889">
                <text:p>1066.6602825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3">
                <text:p>48.3</text:p>
              </table:table-cell>
              <table:table-cell office:value-type="float" office:value="1068.28218597308">
                <text:p>1068.28218597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4">
                <text:p>48.4</text:p>
              </table:table-cell>
              <table:table-cell office:value-type="float" office:value="1069.90351959542">
                <text:p>1069.90351959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5">
                <text:p>48.5</text:p>
              </table:table-cell>
              <table:table-cell office:value-type="float" office:value="1071.52428485182">
                <text:p>1071.5242848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6">
                <text:p>48.6</text:p>
              </table:table-cell>
              <table:table-cell office:value-type="float" office:value="1073.14448318181">
                <text:p>1073.1444831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7">
                <text:p>48.7</text:p>
              </table:table-cell>
              <table:table-cell office:value-type="float" office:value="1074.76411601858">
                <text:p>1074.7641160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8">
                <text:p>48.8</text:p>
              </table:table-cell>
              <table:table-cell office:value-type="float" office:value="1076.38318478906">
                <text:p>1076.383184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9">
                <text:p>48.9</text:p>
              </table:table-cell>
              <table:table-cell office:value-type="float" office:value="1078.00169091391">
                <text:p>1078.0016909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">
                <text:p>49</text:p>
              </table:table-cell>
              <table:table-cell office:value-type="float" office:value="1079.61963580758">
                <text:p>1079.61963580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1">
                <text:p>49.1</text:p>
              </table:table-cell>
              <table:table-cell office:value-type="float" office:value="1081.23702087834">
                <text:p>1081.23702087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2">
                <text:p>49.2</text:p>
              </table:table-cell>
              <table:table-cell office:value-type="float" office:value="1082.85384752831">
                <text:p>1082.85384752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3">
                <text:p>49.3</text:p>
              </table:table-cell>
              <table:table-cell office:value-type="float" office:value="1084.47011715355">
                <text:p>1084.47011715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4">
                <text:p>49.4</text:p>
              </table:table-cell>
              <table:table-cell office:value-type="float" office:value="1086.08583114401">
                <text:p>1086.08583114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5">
                <text:p>49.5</text:p>
              </table:table-cell>
              <table:table-cell office:value-type="float" office:value="1087.70099088364">
                <text:p>1087.7009908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6">
                <text:p>49.6</text:p>
              </table:table-cell>
              <table:table-cell office:value-type="float" office:value="1089.31559775038">
                <text:p>1089.3155977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7">
                <text:p>49.7</text:p>
              </table:table-cell>
              <table:table-cell office:value-type="float" office:value="1090.92965311625">
                <text:p>1090.9296531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8">
                <text:p>49.8</text:p>
              </table:table-cell>
              <table:table-cell office:value-type="float" office:value="1092.5431583473">
                <text:p>1092.543158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9">
                <text:p>49.9</text:p>
              </table:table-cell>
              <table:table-cell office:value-type="float" office:value="1094.15611480375">
                <text:p>1094.1561148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1095.76852383993">
                <text:p>1095.7685238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1">
                <text:p>50.1</text:p>
              </table:table-cell>
              <table:table-cell office:value-type="float" office:value="1097.38038680438">
                <text:p>1097.38038680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2">
                <text:p>50.2</text:p>
              </table:table-cell>
              <table:table-cell office:value-type="float" office:value="1098.99170503986">
                <text:p>1098.9917050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3">
                <text:p>50.3</text:p>
              </table:table-cell>
              <table:table-cell office:value-type="float" office:value="1100.60247988338">
                <text:p>1100.6024798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4">
                <text:p>50.4</text:p>
              </table:table-cell>
              <table:table-cell office:value-type="float" office:value="1102.21271266625">
                <text:p>1102.2127126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5">
                <text:p>50.5</text:p>
              </table:table-cell>
              <table:table-cell office:value-type="float" office:value="1103.82240471409">
                <text:p>1103.8224047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6">
                <text:p>50.6</text:p>
              </table:table-cell>
              <table:table-cell office:value-type="float" office:value="1105.4315573469">
                <text:p>1105.431557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7">
                <text:p>50.7</text:p>
              </table:table-cell>
              <table:table-cell office:value-type="float" office:value="1107.04017187906">
                <text:p>1107.04017187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8">
                <text:p>50.8</text:p>
              </table:table-cell>
              <table:table-cell office:value-type="float" office:value="1108.64824961937">
                <text:p>1108.6482496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9">
                <text:p>50.9</text:p>
              </table:table-cell>
              <table:table-cell office:value-type="float" office:value="1110.2557918711">
                <text:p>1110.255791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">
                <text:p>51</text:p>
              </table:table-cell>
              <table:table-cell office:value-type="float" office:value="1111.86279993201">
                <text:p>1111.86279993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1">
                <text:p>51.1</text:p>
              </table:table-cell>
              <table:table-cell office:value-type="float" office:value="1113.46927509438">
                <text:p>1113.4692750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2">
                <text:p>51.2</text:p>
              </table:table-cell>
              <table:table-cell office:value-type="float" office:value="1115.07521864505">
                <text:p>1115.0752186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3">
                <text:p>51.3</text:p>
              </table:table-cell>
              <table:table-cell office:value-type="float" office:value="1116.68063186544">
                <text:p>1116.6806318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4">
                <text:p>51.4</text:p>
              </table:table-cell>
              <table:table-cell office:value-type="float" office:value="1118.28551603161">
                <text:p>1118.28551603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5">
                <text:p>51.5</text:p>
              </table:table-cell>
              <table:table-cell office:value-type="float" office:value="1119.88987241425">
                <text:p>1119.8898724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6">
                <text:p>51.6</text:p>
              </table:table-cell>
              <table:table-cell office:value-type="float" office:value="1121.49370227874">
                <text:p>1121.4937022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7">
                <text:p>51.7</text:p>
              </table:table-cell>
              <table:table-cell office:value-type="float" office:value="1123.09700688519">
                <text:p>1123.0970068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8">
                <text:p>51.8</text:p>
              </table:table-cell>
              <table:table-cell office:value-type="float" office:value="1124.69978748843">
                <text:p>1124.69978748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9">
                <text:p>51.9</text:p>
              </table:table-cell>
              <table:table-cell office:value-type="float" office:value="1126.30204533809">
                <text:p>1126.3020453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">
                <text:p>52</text:p>
              </table:table-cell>
              <table:table-cell office:value-type="float" office:value="1127.90378167858">
                <text:p>1127.90378167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1">
                <text:p>52.1</text:p>
              </table:table-cell>
              <table:table-cell office:value-type="float" office:value="1129.50499774918">
                <text:p>1129.50499774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2">
                <text:p>52.2</text:p>
              </table:table-cell>
              <table:table-cell office:value-type="float" office:value="1131.105694784">
                <text:p>1131.10569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3">
                <text:p>52.3</text:p>
              </table:table-cell>
              <table:table-cell office:value-type="float" office:value="1132.70587401208">
                <text:p>1132.7058740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4">
                <text:p>52.4</text:p>
              </table:table-cell>
              <table:table-cell office:value-type="float" office:value="1134.30553665737">
                <text:p>1134.3055366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5">
                <text:p>52.5</text:p>
              </table:table-cell>
              <table:table-cell office:value-type="float" office:value="1135.90468393876">
                <text:p>1135.9046839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6">
                <text:p>52.6</text:p>
              </table:table-cell>
              <table:table-cell office:value-type="float" office:value="1137.50331707016">
                <text:p>1137.5033170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7">
                <text:p>52.7</text:p>
              </table:table-cell>
              <table:table-cell office:value-type="float" office:value="1139.10143726047">
                <text:p>1139.10143726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8">
                <text:p>52.8</text:p>
              </table:table-cell>
              <table:table-cell office:value-type="float" office:value="1140.69904571363">
                <text:p>1140.6990457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9">
                <text:p>52.9</text:p>
              </table:table-cell>
              <table:table-cell office:value-type="float" office:value="1142.29614362866">
                <text:p>1142.2961436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">
                <text:p>53</text:p>
              </table:table-cell>
              <table:table-cell office:value-type="float" office:value="1143.89273219967">
                <text:p>1143.89273219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1">
                <text:p>53.1</text:p>
              </table:table-cell>
              <table:table-cell office:value-type="float" office:value="1145.48881261592">
                <text:p>1145.4888126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2">
                <text:p>53.2</text:p>
              </table:table-cell>
              <table:table-cell office:value-type="float" office:value="1147.08438606179">
                <text:p>1147.08438606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3">
                <text:p>53.3</text:p>
              </table:table-cell>
              <table:table-cell office:value-type="float" office:value="1148.67945371687">
                <text:p>1148.6794537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4">
                <text:p>53.4</text:p>
              </table:table-cell>
              <table:table-cell office:value-type="float" office:value="1150.27401675595">
                <text:p>1150.27401675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5">
                <text:p>53.5</text:p>
              </table:table-cell>
              <table:table-cell office:value-type="float" office:value="1151.86807634905">
                <text:p>1151.86807634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6">
                <text:p>53.6</text:p>
              </table:table-cell>
              <table:table-cell office:value-type="float" office:value="1153.46163366147">
                <text:p>1153.46163366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7">
                <text:p>53.7</text:p>
              </table:table-cell>
              <table:table-cell office:value-type="float" office:value="1155.0546898538">
                <text:p>1155.054689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8">
                <text:p>53.8</text:p>
              </table:table-cell>
              <table:table-cell office:value-type="float" office:value="1156.64724608192">
                <text:p>1156.6472460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9">
                <text:p>53.9</text:p>
              </table:table-cell>
              <table:table-cell office:value-type="float" office:value="1158.23930349709">
                <text:p>1158.23930349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">
                <text:p>54</text:p>
              </table:table-cell>
              <table:table-cell office:value-type="float" office:value="1159.83086324593">
                <text:p>1159.83086324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1">
                <text:p>54.1</text:p>
              </table:table-cell>
              <table:table-cell office:value-type="float" office:value="1161.42192647044">
                <text:p>1161.42192647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2">
                <text:p>54.2</text:p>
              </table:table-cell>
              <table:table-cell office:value-type="float" office:value="1163.01249430807">
                <text:p>1163.0124943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3">
                <text:p>54.3</text:p>
              </table:table-cell>
              <table:table-cell office:value-type="float" office:value="1164.60256789169">
                <text:p>1164.60256789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4">
                <text:p>54.4</text:p>
              </table:table-cell>
              <table:table-cell office:value-type="float" office:value="1166.19214834968">
                <text:p>1166.19214834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5">
                <text:p>54.5</text:p>
              </table:table-cell>
              <table:table-cell office:value-type="float" office:value="1167.78123680587">
                <text:p>1167.7812368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6">
                <text:p>54.6</text:p>
              </table:table-cell>
              <table:table-cell office:value-type="float" office:value="1169.36983437967">
                <text:p>1169.36983437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7">
                <text:p>54.7</text:p>
              </table:table-cell>
              <table:table-cell office:value-type="float" office:value="1170.957942186">
                <text:p>1170.957942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8">
                <text:p>54.8</text:p>
              </table:table-cell>
              <table:table-cell office:value-type="float" office:value="1172.54556133538">
                <text:p>1172.54556133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9">
                <text:p>54.9</text:p>
              </table:table-cell>
              <table:table-cell office:value-type="float" office:value="1174.13269293389">
                <text:p>1174.1326929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">
                <text:p>55</text:p>
              </table:table-cell>
              <table:table-cell office:value-type="float" office:value="1175.71933808329">
                <text:p>1175.71933808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1">
                <text:p>55.1</text:p>
              </table:table-cell>
              <table:table-cell office:value-type="float" office:value="1177.30549788094">
                <text:p>1177.3054978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2">
                <text:p>55.2</text:p>
              </table:table-cell>
              <table:table-cell office:value-type="float" office:value="1178.8911734199">
                <text:p>1178.891173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3">
                <text:p>55.3</text:p>
              </table:table-cell>
              <table:table-cell office:value-type="float" office:value="1180.47636578891">
                <text:p>1180.47636578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4">
                <text:p>55.4</text:p>
              </table:table-cell>
              <table:table-cell office:value-type="float" office:value="1182.06107607245">
                <text:p>1182.06107607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5">
                <text:p>55.5</text:p>
              </table:table-cell>
              <table:table-cell office:value-type="float" office:value="1183.64530535072">
                <text:p>1183.6453053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6">
                <text:p>55.6</text:p>
              </table:table-cell>
              <table:table-cell office:value-type="float" office:value="1185.2290546997">
                <text:p>1185.229054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7">
                <text:p>55.7</text:p>
              </table:table-cell>
              <table:table-cell office:value-type="float" office:value="1186.81232519116">
                <text:p>1186.8123251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8">
                <text:p>55.8</text:p>
              </table:table-cell>
              <table:table-cell office:value-type="float" office:value="1188.39511789268">
                <text:p>1188.39511789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9">
                <text:p>55.9</text:p>
              </table:table-cell>
              <table:table-cell office:value-type="float" office:value="1189.97743386768">
                <text:p>1189.9774338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">
                <text:p>56</text:p>
              </table:table-cell>
              <table:table-cell office:value-type="float" office:value="1191.55927417545">
                <text:p>1191.55927417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1">
                <text:p>56.1</text:p>
              </table:table-cell>
              <table:table-cell office:value-type="float" office:value="1193.14063987113">
                <text:p>1193.14063987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2">
                <text:p>56.2</text:p>
              </table:table-cell>
              <table:table-cell office:value-type="float" office:value="1194.7215320058">
                <text:p>1194.721532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3">
                <text:p>56.3</text:p>
              </table:table-cell>
              <table:table-cell office:value-type="float" office:value="1196.30195162645">
                <text:p>1196.3019516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4">
                <text:p>56.4</text:p>
              </table:table-cell>
              <table:table-cell office:value-type="float" office:value="1197.88189977602">
                <text:p>1197.8818997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5">
                <text:p>56.5</text:p>
              </table:table-cell>
              <table:table-cell office:value-type="float" office:value="1199.46137749342">
                <text:p>1199.4613774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6">
                <text:p>56.6</text:p>
              </table:table-cell>
              <table:table-cell office:value-type="float" office:value="1201.04038581356">
                <text:p>1201.0403858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7">
                <text:p>56.7</text:p>
              </table:table-cell>
              <table:table-cell office:value-type="float" office:value="1202.61892576736">
                <text:p>1202.61892576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8">
                <text:p>56.8</text:p>
              </table:table-cell>
              <table:table-cell office:value-type="float" office:value="1204.19699838178">
                <text:p>1204.19699838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9">
                <text:p>56.9</text:p>
              </table:table-cell>
              <table:table-cell office:value-type="float" office:value="1205.77460467983">
                <text:p>1205.77460467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">
                <text:p>57</text:p>
              </table:table-cell>
              <table:table-cell office:value-type="float" office:value="1207.35174568061">
                <text:p>1207.35174568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1">
                <text:p>57.1</text:p>
              </table:table-cell>
              <table:table-cell office:value-type="float" office:value="1208.9284223993">
                <text:p>1208.9284223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2">
                <text:p>57.2</text:p>
              </table:table-cell>
              <table:table-cell office:value-type="float" office:value="1210.50463584724">
                <text:p>1210.5046358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3">
                <text:p>57.3</text:p>
              </table:table-cell>
              <table:table-cell office:value-type="float" office:value="1212.08038703188">
                <text:p>1212.08038703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4">
                <text:p>57.4</text:p>
              </table:table-cell>
              <table:table-cell office:value-type="float" office:value="1213.65567695683">
                <text:p>1213.65567695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5">
                <text:p>57.5</text:p>
              </table:table-cell>
              <table:table-cell office:value-type="float" office:value="1215.23050662191">
                <text:p>1215.2305066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6">
                <text:p>57.6</text:p>
              </table:table-cell>
              <table:table-cell office:value-type="float" office:value="1216.80487702312">
                <text:p>1216.8048770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7">
                <text:p>57.7</text:p>
              </table:table-cell>
              <table:table-cell office:value-type="float" office:value="1218.3787891527">
                <text:p>1218.378789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8">
                <text:p>57.8</text:p>
              </table:table-cell>
              <table:table-cell office:value-type="float" office:value="1219.95224399912">
                <text:p>1219.95224399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9">
                <text:p>57.9</text:p>
              </table:table-cell>
              <table:table-cell office:value-type="float" office:value="1221.52524254713">
                <text:p>1221.5252425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">
                <text:p>58</text:p>
              </table:table-cell>
              <table:table-cell office:value-type="float" office:value="1223.09778577775">
                <text:p>1223.09778577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1">
                <text:p>58.1</text:p>
              </table:table-cell>
              <table:table-cell office:value-type="float" office:value="1224.66987466832">
                <text:p>1224.66987466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2">
                <text:p>58.2</text:p>
              </table:table-cell>
              <table:table-cell office:value-type="float" office:value="1226.24151019249">
                <text:p>1226.2415101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3">
                <text:p>58.3</text:p>
              </table:table-cell>
              <table:table-cell office:value-type="float" office:value="1227.81269332026">
                <text:p>1227.8126933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4">
                <text:p>58.4</text:p>
              </table:table-cell>
              <table:table-cell office:value-type="float" office:value="1229.38342501798">
                <text:p>1229.3834250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5">
                <text:p>58.5</text:p>
              </table:table-cell>
              <table:table-cell office:value-type="float" office:value="1230.9537062484">
                <text:p>1230.953706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6">
                <text:p>58.6</text:p>
              </table:table-cell>
              <table:table-cell office:value-type="float" office:value="1232.52353797067">
                <text:p>1232.52353797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7">
                <text:p>58.7</text:p>
              </table:table-cell>
              <table:table-cell office:value-type="float" office:value="1234.09292114034">
                <text:p>1234.09292114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8">
                <text:p>58.8</text:p>
              </table:table-cell>
              <table:table-cell office:value-type="float" office:value="1235.66185670942">
                <text:p>1235.6618567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9">
                <text:p>58.9</text:p>
              </table:table-cell>
              <table:table-cell office:value-type="float" office:value="1237.23034562637">
                <text:p>1237.2303456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">
                <text:p>59</text:p>
              </table:table-cell>
              <table:table-cell office:value-type="float" office:value="1238.79838883612">
                <text:p>1238.79838883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1">
                <text:p>59.1</text:p>
              </table:table-cell>
              <table:table-cell office:value-type="float" office:value="1240.3659872801">
                <text:p>1240.3659872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2">
                <text:p>59.2</text:p>
              </table:table-cell>
              <table:table-cell office:value-type="float" office:value="1241.93314189625">
                <text:p>1241.9331418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3">
                <text:p>59.3</text:p>
              </table:table-cell>
              <table:table-cell office:value-type="float" office:value="1243.49985361905">
                <text:p>1243.499853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4">
                <text:p>59.4</text:p>
              </table:table-cell>
              <table:table-cell office:value-type="float" office:value="1245.06612337952">
                <text:p>1245.06612337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5">
                <text:p>59.5</text:p>
              </table:table-cell>
              <table:table-cell office:value-type="float" office:value="1246.63195210525">
                <text:p>1246.6319521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6">
                <text:p>59.6</text:p>
              </table:table-cell>
              <table:table-cell office:value-type="float" office:value="1248.19734072041">
                <text:p>1248.1973407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7">
                <text:p>59.7</text:p>
              </table:table-cell>
              <table:table-cell office:value-type="float" office:value="1249.76229014578">
                <text:p>1249.76229014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8">
                <text:p>59.8</text:p>
              </table:table-cell>
              <table:table-cell office:value-type="float" office:value="1251.32680129876">
                <text:p>1251.32680129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9">
                <text:p>59.9</text:p>
              </table:table-cell>
              <table:table-cell office:value-type="float" office:value="1252.89087509338">
                <text:p>1252.89087509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">
                <text:p>60</text:p>
              </table:table-cell>
              <table:table-cell office:value-type="float" office:value="1254.45451244033">
                <text:p>1254.4545124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1">
                <text:p>60.1</text:p>
              </table:table-cell>
              <table:table-cell office:value-type="float" office:value="1256.01771424698">
                <text:p>1256.0177142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2">
                <text:p>60.2</text:p>
              </table:table-cell>
              <table:table-cell office:value-type="float" office:value="1257.58048141737">
                <text:p>1257.5804814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3">
                <text:p>60.3</text:p>
              </table:table-cell>
              <table:table-cell office:value-type="float" office:value="1259.14281485227">
                <text:p>1259.14281485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4">
                <text:p>60.4</text:p>
              </table:table-cell>
              <table:table-cell office:value-type="float" office:value="1260.70471544916">
                <text:p>1260.70471544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5">
                <text:p>60.5</text:p>
              </table:table-cell>
              <table:table-cell office:value-type="float" office:value="1262.26618410226">
                <text:p>1262.2661841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6">
                <text:p>60.6</text:p>
              </table:table-cell>
              <table:table-cell office:value-type="float" office:value="1263.82722170254">
                <text:p>1263.8272217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7">
                <text:p>60.7</text:p>
              </table:table-cell>
              <table:table-cell office:value-type="float" office:value="1265.38782913778">
                <text:p>1265.38782913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8">
                <text:p>60.8</text:p>
              </table:table-cell>
              <table:table-cell office:value-type="float" office:value="1266.9480072925">
                <text:p>1266.948007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9">
                <text:p>60.9</text:p>
              </table:table-cell>
              <table:table-cell office:value-type="float" office:value="1268.50775704806">
                <text:p>1268.50775704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">
                <text:p>61</text:p>
              </table:table-cell>
              <table:table-cell office:value-type="float" office:value="1270.06707928263">
                <text:p>1270.06707928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1">
                <text:p>61.1</text:p>
              </table:table-cell>
              <table:table-cell office:value-type="float" office:value="1271.62597487122">
                <text:p>1271.62597487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2">
                <text:p>61.2</text:p>
              </table:table-cell>
              <table:table-cell office:value-type="float" office:value="1273.18444468571">
                <text:p>1273.1844446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3">
                <text:p>61.3</text:p>
              </table:table-cell>
              <table:table-cell office:value-type="float" office:value="1274.74248959482">
                <text:p>1274.7424895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4">
                <text:p>61.4</text:p>
              </table:table-cell>
              <table:table-cell office:value-type="float" office:value="1276.30011046419">
                <text:p>1276.3001104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5">
                <text:p>61.5</text:p>
              </table:table-cell>
              <table:table-cell office:value-type="float" office:value="1277.85730815635">
                <text:p>1277.8573081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6">
                <text:p>61.6</text:p>
              </table:table-cell>
              <table:table-cell office:value-type="float" office:value="1279.41408353073">
                <text:p>1279.4140835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7">
                <text:p>61.7</text:p>
              </table:table-cell>
              <table:table-cell office:value-type="float" office:value="1280.97043744372">
                <text:p>1280.9704374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8">
                <text:p>61.8</text:p>
              </table:table-cell>
              <table:table-cell office:value-type="float" office:value="1282.52637074864">
                <text:p>1282.52637074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9">
                <text:p>61.9</text:p>
              </table:table-cell>
              <table:table-cell office:value-type="float" office:value="1284.0818842958">
                <text:p>1284.081884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">
                <text:p>62</text:p>
              </table:table-cell>
              <table:table-cell office:value-type="float" office:value="1285.63697893247">
                <text:p>1285.6369789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1">
                <text:p>62.1</text:p>
              </table:table-cell>
              <table:table-cell office:value-type="float" office:value="1287.19165550291">
                <text:p>1287.1916555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2">
                <text:p>62.2</text:p>
              </table:table-cell>
              <table:table-cell office:value-type="float" office:value="1288.74591484841">
                <text:p>1288.74591484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3">
                <text:p>62.3</text:p>
              </table:table-cell>
              <table:table-cell office:value-type="float" office:value="1290.29975780727">
                <text:p>1290.2997578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4">
                <text:p>62.4</text:p>
              </table:table-cell>
              <table:table-cell office:value-type="float" office:value="1291.85318521483">
                <text:p>1291.8531852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5">
                <text:p>62.5</text:p>
              </table:table-cell>
              <table:table-cell office:value-type="float" office:value="1293.40619790349">
                <text:p>1293.40619790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6">
                <text:p>62.6</text:p>
              </table:table-cell>
              <table:table-cell office:value-type="float" office:value="1294.95879670272">
                <text:p>1294.95879670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7">
                <text:p>62.7</text:p>
              </table:table-cell>
              <table:table-cell office:value-type="float" office:value="1296.51098243908">
                <text:p>1296.510982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8">
                <text:p>62.8</text:p>
              </table:table-cell>
              <table:table-cell office:value-type="float" office:value="1298.06275593621">
                <text:p>1298.06275593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9">
                <text:p>62.9</text:p>
              </table:table-cell>
              <table:table-cell office:value-type="float" office:value="1299.61411801488">
                <text:p>1299.6141180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">
                <text:p>63</text:p>
              </table:table-cell>
              <table:table-cell office:value-type="float" office:value="1301.16506949298">
                <text:p>1301.1650694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1">
                <text:p>63.1</text:p>
              </table:table-cell>
              <table:table-cell office:value-type="float" office:value="1302.71561118555">
                <text:p>1302.7156111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2">
                <text:p>63.2</text:p>
              </table:table-cell>
              <table:table-cell office:value-type="float" office:value="1304.26574390476">
                <text:p>1304.265743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3">
                <text:p>63.3</text:p>
              </table:table-cell>
              <table:table-cell office:value-type="float" office:value="1305.81546845998">
                <text:p>1305.8154684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4">
                <text:p>63.4</text:p>
              </table:table-cell>
              <table:table-cell office:value-type="float" office:value="1307.36478565775">
                <text:p>1307.3647856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5">
                <text:p>63.5</text:p>
              </table:table-cell>
              <table:table-cell office:value-type="float" office:value="1308.91369630181">
                <text:p>1308.91369630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6">
                <text:p>63.6</text:p>
              </table:table-cell>
              <table:table-cell office:value-type="float" office:value="1310.46220119311">
                <text:p>1310.4622011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7">
                <text:p>63.7</text:p>
              </table:table-cell>
              <table:table-cell office:value-type="float" office:value="1312.01030112982">
                <text:p>1312.0103011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8">
                <text:p>63.8</text:p>
              </table:table-cell>
              <table:table-cell office:value-type="float" office:value="1313.55799690736">
                <text:p>1313.5579969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9">
                <text:p>63.9</text:p>
              </table:table-cell>
              <table:table-cell office:value-type="float" office:value="1315.10528931838">
                <text:p>1315.1052893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">
                <text:p>64</text:p>
              </table:table-cell>
              <table:table-cell office:value-type="float" office:value="1316.65217915283">
                <text:p>1316.6521791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1">
                <text:p>64.1</text:p>
              </table:table-cell>
              <table:table-cell office:value-type="float" office:value="1318.19866719791">
                <text:p>1318.19866719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2">
                <text:p>64.2</text:p>
              </table:table-cell>
              <table:table-cell office:value-type="float" office:value="1319.74475423812">
                <text:p>1319.7447542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3">
                <text:p>64.3</text:p>
              </table:table-cell>
              <table:table-cell office:value-type="float" office:value="1321.29044105527">
                <text:p>1321.29044105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4">
                <text:p>64.4</text:p>
              </table:table-cell>
              <table:table-cell office:value-type="float" office:value="1322.83572842848">
                <text:p>1322.835728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5">
                <text:p>64.5</text:p>
              </table:table-cell>
              <table:table-cell office:value-type="float" office:value="1324.38061713421">
                <text:p>1324.3806171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6">
                <text:p>64.6</text:p>
              </table:table-cell>
              <table:table-cell office:value-type="float" office:value="1325.92510794626">
                <text:p>1325.9251079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7">
                <text:p>64.7</text:p>
              </table:table-cell>
              <table:table-cell office:value-type="float" office:value="1327.46920163579">
                <text:p>1327.4692016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8">
                <text:p>64.8</text:p>
              </table:table-cell>
              <table:table-cell office:value-type="float" office:value="1329.01289897131">
                <text:p>1329.0128989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9">
                <text:p>64.9</text:p>
              </table:table-cell>
              <table:table-cell office:value-type="float" office:value="1330.55620071876">
                <text:p>1330.5562007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">
                <text:p>65</text:p>
              </table:table-cell>
              <table:table-cell office:value-type="float" office:value="1332.09910764142">
                <text:p>1332.09910764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1">
                <text:p>65.1</text:p>
              </table:table-cell>
              <table:table-cell office:value-type="float" office:value="1333.64162050001">
                <text:p>1333.6416205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2">
                <text:p>65.2</text:p>
              </table:table-cell>
              <table:table-cell office:value-type="float" office:value="1335.18374005266">
                <text:p>1335.1837400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3">
                <text:p>65.3</text:p>
              </table:table-cell>
              <table:table-cell office:value-type="float" office:value="1336.72546705495">
                <text:p>1336.72546705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4">
                <text:p>65.4</text:p>
              </table:table-cell>
              <table:table-cell office:value-type="float" office:value="1338.26680225987">
                <text:p>1338.2668022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5">
                <text:p>65.5</text:p>
              </table:table-cell>
              <table:table-cell office:value-type="float" office:value="1339.8077464179">
                <text:p>1339.807746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6">
                <text:p>65.6</text:p>
              </table:table-cell>
              <table:table-cell office:value-type="float" office:value="1341.34830027697">
                <text:p>1341.3483002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7">
                <text:p>65.7</text:p>
              </table:table-cell>
              <table:table-cell office:value-type="float" office:value="1342.8884645825">
                <text:p>1342.888464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8">
                <text:p>65.8</text:p>
              </table:table-cell>
              <table:table-cell office:value-type="float" office:value="1344.42824007741">
                <text:p>1344.4282400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9">
                <text:p>65.9</text:p>
              </table:table-cell>
              <table:table-cell office:value-type="float" office:value="1345.9676275021">
                <text:p>1345.967627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">
                <text:p>66</text:p>
              </table:table-cell>
              <table:table-cell office:value-type="float" office:value="1347.50662759452">
                <text:p>1347.5066275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1">
                <text:p>66.1</text:p>
              </table:table-cell>
              <table:table-cell office:value-type="float" office:value="1349.04524109012">
                <text:p>1349.04524109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2">
                <text:p>66.2</text:p>
              </table:table-cell>
              <table:table-cell office:value-type="float" office:value="1350.58346872191">
                <text:p>1350.58346872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3">
                <text:p>66.3</text:p>
              </table:table-cell>
              <table:table-cell office:value-type="float" office:value="1352.12131122045">
                <text:p>1352.1213112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4">
                <text:p>66.4</text:p>
              </table:table-cell>
              <table:table-cell office:value-type="float" office:value="1353.65876931385">
                <text:p>1353.6587693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5">
                <text:p>66.5</text:p>
              </table:table-cell>
              <table:table-cell office:value-type="float" office:value="1355.19584372781">
                <text:p>1355.19584372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6">
                <text:p>66.6</text:p>
              </table:table-cell>
              <table:table-cell office:value-type="float" office:value="1356.73253518561">
                <text:p>1356.73253518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7">
                <text:p>66.7</text:p>
              </table:table-cell>
              <table:table-cell office:value-type="float" office:value="1358.26884440813">
                <text:p>1358.2688444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8">
                <text:p>66.8</text:p>
              </table:table-cell>
              <table:table-cell office:value-type="float" office:value="1359.80477211386">
                <text:p>1359.8047721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9">
                <text:p>66.9</text:p>
              </table:table-cell>
              <table:table-cell office:value-type="float" office:value="1361.34031901891">
                <text:p>1361.3403190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">
                <text:p>67</text:p>
              </table:table-cell>
              <table:table-cell office:value-type="float" office:value="1362.87548583702">
                <text:p>1362.87548583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1">
                <text:p>67.1</text:p>
              </table:table-cell>
              <table:table-cell office:value-type="float" office:value="1364.41027327959">
                <text:p>1364.41027327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2">
                <text:p>67.2</text:p>
              </table:table-cell>
              <table:table-cell office:value-type="float" office:value="1365.94468205564">
                <text:p>1365.9446820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3">
                <text:p>67.3</text:p>
              </table:table-cell>
              <table:table-cell office:value-type="float" office:value="1367.47871287187">
                <text:p>1367.47871287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4">
                <text:p>67.4</text:p>
              </table:table-cell>
              <table:table-cell office:value-type="float" office:value="1369.01236643269">
                <text:p>1369.0123664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5">
                <text:p>67.5</text:p>
              </table:table-cell>
              <table:table-cell office:value-type="float" office:value="1370.54564344013">
                <text:p>1370.54564344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6">
                <text:p>67.6</text:p>
              </table:table-cell>
              <table:table-cell office:value-type="float" office:value="1372.07854459399">
                <text:p>1372.0785445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7">
                <text:p>67.7</text:p>
              </table:table-cell>
              <table:table-cell office:value-type="float" office:value="1373.61107059171">
                <text:p>1373.6110705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8">
                <text:p>67.8</text:p>
              </table:table-cell>
              <table:table-cell office:value-type="float" office:value="1375.1432221285">
                <text:p>1375.143222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9">
                <text:p>67.9</text:p>
              </table:table-cell>
              <table:table-cell office:value-type="float" office:value="1376.67499989728">
                <text:p>1376.674999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">
                <text:p>68</text:p>
              </table:table-cell>
              <table:table-cell office:value-type="float" office:value="1378.2064045887">
                <text:p>1378.206404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1">
                <text:p>68.1</text:p>
              </table:table-cell>
              <table:table-cell office:value-type="float" office:value="1379.73743689119">
                <text:p>1379.73743689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2">
                <text:p>68.2</text:p>
              </table:table-cell>
              <table:table-cell office:value-type="float" office:value="1381.2680974909">
                <text:p>1381.268097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3">
                <text:p>68.3</text:p>
              </table:table-cell>
              <table:table-cell office:value-type="float" office:value="1382.79838707178">
                <text:p>1382.7983870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4">
                <text:p>68.4</text:p>
              </table:table-cell>
              <table:table-cell office:value-type="float" office:value="1384.32830631556">
                <text:p>1384.3283063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5">
                <text:p>68.5</text:p>
              </table:table-cell>
              <table:table-cell office:value-type="float" office:value="1385.85785590175">
                <text:p>1385.8578559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6">
                <text:p>68.6</text:p>
              </table:table-cell>
              <table:table-cell office:value-type="float" office:value="1387.38703650767">
                <text:p>1387.3870365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7">
                <text:p>68.7</text:p>
              </table:table-cell>
              <table:table-cell office:value-type="float" office:value="1388.91584880844">
                <text:p>1388.91584880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8">
                <text:p>68.8</text:p>
              </table:table-cell>
              <table:table-cell office:value-type="float" office:value="1390.44429347703">
                <text:p>1390.44429347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9">
                <text:p>68.9</text:p>
              </table:table-cell>
              <table:table-cell office:value-type="float" office:value="1391.97237118421">
                <text:p>1391.9723711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">
                <text:p>69</text:p>
              </table:table-cell>
              <table:table-cell office:value-type="float" office:value="1393.5000825986">
                <text:p>1393.500082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1">
                <text:p>69.1</text:p>
              </table:table-cell>
              <table:table-cell office:value-type="float" office:value="1395.02742838668">
                <text:p>1395.0274283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2">
                <text:p>69.2</text:p>
              </table:table-cell>
              <table:table-cell office:value-type="float" office:value="1396.55440921279">
                <text:p>1396.5544092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3">
                <text:p>69.3</text:p>
              </table:table-cell>
              <table:table-cell office:value-type="float" office:value="1398.08102573914">
                <text:p>1398.0810257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4">
                <text:p>69.4</text:p>
              </table:table-cell>
              <table:table-cell office:value-type="float" office:value="1399.60727862581">
                <text:p>1399.6072786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5">
                <text:p>69.5</text:p>
              </table:table-cell>
              <table:table-cell office:value-type="float" office:value="1401.13316853079">
                <text:p>1401.13316853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6">
                <text:p>69.6</text:p>
              </table:table-cell>
              <table:table-cell office:value-type="float" office:value="1402.65869610995">
                <text:p>1402.6586961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7">
                <text:p>69.7</text:p>
              </table:table-cell>
              <table:table-cell office:value-type="float" office:value="1404.18386201709">
                <text:p>1404.1838620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8">
                <text:p>69.8</text:p>
              </table:table-cell>
              <table:table-cell office:value-type="float" office:value="1405.7086669039">
                <text:p>1405.7086669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9">
                <text:p>69.9</text:p>
              </table:table-cell>
              <table:table-cell office:value-type="float" office:value="1407.23311142003">
                <text:p>1407.233111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">
                <text:p>70</text:p>
              </table:table-cell>
              <table:table-cell office:value-type="float" office:value="1408.75719621304">
                <text:p>1408.7571962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1">
                <text:p>70.1</text:p>
              </table:table-cell>
              <table:table-cell office:value-type="float" office:value="1410.28092192846">
                <text:p>1410.2809219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2">
                <text:p>70.2</text:p>
              </table:table-cell>
              <table:table-cell office:value-type="float" office:value="1411.80428920977">
                <text:p>1411.8042892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3">
                <text:p>70.3</text:p>
              </table:table-cell>
              <table:table-cell office:value-type="float" office:value="1413.32729869841">
                <text:p>1413.32729869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4">
                <text:p>70.4</text:p>
              </table:table-cell>
              <table:table-cell office:value-type="float" office:value="1414.84995103379">
                <text:p>1414.8499510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5">
                <text:p>70.5</text:p>
              </table:table-cell>
              <table:table-cell office:value-type="float" office:value="1416.37224685331">
                <text:p>1416.3722468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6">
                <text:p>70.6</text:p>
              </table:table-cell>
              <table:table-cell office:value-type="float" office:value="1417.89418679236">
                <text:p>1417.8941867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7">
                <text:p>70.7</text:p>
              </table:table-cell>
              <table:table-cell office:value-type="float" office:value="1419.41577148434">
                <text:p>1419.4157714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8">
                <text:p>70.8</text:p>
              </table:table-cell>
              <table:table-cell office:value-type="float" office:value="1420.93700156065">
                <text:p>1420.9370015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9">
                <text:p>70.9</text:p>
              </table:table-cell>
              <table:table-cell office:value-type="float" office:value="1422.45787765072">
                <text:p>1422.4578776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">
                <text:p>71</text:p>
              </table:table-cell>
              <table:table-cell office:value-type="float" office:value="1423.978400382">
                <text:p>1423.97840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1">
                <text:p>71.1</text:p>
              </table:table-cell>
              <table:table-cell office:value-type="float" office:value="1425.49857037996">
                <text:p>1425.4985703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2">
                <text:p>71.2</text:p>
              </table:table-cell>
              <table:table-cell office:value-type="float" office:value="1427.01838826816">
                <text:p>1427.0183882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3">
                <text:p>71.3</text:p>
              </table:table-cell>
              <table:table-cell office:value-type="float" office:value="1428.53785466818">
                <text:p>1428.5378546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4">
                <text:p>71.4</text:p>
              </table:table-cell>
              <table:table-cell office:value-type="float" office:value="1430.05697019966">
                <text:p>1430.0569701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5">
                <text:p>71.5</text:p>
              </table:table-cell>
              <table:table-cell office:value-type="float" office:value="1431.57573548034">
                <text:p>1431.57573548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6">
                <text:p>71.6</text:p>
              </table:table-cell>
              <table:table-cell office:value-type="float" office:value="1433.09415112601">
                <text:p>1433.094151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7">
                <text:p>71.7</text:p>
              </table:table-cell>
              <table:table-cell office:value-type="float" office:value="1434.61221775057">
                <text:p>1434.61221775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8">
                <text:p>71.8</text:p>
              </table:table-cell>
              <table:table-cell office:value-type="float" office:value="1436.12993596599">
                <text:p>1436.1299359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9">
                <text:p>71.9</text:p>
              </table:table-cell>
              <table:table-cell office:value-type="float" office:value="1437.64730638239">
                <text:p>1437.64730638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">
                <text:p>72</text:p>
              </table:table-cell>
              <table:table-cell office:value-type="float" office:value="1439.16432960796">
                <text:p>1439.1643296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1">
                <text:p>72.1</text:p>
              </table:table-cell>
              <table:table-cell office:value-type="float" office:value="1440.68100624903">
                <text:p>1440.68100624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2">
                <text:p>72.2</text:p>
              </table:table-cell>
              <table:table-cell office:value-type="float" office:value="1442.19733691006">
                <text:p>1442.1973369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3">
                <text:p>72.3</text:p>
              </table:table-cell>
              <table:table-cell office:value-type="float" office:value="1443.71332219365">
                <text:p>1443.7133221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4">
                <text:p>72.4</text:p>
              </table:table-cell>
              <table:table-cell office:value-type="float" office:value="1445.22896270054">
                <text:p>1445.2289627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5">
                <text:p>72.5</text:p>
              </table:table-cell>
              <table:table-cell office:value-type="float" office:value="1446.74425902963">
                <text:p>1446.7442590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6">
                <text:p>72.6</text:p>
              </table:table-cell>
              <table:table-cell office:value-type="float" office:value="1448.25921177799">
                <text:p>1448.2592117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7">
                <text:p>72.7</text:p>
              </table:table-cell>
              <table:table-cell office:value-type="float" office:value="1449.77382154083">
                <text:p>1449.7738215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8">
                <text:p>72.8</text:p>
              </table:table-cell>
              <table:table-cell office:value-type="float" office:value="1451.28808891158">
                <text:p>1451.2880889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9">
                <text:p>72.9</text:p>
              </table:table-cell>
              <table:table-cell office:value-type="float" office:value="1452.80201448183">
                <text:p>1452.80201448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">
                <text:p>73</text:p>
              </table:table-cell>
              <table:table-cell office:value-type="float" office:value="1454.31559884137">
                <text:p>1454.3155988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1">
                <text:p>73.1</text:p>
              </table:table-cell>
              <table:table-cell office:value-type="float" office:value="1455.82884257819">
                <text:p>1455.82884257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2">
                <text:p>73.2</text:p>
              </table:table-cell>
              <table:table-cell office:value-type="float" office:value="1457.34174627849">
                <text:p>1457.34174627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3">
                <text:p>73.3</text:p>
              </table:table-cell>
              <table:table-cell office:value-type="float" office:value="1458.8543105267">
                <text:p>1458.854310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4">
                <text:p>73.4</text:p>
              </table:table-cell>
              <table:table-cell office:value-type="float" office:value="1460.36653590547">
                <text:p>1460.3665359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5">
                <text:p>73.5</text:p>
              </table:table-cell>
              <table:table-cell office:value-type="float" office:value="1461.87842299567">
                <text:p>1461.87842299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6">
                <text:p>73.6</text:p>
              </table:table-cell>
              <table:table-cell office:value-type="float" office:value="1463.38997237641">
                <text:p>1463.38997237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7">
                <text:p>73.7</text:p>
              </table:table-cell>
              <table:table-cell office:value-type="float" office:value="1464.90118462508">
                <text:p>1464.9011846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8">
                <text:p>73.8</text:p>
              </table:table-cell>
              <table:table-cell office:value-type="float" office:value="1466.41206031729">
                <text:p>1466.4120603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9">
                <text:p>73.9</text:p>
              </table:table-cell>
              <table:table-cell office:value-type="float" office:value="1467.92260002693">
                <text:p>1467.92260002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">
                <text:p>74</text:p>
              </table:table-cell>
              <table:table-cell office:value-type="float" office:value="1469.43280432616">
                <text:p>1469.4328043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1">
                <text:p>74.1</text:p>
              </table:table-cell>
              <table:table-cell office:value-type="float" office:value="1470.94267378541">
                <text:p>1470.94267378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2">
                <text:p>74.2</text:p>
              </table:table-cell>
              <table:table-cell office:value-type="float" office:value="1472.45220897341">
                <text:p>1472.45220897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3">
                <text:p>74.3</text:p>
              </table:table-cell>
              <table:table-cell office:value-type="float" office:value="1473.96141045717">
                <text:p>1473.96141045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4">
                <text:p>74.4</text:p>
              </table:table-cell>
              <table:table-cell office:value-type="float" office:value="1475.470278802">
                <text:p>1475.470278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5">
                <text:p>74.5</text:p>
              </table:table-cell>
              <table:table-cell office:value-type="float" office:value="1476.97881457153">
                <text:p>1476.9788145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6">
                <text:p>74.6</text:p>
              </table:table-cell>
              <table:table-cell office:value-type="float" office:value="1478.48701832769">
                <text:p>1478.4870183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7">
                <text:p>74.7</text:p>
              </table:table-cell>
              <table:table-cell office:value-type="float" office:value="1479.99489063073">
                <text:p>1479.99489063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8">
                <text:p>74.8</text:p>
              </table:table-cell>
              <table:table-cell office:value-type="float" office:value="1481.50243203926">
                <text:p>1481.5024320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9">
                <text:p>74.9</text:p>
              </table:table-cell>
              <table:table-cell office:value-type="float" office:value="1483.00964311018">
                <text:p>1483.0096431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">
                <text:p>75</text:p>
              </table:table-cell>
              <table:table-cell office:value-type="float" office:value="1484.51652439877">
                <text:p>1484.51652439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1">
                <text:p>75.1</text:p>
              </table:table-cell>
              <table:table-cell office:value-type="float" office:value="1486.02307645863">
                <text:p>1486.02307645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2">
                <text:p>75.2</text:p>
              </table:table-cell>
              <table:table-cell office:value-type="float" office:value="1487.52929984175">
                <text:p>1487.5292998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3">
                <text:p>75.3</text:p>
              </table:table-cell>
              <table:table-cell office:value-type="float" office:value="1489.03519509845">
                <text:p>1489.0351950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4">
                <text:p>75.4</text:p>
              </table:table-cell>
              <table:table-cell office:value-type="float" office:value="1490.54076277745">
                <text:p>1490.5407627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5">
                <text:p>75.5</text:p>
              </table:table-cell>
              <table:table-cell office:value-type="float" office:value="1492.04600342583">
                <text:p>1492.046003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6">
                <text:p>75.6</text:p>
              </table:table-cell>
              <table:table-cell office:value-type="float" office:value="1493.55091758906">
                <text:p>1493.5509175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7">
                <text:p>75.7</text:p>
              </table:table-cell>
              <table:table-cell office:value-type="float" office:value="1495.05550581099">
                <text:p>1495.0555058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8">
                <text:p>75.8</text:p>
              </table:table-cell>
              <table:table-cell office:value-type="float" office:value="1496.5597686339">
                <text:p>1496.559768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9">
                <text:p>75.9</text:p>
              </table:table-cell>
              <table:table-cell office:value-type="float" office:value="1498.06370659843">
                <text:p>1498.0637065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">
                <text:p>76</text:p>
              </table:table-cell>
              <table:table-cell office:value-type="float" office:value="1499.56732024366">
                <text:p>1499.5673202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1">
                <text:p>76.1</text:p>
              </table:table-cell>
              <table:table-cell office:value-type="float" office:value="1501.07061010709">
                <text:p>1501.0706101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2">
                <text:p>76.2</text:p>
              </table:table-cell>
              <table:table-cell office:value-type="float" office:value="1502.57357672464">
                <text:p>1502.5735767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3">
                <text:p>76.3</text:p>
              </table:table-cell>
              <table:table-cell office:value-type="float" office:value="1504.07622063064">
                <text:p>1504.07622063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4">
                <text:p>76.4</text:p>
              </table:table-cell>
              <table:table-cell office:value-type="float" office:value="1505.57854235789">
                <text:p>1505.5785423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5">
                <text:p>76.5</text:p>
              </table:table-cell>
              <table:table-cell office:value-type="float" office:value="1507.08054243762">
                <text:p>1507.08054243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6">
                <text:p>76.6</text:p>
              </table:table-cell>
              <table:table-cell office:value-type="float" office:value="1508.5822213995">
                <text:p>1508.5822213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7">
                <text:p>76.7</text:p>
              </table:table-cell>
              <table:table-cell office:value-type="float" office:value="1510.08357977168">
                <text:p>1510.0835797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8">
                <text:p>76.8</text:p>
              </table:table-cell>
              <table:table-cell office:value-type="float" office:value="1511.58461808075">
                <text:p>1511.5846180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9">
                <text:p>76.9</text:p>
              </table:table-cell>
              <table:table-cell office:value-type="float" office:value="1513.08533685178">
                <text:p>1513.0853368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">
                <text:p>77</text:p>
              </table:table-cell>
              <table:table-cell office:value-type="float" office:value="1514.58573660833">
                <text:p>1514.5857366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1">
                <text:p>77.1</text:p>
              </table:table-cell>
              <table:table-cell office:value-type="float" office:value="1516.08581787242">
                <text:p>1516.08581787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2">
                <text:p>77.2</text:p>
              </table:table-cell>
              <table:table-cell office:value-type="float" office:value="1517.58558116457">
                <text:p>1517.58558116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3">
                <text:p>77.3</text:p>
              </table:table-cell>
              <table:table-cell office:value-type="float" office:value="1519.08502700379">
                <text:p>1519.0850270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4">
                <text:p>77.4</text:p>
              </table:table-cell>
              <table:table-cell office:value-type="float" office:value="1520.58415590759">
                <text:p>1520.58415590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5">
                <text:p>77.5</text:p>
              </table:table-cell>
              <table:table-cell office:value-type="float" office:value="1522.082968392">
                <text:p>1522.08296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6">
                <text:p>77.6</text:p>
              </table:table-cell>
              <table:table-cell office:value-type="float" office:value="1523.58146497156">
                <text:p>1523.5814649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7">
                <text:p>77.7</text:p>
              </table:table-cell>
              <table:table-cell office:value-type="float" office:value="1525.07964615931">
                <text:p>1525.07964615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8">
                <text:p>77.8</text:p>
              </table:table-cell>
              <table:table-cell office:value-type="float" office:value="1526.57751246683">
                <text:p>1526.57751246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9">
                <text:p>77.9</text:p>
              </table:table-cell>
              <table:table-cell office:value-type="float" office:value="1528.07506440425">
                <text:p>1528.0750644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">
                <text:p>78</text:p>
              </table:table-cell>
              <table:table-cell office:value-type="float" office:value="1529.57230248019">
                <text:p>1529.5723024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1">
                <text:p>78.1</text:p>
              </table:table-cell>
              <table:table-cell office:value-type="float" office:value="1531.06922720187">
                <text:p>1531.0692272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2">
                <text:p>78.2</text:p>
              </table:table-cell>
              <table:table-cell office:value-type="float" office:value="1532.56583907501">
                <text:p>1532.56583907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3">
                <text:p>78.3</text:p>
              </table:table-cell>
              <table:table-cell office:value-type="float" office:value="1534.06213860392">
                <text:p>1534.0621386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4">
                <text:p>78.4</text:p>
              </table:table-cell>
              <table:table-cell office:value-type="float" office:value="1535.55812629146">
                <text:p>1535.5581262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5">
                <text:p>78.5</text:p>
              </table:table-cell>
              <table:table-cell office:value-type="float" office:value="1537.05380263905">
                <text:p>1537.0538026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6">
                <text:p>78.6</text:p>
              </table:table-cell>
              <table:table-cell office:value-type="float" office:value="1538.54916814668">
                <text:p>1538.5491681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7">
                <text:p>78.7</text:p>
              </table:table-cell>
              <table:table-cell office:value-type="float" office:value="1540.04422331294">
                <text:p>1540.0442233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8">
                <text:p>78.8</text:p>
              </table:table-cell>
              <table:table-cell office:value-type="float" office:value="1541.53896863499">
                <text:p>1541.5389686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9">
                <text:p>78.9</text:p>
              </table:table-cell>
              <table:table-cell office:value-type="float" office:value="1543.03340460857">
                <text:p>1543.0334046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">
                <text:p>79</text:p>
              </table:table-cell>
              <table:table-cell office:value-type="float" office:value="1544.52753172804">
                <text:p>1544.52753172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1">
                <text:p>79.1</text:p>
              </table:table-cell>
              <table:table-cell office:value-type="float" office:value="1546.02135048635">
                <text:p>1546.02135048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2">
                <text:p>79.2</text:p>
              </table:table-cell>
              <table:table-cell office:value-type="float" office:value="1547.51486137504">
                <text:p>1547.51486137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3">
                <text:p>79.3</text:p>
              </table:table-cell>
              <table:table-cell office:value-type="float" office:value="1549.00806488429">
                <text:p>1549.00806488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4">
                <text:p>79.4</text:p>
              </table:table-cell>
              <table:table-cell office:value-type="float" office:value="1550.50096150289">
                <text:p>1550.50096150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5">
                <text:p>79.5</text:p>
              </table:table-cell>
              <table:table-cell office:value-type="float" office:value="1551.99355171825">
                <text:p>1551.9935517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6">
                <text:p>79.6</text:p>
              </table:table-cell>
              <table:table-cell office:value-type="float" office:value="1553.4858360164">
                <text:p>1553.485836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7">
                <text:p>79.7</text:p>
              </table:table-cell>
              <table:table-cell office:value-type="float" office:value="1554.97781488203">
                <text:p>1554.9778148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8">
                <text:p>79.8</text:p>
              </table:table-cell>
              <table:table-cell office:value-type="float" office:value="1556.46948879844">
                <text:p>1556.4694887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9">
                <text:p>79.9</text:p>
              </table:table-cell>
              <table:table-cell office:value-type="float" office:value="1557.9608582476">
                <text:p>1557.960858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1559.45192371012">
                <text:p>1559.4519237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1">
                <text:p>80.1</text:p>
              </table:table-cell>
              <table:table-cell office:value-type="float" office:value="1560.94268566527">
                <text:p>1560.9426856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2">
                <text:p>80.2</text:p>
              </table:table-cell>
              <table:table-cell office:value-type="float" office:value="1562.43314459098">
                <text:p>1562.4331445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3">
                <text:p>80.3</text:p>
              </table:table-cell>
              <table:table-cell office:value-type="float" office:value="1563.92330096385">
                <text:p>1563.92330096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4">
                <text:p>80.4</text:p>
              </table:table-cell>
              <table:table-cell office:value-type="float" office:value="1565.41315525914">
                <text:p>1565.4131552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5">
                <text:p>80.5</text:p>
              </table:table-cell>
              <table:table-cell office:value-type="float" office:value="1566.90270795081">
                <text:p>1566.9027079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6">
                <text:p>80.6</text:p>
              </table:table-cell>
              <table:table-cell office:value-type="float" office:value="1568.39195951148">
                <text:p>1568.3919595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7">
                <text:p>80.7</text:p>
              </table:table-cell>
              <table:table-cell office:value-type="float" office:value="1569.88091041248">
                <text:p>1569.8809104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8">
                <text:p>80.8</text:p>
              </table:table-cell>
              <table:table-cell office:value-type="float" office:value="1571.36956112382">
                <text:p>1571.36956112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9">
                <text:p>80.9</text:p>
              </table:table-cell>
              <table:table-cell office:value-type="float" office:value="1572.8579121142">
                <text:p>1572.857912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">
                <text:p>81</text:p>
              </table:table-cell>
              <table:table-cell office:value-type="float" office:value="1574.34596385105">
                <text:p>1574.34596385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1">
                <text:p>81.1</text:p>
              </table:table-cell>
              <table:table-cell office:value-type="float" office:value="1575.83371680048">
                <text:p>1575.83371680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2">
                <text:p>81.2</text:p>
              </table:table-cell>
              <table:table-cell office:value-type="float" office:value="1577.32117142733">
                <text:p>1577.321171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3">
                <text:p>81.3</text:p>
              </table:table-cell>
              <table:table-cell office:value-type="float" office:value="1578.80832819516">
                <text:p>1578.80832819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4">
                <text:p>81.4</text:p>
              </table:table-cell>
              <table:table-cell office:value-type="float" office:value="1580.29518756625">
                <text:p>1580.2951875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5">
                <text:p>81.5</text:p>
              </table:table-cell>
              <table:table-cell office:value-type="float" office:value="1581.78175000161">
                <text:p>1581.781750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6">
                <text:p>81.6</text:p>
              </table:table-cell>
              <table:table-cell office:value-type="float" office:value="1583.26801596098">
                <text:p>1583.2680159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7">
                <text:p>81.7</text:p>
              </table:table-cell>
              <table:table-cell office:value-type="float" office:value="1584.75398590284">
                <text:p>1584.7539859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8">
                <text:p>81.8</text:p>
              </table:table-cell>
              <table:table-cell office:value-type="float" office:value="1586.23966028441">
                <text:p>1586.2396602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9">
                <text:p>81.9</text:p>
              </table:table-cell>
              <table:table-cell office:value-type="float" office:value="1587.72503956168">
                <text:p>1587.72503956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">
                <text:p>82</text:p>
              </table:table-cell>
              <table:table-cell office:value-type="float" office:value="1589.21012418936">
                <text:p>1589.21012418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1">
                <text:p>82.1</text:p>
              </table:table-cell>
              <table:table-cell office:value-type="float" office:value="1590.69491462095">
                <text:p>1590.6949146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2">
                <text:p>82.2</text:p>
              </table:table-cell>
              <table:table-cell office:value-type="float" office:value="1592.17941130869">
                <text:p>1592.17941130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3">
                <text:p>82.3</text:p>
              </table:table-cell>
              <table:table-cell office:value-type="float" office:value="1593.66361470361">
                <text:p>1593.6636147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4">
                <text:p>82.4</text:p>
              </table:table-cell>
              <table:table-cell office:value-type="float" office:value="1595.14752525548">
                <text:p>1595.14752525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5">
                <text:p>82.5</text:p>
              </table:table-cell>
              <table:table-cell office:value-type="float" office:value="1596.63114341288">
                <text:p>1596.6311434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6">
                <text:p>82.6</text:p>
              </table:table-cell>
              <table:table-cell office:value-type="float" office:value="1598.11446962316">
                <text:p>1598.11446962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7">
                <text:p>82.7</text:p>
              </table:table-cell>
              <table:table-cell office:value-type="float" office:value="1599.59750433245">
                <text:p>1599.5975043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8">
                <text:p>82.8</text:p>
              </table:table-cell>
              <table:table-cell office:value-type="float" office:value="1601.08024798569">
                <text:p>1601.0802479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9">
                <text:p>82.9</text:p>
              </table:table-cell>
              <table:table-cell office:value-type="float" office:value="1602.56270102659">
                <text:p>1602.5627010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">
                <text:p>83</text:p>
              </table:table-cell>
              <table:table-cell office:value-type="float" office:value="1604.04486389769">
                <text:p>1604.04486389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1">
                <text:p>83.1</text:p>
              </table:table-cell>
              <table:table-cell office:value-type="float" office:value="1605.52673704032">
                <text:p>1605.5267370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2">
                <text:p>83.2</text:p>
              </table:table-cell>
              <table:table-cell office:value-type="float" office:value="1607.00832089462">
                <text:p>1607.0083208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3">
                <text:p>83.3</text:p>
              </table:table-cell>
              <table:table-cell office:value-type="float" office:value="1608.48961589954">
                <text:p>1608.4896158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4">
                <text:p>83.4</text:p>
              </table:table-cell>
              <table:table-cell office:value-type="float" office:value="1609.97062249286">
                <text:p>1609.97062249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5">
                <text:p>83.5</text:p>
              </table:table-cell>
              <table:table-cell office:value-type="float" office:value="1611.45134111118">
                <text:p>1611.4513411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6">
                <text:p>83.6</text:p>
              </table:table-cell>
              <table:table-cell office:value-type="float" office:value="1612.93177218993">
                <text:p>1612.93177218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7">
                <text:p>83.7</text:p>
              </table:table-cell>
              <table:table-cell office:value-type="float" office:value="1614.41191616337">
                <text:p>1614.4119161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8">
                <text:p>83.8</text:p>
              </table:table-cell>
              <table:table-cell office:value-type="float" office:value="1615.89177346459">
                <text:p>1615.8917734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9">
                <text:p>83.9</text:p>
              </table:table-cell>
              <table:table-cell office:value-type="float" office:value="1617.37134452555">
                <text:p>1617.3713445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">
                <text:p>84</text:p>
              </table:table-cell>
              <table:table-cell office:value-type="float" office:value="1618.85062977702">
                <text:p>1618.85062977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1">
                <text:p>84.1</text:p>
              </table:table-cell>
              <table:table-cell office:value-type="float" office:value="1620.32962964864">
                <text:p>1620.32962964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2">
                <text:p>84.2</text:p>
              </table:table-cell>
              <table:table-cell office:value-type="float" office:value="1621.8083445689">
                <text:p>1621.8083445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3">
                <text:p>84.3</text:p>
              </table:table-cell>
              <table:table-cell office:value-type="float" office:value="1623.28677496515">
                <text:p>1623.2867749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4">
                <text:p>84.4</text:p>
              </table:table-cell>
              <table:table-cell office:value-type="float" office:value="1624.76492126362">
                <text:p>1624.7649212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5">
                <text:p>84.5</text:p>
              </table:table-cell>
              <table:table-cell office:value-type="float" office:value="1626.24278388937">
                <text:p>1626.24278388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6">
                <text:p>84.6</text:p>
              </table:table-cell>
              <table:table-cell office:value-type="float" office:value="1627.72036326637">
                <text:p>1627.7203632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7">
                <text:p>84.7</text:p>
              </table:table-cell>
              <table:table-cell office:value-type="float" office:value="1629.19765981745">
                <text:p>1629.1976598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8">
                <text:p>84.8</text:p>
              </table:table-cell>
              <table:table-cell office:value-type="float" office:value="1630.67467396431">
                <text:p>1630.67467396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9">
                <text:p>84.9</text:p>
              </table:table-cell>
              <table:table-cell office:value-type="float" office:value="1632.15140612755">
                <text:p>1632.1514061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">
                <text:p>85</text:p>
              </table:table-cell>
              <table:table-cell office:value-type="float" office:value="1633.62785672667">
                <text:p>1633.6278567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1">
                <text:p>85.1</text:p>
              </table:table-cell>
              <table:table-cell office:value-type="float" office:value="1635.10402618003">
                <text:p>1635.1040261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2">
                <text:p>85.2</text:p>
              </table:table-cell>
              <table:table-cell office:value-type="float" office:value="1636.57991490492">
                <text:p>1636.5799149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3">
                <text:p>85.3</text:p>
              </table:table-cell>
              <table:table-cell office:value-type="float" office:value="1638.05552331751">
                <text:p>1638.0555233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4">
                <text:p>85.4</text:p>
              </table:table-cell>
              <table:table-cell office:value-type="float" office:value="1639.53085183289">
                <text:p>1639.53085183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5">
                <text:p>85.5</text:p>
              </table:table-cell>
              <table:table-cell office:value-type="float" office:value="1641.00590086505">
                <text:p>1641.00590086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6">
                <text:p>85.6</text:p>
              </table:table-cell>
              <table:table-cell office:value-type="float" office:value="1642.4806708269">
                <text:p>1642.4806708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7">
                <text:p>85.7</text:p>
              </table:table-cell>
              <table:table-cell office:value-type="float" office:value="1643.95516213026">
                <text:p>1643.95516213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8">
                <text:p>85.8</text:p>
              </table:table-cell>
              <table:table-cell office:value-type="float" office:value="1645.42937518589">
                <text:p>1645.42937518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9">
                <text:p>85.9</text:p>
              </table:table-cell>
              <table:table-cell office:value-type="float" office:value="1646.90331040344">
                <text:p>1646.90331040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">
                <text:p>86</text:p>
              </table:table-cell>
              <table:table-cell office:value-type="float" office:value="1648.37696819154">
                <text:p>1648.37696819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1">
                <text:p>86.1</text:p>
              </table:table-cell>
              <table:table-cell office:value-type="float" office:value="1649.85034895771">
                <text:p>1649.8503489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2">
                <text:p>86.2</text:p>
              </table:table-cell>
              <table:table-cell office:value-type="float" office:value="1651.32345310843">
                <text:p>1651.32345310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3">
                <text:p>86.3</text:p>
              </table:table-cell>
              <table:table-cell office:value-type="float" office:value="1652.79628104912">
                <text:p>1652.7962810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4">
                <text:p>86.4</text:p>
              </table:table-cell>
              <table:table-cell office:value-type="float" office:value="1654.26883318414">
                <text:p>1654.26883318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5">
                <text:p>86.5</text:p>
              </table:table-cell>
              <table:table-cell office:value-type="float" office:value="1655.74110991681">
                <text:p>1655.7411099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6">
                <text:p>86.6</text:p>
              </table:table-cell>
              <table:table-cell office:value-type="float" office:value="1657.21311164939">
                <text:p>1657.2131116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7">
                <text:p>86.7</text:p>
              </table:table-cell>
              <table:table-cell office:value-type="float" office:value="1658.6848387831">
                <text:p>1658.684838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8">
                <text:p>86.8</text:p>
              </table:table-cell>
              <table:table-cell office:value-type="float" office:value="1660.15629171814">
                <text:p>1660.1562917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9">
                <text:p>86.9</text:p>
              </table:table-cell>
              <table:table-cell office:value-type="float" office:value="1661.62747085364">
                <text:p>1661.6274708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">
                <text:p>87</text:p>
              </table:table-cell>
              <table:table-cell office:value-type="float" office:value="1663.09837658774">
                <text:p>1663.09837658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1">
                <text:p>87.1</text:p>
              </table:table-cell>
              <table:table-cell office:value-type="float" office:value="1664.56900931753">
                <text:p>1664.5690093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2">
                <text:p>87.2</text:p>
              </table:table-cell>
              <table:table-cell office:value-type="float" office:value="1666.03936943907">
                <text:p>1666.039369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3">
                <text:p>87.3</text:p>
              </table:table-cell>
              <table:table-cell office:value-type="float" office:value="1667.50945734741">
                <text:p>1667.5094573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4">
                <text:p>87.4</text:p>
              </table:table-cell>
              <table:table-cell office:value-type="float" office:value="1668.97927343659">
                <text:p>1668.97927343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5">
                <text:p>87.5</text:p>
              </table:table-cell>
              <table:table-cell office:value-type="float" office:value="1670.44881809963">
                <text:p>1670.44881809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6">
                <text:p>87.6</text:p>
              </table:table-cell>
              <table:table-cell office:value-type="float" office:value="1671.91809172854">
                <text:p>1671.91809172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7">
                <text:p>87.7</text:p>
              </table:table-cell>
              <table:table-cell office:value-type="float" office:value="1673.38709471433">
                <text:p>1673.3870947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8">
                <text:p>87.8</text:p>
              </table:table-cell>
              <table:table-cell office:value-type="float" office:value="1674.85582744701">
                <text:p>1674.85582744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9">
                <text:p>87.9</text:p>
              </table:table-cell>
              <table:table-cell office:value-type="float" office:value="1676.32429031558">
                <text:p>1676.3242903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">
                <text:p>88</text:p>
              </table:table-cell>
              <table:table-cell office:value-type="float" office:value="1677.79248370807">
                <text:p>1677.7924837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1">
                <text:p>88.1</text:p>
              </table:table-cell>
              <table:table-cell office:value-type="float" office:value="1679.2604080115">
                <text:p>1679.260408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2">
                <text:p>88.2</text:p>
              </table:table-cell>
              <table:table-cell office:value-type="float" office:value="1680.72806361191">
                <text:p>1680.7280636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3">
                <text:p>88.3</text:p>
              </table:table-cell>
              <table:table-cell office:value-type="float" office:value="1682.19545089435">
                <text:p>1682.19545089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4">
                <text:p>88.4</text:p>
              </table:table-cell>
              <table:table-cell office:value-type="float" office:value="1683.6625702429">
                <text:p>1683.6625702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5">
                <text:p>88.5</text:p>
              </table:table-cell>
              <table:table-cell office:value-type="float" office:value="1685.12942204067">
                <text:p>1685.1294220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6">
                <text:p>88.6</text:p>
              </table:table-cell>
              <table:table-cell office:value-type="float" office:value="1686.59600666977">
                <text:p>1686.5960066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7">
                <text:p>88.7</text:p>
              </table:table-cell>
              <table:table-cell office:value-type="float" office:value="1688.06232451138">
                <text:p>1688.0623245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8">
                <text:p>88.8</text:p>
              </table:table-cell>
              <table:table-cell office:value-type="float" office:value="1689.52837594568">
                <text:p>1689.5283759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9">
                <text:p>88.9</text:p>
              </table:table-cell>
              <table:table-cell office:value-type="float" office:value="1690.99416135191">
                <text:p>1690.9941613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">
                <text:p>89</text:p>
              </table:table-cell>
              <table:table-cell office:value-type="float" office:value="1692.45968110834">
                <text:p>1692.4596811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1">
                <text:p>89.1</text:p>
              </table:table-cell>
              <table:table-cell office:value-type="float" office:value="1693.9249355923">
                <text:p>1693.9249355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2">
                <text:p>89.2</text:p>
              </table:table-cell>
              <table:table-cell office:value-type="float" office:value="1695.38992518014">
                <text:p>1695.38992518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3">
                <text:p>89.3</text:p>
              </table:table-cell>
              <table:table-cell office:value-type="float" office:value="1696.8546502473">
                <text:p>1696.854650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4">
                <text:p>89.4</text:p>
              </table:table-cell>
              <table:table-cell office:value-type="float" office:value="1698.31911116823">
                <text:p>1698.3191111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5">
                <text:p>89.5</text:p>
              </table:table-cell>
              <table:table-cell office:value-type="float" office:value="1699.78330831649">
                <text:p>1699.7833083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6">
                <text:p>89.6</text:p>
              </table:table-cell>
              <table:table-cell office:value-type="float" office:value="1701.24724206466">
                <text:p>1701.24724206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7">
                <text:p>89.7</text:p>
              </table:table-cell>
              <table:table-cell office:value-type="float" office:value="1702.71091278441">
                <text:p>1702.71091278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8">
                <text:p>89.8</text:p>
              </table:table-cell>
              <table:table-cell office:value-type="float" office:value="1704.17432084647">
                <text:p>1704.17432084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9">
                <text:p>89.9</text:p>
              </table:table-cell>
              <table:table-cell office:value-type="float" office:value="1705.63746662063">
                <text:p>1705.63746662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">
                <text:p>90</text:p>
              </table:table-cell>
              <table:table-cell office:value-type="float" office:value="1707.10035047579">
                <text:p>1707.1003504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1">
                <text:p>90.1</text:p>
              </table:table-cell>
              <table:table-cell office:value-type="float" office:value="1708.56297277989">
                <text:p>1708.56297277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2">
                <text:p>90.2</text:p>
              </table:table-cell>
              <table:table-cell office:value-type="float" office:value="1710.02533389997">
                <text:p>1710.0253338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3">
                <text:p>90.3</text:p>
              </table:table-cell>
              <table:table-cell office:value-type="float" office:value="1711.48743420216">
                <text:p>1711.4874342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4">
                <text:p>90.4</text:p>
              </table:table-cell>
              <table:table-cell office:value-type="float" office:value="1712.94927405168">
                <text:p>1712.94927405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5">
                <text:p>90.5</text:p>
              </table:table-cell>
              <table:table-cell office:value-type="float" office:value="1714.41085381282">
                <text:p>1714.4108538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6">
                <text:p>90.6</text:p>
              </table:table-cell>
              <table:table-cell office:value-type="float" office:value="1715.87217384899">
                <text:p>1715.8721738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7">
                <text:p>90.7</text:p>
              </table:table-cell>
              <table:table-cell office:value-type="float" office:value="1717.33323452268">
                <text:p>1717.33323452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8">
                <text:p>90.8</text:p>
              </table:table-cell>
              <table:table-cell office:value-type="float" office:value="1718.79403619549">
                <text:p>1718.79403619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9">
                <text:p>90.9</text:p>
              </table:table-cell>
              <table:table-cell office:value-type="float" office:value="1720.25457922814">
                <text:p>1720.25457922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">
                <text:p>91</text:p>
              </table:table-cell>
              <table:table-cell office:value-type="float" office:value="1721.71486398042">
                <text:p>1721.7148639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1">
                <text:p>91.1</text:p>
              </table:table-cell>
              <table:table-cell office:value-type="float" office:value="1723.17489081126">
                <text:p>1723.1748908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2">
                <text:p>91.2</text:p>
              </table:table-cell>
              <table:table-cell office:value-type="float" office:value="1724.63466007871">
                <text:p>1724.63466007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3">
                <text:p>91.3</text:p>
              </table:table-cell>
              <table:table-cell office:value-type="float" office:value="1726.09417213991">
                <text:p>1726.09417213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4">
                <text:p>91.4</text:p>
              </table:table-cell>
              <table:table-cell office:value-type="float" office:value="1727.55342735114">
                <text:p>1727.55342735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5">
                <text:p>91.5</text:p>
              </table:table-cell>
              <table:table-cell office:value-type="float" office:value="1729.01242606779">
                <text:p>1729.0124260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6">
                <text:p>91.6</text:p>
              </table:table-cell>
              <table:table-cell office:value-type="float" office:value="1730.4711686444">
                <text:p>1730.471168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7">
                <text:p>91.7</text:p>
              </table:table-cell>
              <table:table-cell office:value-type="float" office:value="1731.92965543461">
                <text:p>1731.92965543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8">
                <text:p>91.8</text:p>
              </table:table-cell>
              <table:table-cell office:value-type="float" office:value="1733.3878867912">
                <text:p>1733.387886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9">
                <text:p>91.9</text:p>
              </table:table-cell>
              <table:table-cell office:value-type="float" office:value="1734.84586306612">
                <text:p>1734.84586306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">
                <text:p>92</text:p>
              </table:table-cell>
              <table:table-cell office:value-type="float" office:value="1736.3035846104">
                <text:p>1736.303584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1">
                <text:p>92.1</text:p>
              </table:table-cell>
              <table:table-cell office:value-type="float" office:value="1737.76105177427">
                <text:p>1737.76105177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2">
                <text:p>92.2</text:p>
              </table:table-cell>
              <table:table-cell office:value-type="float" office:value="1739.21826490705">
                <text:p>1739.2182649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3">
                <text:p>92.3</text:p>
              </table:table-cell>
              <table:table-cell office:value-type="float" office:value="1740.67522435725">
                <text:p>1740.6752243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4">
                <text:p>92.4</text:p>
              </table:table-cell>
              <table:table-cell office:value-type="float" office:value="1742.13193047252">
                <text:p>1742.1319304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5">
                <text:p>92.5</text:p>
              </table:table-cell>
              <table:table-cell office:value-type="float" office:value="1743.58838359965">
                <text:p>1743.5883835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6">
                <text:p>92.6</text:p>
              </table:table-cell>
              <table:table-cell office:value-type="float" office:value="1745.04458408459">
                <text:p>1745.0445840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7">
                <text:p>92.7</text:p>
              </table:table-cell>
              <table:table-cell office:value-type="float" office:value="1746.50053227247">
                <text:p>1746.50053227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8">
                <text:p>92.8</text:p>
              </table:table-cell>
              <table:table-cell office:value-type="float" office:value="1747.95622850755">
                <text:p>1747.95622850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9">
                <text:p>92.9</text:p>
              </table:table-cell>
              <table:table-cell office:value-type="float" office:value="1749.41167313329">
                <text:p>1749.4116731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">
                <text:p>93</text:p>
              </table:table-cell>
              <table:table-cell office:value-type="float" office:value="1750.86686649228">
                <text:p>1750.86686649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1">
                <text:p>93.1</text:p>
              </table:table-cell>
              <table:table-cell office:value-type="float" office:value="1752.32180892632">
                <text:p>1752.3218089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2">
                <text:p>93.2</text:p>
              </table:table-cell>
              <table:table-cell office:value-type="float" office:value="1753.77650077636">
                <text:p>1753.77650077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3">
                <text:p>93.3</text:p>
              </table:table-cell>
              <table:table-cell office:value-type="float" office:value="1755.23094238253">
                <text:p>1755.23094238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4">
                <text:p>93.4</text:p>
              </table:table-cell>
              <table:table-cell office:value-type="float" office:value="1756.68513408413">
                <text:p>1756.68513408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5">
                <text:p>93.5</text:p>
              </table:table-cell>
              <table:table-cell office:value-type="float" office:value="1758.13907621968">
                <text:p>1758.1390762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6">
                <text:p>93.6</text:p>
              </table:table-cell>
              <table:table-cell office:value-type="float" office:value="1759.59276912684">
                <text:p>1759.5927691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7">
                <text:p>93.7</text:p>
              </table:table-cell>
              <table:table-cell office:value-type="float" office:value="1761.04621314248">
                <text:p>1761.0462131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8">
                <text:p>93.8</text:p>
              </table:table-cell>
              <table:table-cell office:value-type="float" office:value="1762.49940860266">
                <text:p>1762.4994086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9">
                <text:p>93.9</text:p>
              </table:table-cell>
              <table:table-cell office:value-type="float" office:value="1763.95235584264">
                <text:p>1763.9523558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">
                <text:p>94</text:p>
              </table:table-cell>
              <table:table-cell office:value-type="float" office:value="1765.40505519685">
                <text:p>1765.4050551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1">
                <text:p>94.1</text:p>
              </table:table-cell>
              <table:table-cell office:value-type="float" office:value="1766.85750699895">
                <text:p>1766.85750699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2">
                <text:p>94.2</text:p>
              </table:table-cell>
              <table:table-cell office:value-type="float" office:value="1768.30971158179">
                <text:p>1768.30971158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3">
                <text:p>94.3</text:p>
              </table:table-cell>
              <table:table-cell office:value-type="float" office:value="1769.76166927741">
                <text:p>1769.76166927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4">
                <text:p>94.4</text:p>
              </table:table-cell>
              <table:table-cell office:value-type="float" office:value="1771.21338041708">
                <text:p>1771.2133804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5">
                <text:p>94.5</text:p>
              </table:table-cell>
              <table:table-cell office:value-type="float" office:value="1772.66484533127">
                <text:p>1772.66484533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6">
                <text:p>94.6</text:p>
              </table:table-cell>
              <table:table-cell office:value-type="float" office:value="1774.11606434967">
                <text:p>1774.1160643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7">
                <text:p>94.7</text:p>
              </table:table-cell>
              <table:table-cell office:value-type="float" office:value="1775.56703780117">
                <text:p>1775.56703780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8">
                <text:p>94.8</text:p>
              </table:table-cell>
              <table:table-cell office:value-type="float" office:value="1777.01776601388">
                <text:p>1777.0177660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9">
                <text:p>94.9</text:p>
              </table:table-cell>
              <table:table-cell office:value-type="float" office:value="1778.46824931515">
                <text:p>1778.4682493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">
                <text:p>95</text:p>
              </table:table-cell>
              <table:table-cell office:value-type="float" office:value="1779.91848803153">
                <text:p>1779.91848803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1">
                <text:p>95.1</text:p>
              </table:table-cell>
              <table:table-cell office:value-type="float" office:value="1781.36848248882">
                <text:p>1781.3684824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2">
                <text:p>95.2</text:p>
              </table:table-cell>
              <table:table-cell office:value-type="float" office:value="1782.81823301202">
                <text:p>1782.8182330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3">
                <text:p>95.3</text:p>
              </table:table-cell>
              <table:table-cell office:value-type="float" office:value="1784.26773992539">
                <text:p>1784.2677399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4">
                <text:p>95.4</text:p>
              </table:table-cell>
              <table:table-cell office:value-type="float" office:value="1785.7170035524">
                <text:p>1785.7170035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5">
                <text:p>95.5</text:p>
              </table:table-cell>
              <table:table-cell office:value-type="float" office:value="1787.16602421577">
                <text:p>1787.1660242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6">
                <text:p>95.6</text:p>
              </table:table-cell>
              <table:table-cell office:value-type="float" office:value="1788.61480223745">
                <text:p>1788.6148022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7">
                <text:p>95.7</text:p>
              </table:table-cell>
              <table:table-cell office:value-type="float" office:value="1790.06333793864">
                <text:p>1790.0633379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8">
                <text:p>95.8</text:p>
              </table:table-cell>
              <table:table-cell office:value-type="float" office:value="1791.51163163979">
                <text:p>1791.5116316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9">
                <text:p>95.9</text:p>
              </table:table-cell>
              <table:table-cell office:value-type="float" office:value="1792.95968366057">
                <text:p>1792.9596836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">
                <text:p>96</text:p>
              </table:table-cell>
              <table:table-cell office:value-type="float" office:value="1794.40749431992">
                <text:p>1794.4074943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1">
                <text:p>96.1</text:p>
              </table:table-cell>
              <table:table-cell office:value-type="float" office:value="1795.85506393604">
                <text:p>1795.85506393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2">
                <text:p>96.2</text:p>
              </table:table-cell>
              <table:table-cell office:value-type="float" office:value="1797.30239282637">
                <text:p>1797.30239282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3">
                <text:p>96.3</text:p>
              </table:table-cell>
              <table:table-cell office:value-type="float" office:value="1798.74948130759">
                <text:p>1798.74948130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4">
                <text:p>96.4</text:p>
              </table:table-cell>
              <table:table-cell office:value-type="float" office:value="1800.19632969568">
                <text:p>1800.1963296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5">
                <text:p>96.5</text:p>
              </table:table-cell>
              <table:table-cell office:value-type="float" office:value="1801.64293830585">
                <text:p>1801.6429383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6">
                <text:p>96.6</text:p>
              </table:table-cell>
              <table:table-cell office:value-type="float" office:value="1803.08930745258">
                <text:p>1803.0893074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7">
                <text:p>96.7</text:p>
              </table:table-cell>
              <table:table-cell office:value-type="float" office:value="1804.53543744962">
                <text:p>1804.53543744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8">
                <text:p>96.8</text:p>
              </table:table-cell>
              <table:table-cell office:value-type="float" office:value="1805.98132861">
                <text:p>1805.98132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9">
                <text:p>96.9</text:p>
              </table:table-cell>
              <table:table-cell office:value-type="float" office:value="1807.426981246">
                <text:p>1807.42698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">
                <text:p>97</text:p>
              </table:table-cell>
              <table:table-cell office:value-type="float" office:value="1808.87239566919">
                <text:p>1808.8723956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1">
                <text:p>97.1</text:p>
              </table:table-cell>
              <table:table-cell office:value-type="float" office:value="1810.3175721904">
                <text:p>1810.317572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2">
                <text:p>97.2</text:p>
              </table:table-cell>
              <table:table-cell office:value-type="float" office:value="1811.76251111976">
                <text:p>1811.7625111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3">
                <text:p>97.3</text:p>
              </table:table-cell>
              <table:table-cell office:value-type="float" office:value="1813.20721276667">
                <text:p>1813.2072127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4">
                <text:p>97.4</text:p>
              </table:table-cell>
              <table:table-cell office:value-type="float" office:value="1814.6516774398">
                <text:p>1814.6516774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5">
                <text:p>97.5</text:p>
              </table:table-cell>
              <table:table-cell office:value-type="float" office:value="1816.09590544713">
                <text:p>1816.09590544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6">
                <text:p>97.6</text:p>
              </table:table-cell>
              <table:table-cell office:value-type="float" office:value="1817.53989709592">
                <text:p>1817.5398970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7">
                <text:p>97.7</text:p>
              </table:table-cell>
              <table:table-cell office:value-type="float" office:value="1818.98365269271">
                <text:p>1818.9836526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8">
                <text:p>97.8</text:p>
              </table:table-cell>
              <table:table-cell office:value-type="float" office:value="1820.42717254335">
                <text:p>1820.4271725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9">
                <text:p>97.9</text:p>
              </table:table-cell>
              <table:table-cell office:value-type="float" office:value="1821.87045695296">
                <text:p>1821.87045695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">
                <text:p>98</text:p>
              </table:table-cell>
              <table:table-cell office:value-type="float" office:value="1823.31350622599">
                <text:p>1823.31350622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1">
                <text:p>98.1</text:p>
              </table:table-cell>
              <table:table-cell office:value-type="float" office:value="1824.75632066616">
                <text:p>1824.7563206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2">
                <text:p>98.2</text:p>
              </table:table-cell>
              <table:table-cell office:value-type="float" office:value="1826.19890057651">
                <text:p>1826.1989005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3">
                <text:p>98.3</text:p>
              </table:table-cell>
              <table:table-cell office:value-type="float" office:value="1827.64124625939">
                <text:p>1827.64124625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4">
                <text:p>98.4</text:p>
              </table:table-cell>
              <table:table-cell office:value-type="float" office:value="1829.08335801643">
                <text:p>1829.0833580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5">
                <text:p>98.5</text:p>
              </table:table-cell>
              <table:table-cell office:value-type="float" office:value="1830.52523614858">
                <text:p>1830.5252361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6">
                <text:p>98.6</text:p>
              </table:table-cell>
              <table:table-cell office:value-type="float" office:value="1831.96688095613">
                <text:p>1831.9668809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7">
                <text:p>98.7</text:p>
              </table:table-cell>
              <table:table-cell office:value-type="float" office:value="1833.40829273864">
                <text:p>1833.40829273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8">
                <text:p>98.8</text:p>
              </table:table-cell>
              <table:table-cell office:value-type="float" office:value="1834.84947179501">
                <text:p>1834.84947179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9">
                <text:p>98.9</text:p>
              </table:table-cell>
              <table:table-cell office:value-type="float" office:value="1836.29041842346">
                <text:p>1836.29041842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">
                <text:p>99</text:p>
              </table:table-cell>
              <table:table-cell office:value-type="float" office:value="1837.73113292152">
                <text:p>1837.7311329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1">
                <text:p>99.1</text:p>
              </table:table-cell>
              <table:table-cell office:value-type="float" office:value="1839.17161558604">
                <text:p>1839.17161558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2">
                <text:p>99.2</text:p>
              </table:table-cell>
              <table:table-cell office:value-type="float" office:value="1840.6118667132">
                <text:p>1840.6118667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3">
                <text:p>99.3</text:p>
              </table:table-cell>
              <table:table-cell office:value-type="float" office:value="1842.05188659851">
                <text:p>1842.0518865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4">
                <text:p>99.4</text:p>
              </table:table-cell>
              <table:table-cell office:value-type="float" office:value="1843.49167553682">
                <text:p>1843.49167553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5">
                <text:p>99.5</text:p>
              </table:table-cell>
              <table:table-cell office:value-type="float" office:value="1844.93123382227">
                <text:p>1844.9312338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6">
                <text:p>99.6</text:p>
              </table:table-cell>
              <table:table-cell office:value-type="float" office:value="1846.37056174838">
                <text:p>1846.3705617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7">
                <text:p>99.7</text:p>
              </table:table-cell>
              <table:table-cell office:value-type="float" office:value="1847.80965960798">
                <text:p>1847.8096596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8">
                <text:p>99.8</text:p>
              </table:table-cell>
              <table:table-cell office:value-type="float" office:value="1849.24852769325">
                <text:p>1849.2485276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9">
                <text:p>99.9</text:p>
              </table:table-cell>
              <table:table-cell office:value-type="float" office:value="1850.68716629569">
                <text:p>1850.68716629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">
                <text:p>100</text:p>
              </table:table-cell>
              <table:table-cell office:value-type="float" office:value="1852.12557570616">
                <text:p>1852.1255757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1">
                <text:p>100.1</text:p>
              </table:table-cell>
              <table:table-cell office:value-type="float" office:value="1853.56375621486">
                <text:p>1853.5637562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.2">
                <text:p>100.2</text:p>
              </table:table-cell>
              <table:table-cell office:value-type="float" office:value="1855.00170811134">
                <text:p>1855.0017081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.3">
                <text:p>100.3</text:p>
              </table:table-cell>
              <table:table-cell office:value-type="float" office:value="1856.43943168449">
                <text:p>1856.43943168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.4">
                <text:p>100.4</text:p>
              </table:table-cell>
              <table:table-cell office:value-type="float" office:value="1857.87692722255">
                <text:p>1857.8769272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.5">
                <text:p>100.5</text:p>
              </table:table-cell>
              <table:table-cell office:value-type="float" office:value="1859.31419501313">
                <text:p>1859.3141950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.6">
                <text:p>100.6</text:p>
              </table:table-cell>
              <table:table-cell office:value-type="float" office:value="1860.75123534316">
                <text:p>1860.75123534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.7">
                <text:p>100.7</text:p>
              </table:table-cell>
              <table:table-cell office:value-type="float" office:value="1862.18804849896">
                <text:p>1862.1880484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.8">
                <text:p>100.8</text:p>
              </table:table-cell>
              <table:table-cell office:value-type="float" office:value="1863.62463476619">
                <text:p>1863.62463476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.9">
                <text:p>100.9</text:p>
              </table:table-cell>
              <table:table-cell office:value-type="float" office:value="1865.06099442988">
                <text:p>1865.0609944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">
                <text:p>101</text:p>
              </table:table-cell>
              <table:table-cell office:value-type="float" office:value="1866.49712777441">
                <text:p>1866.49712777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.1">
                <text:p>101.1</text:p>
              </table:table-cell>
              <table:table-cell office:value-type="float" office:value="1867.93303508355">
                <text:p>1867.93303508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.2">
                <text:p>101.2</text:p>
              </table:table-cell>
              <table:table-cell office:value-type="float" office:value="1869.36871664042">
                <text:p>1869.36871664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.3">
                <text:p>101.3</text:p>
              </table:table-cell>
              <table:table-cell office:value-type="float" office:value="1870.80417272749">
                <text:p>1870.8041727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.4">
                <text:p>101.4</text:p>
              </table:table-cell>
              <table:table-cell office:value-type="float" office:value="1872.23940362664">
                <text:p>1872.2394036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.5">
                <text:p>101.5</text:p>
              </table:table-cell>
              <table:table-cell office:value-type="float" office:value="1873.67440961909">
                <text:p>1873.6744096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.6">
                <text:p>101.6</text:p>
              </table:table-cell>
              <table:table-cell office:value-type="float" office:value="1875.10919098546">
                <text:p>1875.10919098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.7">
                <text:p>101.7</text:p>
              </table:table-cell>
              <table:table-cell office:value-type="float" office:value="1876.54374800573">
                <text:p>1876.5437480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.8">
                <text:p>101.8</text:p>
              </table:table-cell>
              <table:table-cell office:value-type="float" office:value="1877.97808095925">
                <text:p>1877.9780809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.9">
                <text:p>101.9</text:p>
              </table:table-cell>
              <table:table-cell office:value-type="float" office:value="1879.41219012479">
                <text:p>1879.41219012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">
                <text:p>102</text:p>
              </table:table-cell>
              <table:table-cell office:value-type="float" office:value="1880.84607578045">
                <text:p>1880.84607578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.1">
                <text:p>102.1</text:p>
              </table:table-cell>
              <table:table-cell office:value-type="float" office:value="1882.27973820376">
                <text:p>1882.2797382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.2">
                <text:p>102.2</text:p>
              </table:table-cell>
              <table:table-cell office:value-type="float" office:value="1883.71317767162">
                <text:p>1883.71317767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.3">
                <text:p>102.3</text:p>
              </table:table-cell>
              <table:table-cell office:value-type="float" office:value="1885.1463944603">
                <text:p>1885.146394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.4">
                <text:p>102.4</text:p>
              </table:table-cell>
              <table:table-cell office:value-type="float" office:value="1886.57938884549">
                <text:p>1886.57938884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.5">
                <text:p>102.5</text:p>
              </table:table-cell>
              <table:table-cell office:value-type="float" office:value="1888.01216110226">
                <text:p>1888.0121611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.6">
                <text:p>102.6</text:p>
              </table:table-cell>
              <table:table-cell office:value-type="float" office:value="1889.44471150506">
                <text:p>1889.44471150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.7">
                <text:p>102.7</text:p>
              </table:table-cell>
              <table:table-cell office:value-type="float" office:value="1890.87704032777">
                <text:p>1890.87704032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.8">
                <text:p>102.8</text:p>
              </table:table-cell>
              <table:table-cell office:value-type="float" office:value="1892.30914784363">
                <text:p>1892.3091478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.9">
                <text:p>102.9</text:p>
              </table:table-cell>
              <table:table-cell office:value-type="float" office:value="1893.74103432532">
                <text:p>1893.7410343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">
                <text:p>103</text:p>
              </table:table-cell>
              <table:table-cell office:value-type="float" office:value="1895.17270004488">
                <text:p>1895.1727000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.1">
                <text:p>103.1</text:p>
              </table:table-cell>
              <table:table-cell office:value-type="float" office:value="1896.60414527378">
                <text:p>1896.60414527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.2">
                <text:p>103.2</text:p>
              </table:table-cell>
              <table:table-cell office:value-type="float" office:value="1898.03537028289">
                <text:p>1898.03537028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.3">
                <text:p>103.3</text:p>
              </table:table-cell>
              <table:table-cell office:value-type="float" office:value="1899.46637534249">
                <text:p>1899.4663753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.4">
                <text:p>103.4</text:p>
              </table:table-cell>
              <table:table-cell office:value-type="float" office:value="1900.89716072227">
                <text:p>1900.89716072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.5">
                <text:p>103.5</text:p>
              </table:table-cell>
              <table:table-cell office:value-type="float" office:value="1902.32772669131">
                <text:p>1902.32772669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.6">
                <text:p>103.6</text:p>
              </table:table-cell>
              <table:table-cell office:value-type="float" office:value="1903.75807351814">
                <text:p>1903.7580735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.7">
                <text:p>103.7</text:p>
              </table:table-cell>
              <table:table-cell office:value-type="float" office:value="1905.18820147068">
                <text:p>1905.1882014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.8">
                <text:p>103.8</text:p>
              </table:table-cell>
              <table:table-cell office:value-type="float" office:value="1906.61811081627">
                <text:p>1906.6181108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.9">
                <text:p>103.9</text:p>
              </table:table-cell>
              <table:table-cell office:value-type="float" office:value="1908.04780182167">
                <text:p>1908.0478018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">
                <text:p>104</text:p>
              </table:table-cell>
              <table:table-cell office:value-type="float" office:value="1909.47727475306">
                <text:p>1909.4772747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.1">
                <text:p>104.1</text:p>
              </table:table-cell>
              <table:table-cell office:value-type="float" office:value="1910.90652987605">
                <text:p>1910.9065298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.2">
                <text:p>104.2</text:p>
              </table:table-cell>
              <table:table-cell office:value-type="float" office:value="1912.33556745566">
                <text:p>1912.33556745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.3">
                <text:p>104.3</text:p>
              </table:table-cell>
              <table:table-cell office:value-type="float" office:value="1913.76438775635">
                <text:p>1913.7643877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.4">
                <text:p>104.4</text:p>
              </table:table-cell>
              <table:table-cell office:value-type="float" office:value="1915.19299104199">
                <text:p>1915.1929910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.5">
                <text:p>104.5</text:p>
              </table:table-cell>
              <table:table-cell office:value-type="float" office:value="1916.6213775759">
                <text:p>1916.621377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.6">
                <text:p>104.6</text:p>
              </table:table-cell>
              <table:table-cell office:value-type="float" office:value="1918.04954762081">
                <text:p>1918.04954762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.7">
                <text:p>104.7</text:p>
              </table:table-cell>
              <table:table-cell office:value-type="float" office:value="1919.4775014389">
                <text:p>1919.477501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.8">
                <text:p>104.8</text:p>
              </table:table-cell>
              <table:table-cell office:value-type="float" office:value="1920.90523929178">
                <text:p>1920.9052392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.9">
                <text:p>104.9</text:p>
              </table:table-cell>
              <table:table-cell office:value-type="float" office:value="1922.33276144049">
                <text:p>1922.33276144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">
                <text:p>105</text:p>
              </table:table-cell>
              <table:table-cell office:value-type="float" office:value="1923.76006814552">
                <text:p>1923.7600681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.1">
                <text:p>105.1</text:p>
              </table:table-cell>
              <table:table-cell office:value-type="float" office:value="1925.18715966678">
                <text:p>1925.1871596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.2">
                <text:p>105.2</text:p>
              </table:table-cell>
              <table:table-cell office:value-type="float" office:value="1926.61403626363">
                <text:p>1926.61403626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.3">
                <text:p>105.3</text:p>
              </table:table-cell>
              <table:table-cell office:value-type="float" office:value="1928.04069819489">
                <text:p>1928.0406981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.4">
                <text:p>105.4</text:p>
              </table:table-cell>
              <table:table-cell office:value-type="float" office:value="1929.46714571881">
                <text:p>1929.4671457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.5">
                <text:p>105.5</text:p>
              </table:table-cell>
              <table:table-cell office:value-type="float" office:value="1930.89337909308">
                <text:p>1930.8933790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.6">
                <text:p>105.6</text:p>
              </table:table-cell>
              <table:table-cell office:value-type="float" office:value="1932.31939857486">
                <text:p>1932.3193985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.7">
                <text:p>105.7</text:p>
              </table:table-cell>
              <table:table-cell office:value-type="float" office:value="1933.74520442073">
                <text:p>1933.74520442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.8">
                <text:p>105.8</text:p>
              </table:table-cell>
              <table:table-cell office:value-type="float" office:value="1935.17079688674">
                <text:p>1935.1707968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.9">
                <text:p>105.9</text:p>
              </table:table-cell>
              <table:table-cell office:value-type="float" office:value="1936.5961762284">
                <text:p>1936.5961762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">
                <text:p>106</text:p>
              </table:table-cell>
              <table:table-cell office:value-type="float" office:value="1938.02134270066">
                <text:p>1938.0213427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.1">
                <text:p>106.1</text:p>
              </table:table-cell>
              <table:table-cell office:value-type="float" office:value="1939.44629655794">
                <text:p>1939.44629655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.2">
                <text:p>106.2</text:p>
              </table:table-cell>
              <table:table-cell office:value-type="float" office:value="1940.8710380541">
                <text:p>1940.871038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.3">
                <text:p>106.3</text:p>
              </table:table-cell>
              <table:table-cell office:value-type="float" office:value="1942.29556744247">
                <text:p>1942.29556744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.4">
                <text:p>106.4</text:p>
              </table:table-cell>
              <table:table-cell office:value-type="float" office:value="1943.71988497586">
                <text:p>1943.7198849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.5">
                <text:p>106.5</text:p>
              </table:table-cell>
              <table:table-cell office:value-type="float" office:value="1945.14399090652">
                <text:p>1945.1439909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.6">
                <text:p>106.6</text:p>
              </table:table-cell>
              <table:table-cell office:value-type="float" office:value="1946.56788548616">
                <text:p>1946.56788548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.7">
                <text:p>106.7</text:p>
              </table:table-cell>
              <table:table-cell office:value-type="float" office:value="1947.99156896597">
                <text:p>1947.9915689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.8">
                <text:p>106.8</text:p>
              </table:table-cell>
              <table:table-cell office:value-type="float" office:value="1949.41504159661">
                <text:p>1949.41504159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.9">
                <text:p>106.9</text:p>
              </table:table-cell>
              <table:table-cell office:value-type="float" office:value="1950.83830362821">
                <text:p>1950.8383036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">
                <text:p>107</text:p>
              </table:table-cell>
              <table:table-cell office:value-type="float" office:value="1952.26135531036">
                <text:p>1952.2613553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.1">
                <text:p>107.1</text:p>
              </table:table-cell>
              <table:table-cell office:value-type="float" office:value="1953.68419689213">
                <text:p>1953.68419689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.2">
                <text:p>107.2</text:p>
              </table:table-cell>
              <table:table-cell office:value-type="float" office:value="1955.10682862207">
                <text:p>1955.1068286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.3">
                <text:p>107.3</text:p>
              </table:table-cell>
              <table:table-cell office:value-type="float" office:value="1956.52925074819">
                <text:p>1956.5292507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.4">
                <text:p>107.4</text:p>
              </table:table-cell>
              <table:table-cell office:value-type="float" office:value="1957.95146351799">
                <text:p>1957.9514635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.5">
                <text:p>107.5</text:p>
              </table:table-cell>
              <table:table-cell office:value-type="float" office:value="1959.37346717845">
                <text:p>1959.3734671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.6">
                <text:p>107.6</text:p>
              </table:table-cell>
              <table:table-cell office:value-type="float" office:value="1960.79526197603">
                <text:p>1960.79526197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.7">
                <text:p>107.7</text:p>
              </table:table-cell>
              <table:table-cell office:value-type="float" office:value="1962.21684815667">
                <text:p>1962.2168481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.8">
                <text:p>107.8</text:p>
              </table:table-cell>
              <table:table-cell office:value-type="float" office:value="1963.63822596579">
                <text:p>1963.6382259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.9">
                <text:p>107.9</text:p>
              </table:table-cell>
              <table:table-cell office:value-type="float" office:value="1965.05939564831">
                <text:p>1965.0593956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">
                <text:p>108</text:p>
              </table:table-cell>
              <table:table-cell office:value-type="float" office:value="1966.48035744861">
                <text:p>1966.48035744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.1">
                <text:p>108.1</text:p>
              </table:table-cell>
              <table:table-cell office:value-type="float" office:value="1967.90111161059">
                <text:p>1967.9011116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.2">
                <text:p>108.2</text:p>
              </table:table-cell>
              <table:table-cell office:value-type="float" office:value="1969.32165837762">
                <text:p>1969.3216583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.3">
                <text:p>108.3</text:p>
              </table:table-cell>
              <table:table-cell office:value-type="float" office:value="1970.74199799256">
                <text:p>1970.74199799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.4">
                <text:p>108.4</text:p>
              </table:table-cell>
              <table:table-cell office:value-type="float" office:value="1972.16213069778">
                <text:p>1972.16213069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.5">
                <text:p>108.5</text:p>
              </table:table-cell>
              <table:table-cell office:value-type="float" office:value="1973.58205673514">
                <text:p>1973.5820567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.6">
                <text:p>108.6</text:p>
              </table:table-cell>
              <table:table-cell office:value-type="float" office:value="1975.00177634598">
                <text:p>1975.00177634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.7">
                <text:p>108.7</text:p>
              </table:table-cell>
              <table:table-cell office:value-type="float" office:value="1976.42128977115">
                <text:p>1976.4212897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.8">
                <text:p>108.8</text:p>
              </table:table-cell>
              <table:table-cell office:value-type="float" office:value="1977.840597251">
                <text:p>1977.84059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.9">
                <text:p>108.9</text:p>
              </table:table-cell>
              <table:table-cell office:value-type="float" office:value="1979.25969902538">
                <text:p>1979.2596990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">
                <text:p>109</text:p>
              </table:table-cell>
              <table:table-cell office:value-type="float" office:value="1980.67859533364">
                <text:p>1980.678595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.1">
                <text:p>109.1</text:p>
              </table:table-cell>
              <table:table-cell office:value-type="float" office:value="1982.09728641463">
                <text:p>1982.097286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.2">
                <text:p>109.2</text:p>
              </table:table-cell>
              <table:table-cell office:value-type="float" office:value="1983.51577250672">
                <text:p>1983.5157725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.3">
                <text:p>109.3</text:p>
              </table:table-cell>
              <table:table-cell office:value-type="float" office:value="1984.93405384777">
                <text:p>1984.9340538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.4">
                <text:p>109.4</text:p>
              </table:table-cell>
              <table:table-cell office:value-type="float" office:value="1986.35213067515">
                <text:p>1986.35213067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.5">
                <text:p>109.5</text:p>
              </table:table-cell>
              <table:table-cell office:value-type="float" office:value="1987.77000322575">
                <text:p>1987.7700032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.6">
                <text:p>109.6</text:p>
              </table:table-cell>
              <table:table-cell office:value-type="float" office:value="1989.18767173597">
                <text:p>1989.1876717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.7">
                <text:p>109.7</text:p>
              </table:table-cell>
              <table:table-cell office:value-type="float" office:value="1990.6051364417">
                <text:p>1990.605136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.8">
                <text:p>109.8</text:p>
              </table:table-cell>
              <table:table-cell office:value-type="float" office:value="1992.02239757837">
                <text:p>1992.02239757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.9">
                <text:p>109.9</text:p>
              </table:table-cell>
              <table:table-cell office:value-type="float" office:value="1993.43945538092">
                <text:p>1993.4394553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">
                <text:p>110</text:p>
              </table:table-cell>
              <table:table-cell office:value-type="float" office:value="1994.85631008379">
                <text:p>1994.8563100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.1">
                <text:p>110.1</text:p>
              </table:table-cell>
              <table:table-cell office:value-type="float" office:value="1996.27296192097">
                <text:p>1996.2729619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.2">
                <text:p>110.2</text:p>
              </table:table-cell>
              <table:table-cell office:value-type="float" office:value="1997.68941112593">
                <text:p>1997.6894111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.3">
                <text:p>110.3</text:p>
              </table:table-cell>
              <table:table-cell office:value-type="float" office:value="1999.1056579317">
                <text:p>1999.1056579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.4">
                <text:p>110.4</text:p>
              </table:table-cell>
              <table:table-cell office:value-type="float" office:value="2000.5217025708">
                <text:p>2000.521702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.5">
                <text:p>110.5</text:p>
              </table:table-cell>
              <table:table-cell office:value-type="float" office:value="2001.93754527529">
                <text:p>2001.93754527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.6">
                <text:p>110.6</text:p>
              </table:table-cell>
              <table:table-cell office:value-type="float" office:value="2003.35318627675">
                <text:p>2003.35318627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.7">
                <text:p>110.7</text:p>
              </table:table-cell>
              <table:table-cell office:value-type="float" office:value="2004.7686258063">
                <text:p>2004.7686258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.8">
                <text:p>110.8</text:p>
              </table:table-cell>
              <table:table-cell office:value-type="float" office:value="2006.18386409457">
                <text:p>2006.1838640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.9">
                <text:p>110.9</text:p>
              </table:table-cell>
              <table:table-cell office:value-type="float" office:value="2007.59890137172">
                <text:p>2007.59890137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">
                <text:p>111</text:p>
              </table:table-cell>
              <table:table-cell office:value-type="float" office:value="2009.01373786746">
                <text:p>2009.0137378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.1">
                <text:p>111.1</text:p>
              </table:table-cell>
              <table:table-cell office:value-type="float" office:value="2010.428373811">
                <text:p>2010.42837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.2">
                <text:p>111.2</text:p>
              </table:table-cell>
              <table:table-cell office:value-type="float" office:value="2011.84280943113">
                <text:p>2011.84280943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.3">
                <text:p>111.3</text:p>
              </table:table-cell>
              <table:table-cell office:value-type="float" office:value="2013.25704495612">
                <text:p>2013.2570449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.4">
                <text:p>111.4</text:p>
              </table:table-cell>
              <table:table-cell office:value-type="float" office:value="2014.67108061382">
                <text:p>2014.6710806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.5">
                <text:p>111.5</text:p>
              </table:table-cell>
              <table:table-cell office:value-type="float" office:value="2016.08491663159">
                <text:p>2016.0849166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.6">
                <text:p>111.6</text:p>
              </table:table-cell>
              <table:table-cell office:value-type="float" office:value="2017.49855323634">
                <text:p>2017.4985532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.7">
                <text:p>111.7</text:p>
              </table:table-cell>
              <table:table-cell office:value-type="float" office:value="2018.91199065453">
                <text:p>2018.91199065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.8">
                <text:p>111.8</text:p>
              </table:table-cell>
              <table:table-cell office:value-type="float" office:value="2020.32522911214">
                <text:p>2020.3252291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.9">
                <text:p>111.9</text:p>
              </table:table-cell>
              <table:table-cell office:value-type="float" office:value="2021.73826883472">
                <text:p>2021.73826883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">
                <text:p>112</text:p>
              </table:table-cell>
              <table:table-cell office:value-type="float" office:value="2023.15111004732">
                <text:p>2023.1511100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.1">
                <text:p>112.1</text:p>
              </table:table-cell>
              <table:table-cell office:value-type="float" office:value="2024.56375297459">
                <text:p>2024.5637529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.2">
                <text:p>112.2</text:p>
              </table:table-cell>
              <table:table-cell office:value-type="float" office:value="2025.97619784069">
                <text:p>2025.97619784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.3">
                <text:p>112.3</text:p>
              </table:table-cell>
              <table:table-cell office:value-type="float" office:value="2027.38844486933">
                <text:p>2027.38844486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.4">
                <text:p>112.4</text:p>
              </table:table-cell>
              <table:table-cell office:value-type="float" office:value="2028.8004942838">
                <text:p>2028.8004942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.5">
                <text:p>112.5</text:p>
              </table:table-cell>
              <table:table-cell office:value-type="float" office:value="2030.21234630689">
                <text:p>2030.2123463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.6">
                <text:p>112.6</text:p>
              </table:table-cell>
              <table:table-cell office:value-type="float" office:value="2031.62400116099">
                <text:p>2031.6240011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.7">
                <text:p>112.7</text:p>
              </table:table-cell>
              <table:table-cell office:value-type="float" office:value="2033.03545906802">
                <text:p>2033.03545906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.8">
                <text:p>112.8</text:p>
              </table:table-cell>
              <table:table-cell office:value-type="float" office:value="2034.44672024945">
                <text:p>2034.44672024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.9">
                <text:p>112.9</text:p>
              </table:table-cell>
              <table:table-cell office:value-type="float" office:value="2035.85778492633">
                <text:p>2035.85778492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">
                <text:p>113</text:p>
              </table:table-cell>
              <table:table-cell office:value-type="float" office:value="2037.26865331923">
                <text:p>2037.2686533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.1">
                <text:p>113.1</text:p>
              </table:table-cell>
              <table:table-cell office:value-type="float" office:value="2038.67932564831">
                <text:p>2038.67932564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.2">
                <text:p>113.2</text:p>
              </table:table-cell>
              <table:table-cell office:value-type="float" office:value="2040.08980213329">
                <text:p>2040.0898021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.3">
                <text:p>113.3</text:p>
              </table:table-cell>
              <table:table-cell office:value-type="float" office:value="2041.50008299342">
                <text:p>2041.50008299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.4">
                <text:p>113.4</text:p>
              </table:table-cell>
              <table:table-cell office:value-type="float" office:value="2042.91016844754">
                <text:p>2042.9101684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.5">
                <text:p>113.5</text:p>
              </table:table-cell>
              <table:table-cell office:value-type="float" office:value="2044.32005871405">
                <text:p>2044.3200587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.6">
                <text:p>113.6</text:p>
              </table:table-cell>
              <table:table-cell office:value-type="float" office:value="2045.72975401091">
                <text:p>2045.7297540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.7">
                <text:p>113.7</text:p>
              </table:table-cell>
              <table:table-cell office:value-type="float" office:value="2047.13925455564">
                <text:p>2047.13925455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.8">
                <text:p>113.8</text:p>
              </table:table-cell>
              <table:table-cell office:value-type="float" office:value="2048.54856056534">
                <text:p>2048.54856056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.9">
                <text:p>113.9</text:p>
              </table:table-cell>
              <table:table-cell office:value-type="float" office:value="2049.95767225666">
                <text:p>2049.95767225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">
                <text:p>114</text:p>
              </table:table-cell>
              <table:table-cell office:value-type="float" office:value="2051.36658984584">
                <text:p>2051.36658984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.1">
                <text:p>114.1</text:p>
              </table:table-cell>
              <table:table-cell office:value-type="float" office:value="2052.77531354868">
                <text:p>2052.77531354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.2">
                <text:p>114.2</text:p>
              </table:table-cell>
              <table:table-cell office:value-type="float" office:value="2054.18384358056">
                <text:p>2054.18384358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.3">
                <text:p>114.3</text:p>
              </table:table-cell>
              <table:table-cell office:value-type="float" office:value="2055.59218015641">
                <text:p>2055.5921801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.4">
                <text:p>114.4</text:p>
              </table:table-cell>
              <table:table-cell office:value-type="float" office:value="2057.00032349077">
                <text:p>2057.00032349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.5">
                <text:p>114.5</text:p>
              </table:table-cell>
              <table:table-cell office:value-type="float" office:value="2058.40827379773">
                <text:p>2058.4082737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.6">
                <text:p>114.6</text:p>
              </table:table-cell>
              <table:table-cell office:value-type="float" office:value="2059.81603129097">
                <text:p>2059.8160312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.7">
                <text:p>114.7</text:p>
              </table:table-cell>
              <table:table-cell office:value-type="float" office:value="2061.22359618373">
                <text:p>2061.22359618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.8">
                <text:p>114.8</text:p>
              </table:table-cell>
              <table:table-cell office:value-type="float" office:value="2062.63096868885">
                <text:p>2062.63096868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.9">
                <text:p>114.9</text:p>
              </table:table-cell>
              <table:table-cell office:value-type="float" office:value="2064.03814901874">
                <text:p>2064.0381490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">
                <text:p>115</text:p>
              </table:table-cell>
              <table:table-cell office:value-type="float" office:value="2065.44513738539">
                <text:p>2065.44513738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.1">
                <text:p>115.1</text:p>
              </table:table-cell>
              <table:table-cell office:value-type="float" office:value="2066.85193400039">
                <text:p>2066.8519340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.2">
                <text:p>115.2</text:p>
              </table:table-cell>
              <table:table-cell office:value-type="float" office:value="2068.25853907488">
                <text:p>2068.25853907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.3">
                <text:p>115.3</text:p>
              </table:table-cell>
              <table:table-cell office:value-type="float" office:value="2069.66495281963">
                <text:p>2069.6649528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.4">
                <text:p>115.4</text:p>
              </table:table-cell>
              <table:table-cell office:value-type="float" office:value="2071.07117544495">
                <text:p>2071.071175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.5">
                <text:p>115.5</text:p>
              </table:table-cell>
              <table:table-cell office:value-type="float" office:value="2072.47720716076">
                <text:p>2072.47720716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.6">
                <text:p>115.6</text:p>
              </table:table-cell>
              <table:table-cell office:value-type="float" office:value="2073.88304817658">
                <text:p>2073.88304817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.7">
                <text:p>115.7</text:p>
              </table:table-cell>
              <table:table-cell office:value-type="float" office:value="2075.28869870151">
                <text:p>2075.28869870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.8">
                <text:p>115.8</text:p>
              </table:table-cell>
              <table:table-cell office:value-type="float" office:value="2076.69415894423">
                <text:p>2076.6941589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.9">
                <text:p>115.9</text:p>
              </table:table-cell>
              <table:table-cell office:value-type="float" office:value="2078.09942911302">
                <text:p>2078.0994291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">
                <text:p>116</text:p>
              </table:table-cell>
              <table:table-cell office:value-type="float" office:value="2079.50450941576">
                <text:p>2079.5045094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.1">
                <text:p>116.1</text:p>
              </table:table-cell>
              <table:table-cell office:value-type="float" office:value="2080.90940005991">
                <text:p>2080.90940005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.2">
                <text:p>116.2</text:p>
              </table:table-cell>
              <table:table-cell office:value-type="float" office:value="2082.31410125254">
                <text:p>2082.31410125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.3">
                <text:p>116.3</text:p>
              </table:table-cell>
              <table:table-cell office:value-type="float" office:value="2083.71861320032">
                <text:p>2083.7186132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.4">
                <text:p>116.4</text:p>
              </table:table-cell>
              <table:table-cell office:value-type="float" office:value="2085.12293610949">
                <text:p>2085.1229361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.5">
                <text:p>116.5</text:p>
              </table:table-cell>
              <table:table-cell office:value-type="float" office:value="2086.52707018592">
                <text:p>2086.5270701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.6">
                <text:p>116.6</text:p>
              </table:table-cell>
              <table:table-cell office:value-type="float" office:value="2087.93101563506">
                <text:p>2087.93101563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.7">
                <text:p>116.7</text:p>
              </table:table-cell>
              <table:table-cell office:value-type="float" office:value="2089.33477266197">
                <text:p>2089.33477266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.8">
                <text:p>116.8</text:p>
              </table:table-cell>
              <table:table-cell office:value-type="float" office:value="2090.73834147131">
                <text:p>2090.7383414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.9">
                <text:p>116.9</text:p>
              </table:table-cell>
              <table:table-cell office:value-type="float" office:value="2092.14172226735">
                <text:p>2092.1417222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">
                <text:p>117</text:p>
              </table:table-cell>
              <table:table-cell office:value-type="float" office:value="2093.54491525395">
                <text:p>2093.54491525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.1">
                <text:p>117.1</text:p>
              </table:table-cell>
              <table:table-cell office:value-type="float" office:value="2094.9479206346">
                <text:p>2094.9479206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.2">
                <text:p>117.2</text:p>
              </table:table-cell>
              <table:table-cell office:value-type="float" office:value="2096.35073861236">
                <text:p>2096.3507386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.3">
                <text:p>117.3</text:p>
              </table:table-cell>
              <table:table-cell office:value-type="float" office:value="2097.75336938992">
                <text:p>2097.7533693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.4">
                <text:p>117.4</text:p>
              </table:table-cell>
              <table:table-cell office:value-type="float" office:value="2099.1558131696">
                <text:p>2099.155813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.5">
                <text:p>117.5</text:p>
              </table:table-cell>
              <table:table-cell office:value-type="float" office:value="2100.55807015328">
                <text:p>2100.55807015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.6">
                <text:p>117.6</text:p>
              </table:table-cell>
              <table:table-cell office:value-type="float" office:value="2101.96014054249">
                <text:p>2101.9601405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.7">
                <text:p>117.7</text:p>
              </table:table-cell>
              <table:table-cell office:value-type="float" office:value="2103.36202453836">
                <text:p>2103.3620245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.8">
                <text:p>117.8</text:p>
              </table:table-cell>
              <table:table-cell office:value-type="float" office:value="2104.76372234163">
                <text:p>2104.7637223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.9">
                <text:p>117.9</text:p>
              </table:table-cell>
              <table:table-cell office:value-type="float" office:value="2106.16523415266">
                <text:p>2106.1652341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">
                <text:p>118</text:p>
              </table:table-cell>
              <table:table-cell office:value-type="float" office:value="2107.56656017141">
                <text:p>2107.5665601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.1">
                <text:p>118.1</text:p>
              </table:table-cell>
              <table:table-cell office:value-type="float" office:value="2108.96770059749">
                <text:p>2108.96770059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.2">
                <text:p>118.2</text:p>
              </table:table-cell>
              <table:table-cell office:value-type="float" office:value="2110.3686556301">
                <text:p>2110.368655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.3">
                <text:p>118.3</text:p>
              </table:table-cell>
              <table:table-cell office:value-type="float" office:value="2111.76942546805">
                <text:p>2111.76942546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.4">
                <text:p>118.4</text:p>
              </table:table-cell>
              <table:table-cell office:value-type="float" office:value="2113.1700103098">
                <text:p>2113.1700103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.5">
                <text:p>118.5</text:p>
              </table:table-cell>
              <table:table-cell office:value-type="float" office:value="2114.5704103534">
                <text:p>2114.5704103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.6">
                <text:p>118.6</text:p>
              </table:table-cell>
              <table:table-cell office:value-type="float" office:value="2115.97062579655">
                <text:p>2115.9706257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.7">
                <text:p>118.7</text:p>
              </table:table-cell>
              <table:table-cell office:value-type="float" office:value="2117.37065683655">
                <text:p>2117.3706568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.8">
                <text:p>118.8</text:p>
              </table:table-cell>
              <table:table-cell office:value-type="float" office:value="2118.77050367033">
                <text:p>2118.7705036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.9">
                <text:p>118.9</text:p>
              </table:table-cell>
              <table:table-cell office:value-type="float" office:value="2120.17016649446">
                <text:p>2120.17016649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">
                <text:p>119</text:p>
              </table:table-cell>
              <table:table-cell office:value-type="float" office:value="2121.5696455051">
                <text:p>2121.5696455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.1">
                <text:p>119.1</text:p>
              </table:table-cell>
              <table:table-cell office:value-type="float" office:value="2122.96894089808">
                <text:p>2122.9689408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.2">
                <text:p>119.2</text:p>
              </table:table-cell>
              <table:table-cell office:value-type="float" office:value="2124.36805286882">
                <text:p>2124.3680528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.3">
                <text:p>119.3</text:p>
              </table:table-cell>
              <table:table-cell office:value-type="float" office:value="2125.7669816124">
                <text:p>2125.7669816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.4">
                <text:p>119.4</text:p>
              </table:table-cell>
              <table:table-cell office:value-type="float" office:value="2127.1657273235">
                <text:p>2127.165727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.5">
                <text:p>119.5</text:p>
              </table:table-cell>
              <table:table-cell office:value-type="float" office:value="2128.56429019646">
                <text:p>2128.5642901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.6">
                <text:p>119.6</text:p>
              </table:table-cell>
              <table:table-cell office:value-type="float" office:value="2129.96267042523">
                <text:p>2129.9626704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.7">
                <text:p>119.7</text:p>
              </table:table-cell>
              <table:table-cell office:value-type="float" office:value="2131.36086820339">
                <text:p>2131.3608682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.8">
                <text:p>119.8</text:p>
              </table:table-cell>
              <table:table-cell office:value-type="float" office:value="2132.75888372419">
                <text:p>2132.7588837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.9">
                <text:p>119.9</text:p>
              </table:table-cell>
              <table:table-cell office:value-type="float" office:value="2134.15671718046">
                <text:p>2134.1567171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">
                <text:p>120</text:p>
              </table:table-cell>
              <table:table-cell office:value-type="float" office:value="2135.55436876471">
                <text:p>2135.5543687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.1">
                <text:p>120.1</text:p>
              </table:table-cell>
              <table:table-cell office:value-type="float" office:value="2136.95183866907">
                <text:p>2136.95183866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.2">
                <text:p>120.2</text:p>
              </table:table-cell>
              <table:table-cell office:value-type="float" office:value="2138.3491270853">
                <text:p>2138.349127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.3">
                <text:p>120.3</text:p>
              </table:table-cell>
              <table:table-cell office:value-type="float" office:value="2139.74623420482">
                <text:p>2139.7462342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.4">
                <text:p>120.4</text:p>
              </table:table-cell>
              <table:table-cell office:value-type="float" office:value="2141.14316021866">
                <text:p>2141.1431602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.5">
                <text:p>120.5</text:p>
              </table:table-cell>
              <table:table-cell office:value-type="float" office:value="2142.53990531753">
                <text:p>2142.5399053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.6">
                <text:p>120.6</text:p>
              </table:table-cell>
              <table:table-cell office:value-type="float" office:value="2143.93646969173">
                <text:p>2143.93646969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.7">
                <text:p>120.7</text:p>
              </table:table-cell>
              <table:table-cell office:value-type="float" office:value="2145.33285353126">
                <text:p>2145.3328535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.8">
                <text:p>120.8</text:p>
              </table:table-cell>
              <table:table-cell office:value-type="float" office:value="2146.72905702571">
                <text:p>2146.72905702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.9">
                <text:p>120.9</text:p>
              </table:table-cell>
              <table:table-cell office:value-type="float" office:value="2148.12508036436">
                <text:p>2148.12508036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">
                <text:p>121</text:p>
              </table:table-cell>
              <table:table-cell office:value-type="float" office:value="2149.5209237361">
                <text:p>2149.5209237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.1">
                <text:p>121.1</text:p>
              </table:table-cell>
              <table:table-cell office:value-type="float" office:value="2150.91658732949">
                <text:p>2150.91658732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.2">
                <text:p>121.2</text:p>
              </table:table-cell>
              <table:table-cell office:value-type="float" office:value="2152.31207133272">
                <text:p>2152.3120713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.3">
                <text:p>121.3</text:p>
              </table:table-cell>
              <table:table-cell office:value-type="float" office:value="2153.70737593365">
                <text:p>2153.7073759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.4">
                <text:p>121.4</text:p>
              </table:table-cell>
              <table:table-cell office:value-type="float" office:value="2155.10250131976">
                <text:p>2155.1025013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.5">
                <text:p>121.5</text:p>
              </table:table-cell>
              <table:table-cell office:value-type="float" office:value="2156.4974476782">
                <text:p>2156.497447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.6">
                <text:p>121.6</text:p>
              </table:table-cell>
              <table:table-cell office:value-type="float" office:value="2157.89221519577">
                <text:p>2157.89221519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.7">
                <text:p>121.7</text:p>
              </table:table-cell>
              <table:table-cell office:value-type="float" office:value="2159.28680405892">
                <text:p>2159.28680405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.8">
                <text:p>121.8</text:p>
              </table:table-cell>
              <table:table-cell office:value-type="float" office:value="2160.68121445375">
                <text:p>2160.6812144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.9">
                <text:p>121.9</text:p>
              </table:table-cell>
              <table:table-cell office:value-type="float" office:value="2162.07544656602">
                <text:p>2162.0754465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2">
                <text:p>122</text:p>
              </table:table-cell>
              <table:table-cell office:value-type="float" office:value="2163.46950058113">
                <text:p>2163.4695005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.1">
                <text:p>122.1</text:p>
              </table:table-cell>
              <table:table-cell office:value-type="float" office:value="2164.86337668415">
                <text:p>2164.86337668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.2">
                <text:p>122.2</text:p>
              </table:table-cell>
              <table:table-cell office:value-type="float" office:value="2166.25707505981">
                <text:p>2166.25707505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.3">
                <text:p>122.3</text:p>
              </table:table-cell>
              <table:table-cell office:value-type="float" office:value="2167.65059589248">
                <text:p>2167.65059589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.4">
                <text:p>122.4</text:p>
              </table:table-cell>
              <table:table-cell office:value-type="float" office:value="2169.04393936621">
                <text:p>2169.04393936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.5">
                <text:p>122.5</text:p>
              </table:table-cell>
              <table:table-cell office:value-type="float" office:value="2170.43710566468">
                <text:p>2170.4371056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.6">
                <text:p>122.6</text:p>
              </table:table-cell>
              <table:table-cell office:value-type="float" office:value="2171.83009497127">
                <text:p>2171.83009497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.7">
                <text:p>122.7</text:p>
              </table:table-cell>
              <table:table-cell office:value-type="float" office:value="2173.22290746898">
                <text:p>2173.22290746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.8">
                <text:p>122.8</text:p>
              </table:table-cell>
              <table:table-cell office:value-type="float" office:value="2174.6155433405">
                <text:p>2174.6155433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.9">
                <text:p>122.9</text:p>
              </table:table-cell>
              <table:table-cell office:value-type="float" office:value="2176.00800276818">
                <text:p>2176.0080027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3">
                <text:p>123</text:p>
              </table:table-cell>
              <table:table-cell office:value-type="float" office:value="2177.40028593402">
                <text:p>2177.4002859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.1">
                <text:p>123.1</text:p>
              </table:table-cell>
              <table:table-cell office:value-type="float" office:value="2178.79239301969">
                <text:p>2178.7923930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.2">
                <text:p>123.2</text:p>
              </table:table-cell>
              <table:table-cell office:value-type="float" office:value="2180.18432420653">
                <text:p>2180.1843242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.3">
                <text:p>123.3</text:p>
              </table:table-cell>
              <table:table-cell office:value-type="float" office:value="2181.57607967556">
                <text:p>2181.5760796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.4">
                <text:p>123.4</text:p>
              </table:table-cell>
              <table:table-cell office:value-type="float" office:value="2182.96765960743">
                <text:p>2182.9676596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.5">
                <text:p>123.5</text:p>
              </table:table-cell>
              <table:table-cell office:value-type="float" office:value="2184.35906418249">
                <text:p>2184.35906418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.6">
                <text:p>123.6</text:p>
              </table:table-cell>
              <table:table-cell office:value-type="float" office:value="2185.75029358075">
                <text:p>2185.75029358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.7">
                <text:p>123.7</text:p>
              </table:table-cell>
              <table:table-cell office:value-type="float" office:value="2187.14134798189">
                <text:p>2187.1413479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.8">
                <text:p>123.8</text:p>
              </table:table-cell>
              <table:table-cell office:value-type="float" office:value="2188.53222756526">
                <text:p>2188.5322275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.9">
                <text:p>123.9</text:p>
              </table:table-cell>
              <table:table-cell office:value-type="float" office:value="2189.92293250988">
                <text:p>2189.9229325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4">
                <text:p>124</text:p>
              </table:table-cell>
              <table:table-cell office:value-type="float" office:value="2191.31346299444">
                <text:p>2191.31346299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.1">
                <text:p>124.1</text:p>
              </table:table-cell>
              <table:table-cell office:value-type="float" office:value="2192.70381919732">
                <text:p>2192.7038191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.2">
                <text:p>124.2</text:p>
              </table:table-cell>
              <table:table-cell office:value-type="float" office:value="2194.09400129655">
                <text:p>2194.09400129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.3">
                <text:p>124.3</text:p>
              </table:table-cell>
              <table:table-cell office:value-type="float" office:value="2195.48400946985">
                <text:p>2195.4840094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.4">
                <text:p>124.4</text:p>
              </table:table-cell>
              <table:table-cell office:value-type="float" office:value="2196.87384389462">
                <text:p>2196.8738438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.5">
                <text:p>124.5</text:p>
              </table:table-cell>
              <table:table-cell office:value-type="float" office:value="2198.26350474793">
                <text:p>2198.2635047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.6">
                <text:p>124.6</text:p>
              </table:table-cell>
              <table:table-cell office:value-type="float" office:value="2199.65299220652">
                <text:p>2199.6529922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.7">
                <text:p>124.7</text:p>
              </table:table-cell>
              <table:table-cell office:value-type="float" office:value="2201.04230644682">
                <text:p>2201.0423064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.8">
                <text:p>124.8</text:p>
              </table:table-cell>
              <table:table-cell office:value-type="float" office:value="2202.43144764493">
                <text:p>2202.4314476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.9">
                <text:p>124.9</text:p>
              </table:table-cell>
              <table:table-cell office:value-type="float" office:value="2203.82041597665">
                <text:p>2203.8204159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5">
                <text:p>125</text:p>
              </table:table-cell>
              <table:table-cell office:value-type="float" office:value="2205.20921161743">
                <text:p>2205.2092116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.1">
                <text:p>125.1</text:p>
              </table:table-cell>
              <table:table-cell office:value-type="float" office:value="2206.59783474243">
                <text:p>2206.5978347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.2">
                <text:p>125.2</text:p>
              </table:table-cell>
              <table:table-cell office:value-type="float" office:value="2207.98628552648">
                <text:p>2207.98628552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.3">
                <text:p>125.3</text:p>
              </table:table-cell>
              <table:table-cell office:value-type="float" office:value="2209.37456414409">
                <text:p>2209.3745641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.4">
                <text:p>125.4</text:p>
              </table:table-cell>
              <table:table-cell office:value-type="float" office:value="2210.76267076947">
                <text:p>2210.7626707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.5">
                <text:p>125.5</text:p>
              </table:table-cell>
              <table:table-cell office:value-type="float" office:value="2212.15060557648">
                <text:p>2212.1506055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.6">
                <text:p>125.6</text:p>
              </table:table-cell>
              <table:table-cell office:value-type="float" office:value="2213.53836873872">
                <text:p>2213.53836873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.7">
                <text:p>125.7</text:p>
              </table:table-cell>
              <table:table-cell office:value-type="float" office:value="2214.92596042942">
                <text:p>2214.9259604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.8">
                <text:p>125.8</text:p>
              </table:table-cell>
              <table:table-cell office:value-type="float" office:value="2216.31338082155">
                <text:p>2216.3133808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.9">
                <text:p>125.9</text:p>
              </table:table-cell>
              <table:table-cell office:value-type="float" office:value="2217.70063008772">
                <text:p>2217.7006300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6">
                <text:p>126</text:p>
              </table:table-cell>
              <table:table-cell office:value-type="float" office:value="2219.08770840027">
                <text:p>2219.0877084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.1">
                <text:p>126.1</text:p>
              </table:table-cell>
              <table:table-cell office:value-type="float" office:value="2220.4746159312">
                <text:p>2220.474615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.2">
                <text:p>126.2</text:p>
              </table:table-cell>
              <table:table-cell office:value-type="float" office:value="2221.86135285221">
                <text:p>2221.8613528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.3">
                <text:p>126.3</text:p>
              </table:table-cell>
              <table:table-cell office:value-type="float" office:value="2223.24791933471">
                <text:p>2223.24791933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.4">
                <text:p>126.4</text:p>
              </table:table-cell>
              <table:table-cell office:value-type="float" office:value="2224.63431554978">
                <text:p>2224.63431554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.5">
                <text:p>126.5</text:p>
              </table:table-cell>
              <table:table-cell office:value-type="float" office:value="2226.02054166819">
                <text:p>2226.02054166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.6">
                <text:p>126.6</text:p>
              </table:table-cell>
              <table:table-cell office:value-type="float" office:value="2227.40659786043">
                <text:p>2227.4065978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.7">
                <text:p>126.7</text:p>
              </table:table-cell>
              <table:table-cell office:value-type="float" office:value="2228.79248429666">
                <text:p>2228.79248429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.8">
                <text:p>126.8</text:p>
              </table:table-cell>
              <table:table-cell office:value-type="float" office:value="2230.17820114674">
                <text:p>2230.17820114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.9">
                <text:p>126.9</text:p>
              </table:table-cell>
              <table:table-cell office:value-type="float" office:value="2231.56374858023">
                <text:p>2231.56374858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">
                <text:p>127</text:p>
              </table:table-cell>
              <table:table-cell office:value-type="float" office:value="2232.9491267664">
                <text:p>2232.9491267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.1">
                <text:p>127.1</text:p>
              </table:table-cell>
              <table:table-cell office:value-type="float" office:value="2234.3343358742">
                <text:p>2234.3343358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.2">
                <text:p>127.2</text:p>
              </table:table-cell>
              <table:table-cell office:value-type="float" office:value="2235.71937607227">
                <text:p>2235.7193760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.3">
                <text:p>127.3</text:p>
              </table:table-cell>
              <table:table-cell office:value-type="float" office:value="2237.10424752899">
                <text:p>2237.10424752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.4">
                <text:p>127.4</text:p>
              </table:table-cell>
              <table:table-cell office:value-type="float" office:value="2238.48895041239">
                <text:p>2238.4889504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.5">
                <text:p>127.5</text:p>
              </table:table-cell>
              <table:table-cell office:value-type="float" office:value="2239.87348489023">
                <text:p>2239.87348489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.6">
                <text:p>127.6</text:p>
              </table:table-cell>
              <table:table-cell office:value-type="float" office:value="2241.25785112998">
                <text:p>2241.25785112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.7">
                <text:p>127.7</text:p>
              </table:table-cell>
              <table:table-cell office:value-type="float" office:value="2242.64204929878">
                <text:p>2242.6420492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.8">
                <text:p>127.8</text:p>
              </table:table-cell>
              <table:table-cell office:value-type="float" office:value="2244.0260795635">
                <text:p>2244.026079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.9">
                <text:p>127.9</text:p>
              </table:table-cell>
              <table:table-cell office:value-type="float" office:value="2245.4099420907">
                <text:p>2245.4099420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8">
                <text:p>128</text:p>
              </table:table-cell>
              <table:table-cell office:value-type="float" office:value="2246.79363704667">
                <text:p>2246.79363704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.1">
                <text:p>128.1</text:p>
              </table:table-cell>
              <table:table-cell office:value-type="float" office:value="2248.17716459736">
                <text:p>2248.1771645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.2">
                <text:p>128.2</text:p>
              </table:table-cell>
              <table:table-cell office:value-type="float" office:value="2249.56052490847">
                <text:p>2249.56052490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.3">
                <text:p>128.3</text:p>
              </table:table-cell>
              <table:table-cell office:value-type="float" office:value="2250.94371814538">
                <text:p>2250.9437181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.4">
                <text:p>128.4</text:p>
              </table:table-cell>
              <table:table-cell office:value-type="float" office:value="2252.3267444732">
                <text:p>2252.3267444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.5">
                <text:p>128.5</text:p>
              </table:table-cell>
              <table:table-cell office:value-type="float" office:value="2253.70960405671">
                <text:p>2253.70960405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.6">
                <text:p>128.6</text:p>
              </table:table-cell>
              <table:table-cell office:value-type="float" office:value="2255.09229706045">
                <text:p>2255.0922970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.7">
                <text:p>128.7</text:p>
              </table:table-cell>
              <table:table-cell office:value-type="float" office:value="2256.47482364863">
                <text:p>2256.47482364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.8">
                <text:p>128.8</text:p>
              </table:table-cell>
              <table:table-cell office:value-type="float" office:value="2257.8571839852">
                <text:p>2257.8571839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.9">
                <text:p>128.9</text:p>
              </table:table-cell>
              <table:table-cell office:value-type="float" office:value="2259.23937823379">
                <text:p>2259.2393782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9">
                <text:p>129</text:p>
              </table:table-cell>
              <table:table-cell office:value-type="float" office:value="2260.62140655776">
                <text:p>2260.62140655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.1">
                <text:p>129.1</text:p>
              </table:table-cell>
              <table:table-cell office:value-type="float" office:value="2262.00326912019">
                <text:p>2262.0032691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.2">
                <text:p>129.2</text:p>
              </table:table-cell>
              <table:table-cell office:value-type="float" office:value="2263.38496608386">
                <text:p>2263.38496608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.3">
                <text:p>129.3</text:p>
              </table:table-cell>
              <table:table-cell office:value-type="float" office:value="2264.76649761127">
                <text:p>2264.7664976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.4">
                <text:p>129.4</text:p>
              </table:table-cell>
              <table:table-cell office:value-type="float" office:value="2266.14786386464">
                <text:p>2266.14786386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.5">
                <text:p>129.5</text:p>
              </table:table-cell>
              <table:table-cell office:value-type="float" office:value="2267.52906500589">
                <text:p>2267.5290650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.6">
                <text:p>129.6</text:p>
              </table:table-cell>
              <table:table-cell office:value-type="float" office:value="2268.91010119668">
                <text:p>2268.910101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.7">
                <text:p>129.7</text:p>
              </table:table-cell>
              <table:table-cell office:value-type="float" office:value="2270.29097259835">
                <text:p>2270.29097259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.8">
                <text:p>129.8</text:p>
              </table:table-cell>
              <table:table-cell office:value-type="float" office:value="2271.67167937201">
                <text:p>2271.6716793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.9">
                <text:p>129.9</text:p>
              </table:table-cell>
              <table:table-cell office:value-type="float" office:value="2273.05222167844">
                <text:p>2273.052221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0">
                <text:p>130</text:p>
              </table:table-cell>
              <table:table-cell office:value-type="float" office:value="2274.43259967816">
                <text:p>2274.4325996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.1">
                <text:p>130.1</text:p>
              </table:table-cell>
              <table:table-cell office:value-type="float" office:value="2275.81281353143">
                <text:p>2275.8128135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.2">
                <text:p>130.2</text:p>
              </table:table-cell>
              <table:table-cell office:value-type="float" office:value="2277.19286339818">
                <text:p>2277.1928633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.3">
                <text:p>130.3</text:p>
              </table:table-cell>
              <table:table-cell office:value-type="float" office:value="2278.57274943811">
                <text:p>2278.57274943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.4">
                <text:p>130.4</text:p>
              </table:table-cell>
              <table:table-cell office:value-type="float" office:value="2279.95247181062">
                <text:p>2279.9524718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.5">
                <text:p>130.5</text:p>
              </table:table-cell>
              <table:table-cell office:value-type="float" office:value="2281.33203067484">
                <text:p>2281.33203067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.6">
                <text:p>130.6</text:p>
              </table:table-cell>
              <table:table-cell office:value-type="float" office:value="2282.71142618961">
                <text:p>2282.71142618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.7">
                <text:p>130.7</text:p>
              </table:table-cell>
              <table:table-cell office:value-type="float" office:value="2284.09065851351">
                <text:p>2284.0906585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.8">
                <text:p>130.8</text:p>
              </table:table-cell>
              <table:table-cell office:value-type="float" office:value="2285.46972780484">
                <text:p>2285.4697278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.9">
                <text:p>130.9</text:p>
              </table:table-cell>
              <table:table-cell office:value-type="float" office:value="2286.84863422162">
                <text:p>2286.8486342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1">
                <text:p>131</text:p>
              </table:table-cell>
              <table:table-cell office:value-type="float" office:value="2288.2273779216">
                <text:p>2288.227377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.1">
                <text:p>131.1</text:p>
              </table:table-cell>
              <table:table-cell office:value-type="float" office:value="2289.60595906226">
                <text:p>2289.60595906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.2">
                <text:p>131.2</text:p>
              </table:table-cell>
              <table:table-cell office:value-type="float" office:value="2290.98437780081">
                <text:p>2290.9843778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.3">
                <text:p>131.3</text:p>
              </table:table-cell>
              <table:table-cell office:value-type="float" office:value="2292.36263429417">
                <text:p>2292.36263429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.4">
                <text:p>131.4</text:p>
              </table:table-cell>
              <table:table-cell office:value-type="float" office:value="2293.740728699">
                <text:p>2293.740728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.5">
                <text:p>131.5</text:p>
              </table:table-cell>
              <table:table-cell office:value-type="float" office:value="2295.11866117171">
                <text:p>2295.1186611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.6">
                <text:p>131.6</text:p>
              </table:table-cell>
              <table:table-cell office:value-type="float" office:value="2296.49643186841">
                <text:p>2296.49643186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.7">
                <text:p>131.7</text:p>
              </table:table-cell>
              <table:table-cell office:value-type="float" office:value="2297.87404094495">
                <text:p>2297.8740409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.8">
                <text:p>131.8</text:p>
              </table:table-cell>
              <table:table-cell office:value-type="float" office:value="2299.25148855692">
                <text:p>2299.25148855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.9">
                <text:p>131.9</text:p>
              </table:table-cell>
              <table:table-cell office:value-type="float" office:value="2300.62877485963">
                <text:p>2300.62877485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2">
                <text:p>132</text:p>
              </table:table-cell>
              <table:table-cell office:value-type="float" office:value="2302.00590000813">
                <text:p>2302.0059000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.1">
                <text:p>132.1</text:p>
              </table:table-cell>
              <table:table-cell office:value-type="float" office:value="2303.38286415721">
                <text:p>2303.3828641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.2">
                <text:p>132.2</text:p>
              </table:table-cell>
              <table:table-cell office:value-type="float" office:value="2304.75966746139">
                <text:p>2304.7596674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.3">
                <text:p>132.3</text:p>
              </table:table-cell>
              <table:table-cell office:value-type="float" office:value="2306.1363100749">
                <text:p>2306.136310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.4">
                <text:p>132.4</text:p>
              </table:table-cell>
              <table:table-cell office:value-type="float" office:value="2307.51279215175">
                <text:p>2307.5127921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.5">
                <text:p>132.5</text:p>
              </table:table-cell>
              <table:table-cell office:value-type="float" office:value="2308.88911384566">
                <text:p>2308.88911384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.6">
                <text:p>132.6</text:p>
              </table:table-cell>
              <table:table-cell office:value-type="float" office:value="2310.26527531008">
                <text:p>2310.2652753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.7">
                <text:p>132.7</text:p>
              </table:table-cell>
              <table:table-cell office:value-type="float" office:value="2311.64127669821">
                <text:p>2311.64127669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.8">
                <text:p>132.8</text:p>
              </table:table-cell>
              <table:table-cell office:value-type="float" office:value="2313.01711816299">
                <text:p>2313.01711816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.9">
                <text:p>132.9</text:p>
              </table:table-cell>
              <table:table-cell office:value-type="float" office:value="2314.3927998571">
                <text:p>2314.392799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3">
                <text:p>133</text:p>
              </table:table-cell>
              <table:table-cell office:value-type="float" office:value="2315.76832193295">
                <text:p>2315.76832193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.1">
                <text:p>133.1</text:p>
              </table:table-cell>
              <table:table-cell office:value-type="float" office:value="2317.14368454268">
                <text:p>2317.1436845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.2">
                <text:p>133.2</text:p>
              </table:table-cell>
              <table:table-cell office:value-type="float" office:value="2318.51888783821">
                <text:p>2318.51888783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.3">
                <text:p>133.3</text:p>
              </table:table-cell>
              <table:table-cell office:value-type="float" office:value="2319.89393197115">
                <text:p>2319.8939319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.4">
                <text:p>133.4</text:p>
              </table:table-cell>
              <table:table-cell office:value-type="float" office:value="2321.2688170929">
                <text:p>2321.2688170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.5">
                <text:p>133.5</text:p>
              </table:table-cell>
              <table:table-cell office:value-type="float" office:value="2322.64354335457">
                <text:p>2322.64354335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.6">
                <text:p>133.6</text:p>
              </table:table-cell>
              <table:table-cell office:value-type="float" office:value="2324.01811090702">
                <text:p>2324.0181109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.7">
                <text:p>133.7</text:p>
              </table:table-cell>
              <table:table-cell office:value-type="float" office:value="2325.39251990087">
                <text:p>2325.39251990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.8">
                <text:p>133.8</text:p>
              </table:table-cell>
              <table:table-cell office:value-type="float" office:value="2326.76677048646">
                <text:p>2326.7667704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.9">
                <text:p>133.9</text:p>
              </table:table-cell>
              <table:table-cell office:value-type="float" office:value="2328.14086281389">
                <text:p>2328.1408628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4">
                <text:p>134</text:p>
              </table:table-cell>
              <table:table-cell office:value-type="float" office:value="2329.514797033">
                <text:p>2329.51479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.1">
                <text:p>134.1</text:p>
              </table:table-cell>
              <table:table-cell office:value-type="float" office:value="2330.88857329339">
                <text:p>2330.88857329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.2">
                <text:p>134.2</text:p>
              </table:table-cell>
              <table:table-cell office:value-type="float" office:value="2332.26219174439">
                <text:p>2332.2621917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.3">
                <text:p>134.3</text:p>
              </table:table-cell>
              <table:table-cell office:value-type="float" office:value="2333.63565253508">
                <text:p>2333.6356525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.4">
                <text:p>134.4</text:p>
              </table:table-cell>
              <table:table-cell office:value-type="float" office:value="2335.00895581429">
                <text:p>2335.0089558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.5">
                <text:p>134.5</text:p>
              </table:table-cell>
              <table:table-cell office:value-type="float" office:value="2336.3821017306">
                <text:p>2336.382101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.6">
                <text:p>134.6</text:p>
              </table:table-cell>
              <table:table-cell office:value-type="float" office:value="2337.75509043235">
                <text:p>2337.7550904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.7">
                <text:p>134.7</text:p>
              </table:table-cell>
              <table:table-cell office:value-type="float" office:value="2339.12792206762">
                <text:p>2339.12792206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.8">
                <text:p>134.8</text:p>
              </table:table-cell>
              <table:table-cell office:value-type="float" office:value="2340.50059678422">
                <text:p>2340.50059678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.9">
                <text:p>134.9</text:p>
              </table:table-cell>
              <table:table-cell office:value-type="float" office:value="2341.87311472975">
                <text:p>2341.8731147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5">
                <text:p>135</text:p>
              </table:table-cell>
              <table:table-cell office:value-type="float" office:value="2343.24547605154">
                <text:p>2343.24547605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.1">
                <text:p>135.1</text:p>
              </table:table-cell>
              <table:table-cell office:value-type="float" office:value="2344.61768089667">
                <text:p>2344.6176808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.2">
                <text:p>135.2</text:p>
              </table:table-cell>
              <table:table-cell office:value-type="float" office:value="2345.98972941198">
                <text:p>2345.9897294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.3">
                <text:p>135.3</text:p>
              </table:table-cell>
              <table:table-cell office:value-type="float" office:value="2347.36162174407">
                <text:p>2347.36162174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.4">
                <text:p>135.4</text:p>
              </table:table-cell>
              <table:table-cell office:value-type="float" office:value="2348.73335803927">
                <text:p>2348.7333580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.5">
                <text:p>135.5</text:p>
              </table:table-cell>
              <table:table-cell office:value-type="float" office:value="2350.1049384437">
                <text:p>2350.104938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.6">
                <text:p>135.6</text:p>
              </table:table-cell>
              <table:table-cell office:value-type="float" office:value="2351.4763631032">
                <text:p>2351.476363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.7">
                <text:p>135.7</text:p>
              </table:table-cell>
              <table:table-cell office:value-type="float" office:value="2352.84763216339">
                <text:p>2352.84763216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.8">
                <text:p>135.8</text:p>
              </table:table-cell>
              <table:table-cell office:value-type="float" office:value="2354.21874576964">
                <text:p>2354.2187457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.9">
                <text:p>135.9</text:p>
              </table:table-cell>
              <table:table-cell office:value-type="float" office:value="2355.58970406707">
                <text:p>2355.58970406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6">
                <text:p>136</text:p>
              </table:table-cell>
              <table:table-cell office:value-type="float" office:value="2356.96050720057">
                <text:p>2356.9605072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.1">
                <text:p>136.1</text:p>
              </table:table-cell>
              <table:table-cell office:value-type="float" office:value="2358.33115531478">
                <text:p>2358.3311553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.2">
                <text:p>136.2</text:p>
              </table:table-cell>
              <table:table-cell office:value-type="float" office:value="2359.70164855409">
                <text:p>2359.70164855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.3">
                <text:p>136.3</text:p>
              </table:table-cell>
              <table:table-cell office:value-type="float" office:value="2361.07198706268">
                <text:p>2361.07198706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.4">
                <text:p>136.4</text:p>
              </table:table-cell>
              <table:table-cell office:value-type="float" office:value="2362.44217098445">
                <text:p>2362.4421709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.5">
                <text:p>136.5</text:p>
              </table:table-cell>
              <table:table-cell office:value-type="float" office:value="2363.81220046309">
                <text:p>2363.8122004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.6">
                <text:p>136.6</text:p>
              </table:table-cell>
              <table:table-cell office:value-type="float" office:value="2365.18207564204">
                <text:p>2365.1820756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.7">
                <text:p>136.7</text:p>
              </table:table-cell>
              <table:table-cell office:value-type="float" office:value="2366.55179666451">
                <text:p>2366.55179666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.8">
                <text:p>136.8</text:p>
              </table:table-cell>
              <table:table-cell office:value-type="float" office:value="2367.92136367345">
                <text:p>2367.92136367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.9">
                <text:p>136.9</text:p>
              </table:table-cell>
              <table:table-cell office:value-type="float" office:value="2369.2907768116">
                <text:p>2369.290776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7">
                <text:p>137</text:p>
              </table:table-cell>
              <table:table-cell office:value-type="float" office:value="2370.66003622145">
                <text:p>2370.66003622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.1">
                <text:p>137.1</text:p>
              </table:table-cell>
              <table:table-cell office:value-type="float" office:value="2372.02914204526">
                <text:p>2372.02914204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.2">
                <text:p>137.2</text:p>
              </table:table-cell>
              <table:table-cell office:value-type="float" office:value="2373.39809442504">
                <text:p>2373.3980944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.3">
                <text:p>137.3</text:p>
              </table:table-cell>
              <table:table-cell office:value-type="float" office:value="2374.76689350258">
                <text:p>2374.7668935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.4">
                <text:p>137.4</text:p>
              </table:table-cell>
              <table:table-cell office:value-type="float" office:value="2376.13553941943">
                <text:p>2376.1355394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.5">
                <text:p>137.5</text:p>
              </table:table-cell>
              <table:table-cell office:value-type="float" office:value="2377.50403231691">
                <text:p>2377.5040323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.6">
                <text:p>137.6</text:p>
              </table:table-cell>
              <table:table-cell office:value-type="float" office:value="2378.87237233611">
                <text:p>2378.8723723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.7">
                <text:p>137.7</text:p>
              </table:table-cell>
              <table:table-cell office:value-type="float" office:value="2380.24055961786">
                <text:p>2380.2405596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.8">
                <text:p>137.8</text:p>
              </table:table-cell>
              <table:table-cell office:value-type="float" office:value="2381.6085943028">
                <text:p>2381.6085943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.9">
                <text:p>137.9</text:p>
              </table:table-cell>
              <table:table-cell office:value-type="float" office:value="2382.97647653131">
                <text:p>2382.9764765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8">
                <text:p>138</text:p>
              </table:table-cell>
              <table:table-cell office:value-type="float" office:value="2384.34420644355">
                <text:p>2384.3442064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.1">
                <text:p>138.1</text:p>
              </table:table-cell>
              <table:table-cell office:value-type="float" office:value="2385.71178417943">
                <text:p>2385.71178417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.2">
                <text:p>138.2</text:p>
              </table:table-cell>
              <table:table-cell office:value-type="float" office:value="2387.07920987867">
                <text:p>2387.0792098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.3">
                <text:p>138.3</text:p>
              </table:table-cell>
              <table:table-cell office:value-type="float" office:value="2388.44648368072">
                <text:p>2388.4464836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.4">
                <text:p>138.4</text:p>
              </table:table-cell>
              <table:table-cell office:value-type="float" office:value="2389.81360572482">
                <text:p>2389.8136057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.5">
                <text:p>138.5</text:p>
              </table:table-cell>
              <table:table-cell office:value-type="float" office:value="2391.18057614998">
                <text:p>2391.18057614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.6">
                <text:p>138.6</text:p>
              </table:table-cell>
              <table:table-cell office:value-type="float" office:value="2392.54739509498">
                <text:p>2392.5473950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.7">
                <text:p>138.7</text:p>
              </table:table-cell>
              <table:table-cell office:value-type="float" office:value="2393.91406269839">
                <text:p>2393.91406269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.8">
                <text:p>138.8</text:p>
              </table:table-cell>
              <table:table-cell office:value-type="float" office:value="2395.28057909851">
                <text:p>2395.28057909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.9">
                <text:p>138.9</text:p>
              </table:table-cell>
              <table:table-cell office:value-type="float" office:value="2396.64694443346">
                <text:p>2396.6469444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9">
                <text:p>139</text:p>
              </table:table-cell>
              <table:table-cell office:value-type="float" office:value="2398.01315884111">
                <text:p>2398.0131588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.1">
                <text:p>139.1</text:p>
              </table:table-cell>
              <table:table-cell office:value-type="float" office:value="2399.37922245911">
                <text:p>2399.3792224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.2">
                <text:p>139.2</text:p>
              </table:table-cell>
              <table:table-cell office:value-type="float" office:value="2400.74513542489">
                <text:p>2400.74513542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.3">
                <text:p>139.3</text:p>
              </table:table-cell>
              <table:table-cell office:value-type="float" office:value="2402.11089787565">
                <text:p>2402.1108978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.4">
                <text:p>139.4</text:p>
              </table:table-cell>
              <table:table-cell office:value-type="float" office:value="2403.47650994836">
                <text:p>2403.4765099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.5">
                <text:p>139.5</text:p>
              </table:table-cell>
              <table:table-cell office:value-type="float" office:value="2404.84197177979">
                <text:p>2404.8419717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.6">
                <text:p>139.6</text:p>
              </table:table-cell>
              <table:table-cell office:value-type="float" office:value="2406.20728350646">
                <text:p>2406.2072835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.7">
                <text:p>139.7</text:p>
              </table:table-cell>
              <table:table-cell office:value-type="float" office:value="2407.57244526468">
                <text:p>2407.57244526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.8">
                <text:p>139.8</text:p>
              </table:table-cell>
              <table:table-cell office:value-type="float" office:value="2408.93745719055">
                <text:p>2408.9374571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.9">
                <text:p>139.9</text:p>
              </table:table-cell>
              <table:table-cell office:value-type="float" office:value="2410.30231941992">
                <text:p>2410.3023194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0">
                <text:p>140</text:p>
              </table:table-cell>
              <table:table-cell office:value-type="float" office:value="2411.66703208846">
                <text:p>2411.66703208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.1">
                <text:p>140.1</text:p>
              </table:table-cell>
              <table:table-cell office:value-type="float" office:value="2413.03159533159">
                <text:p>2413.03159533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.2">
                <text:p>140.2</text:p>
              </table:table-cell>
              <table:table-cell office:value-type="float" office:value="2414.3960092845">
                <text:p>2414.396009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.3">
                <text:p>140.3</text:p>
              </table:table-cell>
              <table:table-cell office:value-type="float" office:value="2415.76027408221">
                <text:p>2415.7602740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.4">
                <text:p>140.4</text:p>
              </table:table-cell>
              <table:table-cell office:value-type="float" office:value="2417.12438985946">
                <text:p>2417.1243898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.5">
                <text:p>140.5</text:p>
              </table:table-cell>
              <table:table-cell office:value-type="float" office:value="2418.48835675083">
                <text:p>2418.48835675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.6">
                <text:p>140.6</text:p>
              </table:table-cell>
              <table:table-cell office:value-type="float" office:value="2419.85217489064">
                <text:p>2419.8521748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.7">
                <text:p>140.7</text:p>
              </table:table-cell>
              <table:table-cell office:value-type="float" office:value="2421.21584441301">
                <text:p>2421.2158444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.8">
                <text:p>140.8</text:p>
              </table:table-cell>
              <table:table-cell office:value-type="float" office:value="2422.57936545184">
                <text:p>2422.5793654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.9">
                <text:p>140.9</text:p>
              </table:table-cell>
              <table:table-cell office:value-type="float" office:value="2423.94273814083">
                <text:p>2423.9427381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1">
                <text:p>141</text:p>
              </table:table-cell>
              <table:table-cell office:value-type="float" office:value="2425.30596261344">
                <text:p>2425.3059626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.1">
                <text:p>141.1</text:p>
              </table:table-cell>
              <table:table-cell office:value-type="float" office:value="2426.66903900292">
                <text:p>2426.66903900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.2">
                <text:p>141.2</text:p>
              </table:table-cell>
              <table:table-cell office:value-type="float" office:value="2428.03196744232">
                <text:p>2428.0319674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.3">
                <text:p>141.3</text:p>
              </table:table-cell>
              <table:table-cell office:value-type="float" office:value="2429.39474806447">
                <text:p>2429.39474806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.4">
                <text:p>141.4</text:p>
              </table:table-cell>
              <table:table-cell office:value-type="float" office:value="2430.75738100199">
                <text:p>2430.7573810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.5">
                <text:p>141.5</text:p>
              </table:table-cell>
              <table:table-cell office:value-type="float" office:value="2432.11986638726">
                <text:p>2432.11986638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.6">
                <text:p>141.6</text:p>
              </table:table-cell>
              <table:table-cell office:value-type="float" office:value="2433.48220435249">
                <text:p>2433.4822043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.7">
                <text:p>141.7</text:p>
              </table:table-cell>
              <table:table-cell office:value-type="float" office:value="2434.84439502964">
                <text:p>2434.8443950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.8">
                <text:p>141.8</text:p>
              </table:table-cell>
              <table:table-cell office:value-type="float" office:value="2436.20643855049">
                <text:p>2436.2064385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.9">
                <text:p>141.9</text:p>
              </table:table-cell>
              <table:table-cell office:value-type="float" office:value="2437.56833504659">
                <text:p>2437.5683350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2">
                <text:p>142</text:p>
              </table:table-cell>
              <table:table-cell office:value-type="float" office:value="2438.93008464928">
                <text:p>2438.9300846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.1">
                <text:p>142.1</text:p>
              </table:table-cell>
              <table:table-cell office:value-type="float" office:value="2440.2916874897">
                <text:p>2440.291687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.2">
                <text:p>142.2</text:p>
              </table:table-cell>
              <table:table-cell office:value-type="float" office:value="2441.65314369877">
                <text:p>2441.65314369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.3">
                <text:p>142.3</text:p>
              </table:table-cell>
              <table:table-cell office:value-type="float" office:value="2443.0144534072">
                <text:p>2443.0144534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.4">
                <text:p>142.4</text:p>
              </table:table-cell>
              <table:table-cell office:value-type="float" office:value="2444.37561674552">
                <text:p>2444.3756167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.5">
                <text:p>142.5</text:p>
              </table:table-cell>
              <table:table-cell office:value-type="float" office:value="2445.736633844">
                <text:p>2445.736633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.6">
                <text:p>142.6</text:p>
              </table:table-cell>
              <table:table-cell office:value-type="float" office:value="2447.09750483275">
                <text:p>2447.0975048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.7">
                <text:p>142.7</text:p>
              </table:table-cell>
              <table:table-cell office:value-type="float" office:value="2448.45822984164">
                <text:p>2448.45822984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.8">
                <text:p>142.8</text:p>
              </table:table-cell>
              <table:table-cell office:value-type="float" office:value="2449.81880900037">
                <text:p>2449.8188090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.9">
                <text:p>142.9</text:p>
              </table:table-cell>
              <table:table-cell office:value-type="float" office:value="2451.17924243839">
                <text:p>2451.1792424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3">
                <text:p>143</text:p>
              </table:table-cell>
              <table:table-cell office:value-type="float" office:value="2452.53953028497">
                <text:p>2452.53953028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.1">
                <text:p>143.1</text:p>
              </table:table-cell>
              <table:table-cell office:value-type="float" office:value="2453.89967266918">
                <text:p>2453.89967266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.2">
                <text:p>143.2</text:p>
              </table:table-cell>
              <table:table-cell office:value-type="float" office:value="2455.25966971987">
                <text:p>2455.2596697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.3">
                <text:p>143.3</text:p>
              </table:table-cell>
              <table:table-cell office:value-type="float" office:value="2456.61952156568">
                <text:p>2456.6195215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.4">
                <text:p>143.4</text:p>
              </table:table-cell>
              <table:table-cell office:value-type="float" office:value="2457.97922833508">
                <text:p>2457.9792283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.5">
                <text:p>143.5</text:p>
              </table:table-cell>
              <table:table-cell office:value-type="float" office:value="2459.33879015629">
                <text:p>2459.3387901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.6">
                <text:p>143.6</text:p>
              </table:table-cell>
              <table:table-cell office:value-type="float" office:value="2460.69820715737">
                <text:p>2460.69820715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.7">
                <text:p>143.7</text:p>
              </table:table-cell>
              <table:table-cell office:value-type="float" office:value="2462.05747946615">
                <text:p>2462.05747946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.8">
                <text:p>143.8</text:p>
              </table:table-cell>
              <table:table-cell office:value-type="float" office:value="2463.41660721027">
                <text:p>2463.4166072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.9">
                <text:p>143.9</text:p>
              </table:table-cell>
              <table:table-cell office:value-type="float" office:value="2464.77559051716">
                <text:p>2464.7755905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4">
                <text:p>144</text:p>
              </table:table-cell>
              <table:table-cell office:value-type="float" office:value="2466.13442951406">
                <text:p>2466.1344295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.1">
                <text:p>144.1</text:p>
              </table:table-cell>
              <table:table-cell office:value-type="float" office:value="2467.493124328">
                <text:p>2467.49312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.2">
                <text:p>144.2</text:p>
              </table:table-cell>
              <table:table-cell office:value-type="float" office:value="2468.85167508581">
                <text:p>2468.8516750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.3">
                <text:p>144.3</text:p>
              </table:table-cell>
              <table:table-cell office:value-type="float" office:value="2470.21008191414">
                <text:p>2470.2100819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.4">
                <text:p>144.4</text:p>
              </table:table-cell>
              <table:table-cell office:value-type="float" office:value="2471.5683449394">
                <text:p>2471.568344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.5">
                <text:p>144.5</text:p>
              </table:table-cell>
              <table:table-cell office:value-type="float" office:value="2472.92646428784">
                <text:p>2472.92646428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.6">
                <text:p>144.6</text:p>
              </table:table-cell>
              <table:table-cell office:value-type="float" office:value="2474.28444008549">
                <text:p>2474.2844400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.7">
                <text:p>144.7</text:p>
              </table:table-cell>
              <table:table-cell office:value-type="float" office:value="2475.6422724582">
                <text:p>2475.642272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.8">
                <text:p>144.8</text:p>
              </table:table-cell>
              <table:table-cell office:value-type="float" office:value="2476.9999615316">
                <text:p>2476.9999615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.9">
                <text:p>144.9</text:p>
              </table:table-cell>
              <table:table-cell office:value-type="float" office:value="2478.35750743114">
                <text:p>2478.35750743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5">
                <text:p>145</text:p>
              </table:table-cell>
              <table:table-cell office:value-type="float" office:value="2479.71491028206">
                <text:p>2479.7149102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.1">
                <text:p>145.1</text:p>
              </table:table-cell>
              <table:table-cell office:value-type="float" office:value="2481.07217020943">
                <text:p>2481.0721702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.2">
                <text:p>145.2</text:p>
              </table:table-cell>
              <table:table-cell office:value-type="float" office:value="2482.42928733809">
                <text:p>2482.4292873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.3">
                <text:p>145.3</text:p>
              </table:table-cell>
              <table:table-cell office:value-type="float" office:value="2483.78626179271">
                <text:p>2483.7862617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.4">
                <text:p>145.4</text:p>
              </table:table-cell>
              <table:table-cell office:value-type="float" office:value="2485.14309369774">
                <text:p>2485.1430936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.5">
                <text:p>145.5</text:p>
              </table:table-cell>
              <table:table-cell office:value-type="float" office:value="2486.49978317748">
                <text:p>2486.49978317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.6">
                <text:p>145.6</text:p>
              </table:table-cell>
              <table:table-cell office:value-type="float" office:value="2487.85633035598">
                <text:p>2487.8563303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.7">
                <text:p>145.7</text:p>
              </table:table-cell>
              <table:table-cell office:value-type="float" office:value="2489.21273535713">
                <text:p>2489.21273535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.8">
                <text:p>145.8</text:p>
              </table:table-cell>
              <table:table-cell office:value-type="float" office:value="2490.56899830464">
                <text:p>2490.5689983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.9">
                <text:p>145.9</text:p>
              </table:table-cell>
              <table:table-cell office:value-type="float" office:value="2491.92511932198">
                <text:p>2491.9251193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6">
                <text:p>146</text:p>
              </table:table-cell>
              <table:table-cell office:value-type="float" office:value="2493.28109853248">
                <text:p>2493.2810985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.1">
                <text:p>146.1</text:p>
              </table:table-cell>
              <table:table-cell office:value-type="float" office:value="2494.63693605924">
                <text:p>2494.6369360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.2">
                <text:p>146.2</text:p>
              </table:table-cell>
              <table:table-cell office:value-type="float" office:value="2495.99263202519">
                <text:p>2495.9926320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.3">
                <text:p>146.3</text:p>
              </table:table-cell>
              <table:table-cell office:value-type="float" office:value="2497.34818655306">
                <text:p>2497.3481865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.4">
                <text:p>146.4</text:p>
              </table:table-cell>
              <table:table-cell office:value-type="float" office:value="2498.70359976539">
                <text:p>2498.70359976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.5">
                <text:p>146.5</text:p>
              </table:table-cell>
              <table:table-cell office:value-type="float" office:value="2500.05887178453">
                <text:p>2500.0588717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.6">
                <text:p>146.6</text:p>
              </table:table-cell>
              <table:table-cell office:value-type="float" office:value="2501.41400273265">
                <text:p>2501.41400273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.7">
                <text:p>146.7</text:p>
              </table:table-cell>
              <table:table-cell office:value-type="float" office:value="2502.76899273171">
                <text:p>2502.768992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.8">
                <text:p>146.8</text:p>
              </table:table-cell>
              <table:table-cell office:value-type="float" office:value="2504.1238419035">
                <text:p>2504.123841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.9">
                <text:p>146.9</text:p>
              </table:table-cell>
              <table:table-cell office:value-type="float" office:value="2505.47855036962">
                <text:p>2505.47855036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7">
                <text:p>147</text:p>
              </table:table-cell>
              <table:table-cell office:value-type="float" office:value="2506.83311825147">
                <text:p>2506.83311825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.1">
                <text:p>147.1</text:p>
              </table:table-cell>
              <table:table-cell office:value-type="float" office:value="2508.18754567027">
                <text:p>2508.1875456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.2">
                <text:p>147.2</text:p>
              </table:table-cell>
              <table:table-cell office:value-type="float" office:value="2509.54183274706">
                <text:p>2509.5418327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.3">
                <text:p>147.3</text:p>
              </table:table-cell>
              <table:table-cell office:value-type="float" office:value="2510.89597960267">
                <text:p>2510.89597960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.4">
                <text:p>147.4</text:p>
              </table:table-cell>
              <table:table-cell office:value-type="float" office:value="2512.24998635778">
                <text:p>2512.2499863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.5">
                <text:p>147.5</text:p>
              </table:table-cell>
              <table:table-cell office:value-type="float" office:value="2513.60385313285">
                <text:p>2513.60385313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.6">
                <text:p>147.6</text:p>
              </table:table-cell>
              <table:table-cell office:value-type="float" office:value="2514.95758004817">
                <text:p>2514.9575800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.7">
                <text:p>147.7</text:p>
              </table:table-cell>
              <table:table-cell office:value-type="float" office:value="2516.31116722384">
                <text:p>2516.31116722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.8">
                <text:p>147.8</text:p>
              </table:table-cell>
              <table:table-cell office:value-type="float" office:value="2517.66461477978">
                <text:p>2517.66461477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.9">
                <text:p>147.9</text:p>
              </table:table-cell>
              <table:table-cell office:value-type="float" office:value="2519.01792283573">
                <text:p>2519.0179228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8">
                <text:p>148</text:p>
              </table:table-cell>
              <table:table-cell office:value-type="float" office:value="2520.37109151124">
                <text:p>2520.3710915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.1">
                <text:p>148.1</text:p>
              </table:table-cell>
              <table:table-cell office:value-type="float" office:value="2521.72412092567">
                <text:p>2521.7241209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.2">
                <text:p>148.2</text:p>
              </table:table-cell>
              <table:table-cell office:value-type="float" office:value="2523.0770111982">
                <text:p>2523.077011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.3">
                <text:p>148.3</text:p>
              </table:table-cell>
              <table:table-cell office:value-type="float" office:value="2524.42976244784">
                <text:p>2524.4297624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.4">
                <text:p>148.4</text:p>
              </table:table-cell>
              <table:table-cell office:value-type="float" office:value="2525.78237479341">
                <text:p>2525.78237479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.5">
                <text:p>148.5</text:p>
              </table:table-cell>
              <table:table-cell office:value-type="float" office:value="2527.13484835353">
                <text:p>2527.1348483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.6">
                <text:p>148.6</text:p>
              </table:table-cell>
              <table:table-cell office:value-type="float" office:value="2528.48718324668">
                <text:p>2528.48718324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.7">
                <text:p>148.7</text:p>
              </table:table-cell>
              <table:table-cell office:value-type="float" office:value="2529.83937959111">
                <text:p>2529.8393795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.8">
                <text:p>148.8</text:p>
              </table:table-cell>
              <table:table-cell office:value-type="float" office:value="2531.19143750493">
                <text:p>2531.1914375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.9">
                <text:p>148.9</text:p>
              </table:table-cell>
              <table:table-cell office:value-type="float" office:value="2532.54335710605">
                <text:p>2532.5433571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9">
                <text:p>149</text:p>
              </table:table-cell>
              <table:table-cell office:value-type="float" office:value="2533.89513851219">
                <text:p>2533.8951385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.1">
                <text:p>149.1</text:p>
              </table:table-cell>
              <table:table-cell office:value-type="float" office:value="2535.24678184093">
                <text:p>2535.2467818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.2">
                <text:p>149.2</text:p>
              </table:table-cell>
              <table:table-cell office:value-type="float" office:value="2536.59828720962">
                <text:p>2536.5982872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.3">
                <text:p>149.3</text:p>
              </table:table-cell>
              <table:table-cell office:value-type="float" office:value="2537.94965473547">
                <text:p>2537.94965473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.4">
                <text:p>149.4</text:p>
              </table:table-cell>
              <table:table-cell office:value-type="float" office:value="2539.30088453549">
                <text:p>2539.30088453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.5">
                <text:p>149.5</text:p>
              </table:table-cell>
              <table:table-cell office:value-type="float" office:value="2540.65197672652">
                <text:p>2540.6519767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.6">
                <text:p>149.6</text:p>
              </table:table-cell>
              <table:table-cell office:value-type="float" office:value="2542.00293142523">
                <text:p>2542.0029314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.7">
                <text:p>149.7</text:p>
              </table:table-cell>
              <table:table-cell office:value-type="float" office:value="2543.3537487481">
                <text:p>2543.353748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.8">
                <text:p>149.8</text:p>
              </table:table-cell>
              <table:table-cell office:value-type="float" office:value="2544.70442881144">
                <text:p>2544.7044288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.9">
                <text:p>149.9</text:p>
              </table:table-cell>
              <table:table-cell office:value-type="float" office:value="2546.05497173138">
                <text:p>2546.05497173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">
                <text:p>150</text:p>
              </table:table-cell>
              <table:table-cell office:value-type="float" office:value="2547.40537762388">
                <text:p>2547.4053776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.1">
                <text:p>150.1</text:p>
              </table:table-cell>
              <table:table-cell office:value-type="float" office:value="2548.75564660472">
                <text:p>2548.75564660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.2">
                <text:p>150.2</text:p>
              </table:table-cell>
              <table:table-cell office:value-type="float" office:value="2550.10577878949">
                <text:p>2550.1057787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0.3">
                <text:p>150.3</text:p>
              </table:table-cell>
              <table:table-cell office:value-type="float" office:value="2551.45577429365">
                <text:p>2551.45577429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0.4">
                <text:p>150.4</text:p>
              </table:table-cell>
              <table:table-cell office:value-type="float" office:value="2552.80563323243">
                <text:p>2552.8056332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0.5">
                <text:p>150.5</text:p>
              </table:table-cell>
              <table:table-cell office:value-type="float" office:value="2554.15535572092">
                <text:p>2554.15535572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0.6">
                <text:p>150.6</text:p>
              </table:table-cell>
              <table:table-cell office:value-type="float" office:value="2555.50494187403">
                <text:p>2555.50494187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0.7">
                <text:p>150.7</text:p>
              </table:table-cell>
              <table:table-cell office:value-type="float" office:value="2556.85439180649">
                <text:p>2556.8543918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0.8">
                <text:p>150.8</text:p>
              </table:table-cell>
              <table:table-cell office:value-type="float" office:value="2558.20370563288">
                <text:p>2558.2037056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0.9">
                <text:p>150.9</text:p>
              </table:table-cell>
              <table:table-cell office:value-type="float" office:value="2559.55288346756">
                <text:p>2559.5528834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">
                <text:p>151</text:p>
              </table:table-cell>
              <table:table-cell office:value-type="float" office:value="2560.90192542477">
                <text:p>2560.90192542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1.1">
                <text:p>151.1</text:p>
              </table:table-cell>
              <table:table-cell office:value-type="float" office:value="2562.25083161854">
                <text:p>2562.2508316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1.2">
                <text:p>151.2</text:p>
              </table:table-cell>
              <table:table-cell office:value-type="float" office:value="2563.59960216276">
                <text:p>2563.59960216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1.3">
                <text:p>151.3</text:p>
              </table:table-cell>
              <table:table-cell office:value-type="float" office:value="2564.94823717112">
                <text:p>2564.9482371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1.4">
                <text:p>151.4</text:p>
              </table:table-cell>
              <table:table-cell office:value-type="float" office:value="2566.29673675716">
                <text:p>2566.2967367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1.5">
                <text:p>151.5</text:p>
              </table:table-cell>
              <table:table-cell office:value-type="float" office:value="2567.64510103423">
                <text:p>2567.6451010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1.6">
                <text:p>151.6</text:p>
              </table:table-cell>
              <table:table-cell office:value-type="float" office:value="2568.99333011553">
                <text:p>2568.9933301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1.7">
                <text:p>151.7</text:p>
              </table:table-cell>
              <table:table-cell office:value-type="float" office:value="2570.34142411409">
                <text:p>2570.3414241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1.8">
                <text:p>151.8</text:p>
              </table:table-cell>
              <table:table-cell office:value-type="float" office:value="2571.68938314274">
                <text:p>2571.6893831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1.9">
                <text:p>151.9</text:p>
              </table:table-cell>
              <table:table-cell office:value-type="float" office:value="2573.03720731419">
                <text:p>2573.0372073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">
                <text:p>152</text:p>
              </table:table-cell>
              <table:table-cell office:value-type="float" office:value="2574.38489674093">
                <text:p>2574.3848967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2.1">
                <text:p>152.1</text:p>
              </table:table-cell>
              <table:table-cell office:value-type="float" office:value="2575.73245153533">
                <text:p>2575.73245153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2.2">
                <text:p>152.2</text:p>
              </table:table-cell>
              <table:table-cell office:value-type="float" office:value="2577.07987180955">
                <text:p>2577.07987180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2.3">
                <text:p>152.3</text:p>
              </table:table-cell>
              <table:table-cell office:value-type="float" office:value="2578.42715767562">
                <text:p>2578.42715767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2.4">
                <text:p>152.4</text:p>
              </table:table-cell>
              <table:table-cell office:value-type="float" office:value="2579.77430924537">
                <text:p>2579.7743092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2.5">
                <text:p>152.5</text:p>
              </table:table-cell>
              <table:table-cell office:value-type="float" office:value="2581.12132663049">
                <text:p>2581.1213266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2.6">
                <text:p>152.6</text:p>
              </table:table-cell>
              <table:table-cell office:value-type="float" office:value="2582.46820994248">
                <text:p>2582.4682099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2.7">
                <text:p>152.7</text:p>
              </table:table-cell>
              <table:table-cell office:value-type="float" office:value="2583.81495929269">
                <text:p>2583.81495929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2.8">
                <text:p>152.8</text:p>
              </table:table-cell>
              <table:table-cell office:value-type="float" office:value="2585.16157479231">
                <text:p>2585.1615747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2.9">
                <text:p>152.9</text:p>
              </table:table-cell>
              <table:table-cell office:value-type="float" office:value="2586.50805655234">
                <text:p>2586.5080565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3">
                <text:p>153</text:p>
              </table:table-cell>
              <table:table-cell office:value-type="float" office:value="2587.85440468363">
                <text:p>2587.8544046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3.1">
                <text:p>153.1</text:p>
              </table:table-cell>
              <table:table-cell office:value-type="float" office:value="2589.20061929688">
                <text:p>2589.2006192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3.2">
                <text:p>153.2</text:p>
              </table:table-cell>
              <table:table-cell office:value-type="float" office:value="2590.54670050259">
                <text:p>2590.5467005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3.3">
                <text:p>153.3</text:p>
              </table:table-cell>
              <table:table-cell office:value-type="float" office:value="2591.89264841114">
                <text:p>2591.8926484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3.4">
                <text:p>153.4</text:p>
              </table:table-cell>
              <table:table-cell office:value-type="float" office:value="2593.2384631327">
                <text:p>2593.238463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3.5">
                <text:p>153.5</text:p>
              </table:table-cell>
              <table:table-cell office:value-type="float" office:value="2594.58414477732">
                <text:p>2594.5841447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3.6">
                <text:p>153.6</text:p>
              </table:table-cell>
              <table:table-cell office:value-type="float" office:value="2595.92969345486">
                <text:p>2595.92969345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3.7">
                <text:p>153.7</text:p>
              </table:table-cell>
              <table:table-cell office:value-type="float" office:value="2597.27510927502">
                <text:p>2597.27510927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3.8">
                <text:p>153.8</text:p>
              </table:table-cell>
              <table:table-cell office:value-type="float" office:value="2598.62039234735">
                <text:p>2598.6203923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3.9">
                <text:p>153.9</text:p>
              </table:table-cell>
              <table:table-cell office:value-type="float" office:value="2599.96554278122">
                <text:p>2599.9655427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4">
                <text:p>154</text:p>
              </table:table-cell>
              <table:table-cell office:value-type="float" office:value="2601.31056068586">
                <text:p>2601.3105606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4.1">
                <text:p>154.1</text:p>
              </table:table-cell>
              <table:table-cell office:value-type="float" office:value="2602.65544617033">
                <text:p>2602.6554461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4.2">
                <text:p>154.2</text:p>
              </table:table-cell>
              <table:table-cell office:value-type="float" office:value="2604.00019934352">
                <text:p>2604.00019934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4.3">
                <text:p>154.3</text:p>
              </table:table-cell>
              <table:table-cell office:value-type="float" office:value="2605.34482031416">
                <text:p>2605.3448203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4.4">
                <text:p>154.4</text:p>
              </table:table-cell>
              <table:table-cell office:value-type="float" office:value="2606.68930919085">
                <text:p>2606.6893091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4.5">
                <text:p>154.5</text:p>
              </table:table-cell>
              <table:table-cell office:value-type="float" office:value="2608.03366608198">
                <text:p>2608.03366608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4.6">
                <text:p>154.6</text:p>
              </table:table-cell>
              <table:table-cell office:value-type="float" office:value="2609.37789109583">
                <text:p>2609.3778910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4.7">
                <text:p>154.7</text:p>
              </table:table-cell>
              <table:table-cell office:value-type="float" office:value="2610.72198434048">
                <text:p>2610.72198434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4.8">
                <text:p>154.8</text:p>
              </table:table-cell>
              <table:table-cell office:value-type="float" office:value="2612.06594592389">
                <text:p>2612.06594592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4.9">
                <text:p>154.9</text:p>
              </table:table-cell>
              <table:table-cell office:value-type="float" office:value="2613.40977595382">
                <text:p>2613.4097759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5">
                <text:p>155</text:p>
              </table:table-cell>
              <table:table-cell office:value-type="float" office:value="2614.7534745379">
                <text:p>2614.7534745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5.1">
                <text:p>155.1</text:p>
              </table:table-cell>
              <table:table-cell office:value-type="float" office:value="2616.09704178361">
                <text:p>2616.09704178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5.2">
                <text:p>155.2</text:p>
              </table:table-cell>
              <table:table-cell office:value-type="float" office:value="2617.44047779824">
                <text:p>2617.4404777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5.3">
                <text:p>155.3</text:p>
              </table:table-cell>
              <table:table-cell office:value-type="float" office:value="2618.78378268894">
                <text:p>2618.78378268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5.4">
                <text:p>155.4</text:p>
              </table:table-cell>
              <table:table-cell office:value-type="float" office:value="2620.12695656272">
                <text:p>2620.12695656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5.5">
                <text:p>155.5</text:p>
              </table:table-cell>
              <table:table-cell office:value-type="float" office:value="2621.4699995264">
                <text:p>2621.4699995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5.6">
                <text:p>155.6</text:p>
              </table:table-cell>
              <table:table-cell office:value-type="float" office:value="2622.81291168668">
                <text:p>2622.81291168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5.7">
                <text:p>155.7</text:p>
              </table:table-cell>
              <table:table-cell office:value-type="float" office:value="2624.15569315007">
                <text:p>2624.15569315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5.8">
                <text:p>155.8</text:p>
              </table:table-cell>
              <table:table-cell office:value-type="float" office:value="2625.49834402295">
                <text:p>2625.4983440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5.9">
                <text:p>155.9</text:p>
              </table:table-cell>
              <table:table-cell office:value-type="float" office:value="2626.84086441153">
                <text:p>2626.8408644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6">
                <text:p>156</text:p>
              </table:table-cell>
              <table:table-cell office:value-type="float" office:value="2628.18325442187">
                <text:p>2628.18325442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6.1">
                <text:p>156.1</text:p>
              </table:table-cell>
              <table:table-cell office:value-type="float" office:value="2629.52551415987">
                <text:p>2629.52551415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6.2">
                <text:p>156.2</text:p>
              </table:table-cell>
              <table:table-cell office:value-type="float" office:value="2630.8676437313">
                <text:p>2630.867643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6.3">
                <text:p>156.3</text:p>
              </table:table-cell>
              <table:table-cell office:value-type="float" office:value="2632.20964324174">
                <text:p>2632.20964324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6.4">
                <text:p>156.4</text:p>
              </table:table-cell>
              <table:table-cell office:value-type="float" office:value="2633.55151279664">
                <text:p>2633.55151279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6.5">
                <text:p>156.5</text:p>
              </table:table-cell>
              <table:table-cell office:value-type="float" office:value="2634.8932525013">
                <text:p>2634.8932525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6.6">
                <text:p>156.6</text:p>
              </table:table-cell>
              <table:table-cell office:value-type="float" office:value="2636.23486246084">
                <text:p>2636.2348624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6.7">
                <text:p>156.7</text:p>
              </table:table-cell>
              <table:table-cell office:value-type="float" office:value="2637.57634278026">
                <text:p>2637.57634278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6.8">
                <text:p>156.8</text:p>
              </table:table-cell>
              <table:table-cell office:value-type="float" office:value="2638.91769356439">
                <text:p>2638.91769356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6.9">
                <text:p>156.9</text:p>
              </table:table-cell>
              <table:table-cell office:value-type="float" office:value="2640.25891491791">
                <text:p>2640.2589149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7">
                <text:p>157</text:p>
              </table:table-cell>
              <table:table-cell office:value-type="float" office:value="2641.60000694534">
                <text:p>2641.6000069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7.1">
                <text:p>157.1</text:p>
              </table:table-cell>
              <table:table-cell office:value-type="float" office:value="2642.94096975108">
                <text:p>2642.9409697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7.2">
                <text:p>157.2</text:p>
              </table:table-cell>
              <table:table-cell office:value-type="float" office:value="2644.28180343934">
                <text:p>2644.281803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7.3">
                <text:p>157.3</text:p>
              </table:table-cell>
              <table:table-cell office:value-type="float" office:value="2645.62250811421">
                <text:p>2645.6225081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7.4">
                <text:p>157.4</text:p>
              </table:table-cell>
              <table:table-cell office:value-type="float" office:value="2646.9630838796">
                <text:p>2646.9630838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7.5">
                <text:p>157.5</text:p>
              </table:table-cell>
              <table:table-cell office:value-type="float" office:value="2648.3035308393">
                <text:p>2648.3035308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7.6">
                <text:p>157.6</text:p>
              </table:table-cell>
              <table:table-cell office:value-type="float" office:value="2649.64384909694">
                <text:p>2649.6438490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7.7">
                <text:p>157.7</text:p>
              </table:table-cell>
              <table:table-cell office:value-type="float" office:value="2650.98403875598">
                <text:p>2650.9840387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7.8">
                <text:p>157.8</text:p>
              </table:table-cell>
              <table:table-cell office:value-type="float" office:value="2652.32409991976">
                <text:p>2652.3240999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7.9">
                <text:p>157.9</text:p>
              </table:table-cell>
              <table:table-cell office:value-type="float" office:value="2653.66403269146">
                <text:p>2653.664032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8">
                <text:p>158</text:p>
              </table:table-cell>
              <table:table-cell office:value-type="float" office:value="2655.00383717411">
                <text:p>2655.0038371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8.1">
                <text:p>158.1</text:p>
              </table:table-cell>
              <table:table-cell office:value-type="float" office:value="2656.34351347059">
                <text:p>2656.34351347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8.2">
                <text:p>158.2</text:p>
              </table:table-cell>
              <table:table-cell office:value-type="float" office:value="2657.68306168363">
                <text:p>2657.68306168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8.3">
                <text:p>158.3</text:p>
              </table:table-cell>
              <table:table-cell office:value-type="float" office:value="2659.02248191583">
                <text:p>2659.0224819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8.4">
                <text:p>158.4</text:p>
              </table:table-cell>
              <table:table-cell office:value-type="float" office:value="2660.36177426961">
                <text:p>2660.36177426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8.5">
                <text:p>158.5</text:p>
              </table:table-cell>
              <table:table-cell office:value-type="float" office:value="2661.70093884729">
                <text:p>2661.70093884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8.6">
                <text:p>158.6</text:p>
              </table:table-cell>
              <table:table-cell office:value-type="float" office:value="2663.039975751">
                <text:p>2663.039975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8.7">
                <text:p>158.7</text:p>
              </table:table-cell>
              <table:table-cell office:value-type="float" office:value="2664.37888508274">
                <text:p>2664.37888508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8.8">
                <text:p>158.8</text:p>
              </table:table-cell>
              <table:table-cell office:value-type="float" office:value="2665.71766694436">
                <text:p>2665.7176669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8.9">
                <text:p>158.9</text:p>
              </table:table-cell>
              <table:table-cell office:value-type="float" office:value="2667.05632143758">
                <text:p>2667.05632143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59">
                <text:p>159</text:p>
              </table:table-cell>
              <table:table-cell office:value-type="float" office:value="2668.39484866396">
                <text:p>2668.39484866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59.1">
                <text:p>159.1</text:p>
              </table:table-cell>
              <table:table-cell office:value-type="float" office:value="2669.73324872491">
                <text:p>2669.73324872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59.2">
                <text:p>159.2</text:p>
              </table:table-cell>
              <table:table-cell office:value-type="float" office:value="2671.0715217217">
                <text:p>2671.071521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59.3">
                <text:p>159.3</text:p>
              </table:table-cell>
              <table:table-cell office:value-type="float" office:value="2672.40966775547">
                <text:p>2672.40966775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59.4">
                <text:p>159.4</text:p>
              </table:table-cell>
              <table:table-cell office:value-type="float" office:value="2673.7476869272">
                <text:p>2673.747686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59.5">
                <text:p>159.5</text:p>
              </table:table-cell>
              <table:table-cell office:value-type="float" office:value="2675.08557933773">
                <text:p>2675.0855793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59.6">
                <text:p>159.6</text:p>
              </table:table-cell>
              <table:table-cell office:value-type="float" office:value="2676.42334508775">
                <text:p>2676.4233450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59.7">
                <text:p>159.7</text:p>
              </table:table-cell>
              <table:table-cell office:value-type="float" office:value="2677.76098427782">
                <text:p>2677.7609842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9.8">
                <text:p>159.8</text:p>
              </table:table-cell>
              <table:table-cell office:value-type="float" office:value="2679.09849700835">
                <text:p>2679.0984970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59.9">
                <text:p>159.9</text:p>
              </table:table-cell>
              <table:table-cell office:value-type="float" office:value="2680.4358833796">
                <text:p>2680.4358833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0">
                <text:p>160</text:p>
              </table:table-cell>
              <table:table-cell office:value-type="float" office:value="2681.7731434917">
                <text:p>2681.7731434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0.1">
                <text:p>160.1</text:p>
              </table:table-cell>
              <table:table-cell office:value-type="float" office:value="2683.11027744462">
                <text:p>2683.1102774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0.2">
                <text:p>160.2</text:p>
              </table:table-cell>
              <table:table-cell office:value-type="float" office:value="2684.44728533822">
                <text:p>2684.4472853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0.3">
                <text:p>160.3</text:p>
              </table:table-cell>
              <table:table-cell office:value-type="float" office:value="2685.78416727218">
                <text:p>2685.78416727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0.4">
                <text:p>160.4</text:p>
              </table:table-cell>
              <table:table-cell office:value-type="float" office:value="2687.12092334607">
                <text:p>2687.12092334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0.5">
                <text:p>160.5</text:p>
              </table:table-cell>
              <table:table-cell office:value-type="float" office:value="2688.4575536593">
                <text:p>2688.457553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0.6">
                <text:p>160.6</text:p>
              </table:table-cell>
              <table:table-cell office:value-type="float" office:value="2689.79405831115">
                <text:p>2689.7940583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0.7">
                <text:p>160.7</text:p>
              </table:table-cell>
              <table:table-cell office:value-type="float" office:value="2691.13043740075">
                <text:p>2691.1304374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0.8">
                <text:p>160.8</text:p>
              </table:table-cell>
              <table:table-cell office:value-type="float" office:value="2692.4666910271">
                <text:p>2692.466691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0.9">
                <text:p>160.9</text:p>
              </table:table-cell>
              <table:table-cell office:value-type="float" office:value="2693.80281928905">
                <text:p>2693.8028192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1">
                <text:p>161</text:p>
              </table:table-cell>
              <table:table-cell office:value-type="float" office:value="2695.13882228531">
                <text:p>2695.13882228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1.1">
                <text:p>161.1</text:p>
              </table:table-cell>
              <table:table-cell office:value-type="float" office:value="2696.47470011446">
                <text:p>2696.4747001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1.2">
                <text:p>161.2</text:p>
              </table:table-cell>
              <table:table-cell office:value-type="float" office:value="2697.81045287494">
                <text:p>2697.81045287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1.3">
                <text:p>161.3</text:p>
              </table:table-cell>
              <table:table-cell office:value-type="float" office:value="2699.14608066505">
                <text:p>2699.14608066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1.4">
                <text:p>161.4</text:p>
              </table:table-cell>
              <table:table-cell office:value-type="float" office:value="2700.48158358294">
                <text:p>2700.48158358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1.5">
                <text:p>161.5</text:p>
              </table:table-cell>
              <table:table-cell office:value-type="float" office:value="2701.81696172664">
                <text:p>2701.8169617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1.6">
                <text:p>161.6</text:p>
              </table:table-cell>
              <table:table-cell office:value-type="float" office:value="2703.15221519403">
                <text:p>2703.15221519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1.7">
                <text:p>161.7</text:p>
              </table:table-cell>
              <table:table-cell office:value-type="float" office:value="2704.48734408285">
                <text:p>2704.4873440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1.8">
                <text:p>161.8</text:p>
              </table:table-cell>
              <table:table-cell office:value-type="float" office:value="2705.82234849071">
                <text:p>2705.8223484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1.9">
                <text:p>161.9</text:p>
              </table:table-cell>
              <table:table-cell office:value-type="float" office:value="2707.15722851509">
                <text:p>2707.1572285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2">
                <text:p>162</text:p>
              </table:table-cell>
              <table:table-cell office:value-type="float" office:value="2708.49198425331">
                <text:p>2708.4919842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2.1">
                <text:p>162.1</text:p>
              </table:table-cell>
              <table:table-cell office:value-type="float" office:value="2709.82661580258">
                <text:p>2709.82661580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2.2">
                <text:p>162.2</text:p>
              </table:table-cell>
              <table:table-cell office:value-type="float" office:value="2711.16112325996">
                <text:p>2711.1611232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2.3">
                <text:p>162.3</text:p>
              </table:table-cell>
              <table:table-cell office:value-type="float" office:value="2712.49550672237">
                <text:p>2712.4955067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2.4">
                <text:p>162.4</text:p>
              </table:table-cell>
              <table:table-cell office:value-type="float" office:value="2713.82976628659">
                <text:p>2713.82976628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2.5">
                <text:p>162.5</text:p>
              </table:table-cell>
              <table:table-cell office:value-type="float" office:value="2715.1639020493">
                <text:p>2715.1639020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2.6">
                <text:p>162.6</text:p>
              </table:table-cell>
              <table:table-cell office:value-type="float" office:value="2716.49791410699">
                <text:p>2716.4979141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2.7">
                <text:p>162.7</text:p>
              </table:table-cell>
              <table:table-cell office:value-type="float" office:value="2717.83180255607">
                <text:p>2717.8318025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2.8">
                <text:p>162.8</text:p>
              </table:table-cell>
              <table:table-cell office:value-type="float" office:value="2719.16556749277">
                <text:p>2719.16556749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2.9">
                <text:p>162.9</text:p>
              </table:table-cell>
              <table:table-cell office:value-type="float" office:value="2720.49920901321">
                <text:p>2720.4992090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3">
                <text:p>163</text:p>
              </table:table-cell>
              <table:table-cell office:value-type="float" office:value="2721.83272721338">
                <text:p>2721.8327272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3.1">
                <text:p>163.1</text:p>
              </table:table-cell>
              <table:table-cell office:value-type="float" office:value="2723.16612218911">
                <text:p>2723.1661221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3.2">
                <text:p>163.2</text:p>
              </table:table-cell>
              <table:table-cell office:value-type="float" office:value="2724.49939403613">
                <text:p>2724.4993940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3.3">
                <text:p>163.3</text:p>
              </table:table-cell>
              <table:table-cell office:value-type="float" office:value="2725.83254285">
                <text:p>2725.8325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3.4">
                <text:p>163.4</text:p>
              </table:table-cell>
              <table:table-cell office:value-type="float" office:value="2727.16556872619">
                <text:p>2727.1655687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3.5">
                <text:p>163.5</text:p>
              </table:table-cell>
              <table:table-cell office:value-type="float" office:value="2728.49847176">
                <text:p>2728.49847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3.6">
                <text:p>163.6</text:p>
              </table:table-cell>
              <table:table-cell office:value-type="float" office:value="2729.83125204662">
                <text:p>2729.83125204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3.7">
                <text:p>163.7</text:p>
              </table:table-cell>
              <table:table-cell office:value-type="float" office:value="2731.16390968109">
                <text:p>2731.1639096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3.8">
                <text:p>163.8</text:p>
              </table:table-cell>
              <table:table-cell office:value-type="float" office:value="2732.49644475833">
                <text:p>2732.4964447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3.9">
                <text:p>163.9</text:p>
              </table:table-cell>
              <table:table-cell office:value-type="float" office:value="2733.82885737313">
                <text:p>2733.82885737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">
                <text:p>164</text:p>
              </table:table-cell>
              <table:table-cell office:value-type="float" office:value="2735.16114762015">
                <text:p>2735.1611476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.1">
                <text:p>164.1</text:p>
              </table:table-cell>
              <table:table-cell office:value-type="float" office:value="2736.49331559389">
                <text:p>2736.49331559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.2">
                <text:p>164.2</text:p>
              </table:table-cell>
              <table:table-cell office:value-type="float" office:value="2737.82536138877">
                <text:p>2737.82536138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.3">
                <text:p>164.3</text:p>
              </table:table-cell>
              <table:table-cell office:value-type="float" office:value="2739.15728509903">
                <text:p>2739.1572850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.4">
                <text:p>164.4</text:p>
              </table:table-cell>
              <table:table-cell office:value-type="float" office:value="2740.48908681881">
                <text:p>2740.4890868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.5">
                <text:p>164.5</text:p>
              </table:table-cell>
              <table:table-cell office:value-type="float" office:value="2741.82076664212">
                <text:p>2741.82076664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.6">
                <text:p>164.6</text:p>
              </table:table-cell>
              <table:table-cell office:value-type="float" office:value="2743.15232466281">
                <text:p>2743.15232466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.7">
                <text:p>164.7</text:p>
              </table:table-cell>
              <table:table-cell office:value-type="float" office:value="2744.48376097464">
                <text:p>2744.4837609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.8">
                <text:p>164.8</text:p>
              </table:table-cell>
              <table:table-cell office:value-type="float" office:value="2745.81507567121">
                <text:p>2745.81507567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.9">
                <text:p>164.9</text:p>
              </table:table-cell>
              <table:table-cell office:value-type="float" office:value="2747.14626884601">
                <text:p>2747.14626884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5">
                <text:p>165</text:p>
              </table:table-cell>
              <table:table-cell office:value-type="float" office:value="2748.4773405924">
                <text:p>2748.477340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5.1">
                <text:p>165.1</text:p>
              </table:table-cell>
              <table:table-cell office:value-type="float" office:value="2749.80829100358">
                <text:p>2749.8082910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5.2">
                <text:p>165.2</text:p>
              </table:table-cell>
              <table:table-cell office:value-type="float" office:value="2751.13912017268">
                <text:p>2751.13912017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5.3">
                <text:p>165.3</text:p>
              </table:table-cell>
              <table:table-cell office:value-type="float" office:value="2752.46982819264">
                <text:p>2752.4698281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.4">
                <text:p>165.4</text:p>
              </table:table-cell>
              <table:table-cell office:value-type="float" office:value="2753.80041515633">
                <text:p>2753.8004151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5.5">
                <text:p>165.5</text:p>
              </table:table-cell>
              <table:table-cell office:value-type="float" office:value="2755.13088115643">
                <text:p>2755.13088115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5.6">
                <text:p>165.6</text:p>
              </table:table-cell>
              <table:table-cell office:value-type="float" office:value="2756.46122628555">
                <text:p>2756.4612262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5.7">
                <text:p>165.7</text:p>
              </table:table-cell>
              <table:table-cell office:value-type="float" office:value="2757.79145063615">
                <text:p>2757.7914506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5.8">
                <text:p>165.8</text:p>
              </table:table-cell>
              <table:table-cell office:value-type="float" office:value="2759.12155430055">
                <text:p>2759.1215543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5.9">
                <text:p>165.9</text:p>
              </table:table-cell>
              <table:table-cell office:value-type="float" office:value="2760.45153737095">
                <text:p>2760.4515373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6">
                <text:p>166</text:p>
              </table:table-cell>
              <table:table-cell office:value-type="float" office:value="2761.78139993945">
                <text:p>2761.7813999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6.1">
                <text:p>166.1</text:p>
              </table:table-cell>
              <table:table-cell office:value-type="float" office:value="2763.11114209799">
                <text:p>2763.11114209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6.2">
                <text:p>166.2</text:p>
              </table:table-cell>
              <table:table-cell office:value-type="float" office:value="2764.4407639384">
                <text:p>2764.440763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6.3">
                <text:p>166.3</text:p>
              </table:table-cell>
              <table:table-cell office:value-type="float" office:value="2765.77026555239">
                <text:p>2765.77026555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6.4">
                <text:p>166.4</text:p>
              </table:table-cell>
              <table:table-cell office:value-type="float" office:value="2767.09964703152">
                <text:p>2767.0996470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.5">
                <text:p>166.5</text:p>
              </table:table-cell>
              <table:table-cell office:value-type="float" office:value="2768.42890846725">
                <text:p>2768.4289084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6.6">
                <text:p>166.6</text:p>
              </table:table-cell>
              <table:table-cell office:value-type="float" office:value="2769.7580499509">
                <text:p>2769.758049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6.7">
                <text:p>166.7</text:p>
              </table:table-cell>
              <table:table-cell office:value-type="float" office:value="2771.08707157368">
                <text:p>2771.0870715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6.8">
                <text:p>166.8</text:p>
              </table:table-cell>
              <table:table-cell office:value-type="float" office:value="2772.41597342667">
                <text:p>2772.4159734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6.9">
                <text:p>166.9</text:p>
              </table:table-cell>
              <table:table-cell office:value-type="float" office:value="2773.74475560081">
                <text:p>2773.74475560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7">
                <text:p>167</text:p>
              </table:table-cell>
              <table:table-cell office:value-type="float" office:value="2775.07341818695">
                <text:p>2775.0734181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7.1">
                <text:p>167.1</text:p>
              </table:table-cell>
              <table:table-cell office:value-type="float" office:value="2776.40196127577">
                <text:p>2776.4019612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7.2">
                <text:p>167.2</text:p>
              </table:table-cell>
              <table:table-cell office:value-type="float" office:value="2777.73038495787">
                <text:p>2777.7303849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7.3">
                <text:p>167.3</text:p>
              </table:table-cell>
              <table:table-cell office:value-type="float" office:value="2779.0586893237">
                <text:p>2779.0586893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7.4">
                <text:p>167.4</text:p>
              </table:table-cell>
              <table:table-cell office:value-type="float" office:value="2780.38687446361">
                <text:p>2780.3868744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7.5">
                <text:p>167.5</text:p>
              </table:table-cell>
              <table:table-cell office:value-type="float" office:value="2781.71494046779">
                <text:p>2781.71494046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7.6">
                <text:p>167.6</text:p>
              </table:table-cell>
              <table:table-cell office:value-type="float" office:value="2783.04288742636">
                <text:p>2783.04288742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7.7">
                <text:p>167.7</text:p>
              </table:table-cell>
              <table:table-cell office:value-type="float" office:value="2784.37071542926">
                <text:p>2784.37071542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7.8">
                <text:p>167.8</text:p>
              </table:table-cell>
              <table:table-cell office:value-type="float" office:value="2785.69842456636">
                <text:p>2785.6984245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7.9">
                <text:p>167.9</text:p>
              </table:table-cell>
              <table:table-cell office:value-type="float" office:value="2787.02601492738">
                <text:p>2787.02601492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8">
                <text:p>168</text:p>
              </table:table-cell>
              <table:table-cell office:value-type="float" office:value="2788.35348660191">
                <text:p>2788.3534866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8.1">
                <text:p>168.1</text:p>
              </table:table-cell>
              <table:table-cell office:value-type="float" office:value="2789.68083967944">
                <text:p>2789.6808396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8.2">
                <text:p>168.2</text:p>
              </table:table-cell>
              <table:table-cell office:value-type="float" office:value="2791.00807424934">
                <text:p>2791.0080742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8.3">
                <text:p>168.3</text:p>
              </table:table-cell>
              <table:table-cell office:value-type="float" office:value="2792.33519040085">
                <text:p>2792.3351904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8.4">
                <text:p>168.4</text:p>
              </table:table-cell>
              <table:table-cell office:value-type="float" office:value="2793.66218822308">
                <text:p>2793.6621882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8.5">
                <text:p>168.5</text:p>
              </table:table-cell>
              <table:table-cell office:value-type="float" office:value="2794.98906780503">
                <text:p>2794.98906780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8.6">
                <text:p>168.6</text:p>
              </table:table-cell>
              <table:table-cell office:value-type="float" office:value="2796.31582923558">
                <text:p>2796.31582923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